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co4" style:family="table-column">
      <style:table-column-properties fo:break-before="auto" style:column-width="447.56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ro1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  <table:table-cell office:value-type="string" calcext:value-type="string">
            <text:p>cooman-abirthdaycanonforkevin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  <table:table-cell office:value-type="string" calcext:value-type="string">
            <text:p>cooman-abluestar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  <table:table-cell office:value-type="string" calcext:value-type="string">
            <text:p>cooman-abramscall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  <table:table-cell office:value-type="string" calcext:value-type="string">
            <text:p>cooman-acosmicprayer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  <table:table-cell office:value-type="string" calcext:value-type="string">
            <text:p>cooman-adamlayybounden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  <table:table-cell office:value-type="string" calcext:value-type="string">
            <text:p>cooman-adifficultmiracle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  <table:table-cell office:value-type="string" calcext:value-type="string">
            <text:p>cooman-aequammementorebus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  <table:table-cell office:value-type="string" calcext:value-type="string">
            <text:p>cooman-ahikersgear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  <table:table-cell office:value-type="string" calcext:value-type="string">
            <text:p>cooman-albumleaffordickandjudywagner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  <table:table-cell office:value-type="string" calcext:value-type="string">
            <text:p>cooman-albumleaves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  <table:table-cell office:value-type="string" calcext:value-type="string">
            <text:p>cooman-alentencollect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 office:value-type="string" calcext:value-type="string">
            <text:p>cooman-alive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  <table:table-cell office:value-type="string" calcext:value-type="string">
            <text:p>cooman-allthingscametobe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  <table:table-cell office:value-type="string" calcext:value-type="string">
            <text:p>cooman-almaredemptorismater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  <table:table-cell office:value-type="string" calcext:value-type="string">
            <text:p>cooman-altarrock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  <table:table-cell office:value-type="string" calcext:value-type="string">
            <text:p>cooman-amisar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  <table:table-cell office:value-type="string" calcext:value-type="string">
            <text:p>cooman-anangelsong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  <table:table-cell office:value-type="string" calcext:value-type="string">
            <text:p>cooman-anantucketprelude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  <table:table-cell office:value-type="string" calcext:value-type="string">
            <text:p>cooman-ancientairs2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  <table:table-cell office:value-type="string" calcext:value-type="string">
            <text:p>cooman-angelstar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  <table:table-cell office:value-type="string" calcext:value-type="string">
            <text:p>cooman-anglicanpsalmchantno1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  <table:table-cell office:value-type="string" calcext:value-type="string">
            <text:p>cooman-anglicanpsalmchantno2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  <table:table-cell office:value-type="string" calcext:value-type="string">
            <text:p>cooman-anglicanpsalmchantno3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  <table:table-cell office:value-type="string" calcext:value-type="string">
            <text:p>cooman-anglicanpsalmchantno4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  <table:table-cell office:value-type="string" calcext:value-type="string">
            <text:p>cooman-anglicanpsalmchantno5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  <table:table-cell office:value-type="string" calcext:value-type="string">
            <text:p>cooman-anglicanpsalmchantno6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  <table:table-cell office:value-type="string" calcext:value-type="string">
            <text:p>cooman-anheavenlysong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  <table:table-cell office:value-type="string" calcext:value-type="string">
            <text:p>cooman-animalplanet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  <table:table-cell office:value-type="string" calcext:value-type="string">
            <text:p>cooman-anoasisremembered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  <table:table-cell office:value-type="string" calcext:value-type="string">
            <text:p>cooman-anopendoor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  <table:table-cell office:value-type="string" calcext:value-type="string">
            <text:p>cooman-antics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  <table:table-cell office:value-type="string" calcext:value-type="string">
            <text:p>cooman-anykingdomwehave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  <table:table-cell office:value-type="string" calcext:value-type="string">
            <text:p>cooman-apentecostprayer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  <table:table-cell office:value-type="string" calcext:value-type="string">
            <text:p>cooman-apiccolocelebration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  <table:table-cell office:value-type="string" calcext:value-type="string">
            <text:p>cooman-aplacewhereangelssing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  <table:table-cell office:value-type="string" calcext:value-type="string">
            <text:p>cooman-aprayerbeforesleep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  <table:table-cell office:value-type="string" calcext:value-type="string">
            <text:p>cooman-aprayerforlight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  <table:table-cell office:value-type="string" calcext:value-type="string">
            <text:p>cooman-aprayerinspring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  <table:table-cell office:value-type="string" calcext:value-type="string">
            <text:p>cooman-aquariuschaconnesbirthdaymusicformarisa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  <table:table-cell office:value-type="string" calcext:value-type="string">
            <text:p>cooman-ariacaritasabundatinomnia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  <table:table-cell office:value-type="string" calcext:value-type="string">
            <text:p>cooman-ariaquasiunaciaccona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  <table:table-cell office:value-type="string" calcext:value-type="string">
            <text:p>cooman-armeniannocturne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 office:value-type="string" calcext:value-type="string">
            <text:p>cooman-arobertsbridgeestampie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  <table:table-cell office:value-type="string" calcext:value-type="string">
            <text:p>cooman-ascenditincaelum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  <table:table-cell office:value-type="string" calcext:value-type="string">
            <text:p>cooman-ascensions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  <table:table-cell office:value-type="string" calcext:value-type="string">
            <text:p>cooman-asongofthefuture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  <table:table-cell office:value-type="string" calcext:value-type="string">
            <text:p>cooman-aspenmountain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  <table:table-cell office:value-type="string" calcext:value-type="string">
            <text:p>cooman-astothesun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  <table:table-cell office:value-type="string" calcext:value-type="string">
            <text:p>cooman-atriptothesky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  <table:table-cell office:value-type="string" calcext:value-type="string">
            <text:p>cooman-autumnsongs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  <table:table-cell office:value-type="string" calcext:value-type="string">
            <text:p>cooman-autumnsuncanticle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  <table:table-cell office:value-type="string" calcext:value-type="string">
            <text:p>cooman-auxtuileries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  <table:table-cell office:value-type="string" calcext:value-type="string">
            <text:p>cooman-avedulcissimamaria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  <table:table-cell office:value-type="string" calcext:value-type="string">
            <text:p>cooman-avisionofthetreeoflife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  <table:table-cell office:value-type="string" calcext:value-type="string">
            <text:p>cooman-awakemyheart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  <table:table-cell office:value-type="string" calcext:value-type="string">
            <text:p>cooman-barnardvalley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  <table:table-cell office:value-type="string" calcext:value-type="string">
            <text:p>cooman-barnyardepisodessonataforcontrabassoonandpiano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  <table:table-cell office:value-type="string" calcext:value-type="string">
            <text:p>cooman-beachgrasselegy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  <table:table-cell office:value-type="string" calcext:value-type="string">
            <text:p>cooman-beachstreet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  <table:table-cell office:value-type="string" calcext:value-type="string">
            <text:p>cooman-bearmountainfragments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  <table:table-cell office:value-type="string" calcext:value-type="string">
            <text:p>cooman-beckoningsummer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  <table:table-cell office:value-type="string" calcext:value-type="string">
            <text:p>cooman-bellsbeyond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 office:value-type="string" calcext:value-type="string">
            <text:p>cooman-bellsbeyondthestars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  <table:table-cell office:value-type="string" calcext:value-type="string">
            <text:p>cooman-bellsforpauline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  <table:table-cell office:value-type="string" calcext:value-type="string">
            <text:p>cooman-berceuse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  <table:table-cell office:value-type="string" calcext:value-type="string">
            <text:p>cooman-berninisangels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  <table:table-cell office:value-type="string" calcext:value-type="string">
            <text:p>cooman-beyebroken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  <table:table-cell office:value-type="string" calcext:value-type="string">
            <text:p>cooman-beyewise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  <table:table-cell office:value-type="string" calcext:value-type="string">
            <text:p>cooman-beyondallknowing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  <table:table-cell office:value-type="string" calcext:value-type="string">
            <text:p>cooman-biblicalsconcertoforsolopianoinfivemovements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  <table:table-cell office:value-type="string" calcext:value-type="string">
            <text:p>cooman-bicinium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  <table:table-cell office:value-type="string" calcext:value-type="string">
            <text:p>cooman-bigbluehouse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  <table:table-cell office:value-type="string" calcext:value-type="string">
            <text:p>cooman-blessthelordomysoul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  <table:table-cell office:value-type="string" calcext:value-type="string">
            <text:p>cooman-blueglimmers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  <table:table-cell office:value-type="string" calcext:value-type="string">
            <text:p>cooman-bornamongusinthenight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 office:value-type="string" calcext:value-type="string">
            <text:p>cooman-botany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  <table:table-cell office:value-type="string" calcext:value-type="string">
            <text:p>cooman-brantpoint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  <table:table-cell office:value-type="string" calcext:value-type="string">
            <text:p>cooman-brassquintet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  <table:table-cell office:value-type="string" calcext:value-type="string">
            <text:p>cooman-brattlestreet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  <table:table-cell office:value-type="string" calcext:value-type="string">
            <text:p>cooman-briefvibrations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  <table:table-cell office:value-type="string" calcext:value-type="string">
            <text:p>cooman-brightnesses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  <table:table-cell office:value-type="string" calcext:value-type="string">
            <text:p>cooman-buildersforchrist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  <table:table-cell office:value-type="string" calcext:value-type="string">
            <text:p>cooman-buttonstew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  <table:table-cell office:value-type="string" calcext:value-type="string">
            <text:p>cooman-calltoremembrance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  <table:table-cell office:value-type="string" calcext:value-type="string">
            <text:p>cooman-cambridgepassacaglia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  <table:table-cell office:value-type="string" calcext:value-type="string">
            <text:p>cooman-canalscapesoliloquyforstringquartet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  <table:table-cell office:value-type="string" calcext:value-type="string">
            <text:p>cooman-canopache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  <table:table-cell office:value-type="string" calcext:value-type="string">
            <text:p>cooman-canticlemosaicinremembranceandhope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  <table:table-cell office:value-type="string" calcext:value-type="string">
            <text:p>cooman-cantilena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  <table:table-cell office:value-type="string" calcext:value-type="string">
            <text:p>cooman-cantiomystica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  <table:table-cell office:value-type="string" calcext:value-type="string">
            <text:p>cooman-cantique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 office:value-type="string" calcext:value-type="string">
            <text:p>cooman-cantique2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  <table:table-cell office:value-type="string" calcext:value-type="string">
            <text:p>cooman-cantusi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 office:value-type="string" calcext:value-type="string">
            <text:p>cooman-cantusiii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  <table:table-cell office:value-type="string" calcext:value-type="string">
            <text:p>cooman-cantusiiintounknowinglight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  <table:table-cell office:value-type="string" calcext:value-type="string">
            <text:p>cooman-canzona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  <table:table-cell office:value-type="string" calcext:value-type="string">
            <text:p>cooman-canzonadacamera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  <table:table-cell office:value-type="string" calcext:value-type="string">
            <text:p>cooman-canzonaiii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  <table:table-cell office:value-type="string" calcext:value-type="string">
            <text:p>cooman-canzonaiv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  <table:table-cell office:value-type="string" calcext:value-type="string">
            <text:p>cooman-canzonav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 office:value-type="string" calcext:value-type="string">
            <text:p>cooman-capriccioafterdickinson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  <table:table-cell office:value-type="string" calcext:value-type="string">
            <text:p>cooman-cavatina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  <table:table-cell office:value-type="string" calcext:value-type="string">
            <text:p>cooman-celebrationfanfare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  <table:table-cell office:value-type="string" calcext:value-type="string">
            <text:p>cooman-celestialmeditations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  <table:table-cell office:value-type="string" calcext:value-type="string">
            <text:p>cooman-ceremonialsuite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  <table:table-cell office:value-type="string" calcext:value-type="string">
            <text:p>cooman-ceruleandoublepercussionconcerto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 office:value-type="string" calcext:value-type="string">
            <text:p>cooman-chansondamour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  <table:table-cell office:value-type="string" calcext:value-type="string">
            <text:p>cooman-chasingthemoondown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  <table:table-cell office:value-type="string" calcext:value-type="string">
            <text:p>cooman-cheakes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  <table:table-cell office:value-type="string" calcext:value-type="string">
            <text:p>cooman-choraleandcourante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 office:value-type="string" calcext:value-type="string">
            <text:p>cooman-christisalive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  <table:table-cell office:value-type="string" calcext:value-type="string">
            <text:p>cooman-christusnatusest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  <table:table-cell office:value-type="string" calcext:value-type="string">
            <text:p>cooman-ciacconaangelica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  <table:table-cell office:value-type="string" calcext:value-type="string">
            <text:p>cooman-ciacconasoprasalveregina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  <table:table-cell office:value-type="string" calcext:value-type="string">
            <text:p>cooman-cinqcroquis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  <table:table-cell office:value-type="string" calcext:value-type="string">
            <text:p>cooman-circe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  <table:table-cell office:value-type="string" calcext:value-type="string">
            <text:p>cooman-cisco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  <table:table-cell office:value-type="string" calcext:value-type="string">
            <text:p>cooman-clacjubilee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  <table:table-cell office:value-type="string" calcext:value-type="string">
            <text:p>cooman-clarinetconcerto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  <table:table-cell office:value-type="string" calcext:value-type="string">
            <text:p>cooman-clarkcove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 office:value-type="string" calcext:value-type="string">
            <text:p>cooman-cliffbeach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  <table:table-cell office:value-type="string" calcext:value-type="string">
            <text:p>cooman-coatue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  <table:table-cell office:value-type="string" calcext:value-type="string">
            <text:p>cooman-coatuedreaming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  <table:table-cell office:value-type="string" calcext:value-type="string">
            <text:p>cooman-cobaltblue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  <table:table-cell office:value-type="string" calcext:value-type="string">
            <text:p>cooman-codex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  <table:table-cell office:value-type="string" calcext:value-type="string">
            <text:p>cooman-comeletusgoagain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  <table:table-cell office:value-type="string" calcext:value-type="string">
            <text:p>cooman-conant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  <table:table-cell office:value-type="string" calcext:value-type="string">
            <text:p>cooman-concertinofoko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  <table:table-cell office:value-type="string" calcext:value-type="string">
            <text:p>cooman-concertinoforthree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  <table:table-cell office:value-type="string" calcext:value-type="string">
            <text:p>cooman-concertinoiii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  <table:table-cell office:value-type="string" calcext:value-type="string">
            <text:p>cooman-concertoforbasssaxophoneandstrings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  <table:table-cell office:value-type="string" calcext:value-type="string">
            <text:p>cooman-concertoforbasstromboneandsixplayers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  <table:table-cell office:value-type="string" calcext:value-type="string">
            <text:p>cooman-concertoforportatiforganandstrings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  <table:table-cell office:value-type="string" calcext:value-type="string">
            <text:p>cooman-concertogrosso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  <table:table-cell office:value-type="string" calcext:value-type="string">
            <text:p>cooman-concertoinmodoantico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  <table:table-cell office:value-type="string" calcext:value-type="string">
            <text:p>cooman-concertopiccoloinmemoriameberhardkraus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  <table:table-cell office:value-type="string" calcext:value-type="string">
            <text:p>cooman-concertpiecelatricotea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 office:value-type="string" calcext:value-type="string">
            <text:p>cooman-conductus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 office:value-type="string" calcext:value-type="string">
            <text:p>cooman-conductus2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 office:value-type="string" calcext:value-type="string">
            <text:p>cooman-conesofsilencechoralesanddiversions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  <table:table-cell office:value-type="string" calcext:value-type="string">
            <text:p>cooman-coskata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  <table:table-cell office:value-type="string" calcext:value-type="string">
            <text:p>cooman-coskatadreaming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 office:value-type="string" calcext:value-type="string">
            <text:p>cooman-credendum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  <table:table-cell office:value-type="string" calcext:value-type="string">
            <text:p>cooman-cropofpeace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  <table:table-cell office:value-type="string" calcext:value-type="string">
            <text:p>cooman-crucifixus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  <table:table-cell office:value-type="string" calcext:value-type="string">
            <text:p>cooman-cyclingseasons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 office:value-type="string" calcext:value-type="string">
            <text:p>cooman-dancesoftheholyfoolsonataforaltosaxophoneandpiano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  <table:table-cell office:value-type="string" calcext:value-type="string">
            <text:p>cooman-darkdecemberignisdei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  <table:table-cell office:value-type="string" calcext:value-type="string">
            <text:p>cooman-dascha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  <table:table-cell office:value-type="string" calcext:value-type="string">
            <text:p>cooman-daustin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  <table:table-cell office:value-type="string" calcext:value-type="string">
            <text:p>cooman-dawnflower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  <table:table-cell office:value-type="string" calcext:value-type="string">
            <text:p>cooman-dawngame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  <table:table-cell office:value-type="string" calcext:value-type="string">
            <text:p>cooman-dawnliturgies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 office:value-type="string" calcext:value-type="string">
            <text:p>cooman-dawnrituals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  <table:table-cell office:value-type="string" calcext:value-type="string">
            <text:p>cooman-decembersong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  <table:table-cell office:value-type="string" calcext:value-type="string">
            <text:p>cooman-dentistrymusic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  <table:table-cell office:value-type="string" calcext:value-type="string">
            <text:p>cooman-desertpathways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  <table:table-cell office:value-type="string" calcext:value-type="string">
            <text:p>cooman-desertrock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  <table:table-cell office:value-type="string" calcext:value-type="string">
            <text:p>cooman-desiringthesolicitudeofrain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  <table:table-cell office:value-type="string" calcext:value-type="string">
            <text:p>cooman-deuxpetitspreludes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  <table:table-cell office:value-type="string" calcext:value-type="string">
            <text:p>cooman-devbrar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  <table:table-cell office:value-type="string" calcext:value-type="string">
            <text:p>cooman-diapasonvoluntary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  <table:table-cell office:value-type="string" calcext:value-type="string">
            <text:p>cooman-dionis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  <table:table-cell office:value-type="string" calcext:value-type="string">
            <text:p>cooman-dionisdreaming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  <table:table-cell office:value-type="string" calcext:value-type="string">
            <text:p>cooman-dionisdreaming2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 office:value-type="string" calcext:value-type="string">
            <text:p>cooman-diptychfornewlife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  <table:table-cell office:value-type="string" calcext:value-type="string">
            <text:p>cooman-distantglitteringorbs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  <table:table-cell office:value-type="string" calcext:value-type="string">
            <text:p>cooman-divertimento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  <table:table-cell office:value-type="string" calcext:value-type="string">
            <text:p>cooman-dolmencreek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  <table:table-cell office:value-type="string" calcext:value-type="string">
            <text:p>cooman-dosbrevesapuntes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  <table:table-cell office:value-type="string" calcext:value-type="string">
            <text:p>cooman-doubleduet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  <table:table-cell office:value-type="string" calcext:value-type="string">
            <text:p>cooman-dovergloriapatri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  <table:table-cell office:value-type="string" calcext:value-type="string">
            <text:p>cooman-downpour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  <table:table-cell office:value-type="string" calcext:value-type="string">
            <text:p>cooman-dreametudes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  <table:table-cell office:value-type="string" calcext:value-type="string">
            <text:p>cooman-dreametudesbookii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  <table:table-cell office:value-type="string" calcext:value-type="string">
            <text:p>cooman-dreametudesbookiii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  <table:table-cell office:value-type="string" calcext:value-type="string">
            <text:p>cooman-dreametudesbookiv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  <table:table-cell office:value-type="string" calcext:value-type="string">
            <text:p>cooman-dreamtombeaucrucifixus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  <table:table-cell office:value-type="string" calcext:value-type="string">
            <text:p>cooman-drmagic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  <table:table-cell office:value-type="string" calcext:value-type="string">
            <text:p>cooman-dronemass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  <table:table-cell office:value-type="string" calcext:value-type="string">
            <text:p>cooman-duetsuite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  <table:table-cell office:value-type="string" calcext:value-type="string">
            <text:p>cooman-dunstercarol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  <table:table-cell office:value-type="string" calcext:value-type="string">
            <text:p>cooman-duofortrumpetandharmonium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  <table:table-cell office:value-type="string" calcext:value-type="string">
            <text:p>cooman-easterday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  <table:table-cell office:value-type="string" calcext:value-type="string">
            <text:p>cooman-eastertriumpheasterjoy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  <table:table-cell office:value-type="string" calcext:value-type="string">
            <text:p>cooman-eastonstreet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  <table:table-cell office:value-type="string" calcext:value-type="string">
            <text:p>cooman-echoingcarols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  <table:table-cell office:value-type="string" calcext:value-type="string">
            <text:p>cooman-eelpoint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  <table:table-cell office:value-type="string" calcext:value-type="string">
            <text:p>cooman-elegia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 office:value-type="string" calcext:value-type="string">
            <text:p>cooman-elegies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  <table:table-cell office:value-type="string" calcext:value-type="string">
            <text:p>cooman-elegy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  <table:table-cell office:value-type="string" calcext:value-type="string">
            <text:p>cooman-elwyn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  <table:table-cell office:value-type="string" calcext:value-type="string">
            <text:p>cooman-enchantedgardens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  <table:table-cell office:value-type="string" calcext:value-type="string">
            <text:p>cooman-enchantedpathwaysconcertoforhornandensemble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  <table:table-cell office:value-type="string" calcext:value-type="string">
            <text:p>cooman-enchantedtracingspianoconcertono2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  <table:table-cell office:value-type="string" calcext:value-type="string">
            <text:p>cooman-endlessnight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  <table:table-cell office:value-type="string" calcext:value-type="string">
            <text:p>cooman-entratafestiva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  <table:table-cell office:value-type="string" calcext:value-type="string">
            <text:p>cooman-epicedium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  <table:table-cell office:value-type="string" calcext:value-type="string">
            <text:p>cooman-epigraminmemoriamstevenstucky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  <table:table-cell office:value-type="string" calcext:value-type="string">
            <text:p>cooman-epitaph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 office:value-type="string" calcext:value-type="string">
            <text:p>cooman-epitaphofseikilos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 office:value-type="string" calcext:value-type="string">
            <text:p>cooman-equinoxdances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  <table:table-cell office:value-type="string" calcext:value-type="string">
            <text:p>cooman-equinoxsonata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  <table:table-cell office:value-type="string" calcext:value-type="string">
            <text:p>cooman-eriewatermuletalesoftheempirestatesgloriouscanal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  <table:table-cell office:value-type="string" calcext:value-type="string">
            <text:p>cooman-eros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 office:value-type="string" calcext:value-type="string">
            <text:p>cooman-estampie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  <table:table-cell office:value-type="string" calcext:value-type="string">
            <text:p>cooman-estherisland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  <table:table-cell office:value-type="string" calcext:value-type="string">
            <text:p>cooman-eternalcity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  <table:table-cell office:value-type="string" calcext:value-type="string">
            <text:p>cooman-eternaldayspring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  <table:table-cell office:value-type="string" calcext:value-type="string">
            <text:p>cooman-eternitie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 office:value-type="string" calcext:value-type="string">
            <text:p>cooman-eveningsong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  <table:table-cell office:value-type="string" calcext:value-type="string">
            <text:p>cooman-everygeneration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  <table:table-cell office:value-type="string" calcext:value-type="string">
            <text:p>cooman-everywhichshiningway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  <table:table-cell office:value-type="string" calcext:value-type="string">
            <text:p>cooman-exaltation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  <table:table-cell office:value-type="string" calcext:value-type="string">
            <text:p>cooman-exordium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  <table:table-cell office:value-type="string" calcext:value-type="string">
            <text:p>cooman-exsultet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  <table:table-cell office:value-type="string" calcext:value-type="string">
            <text:p>cooman-faithhopelove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  <table:table-cell office:value-type="string" calcext:value-type="string">
            <text:p>cooman-faithpraiseandprayer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  <table:table-cell office:value-type="string" calcext:value-type="string">
            <text:p>cooman-faithpraiseandprayerforadventandchristmas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  <table:table-cell office:value-type="string" calcext:value-type="string">
            <text:p>cooman-fanfarecanon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  <table:table-cell office:value-type="string" calcext:value-type="string">
            <text:p>cooman-fanfareforaduchessatstandrews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  <table:table-cell office:value-type="string" calcext:value-type="string">
            <text:p>cooman-fanfarefordgf2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  <table:table-cell office:value-type="string" calcext:value-type="string">
            <text:p>cooman-fanfareforhammerchord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  <table:table-cell office:value-type="string" calcext:value-type="string">
            <text:p>cooman-fantasiadicollaborazione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  <table:table-cell office:value-type="string" calcext:value-type="string">
            <text:p>cooman-fantasiaonfairharvard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 office:value-type="string" calcext:value-type="string">
            <text:p>cooman-fantasiaongreensleeves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  <table:table-cell office:value-type="string" calcext:value-type="string">
            <text:p>cooman-fantasyandjig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 office:value-type="string" calcext:value-type="string">
            <text:p>cooman-fantasyonnassau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  <table:table-cell office:value-type="string" calcext:value-type="string">
            <text:p>cooman-fantasyonvalmai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  <table:table-cell office:value-type="string" calcext:value-type="string">
            <text:p>cooman-fantasyonvictimaepaschalilaudes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 office:value-type="string" calcext:value-type="string">
            <text:p>cooman-fantasyvariationsonhuntsville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  <table:table-cell office:value-type="string" calcext:value-type="string">
            <text:p>cooman-fantasyvariationsontwothemes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  <table:table-cell office:value-type="string" calcext:value-type="string">
            <text:p>cooman-ferko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  <table:table-cell office:value-type="string" calcext:value-type="string">
            <text:p>cooman-festivalsanctus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  <table:table-cell office:value-type="string" calcext:value-type="string">
            <text:p>cooman-festlicherlobgesang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  <table:table-cell office:value-type="string" calcext:value-type="string">
            <text:p>cooman-findingyou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 office:value-type="string" calcext:value-type="string">
            <text:p>cooman-fisherslanding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 office:value-type="string" calcext:value-type="string">
            <text:p>cooman-flapaway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  <table:table-cell office:value-type="string" calcext:value-type="string">
            <text:p>cooman-flashpoint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  <table:table-cell office:value-type="string" calcext:value-type="string">
            <text:p>cooman-flaxgoldentales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  <table:table-cell office:value-type="string" calcext:value-type="string">
            <text:p>cooman-floopishnesstwopiecesforclarinetsolo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  <table:table-cell office:value-type="string" calcext:value-type="string">
            <text:p>cooman-fluteconcerto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  <table:table-cell office:value-type="string" calcext:value-type="string">
            <text:p>cooman-flyingmachine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  <table:table-cell office:value-type="string" calcext:value-type="string">
            <text:p>cooman-folkfantasie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  <table:table-cell office:value-type="string" calcext:value-type="string">
            <text:p>cooman-folkpreludeonazmon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  <table:table-cell office:value-type="string" calcext:value-type="string">
            <text:p>cooman-foresightspinningmeditationsforcontrabassandensemble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  <table:table-cell office:value-type="string" calcext:value-type="string">
            <text:p>cooman-foursunsets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  <table:table-cell office:value-type="string" calcext:value-type="string">
            <text:p>cooman-fourthpianosonata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 office:value-type="string" calcext:value-type="string">
            <text:p>cooman-frammentoaforistico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  <table:table-cell office:value-type="string" calcext:value-type="string">
            <text:p>cooman-fraser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  <table:table-cell office:value-type="string" calcext:value-type="string">
            <text:p>cooman-frequentflyer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  <table:table-cell office:value-type="string" calcext:value-type="string">
            <text:p>cooman-frompasttofuture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  <table:table-cell office:value-type="string" calcext:value-type="string">
            <text:p>cooman-fromyourheart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 office:value-type="string" calcext:value-type="string">
            <text:p>cooman-gallerymusic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  <table:table-cell office:value-type="string" calcext:value-type="string">
            <text:p>cooman-gebet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  <table:table-cell office:value-type="string" calcext:value-type="string">
            <text:p>cooman-ghermar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  <table:table-cell office:value-type="string" calcext:value-type="string">
            <text:p>cooman-giantcoloredbird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  <table:table-cell office:value-type="string" calcext:value-type="string">
            <text:p>cooman-giantcoloredbirdiii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  <table:table-cell office:value-type="string" calcext:value-type="string">
            <text:p>cooman-gibbspond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  <table:table-cell office:value-type="string" calcext:value-type="string">
            <text:p>cooman-givealltolove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  <table:table-cell office:value-type="string" calcext:value-type="string">
            <text:p>cooman-giveme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  <table:table-cell office:value-type="string" calcext:value-type="string">
            <text:p>cooman-gloucesterestampie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  <table:table-cell office:value-type="string" calcext:value-type="string">
            <text:p>cooman-godspokewithvariedvoices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  <table:table-cell office:value-type="string" calcext:value-type="string">
            <text:p>cooman-godyoumoveamongus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  <table:table-cell office:value-type="string" calcext:value-type="string">
            <text:p>cooman-goggles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  <table:table-cell office:value-type="string" calcext:value-type="string">
            <text:p>cooman-goldencallings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  <table:table-cell office:value-type="string" calcext:value-type="string">
            <text:p>cooman-goldintodiamonds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  <table:table-cell office:value-type="string" calcext:value-type="string">
            <text:p>cooman-gospelreflectiononblessedassurance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  <table:table-cell office:value-type="string" calcext:value-type="string">
            <text:p>cooman-gothicprocessional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  <table:table-cell office:value-type="string" calcext:value-type="string">
            <text:p>cooman-gracetoccata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 office:value-type="string" calcext:value-type="string">
            <text:p>cooman-grainsong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  <table:table-cell office:value-type="string" calcext:value-type="string">
            <text:p>cooman-greatpoint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  <table:table-cell office:value-type="string" calcext:value-type="string">
            <text:p>cooman-guthrie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  <table:table-cell office:value-type="string" calcext:value-type="string">
            <text:p>cooman-hallelujahshout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  <table:table-cell office:value-type="string" calcext:value-type="string">
            <text:p>cooman-heartsearcher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 office:value-type="string" calcext:value-type="string">
            <text:p>cooman-heavensign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  <table:table-cell office:value-type="string" calcext:value-type="string">
            <text:p>cooman-hildegardsforce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  <table:table-cell office:value-type="string" calcext:value-type="string">
            <text:p>cooman-hindleyhollow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  <table:table-cell office:value-type="string" calcext:value-type="string">
            <text:p>cooman-hoickshollow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  <table:table-cell office:value-type="string" calcext:value-type="string">
            <text:p>cooman-hope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  <table:table-cell office:value-type="string" calcext:value-type="string">
            <text:p>cooman-hopeandlove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  <table:table-cell office:value-type="string" calcext:value-type="string">
            <text:p>cooman-horizons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  <table:table-cell office:value-type="string" calcext:value-type="string">
            <text:p>cooman-hornpipe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  <table:table-cell office:value-type="string" calcext:value-type="string">
            <text:p>cooman-horntrio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  <table:table-cell office:value-type="string" calcext:value-type="string">
            <text:p>cooman-howfarawayisheaven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  <table:table-cell office:value-type="string" calcext:value-type="string">
            <text:p>cooman-hummockpond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  <table:table-cell office:value-type="string" calcext:value-type="string">
            <text:p>cooman-hurtingfolk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  <table:table-cell office:value-type="string" calcext:value-type="string">
            <text:p>cooman-hyannis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  <table:table-cell office:value-type="string" calcext:value-type="string">
            <text:p>cooman-iamlovedasilove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  <table:table-cell office:value-type="string" calcext:value-type="string">
            <text:p>cooman-ideasshortetudesforsolooboebookii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  <table:table-cell office:value-type="string" calcext:value-type="string">
            <text:p>cooman-ifyeloveme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  <table:table-cell office:value-type="string" calcext:value-type="string">
            <text:p>cooman-ihaveseenthelordamarymagdalenesequence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  <table:table-cell office:value-type="string" calcext:value-type="string">
            <text:p>cooman-ihrhabtnuntraurigkeit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  <table:table-cell office:value-type="string" calcext:value-type="string">
            <text:p>cooman-imagesfour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  <table:table-cell office:value-type="string" calcext:value-type="string">
            <text:p>cooman-inbeautywalking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  <table:table-cell office:value-type="string" calcext:value-type="string">
            <text:p>cooman-index.html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  <table:table-cell office:value-type="string" calcext:value-type="string">
            <text:p>cooman-index.html.orig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 office:value-type="string" calcext:value-type="string">
            <text:p>cooman-inmemoriamgeorgeperle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  <table:table-cell office:value-type="string" calcext:value-type="string">
            <text:p>cooman-inmemoriamlianaalexandra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 office:value-type="string" calcext:value-type="string">
            <text:p>cooman-intermezzovariations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  <table:table-cell office:value-type="string" calcext:value-type="string">
            <text:p>cooman-inthanksoflife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  <table:table-cell office:value-type="string" calcext:value-type="string">
            <text:p>cooman-intheabsenceofyourringing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  <table:table-cell office:value-type="string" calcext:value-type="string">
            <text:p>cooman-inthebeginningwastheword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  <table:table-cell office:value-type="string" calcext:value-type="string">
            <text:p>cooman-inthelight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  <table:table-cell office:value-type="string" calcext:value-type="string">
            <text:p>cooman-inthemidstofwildbeing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  <table:table-cell office:value-type="string" calcext:value-type="string">
            <text:p>cooman-inthenightgarden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 office:value-type="string" calcext:value-type="string">
            <text:p>cooman-intoonecrimsonflame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  <table:table-cell office:value-type="string" calcext:value-type="string">
            <text:p>cooman-intradaafterasorbianmelody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  <table:table-cell office:value-type="string" calcext:value-type="string">
            <text:p>cooman-invocation3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 office:value-type="string" calcext:value-type="string">
            <text:p>cooman-invocationariaandtoccataonslane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 office:value-type="string" calcext:value-type="string">
            <text:p>cooman-invocazionebrillante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  <table:table-cell office:value-type="string" calcext:value-type="string">
            <text:p>cooman-irreversibleheart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  <table:table-cell office:value-type="string" calcext:value-type="string">
            <text:p>cooman-itisi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  <table:table-cell office:value-type="string" calcext:value-type="string">
            <text:p>cooman-jacksonpoint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 office:value-type="string" calcext:value-type="string">
            <text:p>cooman-jahreslosung2017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  <table:table-cell office:value-type="string" calcext:value-type="string">
            <text:p>cooman-jesusgiftofgod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 office:value-type="string" calcext:value-type="string">
            <text:p>cooman-jesusishere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  <table:table-cell office:value-type="string" calcext:value-type="string">
            <text:p>cooman-jesusisthesunlight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  <table:table-cell office:value-type="string" calcext:value-type="string">
            <text:p>cooman-jesuswalkedthislonesomevalley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  <table:table-cell office:value-type="string" calcext:value-type="string">
            <text:p>cooman-jesusyouareastone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  <table:table-cell office:value-type="string" calcext:value-type="string">
            <text:p>cooman-journeybookii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  <table:table-cell office:value-type="string" calcext:value-type="string">
            <text:p>cooman-journeybookinmemoriamarthurjarvinen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  <table:table-cell office:value-type="string" calcext:value-type="string">
            <text:p>cooman-joyofhumankindbrieftransportfororchestra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  <table:table-cell office:value-type="string" calcext:value-type="string">
            <text:p>cooman-joysong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  <table:table-cell office:value-type="string" calcext:value-type="string">
            <text:p>cooman-judyarnoldherjubilee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  <table:table-cell office:value-type="string" calcext:value-type="string">
            <text:p>cooman-justnow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  <table:table-cell office:value-type="string" calcext:value-type="string">
            <text:p>cooman-kennebunkportsuite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 office:value-type="string" calcext:value-type="string">
            <text:p>cooman-kingofglorykingofpeace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  <table:table-cell office:value-type="string" calcext:value-type="string">
            <text:p>cooman-kleinearie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  <table:table-cell office:value-type="string" calcext:value-type="string">
            <text:p>cooman-knowthatgodlovesyou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 office:value-type="string" calcext:value-type="string">
            <text:p>cooman-kyrie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 office:value-type="string" calcext:value-type="string">
            <text:p>cooman-kyrie2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  <table:table-cell office:value-type="string" calcext:value-type="string">
            <text:p>cooman-lagniappe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  <table:table-cell office:value-type="string" calcext:value-type="string">
            <text:p>cooman-lamentoso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  <table:table-cell office:value-type="string" calcext:value-type="string">
            <text:p>cooman-lauda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  <table:table-cell office:value-type="string" calcext:value-type="string">
            <text:p>cooman-leapintolove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  <table:table-cell office:value-type="string" calcext:value-type="string">
            <text:p>cooman-leavesoflight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  <table:table-cell office:value-type="string" calcext:value-type="string">
            <text:p>cooman-lenti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  <table:table-cell office:value-type="string" calcext:value-type="string">
            <text:p>cooman-lilacjubilee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  <table:table-cell office:value-type="string" calcext:value-type="string">
            <text:p>cooman-littlefantasiaonindulcijubilo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  <table:table-cell office:value-type="string" calcext:value-type="string">
            <text:p>cooman-littlepartitaonapolishcarol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  <table:table-cell office:value-type="string" calcext:value-type="string">
            <text:p>cooman-littlepoppet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  <table:table-cell office:value-type="string" calcext:value-type="string">
            <text:p>cooman-littlerecorderbook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  <table:table-cell office:value-type="string" calcext:value-type="string">
            <text:p>cooman-livesunited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  <table:table-cell office:value-type="string" calcext:value-type="string">
            <text:p>cooman-longjosephspoint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  <table:table-cell office:value-type="string" calcext:value-type="string">
            <text:p>cooman-lordsfields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  <table:table-cell office:value-type="string" calcext:value-type="string">
            <text:p>cooman-lovecamedownatchristmas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  <table:table-cell office:value-type="string" calcext:value-type="string">
            <text:p>cooman-lovedcreation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 office:value-type="string" calcext:value-type="string">
            <text:p>cooman-loveflowsfromgod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 office:value-type="string" calcext:value-type="string">
            <text:p>cooman-lowellcarol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  <table:table-cell office:value-type="string" calcext:value-type="string">
            <text:p>cooman-lowesthighest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  <table:table-cell office:value-type="string" calcext:value-type="string">
            <text:p>cooman-lullabyafterrameau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  <table:table-cell office:value-type="string" calcext:value-type="string">
            <text:p>cooman-lyricpieces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 office:value-type="string" calcext:value-type="string">
            <text:p>cooman-lyrictriofortrumpetcelloandpiano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  <table:table-cell office:value-type="string" calcext:value-type="string">
            <text:p>cooman-madaket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  <table:table-cell office:value-type="string" calcext:value-type="string">
            <text:p>cooman-madaketdreaming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  <table:table-cell office:value-type="string" calcext:value-type="string">
            <text:p>cooman-madrigal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  <table:table-cell office:value-type="string" calcext:value-type="string">
            <text:p>cooman-madrigalii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  <table:table-cell office:value-type="string" calcext:value-type="string">
            <text:p>cooman-madrigaliii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  <table:table-cell office:value-type="string" calcext:value-type="string">
            <text:p>cooman-magneticsouth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  <table:table-cell office:value-type="string" calcext:value-type="string">
            <text:p>cooman-magnificatandnuncdimittisprescott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 office:value-type="string" calcext:value-type="string">
            <text:p>cooman-magnificatandnuncdimittisstpeterscambridge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 office:value-type="string" calcext:value-type="string">
            <text:p>cooman-makeroftheworld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  <table:table-cell office:value-type="string" calcext:value-type="string">
            <text:p>cooman-manproposesbutgoddisposes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 office:value-type="string" calcext:value-type="string">
            <text:p>cooman-masick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  <table:table-cell office:value-type="string" calcext:value-type="string">
            <text:p>cooman-massasoit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  <table:table-cell office:value-type="string" calcext:value-type="string">
            <text:p>cooman-maysong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  <table:table-cell office:value-type="string" calcext:value-type="string">
            <text:p>cooman-meditationandrejoicing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  <table:table-cell office:value-type="string" calcext:value-type="string">
            <text:p>cooman-meditationonpalsrok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  <table:table-cell office:value-type="string" calcext:value-type="string">
            <text:p>cooman-meditationonwondrouslove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  <table:table-cell office:value-type="string" calcext:value-type="string">
            <text:p>cooman-mercyandtruth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 office:value-type="string" calcext:value-type="string">
            <text:p>cooman-miacometdreaming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 office:value-type="string" calcext:value-type="string">
            <text:p>cooman-miacometkyrie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  <table:table-cell office:value-type="string" calcext:value-type="string">
            <text:p>cooman-missabrevistrottier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 office:value-type="string" calcext:value-type="string">
            <text:p>cooman-monomoy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  <table:table-cell office:value-type="string" calcext:value-type="string">
            <text:p>cooman-moondance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  <table:table-cell office:value-type="string" calcext:value-type="string">
            <text:p>cooman-moonflower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  <table:table-cell office:value-type="string" calcext:value-type="string">
            <text:p>cooman-moonmarked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  <table:table-cell office:value-type="string" calcext:value-type="string">
            <text:p>cooman-moonshards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  <table:table-cell office:value-type="string" calcext:value-type="string">
            <text:p>cooman-morgancreek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 office:value-type="string" calcext:value-type="string">
            <text:p>cooman-morgantown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  <table:table-cell office:value-type="string" calcext:value-type="string">
            <text:p>cooman-morningatbrantpoint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  <table:table-cell office:value-type="string" calcext:value-type="string">
            <text:p>cooman-morningstar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  <table:table-cell office:value-type="string" calcext:value-type="string">
            <text:p>cooman-mountainslikethese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  <table:table-cell office:value-type="string" calcext:value-type="string">
            <text:p>cooman-mountaintoccata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  <table:table-cell office:value-type="string" calcext:value-type="string">
            <text:p>cooman-musette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  <table:table-cell office:value-type="string" calcext:value-type="string">
            <text:p>cooman-musicfrommayflowerhill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  <table:table-cell office:value-type="string" calcext:value-type="string">
            <text:p>cooman-myersrock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  <table:table-cell office:value-type="string" calcext:value-type="string">
            <text:p>cooman-nashaquisset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  <table:table-cell office:value-type="string" calcext:value-type="string">
            <text:p>cooman-near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  <table:table-cell office:value-type="string" calcext:value-type="string">
            <text:p>cooman-nelgrib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  <table:table-cell office:value-type="string" calcext:value-type="string">
            <text:p>cooman-netherlandstravelogue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  <table:table-cell office:value-type="string" calcext:value-type="string">
            <text:p>cooman-nethwyg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  <table:table-cell office:value-type="string" calcext:value-type="string">
            <text:p>cooman-newdawn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  <table:table-cell office:value-type="string" calcext:value-type="string">
            <text:p>cooman-newlifeisborntodayostinatoalleluia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  <table:table-cell office:value-type="string" calcext:value-type="string">
            <text:p>cooman-newtonantiphonies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  <table:table-cell office:value-type="string" calcext:value-type="string">
            <text:p>cooman-newworldcarolsanamericanchristmastriptych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  <table:table-cell office:value-type="string" calcext:value-type="string">
            <text:p>cooman-ninepreludes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  <table:table-cell office:value-type="string" calcext:value-type="string">
            <text:p>cooman-nobadeer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  <table:table-cell office:value-type="string" calcext:value-type="string">
            <text:p>cooman-nobadeerdreaming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  <table:table-cell office:value-type="string" calcext:value-type="string">
            <text:p>cooman-notecardpieces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  <table:table-cell office:value-type="string" calcext:value-type="string">
            <text:p>cooman-nottous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  <table:table-cell office:value-type="string" calcext:value-type="string">
            <text:p>cooman-nousvoyonsafterarcadeltliszt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  <table:table-cell office:value-type="string" calcext:value-type="string">
            <text:p>cooman-nowelowtofyourslepearyse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  <table:table-cell office:value-type="string" calcext:value-type="string">
            <text:p>cooman-nowthatyouseethenight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 office:value-type="string" calcext:value-type="string">
            <text:p>cooman-numberpirates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  <table:table-cell office:value-type="string" calcext:value-type="string">
            <text:p>cooman-oboequartet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 office:value-type="string" calcext:value-type="string">
            <text:p>cooman-obonejesu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  <table:table-cell office:value-type="string" calcext:value-type="string">
            <text:p>cooman-ode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  <table:table-cell office:value-type="string" calcext:value-type="string">
            <text:p>cooman-offertoriesforthechurchyear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  <table:table-cell office:value-type="string" calcext:value-type="string">
            <text:p>cooman-oficeandsilverswans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  <table:table-cell office:value-type="string" calcext:value-type="string">
            <text:p>cooman-ofreedom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  <table:table-cell office:value-type="string" calcext:value-type="string">
            <text:p>cooman-oldnorthvestry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 office:value-type="string" calcext:value-type="string">
            <text:p>cooman-oldsouthwharf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 office:value-type="string" calcext:value-type="string">
            <text:p>cooman-olordincreasemyfaith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  <table:table-cell office:value-type="string" calcext:value-type="string">
            <text:p>cooman-olordiwillsingofyourloveforever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  <table:table-cell office:value-type="string" calcext:value-type="string">
            <text:p>cooman-olordsupportus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  <table:table-cell office:value-type="string" calcext:value-type="string">
            <text:p>cooman-olovethatwillnotletmego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  <table:table-cell office:value-type="string" calcext:value-type="string">
            <text:p>cooman-onelove</text:p>
          </table:table-cell>
        </table:table-row>
        <table:table-row table:style-name="ro1">
          <table:table-cell office:value-type="string" calcext:value-type="string">
            <text:p>cooman-ode </text:p>
          </table:table-cell>
          <table:table-cell office:value-type="string" calcext:value-type="string">
            <text:p>cooman-oneword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 office:value-type="string" calcext:value-type="string">
            <text:p>cooman-operfectlifeoflove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  <table:table-cell office:value-type="string" calcext:value-type="string">
            <text:p>cooman-oqpschronometer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  <table:table-cell office:value-type="string" calcext:value-type="string">
            <text:p>cooman-oquammirabilis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  <table:table-cell office:value-type="string" calcext:value-type="string">
            <text:p>cooman-orbital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  <table:table-cell office:value-type="string" calcext:value-type="string">
            <text:p>cooman-organbookipiecesformanuals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  <table:table-cell office:value-type="string" calcext:value-type="string">
            <text:p>cooman-oruborsanguinis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 office:value-type="string" calcext:value-type="string">
            <text:p>cooman-ostinatodiptychonasorbianeasterchorale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  <table:table-cell office:value-type="string" calcext:value-type="string">
            <text:p>cooman-ostinatomass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 office:value-type="string" calcext:value-type="string">
            <text:p>cooman-owlnight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  <table:table-cell office:value-type="string" calcext:value-type="string">
            <text:p>cooman-page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  <table:table-cell office:value-type="string" calcext:value-type="string">
            <text:p>cooman-palmking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  <table:table-cell office:value-type="string" calcext:value-type="string">
            <text:p>cooman-paradoxessonataforcelloandpiano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  <table:table-cell office:value-type="string" calcext:value-type="string">
            <text:p>cooman-paraphraseonamotiveofandreaswillscher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  <table:table-cell office:value-type="string" calcext:value-type="string">
            <text:p>cooman-passioncanticle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  <table:table-cell office:value-type="string" calcext:value-type="string">
            <text:p>cooman-peterfolger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 office:value-type="string" calcext:value-type="string">
            <text:p>cooman-petersemmaus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  <table:table-cell office:value-type="string" calcext:value-type="string">
            <text:p>cooman-petitcarillon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 office:value-type="string" calcext:value-type="string">
            <text:p>cooman-photoscapes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  <table:table-cell office:value-type="string" calcext:value-type="string">
            <text:p>cooman-pianoconcerto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  <table:table-cell office:value-type="string" calcext:value-type="string">
            <text:p>cooman-piccolafantasiafrancescana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  <table:table-cell office:value-type="string" calcext:value-type="string">
            <text:p>cooman-pieceheroique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  <table:table-cell office:value-type="string" calcext:value-type="string">
            <text:p>cooman-pittsburghconcerto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 office:value-type="string" calcext:value-type="string">
            <text:p>cooman-pittsburghrhapsody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 office:value-type="string" calcext:value-type="string">
            <text:p>cooman-plainsongvariations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  <table:table-cell office:value-type="string" calcext:value-type="string">
            <text:p>cooman-plaint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  <table:table-cell office:value-type="string" calcext:value-type="string">
            <text:p>cooman-planctus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  <table:table-cell office:value-type="string" calcext:value-type="string">
            <text:p>cooman-planctusii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  <table:table-cell office:value-type="string" calcext:value-type="string">
            <text:p>cooman-planctusiii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  <table:table-cell office:value-type="string" calcext:value-type="string">
            <text:p>cooman-pocomo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  <table:table-cell office:value-type="string" calcext:value-type="string">
            <text:p>cooman-polpis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 office:value-type="string" calcext:value-type="string">
            <text:p>cooman-polpisdreaming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  <table:table-cell office:value-type="string" calcext:value-type="string">
            <text:p>cooman-polpisdreaming2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  <table:table-cell office:value-type="string" calcext:value-type="string">
            <text:p>cooman-poorbibi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  <table:table-cell office:value-type="string" calcext:value-type="string">
            <text:p>cooman-portolavalley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  <table:table-cell office:value-type="string" calcext:value-type="string">
            <text:p>cooman-portolavalleymass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  <table:table-cell office:value-type="string" calcext:value-type="string">
            <text:p>cooman-postcardpartita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  <table:table-cell office:value-type="string" calcext:value-type="string">
            <text:p>cooman-postludium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  <table:table-cell office:value-type="string" calcext:value-type="string">
            <text:p>cooman-prayerofjulianofnorwich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  <table:table-cell office:value-type="string" calcext:value-type="string">
            <text:p>cooman-prayerofstambrose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  <table:table-cell office:value-type="string" calcext:value-type="string">
            <text:p>cooman-prayerofstambrose2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  <table:table-cell office:value-type="string" calcext:value-type="string">
            <text:p>cooman-precesandresponsesprescott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  <table:table-cell office:value-type="string" calcext:value-type="string">
            <text:p>cooman-preludeandfugueno1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  <table:table-cell office:value-type="string" calcext:value-type="string">
            <text:p>cooman-preludeandfugueno3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  <table:table-cell office:value-type="string" calcext:value-type="string">
            <text:p>cooman-preludeandfugueno7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  <table:table-cell office:value-type="string" calcext:value-type="string">
            <text:p>cooman-preludeandfugueno9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  <table:table-cell office:value-type="string" calcext:value-type="string">
            <text:p>cooman-preludeandrondinoonherzliebsterjesu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  <table:table-cell office:value-type="string" calcext:value-type="string">
            <text:p>cooman-preludemodale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  <table:table-cell office:value-type="string" calcext:value-type="string">
            <text:p>cooman-preludeondix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 office:value-type="string" calcext:value-type="string">
            <text:p>cooman-preludeonmaterna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  <table:table-cell office:value-type="string" calcext:value-type="string">
            <text:p>cooman-preludioconostinato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  <table:table-cell office:value-type="string" calcext:value-type="string">
            <text:p>cooman-preludiofestivo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 office:value-type="string" calcext:value-type="string">
            <text:p>cooman-preludiogioioso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  <table:table-cell office:value-type="string" calcext:value-type="string">
            <text:p>cooman-preludiomaestoso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  <table:table-cell office:value-type="string" calcext:value-type="string">
            <text:p>cooman-preludioonaswedishtune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  <table:table-cell office:value-type="string" calcext:value-type="string">
            <text:p>cooman-preludioquasieco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  <table:table-cell office:value-type="string" calcext:value-type="string">
            <text:p>cooman-preludioquieto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 office:value-type="string" calcext:value-type="string">
            <text:p>cooman-preludiostaccato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  <table:table-cell office:value-type="string" calcext:value-type="string">
            <text:p>cooman-processionalintrada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  <table:table-cell office:value-type="string" calcext:value-type="string">
            <text:p>cooman-proclamation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  <table:table-cell office:value-type="string" calcext:value-type="string">
            <text:p>cooman-prophesies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  <table:table-cell office:value-type="string" calcext:value-type="string">
            <text:p>cooman-prospecthill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  <table:table-cell office:value-type="string" calcext:value-type="string">
            <text:p>cooman-psalm66bejoyfulingod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  <table:table-cell office:value-type="string" calcext:value-type="string">
            <text:p>cooman-quartetforpianoandstringsasealiturgy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  <table:table-cell office:value-type="string" calcext:value-type="string">
            <text:p>cooman-quase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  <table:table-cell office:value-type="string" calcext:value-type="string">
            <text:p>cooman-quasquicentennialfanfare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  <table:table-cell office:value-type="string" calcext:value-type="string">
            <text:p>cooman-quickeningclockwork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  <table:table-cell office:value-type="string" calcext:value-type="string">
            <text:p>cooman-quicksilverabirthdaycardforberio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  <table:table-cell office:value-type="string" calcext:value-type="string">
            <text:p>cooman-quidnet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  <table:table-cell office:value-type="string" calcext:value-type="string">
            <text:p>cooman-quidnetmorningloop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  <table:table-cell office:value-type="string" calcext:value-type="string">
            <text:p>cooman-quidnetshadows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  <table:table-cell office:value-type="string" calcext:value-type="string">
            <text:p>cooman-rainsongs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  <table:table-cell office:value-type="string" calcext:value-type="string">
            <text:p>cooman-rasima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  <table:table-cell office:value-type="string" calcext:value-type="string">
            <text:p>cooman-raylight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 office:value-type="string" calcext:value-type="string">
            <text:p>cooman-reclimbingmayflowerhill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  <table:table-cell office:value-type="string" calcext:value-type="string">
            <text:p>cooman-reflection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 office:value-type="string" calcext:value-type="string">
            <text:p>cooman-reflectiononrepton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  <table:table-cell office:value-type="string" calcext:value-type="string">
            <text:p>cooman-refrains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 office:value-type="string" calcext:value-type="string">
            <text:p>cooman-remember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  <table:table-cell office:value-type="string" calcext:value-type="string">
            <text:p>cooman-remembering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  <table:table-cell office:value-type="string" calcext:value-type="string">
            <text:p>cooman-rememberingtomorrowtromboneconcerto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  <table:table-cell office:value-type="string" calcext:value-type="string">
            <text:p>cooman-rhapsody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  <table:table-cell office:value-type="string" calcext:value-type="string">
            <text:p>cooman-rhinecliff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  <table:table-cell office:value-type="string" calcext:value-type="string">
            <text:p>cooman-ribenial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 office:value-type="string" calcext:value-type="string">
            <text:p>cooman-ricercareinepidiatessaron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  <table:table-cell office:value-type="string" calcext:value-type="string">
            <text:p>cooman-riseupmylove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  <table:table-cell office:value-type="string" calcext:value-type="string">
            <text:p>cooman-rising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  <table:table-cell office:value-type="string" calcext:value-type="string">
            <text:p>cooman-riteieucharist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  <table:table-cell office:value-type="string" calcext:value-type="string">
            <text:p>cooman-riversongrememberingdennisabelson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  <table:table-cell office:value-type="string" calcext:value-type="string">
            <text:p>cooman-roadoflight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 office:value-type="string" calcext:value-type="string">
            <text:p>cooman-rochestertriptych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  <table:table-cell office:value-type="string" calcext:value-type="string">
            <text:p>cooman-rondeaucarol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  <table:table-cell office:value-type="string" calcext:value-type="string">
            <text:p>cooman-rondelet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  <table:table-cell office:value-type="string" calcext:value-type="string">
            <text:p>cooman-rondinoonilovetotellthestory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  <table:table-cell office:value-type="string" calcext:value-type="string">
            <text:p>cooman-roses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 office:value-type="string" calcext:value-type="string">
            <text:p>cooman-rosner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  <table:table-cell office:value-type="string" calcext:value-type="string">
            <text:p>cooman-rossiniinthekitchen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  <table:table-cell office:value-type="string" calcext:value-type="string">
            <text:p>cooman-ruhigerlobgesang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  <table:table-cell office:value-type="string" calcext:value-type="string">
            <text:p>cooman-sagebrushcelebration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 office:value-type="string" calcext:value-type="string">
            <text:p>cooman-saimar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  <table:table-cell office:value-type="string" calcext:value-type="string">
            <text:p>cooman-sanandreassuite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  <table:table-cell office:value-type="string" calcext:value-type="string">
            <text:p>cooman-sanfrancescoalaverna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  <table:table-cell office:value-type="string" calcext:value-type="string">
            <text:p>cooman-sankaty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  <table:table-cell office:value-type="string" calcext:value-type="string">
            <text:p>cooman-sankatydreamingstringquartetno4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 office:value-type="string" calcext:value-type="string">
            <text:p>cooman-sarabandeinmodumbenedictionem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  <table:table-cell office:value-type="string" calcext:value-type="string">
            <text:p>cooman-saro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  <table:table-cell office:value-type="string" calcext:value-type="string">
            <text:p>cooman-scherzofortheflutes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  <table:table-cell office:value-type="string" calcext:value-type="string">
            <text:p>cooman-schumannserenade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  <table:table-cell office:value-type="string" calcext:value-type="string">
            <text:p>cooman-seafindings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  <table:table-cell office:value-type="string" calcext:value-type="string">
            <text:p>cooman-sealegs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  <table:table-cell office:value-type="string" calcext:value-type="string">
            <text:p>cooman-searchinghands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  <table:table-cell office:value-type="string" calcext:value-type="string">
            <text:p>cooman-seascapepassionmiddaybrightnessthirdpianosonata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  <table:table-cell office:value-type="string" calcext:value-type="string">
            <text:p>cooman-sedetaddexteremdeipatris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  <table:table-cell office:value-type="string" calcext:value-type="string">
            <text:p>cooman-seilou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 office:value-type="string" calcext:value-type="string">
            <text:p>cooman-sesachacha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 office:value-type="string" calcext:value-type="string">
            <text:p>cooman-sesapana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  <table:table-cell office:value-type="string" calcext:value-type="string">
            <text:p>cooman-setmeasaseal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  <table:table-cell office:value-type="string" calcext:value-type="string">
            <text:p>cooman-shadowbookthreesongsinthenight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  <table:table-cell office:value-type="string" calcext:value-type="string">
            <text:p>cooman-shawkemo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  <table:table-cell office:value-type="string" calcext:value-type="string">
            <text:p>cooman-shawkemodreaming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  <table:table-cell office:value-type="string" calcext:value-type="string">
            <text:p>cooman-shiningsilhouettemtmansfieldsunset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  <table:table-cell office:value-type="string" calcext:value-type="string">
            <text:p>cooman-shiningspacequintetforhornandstrings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 office:value-type="string" calcext:value-type="string">
            <text:p>cooman-showingsofdivinelove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 office:value-type="string" calcext:value-type="string">
            <text:p>cooman-siasconset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  <table:table-cell office:value-type="string" calcext:value-type="string">
            <text:p>cooman-silentprisms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  <table:table-cell office:value-type="string" calcext:value-type="string">
            <text:p>cooman-silverincantation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  <table:table-cell office:value-type="string" calcext:value-type="string">
            <text:p>cooman-silverlagoonstrumpetconcerto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  <table:table-cell office:value-type="string" calcext:value-type="string">
            <text:p>cooman-singosingthisblessedmorn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 office:value-type="string" calcext:value-type="string">
            <text:p>cooman-singpraisetriptychfororgan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  <table:table-cell office:value-type="string" calcext:value-type="string">
            <text:p>cooman-sketchno2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  <table:table-cell office:value-type="string" calcext:value-type="string">
            <text:p>cooman-sketchno3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 office:value-type="string" calcext:value-type="string">
            <text:p>cooman-slicksteward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 office:value-type="string" calcext:value-type="string">
            <text:p>cooman-smithpoint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  <table:table-cell office:value-type="string" calcext:value-type="string">
            <text:p>cooman-solsticeprelude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  <table:table-cell office:value-type="string" calcext:value-type="string">
            <text:p>cooman-solsticesonata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  <table:table-cell office:value-type="string" calcext:value-type="string">
            <text:p>cooman-sonataforclarinetandpiano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  <table:table-cell office:value-type="string" calcext:value-type="string">
            <text:p>cooman-sonataforenglishhornandpiano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 office:value-type="string" calcext:value-type="string">
            <text:p>cooman-sonataforflugelhornandpiano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 office:value-type="string" calcext:value-type="string">
            <text:p>cooman-sonataforfluteandpiano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 office:value-type="string" calcext:value-type="string">
            <text:p>cooman-sonataforharpsichord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  <table:table-cell office:value-type="string" calcext:value-type="string">
            <text:p>cooman-sonatafortrumpetandpiano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  <table:table-cell office:value-type="string" calcext:value-type="string">
            <text:p>cooman-sonatafortrumpetandtrombone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  <table:table-cell office:value-type="string" calcext:value-type="string">
            <text:p>cooman-sonatafortubaandpiano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  <table:table-cell office:value-type="string" calcext:value-type="string">
            <text:p>cooman-sonataforviolinandorgan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  <table:table-cell office:value-type="string" calcext:value-type="string">
            <text:p>cooman-sonatano2forviolinandpiano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  <table:table-cell office:value-type="string" calcext:value-type="string">
            <text:p>cooman-sonatano3forviolinandpiano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 office:value-type="string" calcext:value-type="string">
            <text:p>cooman-sonatinafortoypiano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 office:value-type="string" calcext:value-type="string">
            <text:p>cooman-sonatinaforwinston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 office:value-type="string" calcext:value-type="string">
            <text:p>cooman-sonatinano2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  <table:table-cell office:value-type="string" calcext:value-type="string">
            <text:p>cooman-sonatinano3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  <table:table-cell office:value-type="string" calcext:value-type="string">
            <text:p>cooman-songsfromthecityoflight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 office:value-type="string" calcext:value-type="string">
            <text:p>cooman-sonnetsfortwotrumpets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 office:value-type="string" calcext:value-type="string">
            <text:p>cooman-sophroniavariations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  <table:table-cell office:value-type="string" calcext:value-type="string">
            <text:p>cooman-sourdoughserenade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 office:value-type="string" calcext:value-type="string">
            <text:p>cooman-speckledwren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 office:value-type="string" calcext:value-type="string">
            <text:p>cooman-spectrum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 office:value-type="string" calcext:value-type="string">
            <text:p>cooman-springburst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  <table:table-cell office:value-type="string" calcext:value-type="string">
            <text:p>cooman-springnight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  <table:table-cell office:value-type="string" calcext:value-type="string">
            <text:p>cooman-springsongs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  <table:table-cell office:value-type="string" calcext:value-type="string">
            <text:p>cooman-squam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  <table:table-cell office:value-type="string" calcext:value-type="string">
            <text:p>cooman-starfields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 office:value-type="string" calcext:value-type="string">
            <text:p>cooman-startenders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  <table:table-cell office:value-type="string" calcext:value-type="string">
            <text:p>cooman-stepsbeach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  <table:table-cell office:value-type="string" calcext:value-type="string">
            <text:p>cooman-stmaur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  <table:table-cell office:value-type="string" calcext:value-type="string">
            <text:p>cooman-stmichaelantiphonies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  <table:table-cell office:value-type="string" calcext:value-type="string">
            <text:p>cooman-stoneripples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  <table:table-cell office:value-type="string" calcext:value-type="string">
            <text:p>cooman-storiesinthestars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  <table:table-cell office:value-type="string" calcext:value-type="string">
            <text:p>cooman-storrowdrive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  <table:table-cell office:value-type="string" calcext:value-type="string">
            <text:p>cooman-suitebreve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  <table:table-cell office:value-type="string" calcext:value-type="string">
            <text:p>cooman-suiteforchildren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  <table:table-cell office:value-type="string" calcext:value-type="string">
            <text:p>cooman-suiteforhammerchord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  <table:table-cell office:value-type="string" calcext:value-type="string">
            <text:p>cooman-suiteforjay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  <table:table-cell office:value-type="string" calcext:value-type="string">
            <text:p>cooman-suiteforstrings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  <table:table-cell office:value-type="string" calcext:value-type="string">
            <text:p>cooman-sulak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  <table:table-cell office:value-type="string" calcext:value-type="string">
            <text:p>cooman-summersolstice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  <table:table-cell office:value-type="string" calcext:value-type="string">
            <text:p>cooman-summersong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  <table:table-cell office:value-type="string" calcext:value-type="string">
            <text:p>cooman-sunloom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  <table:table-cell office:value-type="string" calcext:value-type="string">
            <text:p>cooman-sunrisealleluia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  <table:table-cell office:value-type="string" calcext:value-type="string">
            <text:p>cooman-sunset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  <table:table-cell office:value-type="string" calcext:value-type="string">
            <text:p>cooman-sunsethill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  <table:table-cell office:value-type="string" calcext:value-type="string">
            <text:p>cooman-sunsongs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  <table:table-cell office:value-type="string" calcext:value-type="string">
            <text:p>cooman-suntracing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  <table:table-cell office:value-type="string" calcext:value-type="string">
            <text:p>cooman-surfside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  <table:table-cell office:value-type="string" calcext:value-type="string">
            <text:p>cooman-sweetestmusicsoftlystealing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  <table:table-cell office:value-type="string" calcext:value-type="string">
            <text:p>cooman-symphonyno3avemarisstella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  <table:table-cell office:value-type="string" calcext:value-type="string">
            <text:p>cooman-symphonyoflight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  <table:table-cell office:value-type="string" calcext:value-type="string">
            <text:p>cooman-talearutila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  <table:table-cell office:value-type="string" calcext:value-type="string">
            <text:p>cooman-tambourin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  <table:table-cell office:value-type="string" calcext:value-type="string">
            <text:p>cooman-tarantellademente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  <table:table-cell office:value-type="string" calcext:value-type="string">
            <text:p>cooman-tawpoot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  <table:table-cell office:value-type="string" calcext:value-type="string">
            <text:p>cooman-tedeum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  <table:table-cell office:value-type="string" calcext:value-type="string">
            <text:p>cooman-temptme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  <table:table-cell office:value-type="string" calcext:value-type="string">
            <text:p>cooman-thattheymayrest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  <table:table-cell office:value-type="string" calcext:value-type="string">
            <text:p>cooman-theappletonamensset1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 office:value-type="string" calcext:value-type="string">
            <text:p>cooman-thechoirinvisible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 office:value-type="string" calcext:value-type="string">
            <text:p>cooman-thecloakwiththestars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  <table:table-cell office:value-type="string" calcext:value-type="string">
            <text:p>cooman-thedawninglight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  <table:table-cell office:value-type="string" calcext:value-type="string">
            <text:p>cooman-thedoorsinthesky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  <table:table-cell office:value-type="string" calcext:value-type="string">
            <text:p>cooman-theeternaldove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  <table:table-cell office:value-type="string" calcext:value-type="string">
            <text:p>cooman-theeveningchoir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  <table:table-cell office:value-type="string" calcext:value-type="string">
            <text:p>cooman-thefluteoftheinfinite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  <table:table-cell office:value-type="string" calcext:value-type="string">
            <text:p>cooman-theforestssong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  <table:table-cell office:value-type="string" calcext:value-type="string">
            <text:p>cooman-thegreatwilno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  <table:table-cell office:value-type="string" calcext:value-type="string">
            <text:p>cooman-theguesthouse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  <table:table-cell office:value-type="string" calcext:value-type="string">
            <text:p>cooman-thekingdomofjustice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  <table:table-cell office:value-type="string" calcext:value-type="string">
            <text:p>cooman-thelaidleywyrm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  <table:table-cell office:value-type="string" calcext:value-type="string">
            <text:p>cooman-thelampofcharity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  <table:table-cell office:value-type="string" calcext:value-type="string">
            <text:p>cooman-thelitanyoflight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  <table:table-cell office:value-type="string" calcext:value-type="string">
            <text:p>cooman-thelivingwaterworks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  <table:table-cell office:value-type="string" calcext:value-type="string">
            <text:p>cooman-themesforimprovisation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  <table:table-cell office:value-type="string" calcext:value-type="string">
            <text:p>cooman-theodaburnsmass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  <table:table-cell office:value-type="string" calcext:value-type="string">
            <text:p>cooman-theoncies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  <table:table-cell office:value-type="string" calcext:value-type="string">
            <text:p>cooman-thepeachblossomsshadow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  <table:table-cell office:value-type="string" calcext:value-type="string">
            <text:p>cooman-thereforeletuskeepthefeast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  <table:table-cell office:value-type="string" calcext:value-type="string">
            <text:p>cooman-thereismuchintheworld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  <table:table-cell office:value-type="string" calcext:value-type="string">
            <text:p>cooman-therevelationsofdivinelovemetaphorsfromseaandsky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  <table:table-cell office:value-type="string" calcext:value-type="string">
            <text:p>cooman-therewillbestars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  <table:table-cell office:value-type="string" calcext:value-type="string">
            <text:p>cooman-theroseofsharon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  <table:table-cell office:value-type="string" calcext:value-type="string">
            <text:p>cooman-therosetreecarol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  <table:table-cell office:value-type="string" calcext:value-type="string">
            <text:p>cooman-theshirtofhappiness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  <table:table-cell office:value-type="string" calcext:value-type="string">
            <text:p>cooman-theskyabouttoopen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  <table:table-cell office:value-type="string" calcext:value-type="string">
            <text:p>cooman-theskycanstillremember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  <table:table-cell office:value-type="string" calcext:value-type="string">
            <text:p>cooman-thetalltaletrain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  <table:table-cell office:value-type="string" calcext:value-type="string">
            <text:p>cooman-thetransportationage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 office:value-type="string" calcext:value-type="string">
            <text:p>cooman-thewaythetruththelife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  <table:table-cell office:value-type="string" calcext:value-type="string">
            <text:p>cooman-thewelcomenews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 office:value-type="string" calcext:value-type="string">
            <text:p>cooman-thieves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  <table:table-cell office:value-type="string" calcext:value-type="string">
            <text:p>cooman-thisdusk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  <table:table-cell office:value-type="string" calcext:value-type="string">
            <text:p>cooman-thisisthehourofbanquetandofsong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  <table:table-cell office:value-type="string" calcext:value-type="string">
            <text:p>cooman-thislifelonggiftofpraise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  <table:table-cell office:value-type="string" calcext:value-type="string">
            <text:p>cooman-threadsconcertofororchestra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  <table:table-cell office:value-type="string" calcext:value-type="string">
            <text:p>cooman-threeacclamationsforworship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  <table:table-cell office:value-type="string" calcext:value-type="string">
            <text:p>cooman-threechoralepreludes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  <table:table-cell office:value-type="string" calcext:value-type="string">
            <text:p>cooman-threeghazalsforharmonium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  <table:table-cell office:value-type="string" calcext:value-type="string">
            <text:p>cooman-threeintermezzi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  <table:table-cell office:value-type="string" calcext:value-type="string">
            <text:p>cooman-threepassiontidemotets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  <table:table-cell office:value-type="string" calcext:value-type="string">
            <text:p>cooman-threepastoralesonagermancarol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  <table:table-cell office:value-type="string" calcext:value-type="string">
            <text:p>cooman-threepsalmmonodies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 office:value-type="string" calcext:value-type="string">
            <text:p>cooman-threerenaissancedances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 office:value-type="string" calcext:value-type="string">
            <text:p>cooman-threesongsfromasyoulikeit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 office:value-type="string" calcext:value-type="string">
            <text:p>cooman-threestfrancislegends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  <table:table-cell office:value-type="string" calcext:value-type="string">
            <text:p>cooman-threevoluntarie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 office:value-type="string" calcext:value-type="string">
            <text:p>cooman-tideofangels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  <table:table-cell office:value-type="string" calcext:value-type="string">
            <text:p>cooman-toccataariaandfinale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 office:value-type="string" calcext:value-type="string">
            <text:p>cooman-toccatabrevis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  <table:table-cell office:value-type="string" calcext:value-type="string">
            <text:p>cooman-toccatafantasyonamedievalwelshcarol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  <table:table-cell office:value-type="string" calcext:value-type="string">
            <text:p>cooman-toccatahomagetobuxtehude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 office:value-type="string" calcext:value-type="string">
            <text:p>cooman-toccataonayorubahymn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  <table:table-cell office:value-type="string" calcext:value-type="string">
            <text:p>cooman-toccataonlasstunserfreuen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  <table:table-cell office:value-type="string" calcext:value-type="string">
            <text:p>cooman-toccatarondo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 office:value-type="string" calcext:value-type="string">
            <text:p>cooman-tombeauaria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  <table:table-cell office:value-type="string" calcext:value-type="string">
            <text:p>cooman-tomnevers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  <table:table-cell office:value-type="string" calcext:value-type="string">
            <text:p>cooman-tooupsetforwords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  <table:table-cell office:value-type="string" calcext:value-type="string">
            <text:p>cooman-towerantiphonies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  <table:table-cell office:value-type="string" calcext:value-type="string">
            <text:p>cooman-treasuredheart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  <table:table-cell office:value-type="string" calcext:value-type="string">
            <text:p>cooman-treasuryofblessings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 office:value-type="string" calcext:value-type="string">
            <text:p>cooman-tresnovascantigas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 office:value-type="string" calcext:value-type="string">
            <text:p>cooman-trinitymatins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  <table:table-cell office:value-type="string" calcext:value-type="string">
            <text:p>cooman-trioinmemoriamdirkflentrop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 office:value-type="string" calcext:value-type="string">
            <text:p>cooman-triolet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  <table:table-cell office:value-type="string" calcext:value-type="string">
            <text:p>cooman-triptychforharpsichord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  <table:table-cell office:value-type="string" calcext:value-type="string">
            <text:p>cooman-triptychonasorbiancarol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  <table:table-cell office:value-type="string" calcext:value-type="string">
            <text:p>cooman-troismelodiesmodales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  <table:table-cell office:value-type="string" calcext:value-type="string">
            <text:p>cooman-trotshill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  <table:table-cell office:value-type="string" calcext:value-type="string">
            <text:p>cooman-trulythelightissweet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  <table:table-cell office:value-type="string" calcext:value-type="string">
            <text:p>cooman-trumpettune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  <table:table-cell office:value-type="string" calcext:value-type="string">
            <text:p>cooman-tubatune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  <table:table-cell office:value-type="string" calcext:value-type="string">
            <text:p>cooman-tuckernuck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  <table:table-cell office:value-type="string" calcext:value-type="string">
            <text:p>cooman-tundracanticle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 office:value-type="string" calcext:value-type="string">
            <text:p>cooman-twilightundulations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  <table:table-cell office:value-type="string" calcext:value-type="string">
            <text:p>cooman-twocatullussongs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  <table:table-cell office:value-type="string" calcext:value-type="string">
            <text:p>cooman-twodawnhymns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 office:value-type="string" calcext:value-type="string">
            <text:p>cooman-twofantasias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  <table:table-cell office:value-type="string" calcext:value-type="string">
            <text:p>cooman-twofolksongs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  <table:table-cell office:value-type="string" calcext:value-type="string">
            <text:p>cooman-twoforlent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  <table:table-cell office:value-type="string" calcext:value-type="string">
            <text:p>cooman-twoforpentecost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  <table:table-cell office:value-type="string" calcext:value-type="string">
            <text:p>cooman-twoforredemption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  <table:table-cell office:value-type="string" calcext:value-type="string">
            <text:p>cooman-twofragments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  <table:table-cell office:value-type="string" calcext:value-type="string">
            <text:p>cooman-twofromthebritishisles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  <table:table-cell office:value-type="string" calcext:value-type="string">
            <text:p>cooman-twoimpressions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  <table:table-cell office:value-type="string" calcext:value-type="string">
            <text:p>cooman-twoliturgicalmeditations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  <table:table-cell office:value-type="string" calcext:value-type="string">
            <text:p>cooman-twolullabies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  <table:table-cell office:value-type="string" calcext:value-type="string">
            <text:p>cooman-twomantras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  <table:table-cell office:value-type="string" calcext:value-type="string">
            <text:p>cooman-twomemoryplaces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  <table:table-cell office:value-type="string" calcext:value-type="string">
            <text:p>cooman-twooatesminiatures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  <table:table-cell office:value-type="string" calcext:value-type="string">
            <text:p>cooman-twopreludes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  <table:table-cell office:value-type="string" calcext:value-type="string">
            <text:p>cooman-twopsalms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  <table:table-cell office:value-type="string" calcext:value-type="string">
            <text:p>cooman-twoshakespearesettings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  <table:table-cell office:value-type="string" calcext:value-type="string">
            <text:p>cooman-twosongswithoutwords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  <table:table-cell office:value-type="string" calcext:value-type="string">
            <text:p>cooman-twovergilsongs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 office:value-type="string" calcext:value-type="string">
            <text:p>cooman-twowakefieldsongs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  <table:table-cell office:value-type="string" calcext:value-type="string">
            <text:p>cooman-unfailinglove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  <table:table-cell office:value-type="string" calcext:value-type="string">
            <text:p>cooman-unmeasuredpreludes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  <table:table-cell office:value-type="string" calcext:value-type="string">
            <text:p>cooman-unregardeloigne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  <table:table-cell office:value-type="string" calcext:value-type="string">
            <text:p>cooman-variationsonabasquenoel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  <table:table-cell office:value-type="string" calcext:value-type="string">
            <text:p>cooman-variationsonathemeofandreaswillscher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  <table:table-cell office:value-type="string" calcext:value-type="string">
            <text:p>cooman-variationsonjesudulciamemoria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  <table:table-cell office:value-type="string" calcext:value-type="string">
            <text:p>cooman-varinna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  <table:table-cell office:value-type="string" calcext:value-type="string">
            <text:p>cooman-venisanctespiritu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  <table:table-cell office:value-type="string" calcext:value-type="string">
            <text:p>cooman-verbumsupernumprodiens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  <table:table-cell office:value-type="string" calcext:value-type="string">
            <text:p>cooman-vigils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  <table:table-cell office:value-type="string" calcext:value-type="string">
            <text:p>cooman-virelai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  <table:table-cell office:value-type="string" calcext:value-type="string">
            <text:p>cooman-virelaiii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  <table:table-cell office:value-type="string" calcext:value-type="string">
            <text:p>cooman-voicesofthetrumpet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  <table:table-cell office:value-type="string" calcext:value-type="string">
            <text:p>cooman-voicesofthetrumpet2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  <table:table-cell office:value-type="string" calcext:value-type="string">
            <text:p>cooman-waitingforoctober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 office:value-type="string" calcext:value-type="string">
            <text:p>cooman-wannacomet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 office:value-type="string" calcext:value-type="string">
            <text:p>cooman-wardmanpark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 office:value-type="string" calcext:value-type="string">
            <text:p>cooman-warrenlanding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  <table:table-cell office:value-type="string" calcext:value-type="string">
            <text:p>cooman-warrington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  <table:table-cell office:value-type="string" calcext:value-type="string">
            <text:p>cooman-wauwinet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  <table:table-cell office:value-type="string" calcext:value-type="string">
            <text:p>cooman-waveglistens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  <table:table-cell office:value-type="string" calcext:value-type="string">
            <text:p>cooman-waxingandwaning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  <table:table-cell office:value-type="string" calcext:value-type="string">
            <text:p>cooman-welcomewind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  <table:table-cell office:value-type="string" calcext:value-type="string">
            <text:p>cooman-westchesterstreet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  <table:table-cell office:value-type="string" calcext:value-type="string">
            <text:p>cooman-whalingmuseum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  <table:table-cell office:value-type="string" calcext:value-type="string">
            <text:p>cooman-whatsthescoop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  <table:table-cell office:value-type="string" calcext:value-type="string">
            <text:p>cooman-wheatandweeds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  <table:table-cell office:value-type="string" calcext:value-type="string">
            <text:p>cooman-whentheperfectcomes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  <table:table-cell office:value-type="string" calcext:value-type="string">
            <text:p>cooman-wherealltheladdersstart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  <table:table-cell office:value-type="string" calcext:value-type="string">
            <text:p>cooman-whereinourblessingsstand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  <table:table-cell office:value-type="string" calcext:value-type="string">
            <text:p>cooman-whostolethequeenstarts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  <table:table-cell office:value-type="string" calcext:value-type="string">
            <text:p>cooman-wildsunrises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  <table:table-cell office:value-type="string" calcext:value-type="string">
            <text:p>cooman-windflower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  <table:table-cell office:value-type="string" calcext:value-type="string">
            <text:p>cooman-wintersonatina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  <table:table-cell office:value-type="string" calcext:value-type="string">
            <text:p>cooman-winthrophouse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  <table:table-cell office:value-type="string" calcext:value-type="string">
            <text:p>cooman-wisdomsdance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  <table:table-cell office:value-type="string" calcext:value-type="string">
            <text:p>cooman-wisemencamejourneying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  <table:table-cell office:value-type="string" calcext:value-type="string">
            <text:p>cooman-withchristwhoselovingruleabides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  <table:table-cell office:value-type="string" calcext:value-type="string">
            <text:p>cooman-witnessestolove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  <table:table-cell office:value-type="string" calcext:value-type="string">
            <text:p>cooman-wondrouslove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 office:value-type="string" calcext:value-type="string">
            <text:p>cooman-woodbearer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  <table:table-cell office:value-type="string" calcext:value-type="string">
            <text:p>cooman-wordlesslight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  <table:table-cell office:value-type="string" calcext:value-type="string">
            <text:p>cooman-wyerspoint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  <table:table-cell office:value-type="string" calcext:value-type="string">
            <text:p>cooman-yellowi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  <table:table-cell office:value-type="string" calcext:value-type="string">
            <text:p>cooman-yorkconcertato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table table:name="Sheet4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aud" table:style-name="ta1">
        <table:table-column table:style-name="co4" table:default-cell-style-name="ce1"/>
        <table:table-row table:style-name="ro12">
          <table:table-cell office:value-type="string" calcext:value-type="string">
            <text:p>http://www.coomanarts.com/cc/mp3/cooman-abenediction.mp3?_=1</text:p>
          </table:table-cell>
        </table:table-row>
        <table:table-row table:style-name="ro12">
          <table:table-cell office:value-type="string" calcext:value-type="string">
            <text:p>http://www.coomanarts.com/cc/mp3/cooman-abirthdaycanonforkevin.mp3?_=1</text:p>
          </table:table-cell>
        </table:table-row>
        <table:table-row table:style-name="ro12">
          <table:table-cell office:value-type="string" calcext:value-type="string">
            <text:p>http://www.coomanarts.com/cc/mp3/cooman-ablessing.mp3?_=1</text:p>
          </table:table-cell>
        </table:table-row>
        <table:table-row table:style-name="ro12">
          <table:table-cell office:value-type="string" calcext:value-type="string">
            <text:p>http://www.coomanarts.com/cc/mp3/cooman-abluestar.mp3?_=1</text:p>
          </table:table-cell>
        </table:table-row>
        <table:table-row table:style-name="ro12">
          <table:table-cell office:value-type="string" calcext:value-type="string">
            <text:p>http://www.coomanarts.com/cc/mp3/cooman-abramscall.mp3?_=1</text:p>
          </table:table-cell>
        </table:table-row>
        <table:table-row table:style-name="ro12">
          <table:table-cell office:value-type="string" calcext:value-type="string">
            <text:p>http://www.coomanarts.com/cc/mp3/cooman-acenteringprayer.mp3?_=1</text:p>
          </table:table-cell>
        </table:table-row>
        <table:table-row table:style-name="ro12">
          <table:table-cell office:value-type="string" calcext:value-type="string">
            <text:p>http://www.coomanarts.com/cc/mp3/cooman-acosmicprayer.mp3?_=1</text:p>
          </table:table-cell>
        </table:table-row>
        <table:table-row table:style-name="ro12">
          <table:table-cell office:value-type="string" calcext:value-type="string">
            <text:p>http://www.coomanarts.com/cc/mp3/cooman-actslibretto.mp3?_=1</text:p>
          </table:table-cell>
        </table:table-row>
        <table:table-row table:style-name="ro12">
          <table:table-cell office:value-type="string" calcext:value-type="string">
            <text:p>http://www.coomanarts.com/cc/mp3/cooman-adamlayybounden.mp3?_=1</text:p>
          </table:table-cell>
        </table:table-row>
        <table:table-row table:style-name="ro12">
          <table:table-cell office:value-type="string" calcext:value-type="string">
            <text:p>http://www.coomanarts.com/cc/mp3/cooman-adifficultmiracle.mp3?_=1</text:p>
          </table:table-cell>
        </table:table-row>
        <table:table-row table:style-name="ro12">
          <table:table-cell office:value-type="string" calcext:value-type="string">
            <text:p>http://www.coomanarts.com/cc/mp3/cooman-aequammementorebus.mp3?_=1</text:p>
          </table:table-cell>
        </table:table-row>
        <table:table-row table:style-name="ro12">
          <table:table-cell office:value-type="string" calcext:value-type="string">
            <text:p>http://www.coomanarts.com/cc/mp3/cooman-ahikersgear.mp3?_=1</text:p>
          </table:table-cell>
        </table:table-row>
        <table:table-row table:style-name="ro12">
          <table:table-cell office:value-type="string" calcext:value-type="string">
            <text:p>http://www.coomanarts.com/cc/mp3/cooman-albumleaffordickandjudywagner.mp3?_=1</text:p>
          </table:table-cell>
        </table:table-row>
        <table:table-row table:style-name="ro12">
          <table:table-cell office:value-type="string" calcext:value-type="string">
            <text:p>http://www.coomanarts.com/cc/mp3/cooman-albumleaves.mp3?_=1</text:p>
          </table:table-cell>
        </table:table-row>
        <table:table-row table:style-name="ro12">
          <table:table-cell office:value-type="string" calcext:value-type="string">
            <text:p>http://www.coomanarts.com/cc/mp3/cooman-alentencollect.mp3?_=1</text:p>
          </table:table-cell>
        </table:table-row>
        <table:table-row table:style-name="ro12">
          <table:table-cell office:value-type="string" calcext:value-type="string">
            <text:p>http://www.coomanarts.com/cc/mp3/cooman-alive.mp3?_=1</text:p>
          </table:table-cell>
        </table:table-row>
        <table:table-row table:style-name="ro12">
          <table:table-cell office:value-type="string" calcext:value-type="string">
            <text:p>http://www.coomanarts.com/cc/mp3/cooman-allthingscametobe.mp3?_=1</text:p>
          </table:table-cell>
        </table:table-row>
        <table:table-row table:style-name="ro12">
          <table:table-cell office:value-type="string" calcext:value-type="string">
            <text:p>http://www.coomanarts.com/cc/mp3/cooman-almaredemptorismater.mp3?_=1</text:p>
          </table:table-cell>
        </table:table-row>
        <table:table-row table:style-name="ro12">
          <table:table-cell office:value-type="string" calcext:value-type="string">
            <text:p>http://www.coomanarts.com/cc/mp3/cooman-altarrock.mp3?_=1</text:p>
          </table:table-cell>
        </table:table-row>
        <table:table-row table:style-name="ro12">
          <table:table-cell office:value-type="string" calcext:value-type="string">
            <text:p>http://www.coomanarts.com/cc/mp3/cooman-amisar.mp3?_=1</text:p>
          </table:table-cell>
        </table:table-row>
        <table:table-row table:style-name="ro12">
          <table:table-cell office:value-type="string" calcext:value-type="string">
            <text:p>http://www.coomanarts.com/cc/mp3/cooman-anangelsong.mp3?_=1</text:p>
          </table:table-cell>
        </table:table-row>
        <table:table-row table:style-name="ro12">
          <table:table-cell office:value-type="string" calcext:value-type="string">
            <text:p>http://www.coomanarts.com/cc/mp3/cooman-anantucketprelude.mp3?_=1</text:p>
          </table:table-cell>
        </table:table-row>
        <table:table-row table:style-name="ro12">
          <table:table-cell office:value-type="string" calcext:value-type="string">
            <text:p>http://www.coomanarts.com/cc/mp3/cooman-ancientairs2.mp3?_=1</text:p>
          </table:table-cell>
        </table:table-row>
        <table:table-row table:style-name="ro12">
          <table:table-cell office:value-type="string" calcext:value-type="string">
            <text:p>http://www.coomanarts.com/cc/mp3/cooman-anewvision.mp3?_=1</text:p>
          </table:table-cell>
        </table:table-row>
        <table:table-row table:style-name="ro12">
          <table:table-cell office:value-type="string" calcext:value-type="string">
            <text:p>http://www.coomanarts.com/cc/mp3/cooman-angelstar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1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2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3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4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5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6.mp3?_=1</text:p>
          </table:table-cell>
        </table:table-row>
        <table:table-row table:style-name="ro12">
          <table:table-cell office:value-type="string" calcext:value-type="string">
            <text:p>http://www.coomanarts.com/cc/mp3/cooman-anheavenlysong.mp3?_=1</text:p>
          </table:table-cell>
        </table:table-row>
        <table:table-row table:style-name="ro12">
          <table:table-cell office:value-type="string" calcext:value-type="string">
            <text:p>http://www.coomanarts.com/cc/mp3/cooman-animalplanet.mp3?_=1</text:p>
          </table:table-cell>
        </table:table-row>
        <table:table-row table:style-name="ro12">
          <table:table-cell office:value-type="string" calcext:value-type="string">
            <text:p>http://www.coomanarts.com/cc/mp3/cooman-anoasisremembered.mp3?_=1</text:p>
          </table:table-cell>
        </table:table-row>
        <table:table-row table:style-name="ro12">
          <table:table-cell office:value-type="string" calcext:value-type="string">
            <text:p>http://www.coomanarts.com/cc/mp3/cooman-anopendoor.mp3?_=1</text:p>
          </table:table-cell>
        </table:table-row>
        <table:table-row table:style-name="ro12">
          <table:table-cell office:value-type="string" calcext:value-type="string">
            <text:p>http://www.coomanarts.com/cc/mp3/cooman-antics.mp3?_=1</text:p>
          </table:table-cell>
        </table:table-row>
        <table:table-row table:style-name="ro12">
          <table:table-cell office:value-type="string" calcext:value-type="string">
            <text:p>http://www.coomanarts.com/cc/mp3/cooman-anykingdomwehave.mp3?_=1</text:p>
          </table:table-cell>
        </table:table-row>
        <table:table-row table:style-name="ro12">
          <table:table-cell office:value-type="string" calcext:value-type="string">
            <text:p>http://www.coomanarts.com/cc/mp3/cooman-apentecostprayer.mp3?_=1</text:p>
          </table:table-cell>
        </table:table-row>
        <table:table-row table:style-name="ro12">
          <table:table-cell office:value-type="string" calcext:value-type="string">
            <text:p>http://www.coomanarts.com/cc/mp3/cooman-apiccolocelebration.mp3?_=1</text:p>
          </table:table-cell>
        </table:table-row>
        <table:table-row table:style-name="ro12">
          <table:table-cell office:value-type="string" calcext:value-type="string">
            <text:p>http://www.coomanarts.com/cc/mp3/cooman-aplacewhereangelssing.mp3?_=1</text:p>
          </table:table-cell>
        </table:table-row>
        <table:table-row table:style-name="ro12">
          <table:table-cell office:value-type="string" calcext:value-type="string">
            <text:p>http://www.coomanarts.com/cc/mp3/cooman-appletonamens1.mp3?_=1</text:p>
          </table:table-cell>
        </table:table-row>
        <table:table-row table:style-name="ro12">
          <table:table-cell office:value-type="string" calcext:value-type="string">
            <text:p>http://www.coomanarts.com/cc/mp3/cooman-aprayerbeforesleep.mp3?_=1</text:p>
          </table:table-cell>
        </table:table-row>
        <table:table-row table:style-name="ro12">
          <table:table-cell office:value-type="string" calcext:value-type="string">
            <text:p>http://www.coomanarts.com/cc/mp3/cooman-aprayerforlight.mp3?_=1</text:p>
          </table:table-cell>
        </table:table-row>
        <table:table-row table:style-name="ro12">
          <table:table-cell office:value-type="string" calcext:value-type="string">
            <text:p>http://www.coomanarts.com/cc/mp3/cooman-aprayerinspring.mp3?_=1</text:p>
          </table:table-cell>
        </table:table-row>
        <table:table-row table:style-name="ro12">
          <table:table-cell office:value-type="string" calcext:value-type="string">
            <text:p>http://www.coomanarts.com/cc/mp3/cooman-aquariuschaconnesbirthdaymusicformarisa.mp3?_=1</text:p>
          </table:table-cell>
        </table:table-row>
        <table:table-row table:style-name="ro12">
          <table:table-cell office:value-type="string" calcext:value-type="string">
            <text:p>http://www.coomanarts.com/cc/mp3/cooman-ariacaritasabundatinomnia.mp3?_=1</text:p>
          </table:table-cell>
        </table:table-row>
        <table:table-row table:style-name="ro12">
          <table:table-cell office:value-type="string" calcext:value-type="string">
            <text:p>http://www.coomanarts.com/cc/mp3/cooman-ariaquasiunaciaccona.mp3?_=1</text:p>
          </table:table-cell>
        </table:table-row>
        <table:table-row table:style-name="ro12">
          <table:table-cell office:value-type="string" calcext:value-type="string">
            <text:p>http://www.coomanarts.com/cc/mp3/cooman-armeniannocturne.mp3?_=1</text:p>
          </table:table-cell>
        </table:table-row>
        <table:table-row table:style-name="ro12">
          <table:table-cell office:value-type="string" calcext:value-type="string">
            <text:p>http://www.coomanarts.com/cc/mp3/cooman-arobertsbridgeestampie.mp3?_=1</text:p>
          </table:table-cell>
        </table:table-row>
        <table:table-row table:style-name="ro12">
          <table:table-cell office:value-type="string" calcext:value-type="string">
            <text:p>http://www.coomanarts.com/cc/mp3/cooman-aroodsongvariation.mp3?_=1</text:p>
          </table:table-cell>
        </table:table-row>
        <table:table-row table:style-name="ro12">
          <table:table-cell office:value-type="string" calcext:value-type="string">
            <text:p>http://www.coomanarts.com/cc/mp3/cooman-ascenditincaelum.mp3?_=1</text:p>
          </table:table-cell>
        </table:table-row>
        <table:table-row table:style-name="ro12">
          <table:table-cell office:value-type="string" calcext:value-type="string">
            <text:p>http://www.coomanarts.com/cc/mp3/cooman-ascensions.mp3?_=1</text:p>
          </table:table-cell>
        </table:table-row>
        <table:table-row table:style-name="ro12">
          <table:table-cell office:value-type="string" calcext:value-type="string">
            <text:p>http://www.coomanarts.com/cc/mp3/cooman-asongforabandpooh.mp3?_=1</text:p>
          </table:table-cell>
        </table:table-row>
        <table:table-row table:style-name="ro12">
          <table:table-cell office:value-type="string" calcext:value-type="string">
            <text:p>http://www.coomanarts.com/cc/mp3/cooman-asongofthefuture.mp3?_=1</text:p>
          </table:table-cell>
        </table:table-row>
        <table:table-row table:style-name="ro12">
          <table:table-cell office:value-type="string" calcext:value-type="string">
            <text:p>http://www.coomanarts.com/cc/mp3/cooman-aspenmountain.mp3?_=1</text:p>
          </table:table-cell>
        </table:table-row>
        <table:table-row table:style-name="ro12">
          <table:table-cell office:value-type="string" calcext:value-type="string">
            <text:p>http://www.coomanarts.com/cc/mp3/cooman-astothesun.mp3?_=1</text:p>
          </table:table-cell>
        </table:table-row>
        <table:table-row table:style-name="ro12">
          <table:table-cell office:value-type="string" calcext:value-type="string">
            <text:p>http://www.coomanarts.com/cc/mp3/cooman-atriptothesky.mp3?_=1</text:p>
          </table:table-cell>
        </table:table-row>
        <table:table-row table:style-name="ro12">
          <table:table-cell office:value-type="string" calcext:value-type="string">
            <text:p>http://www.coomanarts.com/cc/mp3/cooman-autumnsongs.mp3?_=1</text:p>
          </table:table-cell>
        </table:table-row>
        <table:table-row table:style-name="ro12">
          <table:table-cell office:value-type="string" calcext:value-type="string">
            <text:p>http://www.coomanarts.com/cc/mp3/cooman-autumnsuncanticle.mp3?_=1</text:p>
          </table:table-cell>
        </table:table-row>
        <table:table-row table:style-name="ro12">
          <table:table-cell office:value-type="string" calcext:value-type="string">
            <text:p>http://www.coomanarts.com/cc/mp3/cooman-auxtuileries.mp3?_=1</text:p>
          </table:table-cell>
        </table:table-row>
        <table:table-row table:style-name="ro12">
          <table:table-cell office:value-type="string" calcext:value-type="string">
            <text:p>http://www.coomanarts.com/cc/mp3/cooman-avedulcissimamaria.mp3?_=1</text:p>
          </table:table-cell>
        </table:table-row>
        <table:table-row table:style-name="ro12">
          <table:table-cell office:value-type="string" calcext:value-type="string">
            <text:p>http://www.coomanarts.com/cc/mp3/cooman-avisionofthetreeoflife.mp3?_=1</text:p>
          </table:table-cell>
        </table:table-row>
        <table:table-row table:style-name="ro12">
          <table:table-cell office:value-type="string" calcext:value-type="string">
            <text:p>http://www.coomanarts.com/cc/mp3/cooman-awakemyheart.mp3?_=1</text:p>
          </table:table-cell>
        </table:table-row>
        <table:table-row table:style-name="ro12">
          <table:table-cell office:value-type="string" calcext:value-type="string">
            <text:p>http://www.coomanarts.com/cc/mp3/cooman-barnardvalley.mp3?_=1</text:p>
          </table:table-cell>
        </table:table-row>
        <table:table-row table:style-name="ro12">
          <table:table-cell office:value-type="string" calcext:value-type="string">
            <text:p>http://www.coomanarts.com/cc/mp3/cooman-barnyardepisodessonataforcontrabassoonandpiano.mp3?_=1</text:p>
          </table:table-cell>
        </table:table-row>
        <table:table-row table:style-name="ro12">
          <table:table-cell office:value-type="string" calcext:value-type="string">
            <text:p>http://www.coomanarts.com/cc/mp3/cooman-beachgrasselegy.mp3?_=1</text:p>
          </table:table-cell>
        </table:table-row>
        <table:table-row table:style-name="ro12">
          <table:table-cell office:value-type="string" calcext:value-type="string">
            <text:p>http://www.coomanarts.com/cc/mp3/cooman-beachstreet.mp3?_=1</text:p>
          </table:table-cell>
        </table:table-row>
        <table:table-row table:style-name="ro12">
          <table:table-cell office:value-type="string" calcext:value-type="string">
            <text:p>http://www.coomanarts.com/cc/mp3/cooman-bearmountainfragments.mp3?_=1</text:p>
          </table:table-cell>
        </table:table-row>
        <table:table-row table:style-name="ro12">
          <table:table-cell office:value-type="string" calcext:value-type="string">
            <text:p>http://www.coomanarts.com/cc/mp3/cooman-beckoningsummer.mp3?_=1</text:p>
          </table:table-cell>
        </table:table-row>
        <table:table-row table:style-name="ro12">
          <table:table-cell office:value-type="string" calcext:value-type="string">
            <text:p>http://www.coomanarts.com/cc/mp3/cooman-bellsbeyond.mp3?_=1</text:p>
          </table:table-cell>
        </table:table-row>
        <table:table-row table:style-name="ro12">
          <table:table-cell office:value-type="string" calcext:value-type="string">
            <text:p>http://www.coomanarts.com/cc/mp3/cooman-bellsbeyondthestars.mp3?_=1</text:p>
          </table:table-cell>
        </table:table-row>
        <table:table-row table:style-name="ro12">
          <table:table-cell office:value-type="string" calcext:value-type="string">
            <text:p>http://www.coomanarts.com/cc/mp3/cooman-bellsforpauline.mp3?_=1</text:p>
          </table:table-cell>
        </table:table-row>
        <table:table-row table:style-name="ro12">
          <table:table-cell office:value-type="string" calcext:value-type="string">
            <text:p>http://www.coomanarts.com/cc/mp3/cooman-berceuse.mp3?_=1</text:p>
          </table:table-cell>
        </table:table-row>
        <table:table-row table:style-name="ro12">
          <table:table-cell office:value-type="string" calcext:value-type="string">
            <text:p>http://www.coomanarts.com/cc/mp3/cooman-berninisangels.mp3?_=1</text:p>
          </table:table-cell>
        </table:table-row>
        <table:table-row table:style-name="ro12">
          <table:table-cell office:value-type="string" calcext:value-type="string">
            <text:p>http://www.coomanarts.com/cc/mp3/cooman-beyebroken.mp3?_=1</text:p>
          </table:table-cell>
        </table:table-row>
        <table:table-row table:style-name="ro12">
          <table:table-cell office:value-type="string" calcext:value-type="string">
            <text:p>http://www.coomanarts.com/cc/mp3/cooman-beyewise.mp3?_=1</text:p>
          </table:table-cell>
        </table:table-row>
        <table:table-row table:style-name="ro12">
          <table:table-cell office:value-type="string" calcext:value-type="string">
            <text:p>http://www.coomanarts.com/cc/mp3/cooman-beyondallknowing.mp3?_=1</text:p>
          </table:table-cell>
        </table:table-row>
        <table:table-row table:style-name="ro12">
          <table:table-cell office:value-type="string" calcext:value-type="string">
            <text:p>http://www.coomanarts.com/cc/mp3/cooman-biblicalsconcertoforsolopianoinfivemovements.mp3?_=1</text:p>
          </table:table-cell>
        </table:table-row>
        <table:table-row table:style-name="ro12">
          <table:table-cell office:value-type="string" calcext:value-type="string">
            <text:p>http://www.coomanarts.com/cc/mp3/cooman-bicinium.mp3?_=1</text:p>
          </table:table-cell>
        </table:table-row>
        <table:table-row table:style-name="ro12">
          <table:table-cell office:value-type="string" calcext:value-type="string">
            <text:p>http://www.coomanarts.com/cc/mp3/cooman-bigbluehouse.mp3?_=1</text:p>
          </table:table-cell>
        </table:table-row>
        <table:table-row table:style-name="ro12">
          <table:table-cell office:value-type="string" calcext:value-type="string">
            <text:p>http://www.coomanarts.com/cc/mp3/cooman-blessthelordomysoul.mp3?_=1</text:p>
          </table:table-cell>
        </table:table-row>
        <table:table-row table:style-name="ro12">
          <table:table-cell office:value-type="string" calcext:value-type="string">
            <text:p>http://www.coomanarts.com/cc/mp3/cooman-blueglimmers.mp3?_=1</text:p>
          </table:table-cell>
        </table:table-row>
        <table:table-row table:style-name="ro12">
          <table:table-cell office:value-type="string" calcext:value-type="string">
            <text:p>http://www.coomanarts.com/cc/mp3/cooman-bornamongusinthenight.mp3?_=1</text:p>
          </table:table-cell>
        </table:table-row>
        <table:table-row table:style-name="ro12">
          <table:table-cell office:value-type="string" calcext:value-type="string">
            <text:p>http://www.coomanarts.com/cc/mp3/cooman-botany.mp3?_=1</text:p>
          </table:table-cell>
        </table:table-row>
        <table:table-row table:style-name="ro12">
          <table:table-cell office:value-type="string" calcext:value-type="string">
            <text:p>http://www.coomanarts.com/cc/mp3/cooman-brantpoint.mp3?_=1</text:p>
          </table:table-cell>
        </table:table-row>
        <table:table-row table:style-name="ro12">
          <table:table-cell office:value-type="string" calcext:value-type="string">
            <text:p>http://www.coomanarts.com/cc/mp3/cooman-brassquintet.mp3?_=1</text:p>
          </table:table-cell>
        </table:table-row>
        <table:table-row table:style-name="ro12">
          <table:table-cell office:value-type="string" calcext:value-type="string">
            <text:p>http://www.coomanarts.com/cc/mp3/cooman-brattlestreet.mp3?_=1</text:p>
          </table:table-cell>
        </table:table-row>
        <table:table-row table:style-name="ro12">
          <table:table-cell office:value-type="string" calcext:value-type="string">
            <text:p>http://www.coomanarts.com/cc/mp3/cooman-briefvibrations.mp3?_=1</text:p>
          </table:table-cell>
        </table:table-row>
        <table:table-row table:style-name="ro12">
          <table:table-cell office:value-type="string" calcext:value-type="string">
            <text:p>http://www.coomanarts.com/cc/mp3/cooman-brightnesses.mp3?_=1</text:p>
          </table:table-cell>
        </table:table-row>
        <table:table-row table:style-name="ro12">
          <table:table-cell office:value-type="string" calcext:value-type="string">
            <text:p>http://www.coomanarts.com/cc/mp3/cooman-buildersforchrist.mp3?_=1</text:p>
          </table:table-cell>
        </table:table-row>
        <table:table-row table:style-name="ro12">
          <table:table-cell office:value-type="string" calcext:value-type="string">
            <text:p>http://www.coomanarts.com/cc/mp3/cooman-buttonstew.mp3?_=1</text:p>
          </table:table-cell>
        </table:table-row>
        <table:table-row table:style-name="ro12">
          <table:table-cell office:value-type="string" calcext:value-type="string">
            <text:p>http://www.coomanarts.com/cc/mp3/cooman-calltoremembrance.mp3?_=1</text:p>
          </table:table-cell>
        </table:table-row>
        <table:table-row table:style-name="ro12">
          <table:table-cell office:value-type="string" calcext:value-type="string">
            <text:p>http://www.coomanarts.com/cc/mp3/cooman-cambridgepassacaglia.mp3?_=1</text:p>
          </table:table-cell>
        </table:table-row>
        <table:table-row table:style-name="ro12">
          <table:table-cell office:value-type="string" calcext:value-type="string">
            <text:p>http://www.coomanarts.com/cc/mp3/cooman-canalscapesoliloquyforstringquartet.mp3?_=1</text:p>
          </table:table-cell>
        </table:table-row>
        <table:table-row table:style-name="ro12">
          <table:table-cell office:value-type="string" calcext:value-type="string">
            <text:p>http://www.coomanarts.com/cc/mp3/cooman-canopache.mp3?_=1</text:p>
          </table:table-cell>
        </table:table-row>
        <table:table-row table:style-name="ro12">
          <table:table-cell office:value-type="string" calcext:value-type="string">
            <text:p>http://www.coomanarts.com/cc/mp3/cooman-canticlemosaicinremembranceandhope.mp3?_=1</text:p>
          </table:table-cell>
        </table:table-row>
        <table:table-row table:style-name="ro12">
          <table:table-cell office:value-type="string" calcext:value-type="string">
            <text:p>http://www.coomanarts.com/cc/mp3/cooman-cantilena.mp3?_=1</text:p>
          </table:table-cell>
        </table:table-row>
        <table:table-row table:style-name="ro12">
          <table:table-cell office:value-type="string" calcext:value-type="string">
            <text:p>http://www.coomanarts.com/cc/mp3/cooman-cantiomystica.mp3?_=1</text:p>
          </table:table-cell>
        </table:table-row>
        <table:table-row table:style-name="ro12">
          <table:table-cell office:value-type="string" calcext:value-type="string">
            <text:p>http://www.coomanarts.com/cc/mp3/cooman-cantique.mp3?_=1</text:p>
          </table:table-cell>
        </table:table-row>
        <table:table-row table:style-name="ro12">
          <table:table-cell office:value-type="string" calcext:value-type="string">
            <text:p>http://www.coomanarts.com/cc/mp3/cooman-cantique2.mp3?_=1</text:p>
          </table:table-cell>
        </table:table-row>
        <table:table-row table:style-name="ro12">
          <table:table-cell office:value-type="string" calcext:value-type="string">
            <text:p>http://www.coomanarts.com/cc/mp3/cooman-cantusi.mp3?_=1</text:p>
          </table:table-cell>
        </table:table-row>
        <table:table-row table:style-name="ro12">
          <table:table-cell office:value-type="string" calcext:value-type="string">
            <text:p>http://www.coomanarts.com/cc/mp3/cooman-cantusiii.mp3?_=1</text:p>
          </table:table-cell>
        </table:table-row>
        <table:table-row table:style-name="ro12">
          <table:table-cell office:value-type="string" calcext:value-type="string">
            <text:p>http://www.coomanarts.com/cc/mp3/cooman-cantusiiintounknowinglight.mp3?_=1</text:p>
          </table:table-cell>
        </table:table-row>
        <table:table-row table:style-name="ro12">
          <table:table-cell office:value-type="string" calcext:value-type="string">
            <text:p>http://www.coomanarts.com/cc/mp3/cooman-canzona.mp3?_=1</text:p>
          </table:table-cell>
        </table:table-row>
        <table:table-row table:style-name="ro12">
          <table:table-cell office:value-type="string" calcext:value-type="string">
            <text:p>http://www.coomanarts.com/cc/mp3/cooman-canzonadacamera.mp3?_=1</text:p>
          </table:table-cell>
        </table:table-row>
        <table:table-row table:style-name="ro12">
          <table:table-cell office:value-type="string" calcext:value-type="string">
            <text:p>http://www.coomanarts.com/cc/mp3/cooman-canzonaiii.mp3?_=1</text:p>
          </table:table-cell>
        </table:table-row>
        <table:table-row table:style-name="ro12">
          <table:table-cell office:value-type="string" calcext:value-type="string">
            <text:p>http://www.coomanarts.com/cc/mp3/cooman-canzonaiv.mp3?_=1</text:p>
          </table:table-cell>
        </table:table-row>
        <table:table-row table:style-name="ro12">
          <table:table-cell office:value-type="string" calcext:value-type="string">
            <text:p>http://www.coomanarts.com/cc/mp3/cooman-canzonav.mp3?_=1</text:p>
          </table:table-cell>
        </table:table-row>
        <table:table-row table:style-name="ro12">
          <table:table-cell office:value-type="string" calcext:value-type="string">
            <text:p>http://www.coomanarts.com/cc/mp3/cooman-capriccioafterdickinson.mp3?_=1</text:p>
          </table:table-cell>
        </table:table-row>
        <table:table-row table:style-name="ro12">
          <table:table-cell office:value-type="string" calcext:value-type="string">
            <text:p>http://www.coomanarts.com/cc/mp3/cooman-cavatina.mp3?_=1</text:p>
          </table:table-cell>
        </table:table-row>
        <table:table-row table:style-name="ro12">
          <table:table-cell office:value-type="string" calcext:value-type="string">
            <text:p>http://www.coomanarts.com/cc/mp3/cooman-celebrationfanfare.mp3?_=1</text:p>
          </table:table-cell>
        </table:table-row>
        <table:table-row table:style-name="ro12">
          <table:table-cell office:value-type="string" calcext:value-type="string">
            <text:p>http://www.coomanarts.com/cc/mp3/cooman-celestialmeditations.mp3?_=1</text:p>
          </table:table-cell>
        </table:table-row>
        <table:table-row table:style-name="ro12">
          <table:table-cell office:value-type="string" calcext:value-type="string">
            <text:p>http://www.coomanarts.com/cc/mp3/cooman-ceremonialsuite.mp3?_=1</text:p>
          </table:table-cell>
        </table:table-row>
        <table:table-row table:style-name="ro12">
          <table:table-cell office:value-type="string" calcext:value-type="string">
            <text:p>http://www.coomanarts.com/cc/mp3/cooman-ceruleandoublepercussionconcerto.mp3?_=1</text:p>
          </table:table-cell>
        </table:table-row>
        <table:table-row table:style-name="ro12">
          <table:table-cell office:value-type="string" calcext:value-type="string">
            <text:p>http://www.coomanarts.com/cc/mp3/cooman-chansondamour.mp3?_=1</text:p>
          </table:table-cell>
        </table:table-row>
        <table:table-row table:style-name="ro12">
          <table:table-cell office:value-type="string" calcext:value-type="string">
            <text:p>http://www.coomanarts.com/cc/mp3/cooman-chantofhealinglove.mp3?_=1</text:p>
          </table:table-cell>
        </table:table-row>
        <table:table-row table:style-name="ro12">
          <table:table-cell office:value-type="string" calcext:value-type="string">
            <text:p>http://www.coomanarts.com/cc/mp3/cooman-chasingthemoondown.mp3?_=1</text:p>
          </table:table-cell>
        </table:table-row>
        <table:table-row table:style-name="ro12">
          <table:table-cell office:value-type="string" calcext:value-type="string">
            <text:p>http://www.coomanarts.com/cc/mp3/cooman-cheakes.mp3?_=1</text:p>
          </table:table-cell>
        </table:table-row>
        <table:table-row table:style-name="ro12">
          <table:table-cell office:value-type="string" calcext:value-type="string">
            <text:p>http://www.coomanarts.com/cc/mp3/cooman-choraleandcourante.mp3?_=1</text:p>
          </table:table-cell>
        </table:table-row>
        <table:table-row table:style-name="ro12">
          <table:table-cell office:value-type="string" calcext:value-type="string">
            <text:p>http://www.coomanarts.com/cc/mp3/cooman-christisalive.mp3?_=1</text:p>
          </table:table-cell>
        </table:table-row>
        <table:table-row table:style-name="ro12">
          <table:table-cell office:value-type="string" calcext:value-type="string">
            <text:p>http://www.coomanarts.com/cc/mp3/cooman-christusnatusest.mp3?_=1</text:p>
          </table:table-cell>
        </table:table-row>
        <table:table-row table:style-name="ro12">
          <table:table-cell office:value-type="string" calcext:value-type="string">
            <text:p>http://www.coomanarts.com/cc/mp3/cooman-ciacconaangelica.mp3?_=1</text:p>
          </table:table-cell>
        </table:table-row>
        <table:table-row table:style-name="ro12">
          <table:table-cell office:value-type="string" calcext:value-type="string">
            <text:p>http://www.coomanarts.com/cc/mp3/cooman-ciacconasoprasalveregina.mp3?_=1</text:p>
          </table:table-cell>
        </table:table-row>
        <table:table-row table:style-name="ro12">
          <table:table-cell office:value-type="string" calcext:value-type="string">
            <text:p>http://www.coomanarts.com/cc/mp3/cooman-cinqcroquis.mp3?_=1</text:p>
          </table:table-cell>
        </table:table-row>
        <table:table-row table:style-name="ro12">
          <table:table-cell office:value-type="string" calcext:value-type="string">
            <text:p>http://www.coomanarts.com/cc/mp3/cooman-circe.mp3?_=1</text:p>
          </table:table-cell>
        </table:table-row>
        <table:table-row table:style-name="ro12">
          <table:table-cell office:value-type="string" calcext:value-type="string">
            <text:p>http://www.coomanarts.com/cc/mp3/cooman-cisco.mp3?_=1</text:p>
          </table:table-cell>
        </table:table-row>
        <table:table-row table:style-name="ro12">
          <table:table-cell office:value-type="string" calcext:value-type="string">
            <text:p>http://www.coomanarts.com/cc/mp3/cooman-clacjubilee.mp3?_=1</text:p>
          </table:table-cell>
        </table:table-row>
        <table:table-row table:style-name="ro12">
          <table:table-cell office:value-type="string" calcext:value-type="string">
            <text:p>http://www.coomanarts.com/cc/mp3/cooman-clarinetconcerto.mp3?_=1</text:p>
          </table:table-cell>
        </table:table-row>
        <table:table-row table:style-name="ro12">
          <table:table-cell office:value-type="string" calcext:value-type="string">
            <text:p>http://www.coomanarts.com/cc/mp3/cooman-clarkcove.mp3?_=1</text:p>
          </table:table-cell>
        </table:table-row>
        <table:table-row table:style-name="ro12">
          <table:table-cell office:value-type="string" calcext:value-type="string">
            <text:p>http://www.coomanarts.com/cc/mp3/cooman-cliffbeach.mp3?_=1</text:p>
          </table:table-cell>
        </table:table-row>
        <table:table-row table:style-name="ro12">
          <table:table-cell office:value-type="string" calcext:value-type="string">
            <text:p>http://www.coomanarts.com/cc/mp3/cooman-coatue.mp3?_=1</text:p>
          </table:table-cell>
        </table:table-row>
        <table:table-row table:style-name="ro12">
          <table:table-cell office:value-type="string" calcext:value-type="string">
            <text:p>http://www.coomanarts.com/cc/mp3/cooman-coatuedreaming.mp3?_=1</text:p>
          </table:table-cell>
        </table:table-row>
        <table:table-row table:style-name="ro12">
          <table:table-cell office:value-type="string" calcext:value-type="string">
            <text:p>http://www.coomanarts.com/cc/mp3/cooman-cobaltblue.mp3?_=1</text:p>
          </table:table-cell>
        </table:table-row>
        <table:table-row table:style-name="ro12">
          <table:table-cell office:value-type="string" calcext:value-type="string">
            <text:p>http://www.coomanarts.com/cc/mp3/cooman-codex.mp3?_=1</text:p>
          </table:table-cell>
        </table:table-row>
        <table:table-row table:style-name="ro12">
          <table:table-cell office:value-type="string" calcext:value-type="string">
            <text:p>http://www.coomanarts.com/cc/mp3/cooman-comeletusgoagain.mp3?_=1</text:p>
          </table:table-cell>
        </table:table-row>
        <table:table-row table:style-name="ro12">
          <table:table-cell office:value-type="string" calcext:value-type="string">
            <text:p>http://www.coomanarts.com/cc/mp3/cooman-conant.mp3?_=1</text:p>
          </table:table-cell>
        </table:table-row>
        <table:table-row table:style-name="ro12">
          <table:table-cell office:value-type="string" calcext:value-type="string">
            <text:p>http://www.coomanarts.com/cc/mp3/cooman-concertinofoko.mp3?_=1</text:p>
          </table:table-cell>
        </table:table-row>
        <table:table-row table:style-name="ro12">
          <table:table-cell office:value-type="string" calcext:value-type="string">
            <text:p>http://www.coomanarts.com/cc/mp3/cooman-concertinoforthree.mp3?_=1</text:p>
          </table:table-cell>
        </table:table-row>
        <table:table-row table:style-name="ro12">
          <table:table-cell office:value-type="string" calcext:value-type="string">
            <text:p>http://www.coomanarts.com/cc/mp3/cooman-concertinoiii.mp3?_=1</text:p>
          </table:table-cell>
        </table:table-row>
        <table:table-row table:style-name="ro12">
          <table:table-cell office:value-type="string" calcext:value-type="string">
            <text:p>http://www.coomanarts.com/cc/mp3/cooman-concertoforbasssaxophoneandstrings.mp3?_=1</text:p>
          </table:table-cell>
        </table:table-row>
        <table:table-row table:style-name="ro12">
          <table:table-cell office:value-type="string" calcext:value-type="string">
            <text:p>http://www.coomanarts.com/cc/mp3/cooman-concertoforbasstromboneandsixplayers.mp3?_=1</text:p>
          </table:table-cell>
        </table:table-row>
        <table:table-row table:style-name="ro12">
          <table:table-cell office:value-type="string" calcext:value-type="string">
            <text:p>http://www.coomanarts.com/cc/mp3/cooman-concertoforportatiforganandstrings.mp3?_=1</text:p>
          </table:table-cell>
        </table:table-row>
        <table:table-row table:style-name="ro12">
          <table:table-cell office:value-type="string" calcext:value-type="string">
            <text:p>http://www.coomanarts.com/cc/mp3/cooman-concertogrosso.mp3?_=1</text:p>
          </table:table-cell>
        </table:table-row>
        <table:table-row table:style-name="ro12">
          <table:table-cell office:value-type="string" calcext:value-type="string">
            <text:p>http://www.coomanarts.com/cc/mp3/cooman-concertoinmodoantico.mp3?_=1</text:p>
          </table:table-cell>
        </table:table-row>
        <table:table-row table:style-name="ro12">
          <table:table-cell office:value-type="string" calcext:value-type="string">
            <text:p>http://www.coomanarts.com/cc/mp3/cooman-concertopiccoloinmemoriameberhardkraus.mp3?_=1</text:p>
          </table:table-cell>
        </table:table-row>
        <table:table-row table:style-name="ro12">
          <table:table-cell office:value-type="string" calcext:value-type="string">
            <text:p>http://www.coomanarts.com/cc/mp3/cooman-concertpiecelatricotea.mp3?_=1</text:p>
          </table:table-cell>
        </table:table-row>
        <table:table-row table:style-name="ro12">
          <table:table-cell office:value-type="string" calcext:value-type="string">
            <text:p>http://www.coomanarts.com/cc/mp3/cooman-conductus.mp3?_=1</text:p>
          </table:table-cell>
        </table:table-row>
        <table:table-row table:style-name="ro12">
          <table:table-cell office:value-type="string" calcext:value-type="string">
            <text:p>http://www.coomanarts.com/cc/mp3/cooman-conductus2.mp3?_=1</text:p>
          </table:table-cell>
        </table:table-row>
        <table:table-row table:style-name="ro12">
          <table:table-cell office:value-type="string" calcext:value-type="string">
            <text:p>http://www.coomanarts.com/cc/mp3/cooman-conesofsilencechoralesanddiversions.mp3?_=1</text:p>
          </table:table-cell>
        </table:table-row>
        <table:table-row table:style-name="ro12">
          <table:table-cell office:value-type="string" calcext:value-type="string">
            <text:p>http://www.coomanarts.com/cc/mp3/cooman-coskata.mp3?_=1</text:p>
          </table:table-cell>
        </table:table-row>
        <table:table-row table:style-name="ro12">
          <table:table-cell office:value-type="string" calcext:value-type="string">
            <text:p>http://www.coomanarts.com/cc/mp3/cooman-coskatadreaming.mp3?_=1</text:p>
          </table:table-cell>
        </table:table-row>
        <table:table-row table:style-name="ro12">
          <table:table-cell office:value-type="string" calcext:value-type="string">
            <text:p>http://www.coomanarts.com/cc/mp3/cooman-credendum.mp3?_=1</text:p>
          </table:table-cell>
        </table:table-row>
        <table:table-row table:style-name="ro12">
          <table:table-cell office:value-type="string" calcext:value-type="string">
            <text:p>http://www.coomanarts.com/cc/mp3/cooman-cropofpeace.mp3?_=1</text:p>
          </table:table-cell>
        </table:table-row>
        <table:table-row table:style-name="ro12">
          <table:table-cell office:value-type="string" calcext:value-type="string">
            <text:p>http://www.coomanarts.com/cc/mp3/cooman-crucifixus.mp3?_=1</text:p>
          </table:table-cell>
        </table:table-row>
        <table:table-row table:style-name="ro12">
          <table:table-cell office:value-type="string" calcext:value-type="string">
            <text:p>http://www.coomanarts.com/cc/mp3/cooman-cyclingseasons.mp3?_=1</text:p>
          </table:table-cell>
        </table:table-row>
        <table:table-row table:style-name="ro12">
          <table:table-cell office:value-type="string" calcext:value-type="string">
            <text:p>http://www.coomanarts.com/cc/mp3/cooman-dancesoftheholyfoolsonataforaltosaxophoneandpiano.mp3?_=1</text:p>
          </table:table-cell>
        </table:table-row>
        <table:table-row table:style-name="ro12">
          <table:table-cell office:value-type="string" calcext:value-type="string">
            <text:p>http://www.coomanarts.com/cc/mp3/cooman-darkdecemberignisdei.mp3?_=1</text:p>
          </table:table-cell>
        </table:table-row>
        <table:table-row table:style-name="ro12">
          <table:table-cell office:value-type="string" calcext:value-type="string">
            <text:p>http://www.coomanarts.com/cc/mp3/cooman-dascha.mp3?_=1</text:p>
          </table:table-cell>
        </table:table-row>
        <table:table-row table:style-name="ro12">
          <table:table-cell office:value-type="string" calcext:value-type="string">
            <text:p>http://www.coomanarts.com/cc/mp3/cooman-daustin.mp3?_=1</text:p>
          </table:table-cell>
        </table:table-row>
        <table:table-row table:style-name="ro12">
          <table:table-cell office:value-type="string" calcext:value-type="string">
            <text:p>http://www.coomanarts.com/cc/mp3/cooman-dawnflower.mp3?_=1</text:p>
          </table:table-cell>
        </table:table-row>
        <table:table-row table:style-name="ro12">
          <table:table-cell office:value-type="string" calcext:value-type="string">
            <text:p>http://www.coomanarts.com/cc/mp3/cooman-dawngame.mp3?_=1</text:p>
          </table:table-cell>
        </table:table-row>
        <table:table-row table:style-name="ro12">
          <table:table-cell office:value-type="string" calcext:value-type="string">
            <text:p>http://www.coomanarts.com/cc/mp3/cooman-dawnliturgies.mp3?_=1</text:p>
          </table:table-cell>
        </table:table-row>
        <table:table-row table:style-name="ro12">
          <table:table-cell office:value-type="string" calcext:value-type="string">
            <text:p>http://www.coomanarts.com/cc/mp3/cooman-dawnrituals.mp3?_=1</text:p>
          </table:table-cell>
        </table:table-row>
        <table:table-row table:style-name="ro12">
          <table:table-cell office:value-type="string" calcext:value-type="string">
            <text:p>http://www.coomanarts.com/cc/mp3/cooman-decembersong.mp3?_=1</text:p>
          </table:table-cell>
        </table:table-row>
        <table:table-row table:style-name="ro12">
          <table:table-cell office:value-type="string" calcext:value-type="string">
            <text:p>http://www.coomanarts.com/cc/mp3/cooman-dentistrymusic.mp3?_=1</text:p>
          </table:table-cell>
        </table:table-row>
        <table:table-row table:style-name="ro12">
          <table:table-cell office:value-type="string" calcext:value-type="string">
            <text:p>http://www.coomanarts.com/cc/mp3/cooman-desertpathways.mp3?_=1</text:p>
          </table:table-cell>
        </table:table-row>
        <table:table-row table:style-name="ro12">
          <table:table-cell office:value-type="string" calcext:value-type="string">
            <text:p>http://www.coomanarts.com/cc/mp3/cooman-desertrock.mp3?_=1</text:p>
          </table:table-cell>
        </table:table-row>
        <table:table-row table:style-name="ro12">
          <table:table-cell office:value-type="string" calcext:value-type="string">
            <text:p>http://www.coomanarts.com/cc/mp3/cooman-desiringthesolicitudeofrain.mp3?_=1</text:p>
          </table:table-cell>
        </table:table-row>
        <table:table-row table:style-name="ro12">
          <table:table-cell office:value-type="string" calcext:value-type="string">
            <text:p>http://www.coomanarts.com/cc/mp3/cooman-deuxpetitspreludes.mp3?_=1</text:p>
          </table:table-cell>
        </table:table-row>
        <table:table-row table:style-name="ro12">
          <table:table-cell office:value-type="string" calcext:value-type="string">
            <text:p>http://www.coomanarts.com/cc/mp3/cooman-devbrar.mp3?_=1</text:p>
          </table:table-cell>
        </table:table-row>
        <table:table-row table:style-name="ro12">
          <table:table-cell office:value-type="string" calcext:value-type="string">
            <text:p>http://www.coomanarts.com/cc/mp3/cooman-diapasonvoluntary.mp3?_=1</text:p>
          </table:table-cell>
        </table:table-row>
        <table:table-row table:style-name="ro12">
          <table:table-cell office:value-type="string" calcext:value-type="string">
            <text:p>http://www.coomanarts.com/cc/mp3/cooman-dionis.mp3?_=1</text:p>
          </table:table-cell>
        </table:table-row>
        <table:table-row table:style-name="ro12">
          <table:table-cell office:value-type="string" calcext:value-type="string">
            <text:p>http://www.coomanarts.com/cc/mp3/cooman-dionisdreaming.mp3?_=1</text:p>
          </table:table-cell>
        </table:table-row>
        <table:table-row table:style-name="ro12">
          <table:table-cell office:value-type="string" calcext:value-type="string">
            <text:p>http://www.coomanarts.com/cc/mp3/cooman-dionisdreaming2.mp3?_=1</text:p>
          </table:table-cell>
        </table:table-row>
        <table:table-row table:style-name="ro12">
          <table:table-cell office:value-type="string" calcext:value-type="string">
            <text:p>http://www.coomanarts.com/cc/mp3/cooman-diptychfornewlife.mp3?_=1</text:p>
          </table:table-cell>
        </table:table-row>
        <table:table-row table:style-name="ro12">
          <table:table-cell office:value-type="string" calcext:value-type="string">
            <text:p>http://www.coomanarts.com/cc/mp3/cooman-distantglitteringorbs.mp3?_=1</text:p>
          </table:table-cell>
        </table:table-row>
        <table:table-row table:style-name="ro12">
          <table:table-cell office:value-type="string" calcext:value-type="string">
            <text:p>http://www.coomanarts.com/cc/mp3/cooman-divertimento.mp3?_=1</text:p>
          </table:table-cell>
        </table:table-row>
        <table:table-row table:style-name="ro12">
          <table:table-cell office:value-type="string" calcext:value-type="string">
            <text:p>http://www.coomanarts.com/cc/mp3/cooman-dolmencreek.mp3?_=1</text:p>
          </table:table-cell>
        </table:table-row>
        <table:table-row table:style-name="ro12">
          <table:table-cell office:value-type="string" calcext:value-type="string">
            <text:p>http://www.coomanarts.com/cc/mp3/cooman-dosbrevesapuntes.mp3?_=1</text:p>
          </table:table-cell>
        </table:table-row>
        <table:table-row table:style-name="ro12">
          <table:table-cell office:value-type="string" calcext:value-type="string">
            <text:p>http://www.coomanarts.com/cc/mp3/cooman-doubleduet.mp3?_=1</text:p>
          </table:table-cell>
        </table:table-row>
        <table:table-row table:style-name="ro12">
          <table:table-cell office:value-type="string" calcext:value-type="string">
            <text:p>http://www.coomanarts.com/cc/mp3/cooman-dovergloriapatri.mp3?_=1</text:p>
          </table:table-cell>
        </table:table-row>
        <table:table-row table:style-name="ro12">
          <table:table-cell office:value-type="string" calcext:value-type="string">
            <text:p>http://www.coomanarts.com/cc/mp3/cooman-downpour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bookii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bookiii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bookiv.mp3?_=1</text:p>
          </table:table-cell>
        </table:table-row>
        <table:table-row table:style-name="ro12">
          <table:table-cell office:value-type="string" calcext:value-type="string">
            <text:p>http://www.coomanarts.com/cc/mp3/cooman-dreamtombeaucrucifixus.mp3?_=1</text:p>
          </table:table-cell>
        </table:table-row>
        <table:table-row table:style-name="ro12">
          <table:table-cell office:value-type="string" calcext:value-type="string">
            <text:p>http://www.coomanarts.com/cc/mp3/cooman-drmagic.mp3?_=1</text:p>
          </table:table-cell>
        </table:table-row>
        <table:table-row table:style-name="ro12">
          <table:table-cell office:value-type="string" calcext:value-type="string">
            <text:p>http://www.coomanarts.com/cc/mp3/cooman-dronemass.mp3?_=1</text:p>
          </table:table-cell>
        </table:table-row>
        <table:table-row table:style-name="ro12">
          <table:table-cell office:value-type="string" calcext:value-type="string">
            <text:p>http://www.coomanarts.com/cc/mp3/cooman-duetsuite.mp3?_=1</text:p>
          </table:table-cell>
        </table:table-row>
        <table:table-row table:style-name="ro12">
          <table:table-cell office:value-type="string" calcext:value-type="string">
            <text:p>http://www.coomanarts.com/cc/mp3/cooman-dunstercarol.mp3?_=1</text:p>
          </table:table-cell>
        </table:table-row>
        <table:table-row table:style-name="ro12">
          <table:table-cell office:value-type="string" calcext:value-type="string">
            <text:p>http://www.coomanarts.com/cc/mp3/cooman-duofortrumpetandharmonium.mp3?_=1</text:p>
          </table:table-cell>
        </table:table-row>
        <table:table-row table:style-name="ro12">
          <table:table-cell office:value-type="string" calcext:value-type="string">
            <text:p>http://www.coomanarts.com/cc/mp3/cooman-easterday.mp3?_=1</text:p>
          </table:table-cell>
        </table:table-row>
        <table:table-row table:style-name="ro12">
          <table:table-cell office:value-type="string" calcext:value-type="string">
            <text:p>http://www.coomanarts.com/cc/mp3/cooman-eastertriumpheasterjoy.mp3?_=1</text:p>
          </table:table-cell>
        </table:table-row>
        <table:table-row table:style-name="ro12">
          <table:table-cell office:value-type="string" calcext:value-type="string">
            <text:p>http://www.coomanarts.com/cc/mp3/cooman-eastonstreet.mp3?_=1</text:p>
          </table:table-cell>
        </table:table-row>
        <table:table-row table:style-name="ro12">
          <table:table-cell office:value-type="string" calcext:value-type="string">
            <text:p>http://www.coomanarts.com/cc/mp3/cooman-echoingcarols.mp3?_=1</text:p>
          </table:table-cell>
        </table:table-row>
        <table:table-row table:style-name="ro12">
          <table:table-cell office:value-type="string" calcext:value-type="string">
            <text:p>http://www.coomanarts.com/cc/mp3/cooman-eelpoint.mp3?_=1</text:p>
          </table:table-cell>
        </table:table-row>
        <table:table-row table:style-name="ro12">
          <table:table-cell office:value-type="string" calcext:value-type="string">
            <text:p>http://www.coomanarts.com/cc/mp3/cooman-elegia.mp3?_=1</text:p>
          </table:table-cell>
        </table:table-row>
        <table:table-row table:style-name="ro12">
          <table:table-cell office:value-type="string" calcext:value-type="string">
            <text:p>http://www.coomanarts.com/cc/mp3/cooman-elegies.mp3?_=1</text:p>
          </table:table-cell>
        </table:table-row>
        <table:table-row table:style-name="ro12">
          <table:table-cell office:value-type="string" calcext:value-type="string">
            <text:p>http://www.coomanarts.com/cc/mp3/cooman-elegy.mp3?_=1</text:p>
          </table:table-cell>
        </table:table-row>
        <table:table-row table:style-name="ro12">
          <table:table-cell office:value-type="string" calcext:value-type="string">
            <text:p>http://www.coomanarts.com/cc/mp3/cooman-elwyn.mp3?_=1</text:p>
          </table:table-cell>
        </table:table-row>
        <table:table-row table:style-name="ro12">
          <table:table-cell office:value-type="string" calcext:value-type="string">
            <text:p>http://www.coomanarts.com/cc/mp3/cooman-enchantedgardens.mp3?_=1</text:p>
          </table:table-cell>
        </table:table-row>
        <table:table-row table:style-name="ro12">
          <table:table-cell office:value-type="string" calcext:value-type="string">
            <text:p>http://www.coomanarts.com/cc/mp3/cooman-enchantedpathwaysconcertoforhornandensemble.mp3?_=1</text:p>
          </table:table-cell>
        </table:table-row>
        <table:table-row table:style-name="ro12">
          <table:table-cell office:value-type="string" calcext:value-type="string">
            <text:p>http://www.coomanarts.com/cc/mp3/cooman-enchantedtracingspianoconcertono2.mp3?_=1</text:p>
          </table:table-cell>
        </table:table-row>
        <table:table-row table:style-name="ro12">
          <table:table-cell office:value-type="string" calcext:value-type="string">
            <text:p>http://www.coomanarts.com/cc/mp3/cooman-endlessnight.mp3?_=1</text:p>
          </table:table-cell>
        </table:table-row>
        <table:table-row table:style-name="ro12">
          <table:table-cell office:value-type="string" calcext:value-type="string">
            <text:p>http://www.coomanarts.com/cc/mp3/cooman-entratafestiva.mp3?_=1</text:p>
          </table:table-cell>
        </table:table-row>
        <table:table-row table:style-name="ro12">
          <table:table-cell office:value-type="string" calcext:value-type="string">
            <text:p>http://www.coomanarts.com/cc/mp3/cooman-epicedium.mp3?_=1</text:p>
          </table:table-cell>
        </table:table-row>
        <table:table-row table:style-name="ro12">
          <table:table-cell office:value-type="string" calcext:value-type="string">
            <text:p>http://www.coomanarts.com/cc/mp3/cooman-epigraminmemoriamstevenstucky.mp3?_=1</text:p>
          </table:table-cell>
        </table:table-row>
        <table:table-row table:style-name="ro12">
          <table:table-cell office:value-type="string" calcext:value-type="string">
            <text:p>http://www.coomanarts.com/cc/mp3/cooman-epitaph.mp3?_=1</text:p>
          </table:table-cell>
        </table:table-row>
        <table:table-row table:style-name="ro12">
          <table:table-cell office:value-type="string" calcext:value-type="string">
            <text:p>http://www.coomanarts.com/cc/mp3/cooman-epitaphofseikilos.mp3?_=1</text:p>
          </table:table-cell>
        </table:table-row>
        <table:table-row table:style-name="ro12">
          <table:table-cell office:value-type="string" calcext:value-type="string">
            <text:p>http://www.coomanarts.com/cc/mp3/cooman-equinoxdances.mp3?_=1</text:p>
          </table:table-cell>
        </table:table-row>
        <table:table-row table:style-name="ro12">
          <table:table-cell office:value-type="string" calcext:value-type="string">
            <text:p>http://www.coomanarts.com/cc/mp3/cooman-equinoxsonata.mp3?_=1</text:p>
          </table:table-cell>
        </table:table-row>
        <table:table-row table:style-name="ro12">
          <table:table-cell office:value-type="string" calcext:value-type="string">
            <text:p>http://www.coomanarts.com/cc/mp3/cooman-eriewatermuletalesoftheempirestatesgloriouscanal.mp3?_=1</text:p>
          </table:table-cell>
        </table:table-row>
        <table:table-row table:style-name="ro12">
          <table:table-cell office:value-type="string" calcext:value-type="string">
            <text:p>http://www.coomanarts.com/cc/mp3/cooman-eros.mp3?_=1</text:p>
          </table:table-cell>
        </table:table-row>
        <table:table-row table:style-name="ro12">
          <table:table-cell office:value-type="string" calcext:value-type="string">
            <text:p>http://www.coomanarts.com/cc/mp3/cooman-estampie.mp3?_=1</text:p>
          </table:table-cell>
        </table:table-row>
        <table:table-row table:style-name="ro12">
          <table:table-cell office:value-type="string" calcext:value-type="string">
            <text:p>http://www.coomanarts.com/cc/mp3/cooman-estherisland.mp3?_=1</text:p>
          </table:table-cell>
        </table:table-row>
        <table:table-row table:style-name="ro12">
          <table:table-cell office:value-type="string" calcext:value-type="string">
            <text:p>http://www.coomanarts.com/cc/mp3/cooman-eternalcity.mp3?_=1</text:p>
          </table:table-cell>
        </table:table-row>
        <table:table-row table:style-name="ro12">
          <table:table-cell office:value-type="string" calcext:value-type="string">
            <text:p>http://www.coomanarts.com/cc/mp3/cooman-eternaldayspring.mp3?_=1</text:p>
          </table:table-cell>
        </table:table-row>
        <table:table-row table:style-name="ro12">
          <table:table-cell office:value-type="string" calcext:value-type="string">
            <text:p>http://www.coomanarts.com/cc/mp3/cooman-eternitie.mp3?_=1</text:p>
          </table:table-cell>
        </table:table-row>
        <table:table-row table:style-name="ro12">
          <table:table-cell office:value-type="string" calcext:value-type="string">
            <text:p>http://www.coomanarts.com/cc/mp3/cooman-eveningsong.mp3?_=1</text:p>
          </table:table-cell>
        </table:table-row>
        <table:table-row table:style-name="ro12">
          <table:table-cell office:value-type="string" calcext:value-type="string">
            <text:p>http://www.coomanarts.com/cc/mp3/cooman-everygeneration.mp3?_=1</text:p>
          </table:table-cell>
        </table:table-row>
        <table:table-row table:style-name="ro12">
          <table:table-cell office:value-type="string" calcext:value-type="string">
            <text:p>http://www.coomanarts.com/cc/mp3/cooman-everywhichshiningway.mp3?_=1</text:p>
          </table:table-cell>
        </table:table-row>
        <table:table-row table:style-name="ro12">
          <table:table-cell office:value-type="string" calcext:value-type="string">
            <text:p>http://www.coomanarts.com/cc/mp3/cooman-exaltation.mp3?_=1</text:p>
          </table:table-cell>
        </table:table-row>
        <table:table-row table:style-name="ro12">
          <table:table-cell office:value-type="string" calcext:value-type="string">
            <text:p>http://www.coomanarts.com/cc/mp3/cooman-exordium.mp3?_=1</text:p>
          </table:table-cell>
        </table:table-row>
        <table:table-row table:style-name="ro12">
          <table:table-cell office:value-type="string" calcext:value-type="string">
            <text:p>http://www.coomanarts.com/cc/mp3/cooman-exsultet.mp3?_=1</text:p>
          </table:table-cell>
        </table:table-row>
        <table:table-row table:style-name="ro12">
          <table:table-cell office:value-type="string" calcext:value-type="string">
            <text:p>http://www.coomanarts.com/cc/mp3/cooman-faithhopelove.mp3?_=1</text:p>
          </table:table-cell>
        </table:table-row>
        <table:table-row table:style-name="ro12">
          <table:table-cell office:value-type="string" calcext:value-type="string">
            <text:p>http://www.coomanarts.com/cc/mp3/cooman-faithpraiseandprayer.mp3?_=1</text:p>
          </table:table-cell>
        </table:table-row>
        <table:table-row table:style-name="ro12">
          <table:table-cell office:value-type="string" calcext:value-type="string">
            <text:p>http://www.coomanarts.com/cc/mp3/cooman-faithpraiseandprayerforadventandchristmas.mp3?_=1</text:p>
          </table:table-cell>
        </table:table-row>
        <table:table-row table:style-name="ro12">
          <table:table-cell office:value-type="string" calcext:value-type="string">
            <text:p>http://www.coomanarts.com/cc/mp3/cooman-fanfarecanon.mp3?_=1</text:p>
          </table:table-cell>
        </table:table-row>
        <table:table-row table:style-name="ro12">
          <table:table-cell office:value-type="string" calcext:value-type="string">
            <text:p>http://www.coomanarts.com/cc/mp3/cooman-fanfareforaduchessatstandrews.mp3?_=1</text:p>
          </table:table-cell>
        </table:table-row>
        <table:table-row table:style-name="ro12">
          <table:table-cell office:value-type="string" calcext:value-type="string">
            <text:p>http://www.coomanarts.com/cc/mp3/cooman-fanfarefordgf2.mp3?_=1</text:p>
          </table:table-cell>
        </table:table-row>
        <table:table-row table:style-name="ro12">
          <table:table-cell office:value-type="string" calcext:value-type="string">
            <text:p>http://www.coomanarts.com/cc/mp3/cooman-fanfareforhammerchord.mp3?_=1</text:p>
          </table:table-cell>
        </table:table-row>
        <table:table-row table:style-name="ro12">
          <table:table-cell office:value-type="string" calcext:value-type="string">
            <text:p>http://www.coomanarts.com/cc/mp3/cooman-fantasiadicollaborazione.mp3?_=1</text:p>
          </table:table-cell>
        </table:table-row>
        <table:table-row table:style-name="ro12">
          <table:table-cell office:value-type="string" calcext:value-type="string">
            <text:p>http://www.coomanarts.com/cc/mp3/cooman-fantasiaonfairharvard.mp3?_=1</text:p>
          </table:table-cell>
        </table:table-row>
        <table:table-row table:style-name="ro12">
          <table:table-cell office:value-type="string" calcext:value-type="string">
            <text:p>http://www.coomanarts.com/cc/mp3/cooman-fantasiaongreensleeves.mp3?_=1</text:p>
          </table:table-cell>
        </table:table-row>
        <table:table-row table:style-name="ro12">
          <table:table-cell office:value-type="string" calcext:value-type="string">
            <text:p>http://www.coomanarts.com/cc/mp3/cooman-fantasyandjig.mp3?_=1</text:p>
          </table:table-cell>
        </table:table-row>
        <table:table-row table:style-name="ro12">
          <table:table-cell office:value-type="string" calcext:value-type="string">
            <text:p>http://www.coomanarts.com/cc/mp3/cooman-fantasyonnassau.mp3?_=1</text:p>
          </table:table-cell>
        </table:table-row>
        <table:table-row table:style-name="ro12">
          <table:table-cell office:value-type="string" calcext:value-type="string">
            <text:p>http://www.coomanarts.com/cc/mp3/cooman-fantasyonvalmai.mp3?_=1</text:p>
          </table:table-cell>
        </table:table-row>
        <table:table-row table:style-name="ro12">
          <table:table-cell office:value-type="string" calcext:value-type="string">
            <text:p>http://www.coomanarts.com/cc/mp3/cooman-fantasyonvictimaepaschalilaudes.mp3?_=1</text:p>
          </table:table-cell>
        </table:table-row>
        <table:table-row table:style-name="ro12">
          <table:table-cell office:value-type="string" calcext:value-type="string">
            <text:p>http://www.coomanarts.com/cc/mp3/cooman-fantasyvariationsonhuntsville.mp3?_=1</text:p>
          </table:table-cell>
        </table:table-row>
        <table:table-row table:style-name="ro12">
          <table:table-cell office:value-type="string" calcext:value-type="string">
            <text:p>http://www.coomanarts.com/cc/mp3/cooman-fantasyvariationsontwothemes.mp3?_=1</text:p>
          </table:table-cell>
        </table:table-row>
        <table:table-row table:style-name="ro12">
          <table:table-cell office:value-type="string" calcext:value-type="string">
            <text:p>http://www.coomanarts.com/cc/mp3/cooman-ferko.mp3?_=1</text:p>
          </table:table-cell>
        </table:table-row>
        <table:table-row table:style-name="ro12">
          <table:table-cell office:value-type="string" calcext:value-type="string">
            <text:p>http://www.coomanarts.com/cc/mp3/cooman-festivalsanctus.mp3?_=1</text:p>
          </table:table-cell>
        </table:table-row>
        <table:table-row table:style-name="ro12">
          <table:table-cell office:value-type="string" calcext:value-type="string">
            <text:p>http://www.coomanarts.com/cc/mp3/cooman-festlicherlobgesang.mp3?_=1</text:p>
          </table:table-cell>
        </table:table-row>
        <table:table-row table:style-name="ro12">
          <table:table-cell office:value-type="string" calcext:value-type="string">
            <text:p>http://www.coomanarts.com/cc/mp3/cooman-findingyou.mp3?_=1</text:p>
          </table:table-cell>
        </table:table-row>
        <table:table-row table:style-name="ro12">
          <table:table-cell office:value-type="string" calcext:value-type="string">
            <text:p>http://www.coomanarts.com/cc/mp3/cooman-fisherslanding.mp3?_=1</text:p>
          </table:table-cell>
        </table:table-row>
        <table:table-row table:style-name="ro12">
          <table:table-cell office:value-type="string" calcext:value-type="string">
            <text:p>http://www.coomanarts.com/cc/mp3/cooman-fiveshortamens.mp3?_=1</text:p>
          </table:table-cell>
        </table:table-row>
        <table:table-row table:style-name="ro12">
          <table:table-cell office:value-type="string" calcext:value-type="string">
            <text:p>http://www.coomanarts.com/cc/mp3/cooman-flapaway.mp3?_=1</text:p>
          </table:table-cell>
        </table:table-row>
        <table:table-row table:style-name="ro12">
          <table:table-cell office:value-type="string" calcext:value-type="string">
            <text:p>http://www.coomanarts.com/cc/mp3/cooman-flashpoint.mp3?_=1</text:p>
          </table:table-cell>
        </table:table-row>
        <table:table-row table:style-name="ro12">
          <table:table-cell office:value-type="string" calcext:value-type="string">
            <text:p>http://www.coomanarts.com/cc/mp3/cooman-flaxgoldentales.mp3?_=1</text:p>
          </table:table-cell>
        </table:table-row>
        <table:table-row table:style-name="ro12">
          <table:table-cell office:value-type="string" calcext:value-type="string">
            <text:p>http://www.coomanarts.com/cc/mp3/cooman-floopishnesstwopiecesforclarinetsolo.mp3?_=1</text:p>
          </table:table-cell>
        </table:table-row>
        <table:table-row table:style-name="ro12">
          <table:table-cell office:value-type="string" calcext:value-type="string">
            <text:p>http://www.coomanarts.com/cc/mp3/cooman-fluteconcerto.mp3?_=1</text:p>
          </table:table-cell>
        </table:table-row>
        <table:table-row table:style-name="ro12">
          <table:table-cell office:value-type="string" calcext:value-type="string">
            <text:p>http://www.coomanarts.com/cc/mp3/cooman-flyingmachine.mp3?_=1</text:p>
          </table:table-cell>
        </table:table-row>
        <table:table-row table:style-name="ro12">
          <table:table-cell office:value-type="string" calcext:value-type="string">
            <text:p>http://www.coomanarts.com/cc/mp3/cooman-folkfantasies.mp3?_=1</text:p>
          </table:table-cell>
        </table:table-row>
        <table:table-row table:style-name="ro12">
          <table:table-cell office:value-type="string" calcext:value-type="string">
            <text:p>http://www.coomanarts.com/cc/mp3/cooman-folkpreludeonazmon.mp3?_=1</text:p>
          </table:table-cell>
        </table:table-row>
        <table:table-row table:style-name="ro12">
          <table:table-cell office:value-type="string" calcext:value-type="string">
            <text:p>http://www.coomanarts.com/cc/mp3/cooman-foresightspinningmeditationsforcontrabassandensemble.mp3?_=1</text:p>
          </table:table-cell>
        </table:table-row>
        <table:table-row table:style-name="ro12">
          <table:table-cell office:value-type="string" calcext:value-type="string">
            <text:p>http://www.coomanarts.com/cc/mp3/cooman-foursunsets.mp3?_=1</text:p>
          </table:table-cell>
        </table:table-row>
        <table:table-row table:style-name="ro12">
          <table:table-cell office:value-type="string" calcext:value-type="string">
            <text:p>http://www.coomanarts.com/cc/mp3/cooman-fourthpianosonata.mp3?_=1</text:p>
          </table:table-cell>
        </table:table-row>
        <table:table-row table:style-name="ro12">
          <table:table-cell office:value-type="string" calcext:value-type="string">
            <text:p>http://www.coomanarts.com/cc/mp3/cooman-frammentoaforistico.mp3?_=1</text:p>
          </table:table-cell>
        </table:table-row>
        <table:table-row table:style-name="ro12">
          <table:table-cell office:value-type="string" calcext:value-type="string">
            <text:p>http://www.coomanarts.com/cc/mp3/cooman-fraser.mp3?_=1</text:p>
          </table:table-cell>
        </table:table-row>
        <table:table-row table:style-name="ro12">
          <table:table-cell office:value-type="string" calcext:value-type="string">
            <text:p>http://www.coomanarts.com/cc/mp3/cooman-frequentflyer.mp3?_=1</text:p>
          </table:table-cell>
        </table:table-row>
        <table:table-row table:style-name="ro12">
          <table:table-cell office:value-type="string" calcext:value-type="string">
            <text:p>http://www.coomanarts.com/cc/mp3/cooman-frompasttofuture.mp3?_=1</text:p>
          </table:table-cell>
        </table:table-row>
        <table:table-row table:style-name="ro12">
          <table:table-cell office:value-type="string" calcext:value-type="string">
            <text:p>http://www.coomanarts.com/cc/mp3/cooman-fromyourheart.mp3?_=1</text:p>
          </table:table-cell>
        </table:table-row>
        <table:table-row table:style-name="ro12">
          <table:table-cell office:value-type="string" calcext:value-type="string">
            <text:p>http://www.coomanarts.com/cc/mp3/cooman-gallerymusic.mp3?_=1</text:p>
          </table:table-cell>
        </table:table-row>
        <table:table-row table:style-name="ro12">
          <table:table-cell office:value-type="string" calcext:value-type="string">
            <text:p>http://www.coomanarts.com/cc/mp3/cooman-gebet.mp3?_=1</text:p>
          </table:table-cell>
        </table:table-row>
        <table:table-row table:style-name="ro12">
          <table:table-cell office:value-type="string" calcext:value-type="string">
            <text:p>http://www.coomanarts.com/cc/mp3/cooman-ghermar.mp3?_=1</text:p>
          </table:table-cell>
        </table:table-row>
        <table:table-row table:style-name="ro12">
          <table:table-cell office:value-type="string" calcext:value-type="string">
            <text:p>http://www.coomanarts.com/cc/mp3/cooman-giantcoloredbird.mp3?_=1</text:p>
          </table:table-cell>
        </table:table-row>
        <table:table-row table:style-name="ro12">
          <table:table-cell office:value-type="string" calcext:value-type="string">
            <text:p>http://www.coomanarts.com/cc/mp3/cooman-giantcoloredbirdiii.mp3?_=1</text:p>
          </table:table-cell>
        </table:table-row>
        <table:table-row table:style-name="ro12">
          <table:table-cell office:value-type="string" calcext:value-type="string">
            <text:p>http://www.coomanarts.com/cc/mp3/cooman-gibbspond.mp3?_=1</text:p>
          </table:table-cell>
        </table:table-row>
        <table:table-row table:style-name="ro12">
          <table:table-cell office:value-type="string" calcext:value-type="string">
            <text:p>http://www.coomanarts.com/cc/mp3/cooman-givealltolove.mp3?_=1</text:p>
          </table:table-cell>
        </table:table-row>
        <table:table-row table:style-name="ro12">
          <table:table-cell office:value-type="string" calcext:value-type="string">
            <text:p>http://www.coomanarts.com/cc/mp3/cooman-giveme.mp3?_=1</text:p>
          </table:table-cell>
        </table:table-row>
        <table:table-row table:style-name="ro12">
          <table:table-cell office:value-type="string" calcext:value-type="string">
            <text:p>http://www.coomanarts.com/cc/mp3/cooman-gloucesterestampie.mp3?_=1</text:p>
          </table:table-cell>
        </table:table-row>
        <table:table-row table:style-name="ro12">
          <table:table-cell office:value-type="string" calcext:value-type="string">
            <text:p>http://www.coomanarts.com/cc/mp3/cooman-godspokewithvariedvoices.mp3?_=1</text:p>
          </table:table-cell>
        </table:table-row>
        <table:table-row table:style-name="ro12">
          <table:table-cell office:value-type="string" calcext:value-type="string">
            <text:p>http://www.coomanarts.com/cc/mp3/cooman-godyoumoveamongus.mp3?_=1</text:p>
          </table:table-cell>
        </table:table-row>
        <table:table-row table:style-name="ro12">
          <table:table-cell office:value-type="string" calcext:value-type="string">
            <text:p>http://www.coomanarts.com/cc/mp3/cooman-goggles.mp3?_=1</text:p>
          </table:table-cell>
        </table:table-row>
        <table:table-row table:style-name="ro12">
          <table:table-cell office:value-type="string" calcext:value-type="string">
            <text:p>http://www.coomanarts.com/cc/mp3/cooman-goldencallings.mp3?_=1</text:p>
          </table:table-cell>
        </table:table-row>
        <table:table-row table:style-name="ro12">
          <table:table-cell office:value-type="string" calcext:value-type="string">
            <text:p>http://www.coomanarts.com/cc/mp3/cooman-goldintodiamonds.mp3?_=1</text:p>
          </table:table-cell>
        </table:table-row>
        <table:table-row table:style-name="ro12">
          <table:table-cell office:value-type="string" calcext:value-type="string">
            <text:p>http://www.coomanarts.com/cc/mp3/cooman-gospelreflectiononblessedassurance.mp3?_=1</text:p>
          </table:table-cell>
        </table:table-row>
        <table:table-row table:style-name="ro12">
          <table:table-cell office:value-type="string" calcext:value-type="string">
            <text:p>http://www.coomanarts.com/cc/mp3/cooman-gothicprocessional.mp3?_=1</text:p>
          </table:table-cell>
        </table:table-row>
        <table:table-row table:style-name="ro12">
          <table:table-cell office:value-type="string" calcext:value-type="string">
            <text:p>http://www.coomanarts.com/cc/mp3/cooman-gracetoccata.mp3?_=1</text:p>
          </table:table-cell>
        </table:table-row>
        <table:table-row table:style-name="ro12">
          <table:table-cell office:value-type="string" calcext:value-type="string">
            <text:p>http://www.coomanarts.com/cc/mp3/cooman-grainsong.mp3?_=1</text:p>
          </table:table-cell>
        </table:table-row>
        <table:table-row table:style-name="ro12">
          <table:table-cell office:value-type="string" calcext:value-type="string">
            <text:p>http://www.coomanarts.com/cc/mp3/cooman-greatpoint.mp3?_=1</text:p>
          </table:table-cell>
        </table:table-row>
        <table:table-row table:style-name="ro12">
          <table:table-cell office:value-type="string" calcext:value-type="string">
            <text:p>http://www.coomanarts.com/cc/mp3/cooman-guthrie.mp3?_=1</text:p>
          </table:table-cell>
        </table:table-row>
        <table:table-row table:style-name="ro12">
          <table:table-cell office:value-type="string" calcext:value-type="string">
            <text:p>http://www.coomanarts.com/cc/mp3/cooman-hallelujahshout.mp3?_=1</text:p>
          </table:table-cell>
        </table:table-row>
        <table:table-row table:style-name="ro12">
          <table:table-cell office:value-type="string" calcext:value-type="string">
            <text:p>http://www.coomanarts.com/cc/mp3/cooman-heartsearcher.mp3?_=1</text:p>
          </table:table-cell>
        </table:table-row>
        <table:table-row table:style-name="ro12">
          <table:table-cell office:value-type="string" calcext:value-type="string">
            <text:p>http://www.coomanarts.com/cc/mp3/cooman-heavensign.mp3?_=1</text:p>
          </table:table-cell>
        </table:table-row>
        <table:table-row table:style-name="ro12">
          <table:table-cell office:value-type="string" calcext:value-type="string">
            <text:p>http://www.coomanarts.com/cc/mp3/cooman-hildegardsforce.mp3?_=1</text:p>
          </table:table-cell>
        </table:table-row>
        <table:table-row table:style-name="ro12">
          <table:table-cell office:value-type="string" calcext:value-type="string">
            <text:p>http://www.coomanarts.com/cc/mp3/cooman-hindleyhollow.mp3?_=1</text:p>
          </table:table-cell>
        </table:table-row>
        <table:table-row table:style-name="ro12">
          <table:table-cell office:value-type="string" calcext:value-type="string">
            <text:p>http://www.coomanarts.com/cc/mp3/cooman-hoickshollow.mp3?_=1</text:p>
          </table:table-cell>
        </table:table-row>
        <table:table-row table:style-name="ro12">
          <table:table-cell office:value-type="string" calcext:value-type="string">
            <text:p>http://www.coomanarts.com/cc/mp3/cooman-hope.mp3?_=1</text:p>
          </table:table-cell>
        </table:table-row>
        <table:table-row table:style-name="ro12">
          <table:table-cell office:value-type="string" calcext:value-type="string">
            <text:p>http://www.coomanarts.com/cc/mp3/cooman-hopeandlove.mp3?_=1</text:p>
          </table:table-cell>
        </table:table-row>
        <table:table-row table:style-name="ro12">
          <table:table-cell office:value-type="string" calcext:value-type="string">
            <text:p>http://www.coomanarts.com/cc/mp3/cooman-horizons.mp3?_=1</text:p>
          </table:table-cell>
        </table:table-row>
        <table:table-row table:style-name="ro12">
          <table:table-cell office:value-type="string" calcext:value-type="string">
            <text:p>http://www.coomanarts.com/cc/mp3/cooman-hornpipe.mp3?_=1</text:p>
          </table:table-cell>
        </table:table-row>
        <table:table-row table:style-name="ro12">
          <table:table-cell office:value-type="string" calcext:value-type="string">
            <text:p>http://www.coomanarts.com/cc/mp3/cooman-horntrio.mp3?_=1</text:p>
          </table:table-cell>
        </table:table-row>
        <table:table-row table:style-name="ro12">
          <table:table-cell office:value-type="string" calcext:value-type="string">
            <text:p>http://www.coomanarts.com/cc/mp3/cooman-howfarawayisheaven.mp3?_=1</text:p>
          </table:table-cell>
        </table:table-row>
        <table:table-row table:style-name="ro12">
          <table:table-cell office:value-type="string" calcext:value-type="string">
            <text:p>http://www.coomanarts.com/cc/mp3/cooman-hummockpond.mp3?_=1</text:p>
          </table:table-cell>
        </table:table-row>
        <table:table-row table:style-name="ro12">
          <table:table-cell office:value-type="string" calcext:value-type="string">
            <text:p>http://www.coomanarts.com/cc/mp3/cooman-hurtingfolk.mp3?_=1</text:p>
          </table:table-cell>
        </table:table-row>
        <table:table-row table:style-name="ro12">
          <table:table-cell office:value-type="string" calcext:value-type="string">
            <text:p>http://www.coomanarts.com/cc/mp3/cooman-hyannis.mp3?_=1</text:p>
          </table:table-cell>
        </table:table-row>
        <table:table-row table:style-name="ro12">
          <table:table-cell office:value-type="string" calcext:value-type="string">
            <text:p>http://www.coomanarts.com/cc/mp3/cooman-iamlovedasilove.mp3?_=1</text:p>
          </table:table-cell>
        </table:table-row>
        <table:table-row table:style-name="ro12">
          <table:table-cell office:value-type="string" calcext:value-type="string">
            <text:p>http://www.coomanarts.com/cc/mp3/cooman-ideasshortetudesforsolooboebookii.mp3?_=1</text:p>
          </table:table-cell>
        </table:table-row>
        <table:table-row table:style-name="ro12">
          <table:table-cell office:value-type="string" calcext:value-type="string">
            <text:p>http://www.coomanarts.com/cc/mp3/cooman-ifyeloveme.mp3?_=1</text:p>
          </table:table-cell>
        </table:table-row>
        <table:table-row table:style-name="ro12">
          <table:table-cell office:value-type="string" calcext:value-type="string">
            <text:p>http://www.coomanarts.com/cc/mp3/cooman-ihaveseenthelordamarymagdalenesequence.mp3?_=1</text:p>
          </table:table-cell>
        </table:table-row>
        <table:table-row table:style-name="ro12">
          <table:table-cell office:value-type="string" calcext:value-type="string">
            <text:p>http://www.coomanarts.com/cc/mp3/cooman-ihrhabtnuntraurigkeit.mp3?_=1</text:p>
          </table:table-cell>
        </table:table-row>
        <table:table-row table:style-name="ro12">
          <table:table-cell office:value-type="string" calcext:value-type="string">
            <text:p>http://www.coomanarts.com/cc/mp3/cooman-imagesfour.mp3?_=1</text:p>
          </table:table-cell>
        </table:table-row>
        <table:table-row table:style-name="ro12">
          <table:table-cell office:value-type="string" calcext:value-type="string">
            <text:p>http://www.coomanarts.com/cc/mp3/cooman-inbeautywalking.mp3?_=1</text:p>
          </table:table-cell>
        </table:table-row>
        <table:table-row table:style-name="ro12">
          <table:table-cell office:value-type="string" calcext:value-type="string">
            <text:p>http://www.coomanarts.com/cc/mp3/cooman-index.html.mp3?_=1</text:p>
          </table:table-cell>
        </table:table-row>
        <table:table-row table:style-name="ro12">
          <table:table-cell office:value-type="string" calcext:value-type="string">
            <text:p>http://www.coomanarts.com/cc/mp3/cooman-index.html.orig.mp3?_=1</text:p>
          </table:table-cell>
        </table:table-row>
        <table:table-row table:style-name="ro12">
          <table:table-cell office:value-type="string" calcext:value-type="string">
            <text:p>http://www.coomanarts.com/cc/mp3/cooman-inmemoriamgeorgeperle.mp3?_=1</text:p>
          </table:table-cell>
        </table:table-row>
        <table:table-row table:style-name="ro12">
          <table:table-cell office:value-type="string" calcext:value-type="string">
            <text:p>http://www.coomanarts.com/cc/mp3/cooman-inmemoriamlianaalexandra.mp3?_=1</text:p>
          </table:table-cell>
        </table:table-row>
        <table:table-row table:style-name="ro12">
          <table:table-cell office:value-type="string" calcext:value-type="string">
            <text:p>http://www.coomanarts.com/cc/mp3/cooman-intermezzovariations.mp3?_=1</text:p>
          </table:table-cell>
        </table:table-row>
        <table:table-row table:style-name="ro12">
          <table:table-cell office:value-type="string" calcext:value-type="string">
            <text:p>http://www.coomanarts.com/cc/mp3/cooman-inthanksoflife.mp3?_=1</text:p>
          </table:table-cell>
        </table:table-row>
        <table:table-row table:style-name="ro12">
          <table:table-cell office:value-type="string" calcext:value-type="string">
            <text:p>http://www.coomanarts.com/cc/mp3/cooman-intheabsenceofyourringing.mp3?_=1</text:p>
          </table:table-cell>
        </table:table-row>
        <table:table-row table:style-name="ro12">
          <table:table-cell office:value-type="string" calcext:value-type="string">
            <text:p>http://www.coomanarts.com/cc/mp3/cooman-inthebeginningwastheword.mp3?_=1</text:p>
          </table:table-cell>
        </table:table-row>
        <table:table-row table:style-name="ro12">
          <table:table-cell office:value-type="string" calcext:value-type="string">
            <text:p>http://www.coomanarts.com/cc/mp3/cooman-inthelight.mp3?_=1</text:p>
          </table:table-cell>
        </table:table-row>
        <table:table-row table:style-name="ro12">
          <table:table-cell office:value-type="string" calcext:value-type="string">
            <text:p>http://www.coomanarts.com/cc/mp3/cooman-inthemidstofwildbeing.mp3?_=1</text:p>
          </table:table-cell>
        </table:table-row>
        <table:table-row table:style-name="ro12">
          <table:table-cell office:value-type="string" calcext:value-type="string">
            <text:p>http://www.coomanarts.com/cc/mp3/cooman-inthenightgarden.mp3?_=1</text:p>
          </table:table-cell>
        </table:table-row>
        <table:table-row table:style-name="ro12">
          <table:table-cell office:value-type="string" calcext:value-type="string">
            <text:p>http://www.coomanarts.com/cc/mp3/cooman-intoonecrimsonflame.mp3?_=1</text:p>
          </table:table-cell>
        </table:table-row>
        <table:table-row table:style-name="ro12">
          <table:table-cell office:value-type="string" calcext:value-type="string">
            <text:p>http://www.coomanarts.com/cc/mp3/cooman-intradaafterasorbianmelody.mp3?_=1</text:p>
          </table:table-cell>
        </table:table-row>
        <table:table-row table:style-name="ro12">
          <table:table-cell office:value-type="string" calcext:value-type="string">
            <text:p>http://www.coomanarts.com/cc/mp3/cooman-invocation3.mp3?_=1</text:p>
          </table:table-cell>
        </table:table-row>
        <table:table-row table:style-name="ro12">
          <table:table-cell office:value-type="string" calcext:value-type="string">
            <text:p>http://www.coomanarts.com/cc/mp3/cooman-invocationariaandtoccataonslane.mp3?_=1</text:p>
          </table:table-cell>
        </table:table-row>
        <table:table-row table:style-name="ro12">
          <table:table-cell office:value-type="string" calcext:value-type="string">
            <text:p>http://www.coomanarts.com/cc/mp3/cooman-invocazionebrillante.mp3?_=1</text:p>
          </table:table-cell>
        </table:table-row>
        <table:table-row table:style-name="ro12">
          <table:table-cell office:value-type="string" calcext:value-type="string">
            <text:p>http://www.coomanarts.com/cc/mp3/cooman-irreversibleheart.mp3?_=1</text:p>
          </table:table-cell>
        </table:table-row>
        <table:table-row table:style-name="ro12">
          <table:table-cell office:value-type="string" calcext:value-type="string">
            <text:p>http://www.coomanarts.com/cc/mp3/cooman-itisi.mp3?_=1</text:p>
          </table:table-cell>
        </table:table-row>
        <table:table-row table:style-name="ro12">
          <table:table-cell office:value-type="string" calcext:value-type="string">
            <text:p>http://www.coomanarts.com/cc/mp3/cooman-jacksonflourish.mp3?_=1</text:p>
          </table:table-cell>
        </table:table-row>
        <table:table-row table:style-name="ro12">
          <table:table-cell office:value-type="string" calcext:value-type="string">
            <text:p>http://www.coomanarts.com/cc/mp3/cooman-jacksonpoint.mp3?_=1</text:p>
          </table:table-cell>
        </table:table-row>
        <table:table-row table:style-name="ro12">
          <table:table-cell office:value-type="string" calcext:value-type="string">
            <text:p>http://www.coomanarts.com/cc/mp3/cooman-jahreslosung2017.mp3?_=1</text:p>
          </table:table-cell>
        </table:table-row>
        <table:table-row table:style-name="ro12">
          <table:table-cell office:value-type="string" calcext:value-type="string">
            <text:p>http://www.coomanarts.com/cc/mp3/cooman-jesusgiftofgod.mp3?_=1</text:p>
          </table:table-cell>
        </table:table-row>
        <table:table-row table:style-name="ro12">
          <table:table-cell office:value-type="string" calcext:value-type="string">
            <text:p>http://www.coomanarts.com/cc/mp3/cooman-jesusishere.mp3?_=1</text:p>
          </table:table-cell>
        </table:table-row>
        <table:table-row table:style-name="ro12">
          <table:table-cell office:value-type="string" calcext:value-type="string">
            <text:p>http://www.coomanarts.com/cc/mp3/cooman-jesusisthesunlight.mp3?_=1</text:p>
          </table:table-cell>
        </table:table-row>
        <table:table-row table:style-name="ro12">
          <table:table-cell office:value-type="string" calcext:value-type="string">
            <text:p>http://www.coomanarts.com/cc/mp3/cooman-jesuswalkedthislonesomevalley.mp3?_=1</text:p>
          </table:table-cell>
        </table:table-row>
        <table:table-row table:style-name="ro12">
          <table:table-cell office:value-type="string" calcext:value-type="string">
            <text:p>http://www.coomanarts.com/cc/mp3/cooman-jesusyouareastone.mp3?_=1</text:p>
          </table:table-cell>
        </table:table-row>
        <table:table-row table:style-name="ro12">
          <table:table-cell office:value-type="string" calcext:value-type="string">
            <text:p>http://www.coomanarts.com/cc/mp3/cooman-journeybookii.mp3?_=1</text:p>
          </table:table-cell>
        </table:table-row>
        <table:table-row table:style-name="ro12">
          <table:table-cell office:value-type="string" calcext:value-type="string">
            <text:p>http://www.coomanarts.com/cc/mp3/cooman-journeybookinmemoriamarthurjarvinen.mp3?_=1</text:p>
          </table:table-cell>
        </table:table-row>
        <table:table-row table:style-name="ro12">
          <table:table-cell office:value-type="string" calcext:value-type="string">
            <text:p>http://www.coomanarts.com/cc/mp3/cooman-joyofhumankindbrieftransportfororchestra.mp3?_=1</text:p>
          </table:table-cell>
        </table:table-row>
        <table:table-row table:style-name="ro12">
          <table:table-cell office:value-type="string" calcext:value-type="string">
            <text:p>http://www.coomanarts.com/cc/mp3/cooman-joysong.mp3?_=1</text:p>
          </table:table-cell>
        </table:table-row>
        <table:table-row table:style-name="ro12">
          <table:table-cell office:value-type="string" calcext:value-type="string">
            <text:p>http://www.coomanarts.com/cc/mp3/cooman-judyarnoldherjubilee.mp3?_=1</text:p>
          </table:table-cell>
        </table:table-row>
        <table:table-row table:style-name="ro12">
          <table:table-cell office:value-type="string" calcext:value-type="string">
            <text:p>http://www.coomanarts.com/cc/mp3/cooman-justnow.mp3?_=1</text:p>
          </table:table-cell>
        </table:table-row>
        <table:table-row table:style-name="ro12">
          <table:table-cell office:value-type="string" calcext:value-type="string">
            <text:p>http://www.coomanarts.com/cc/mp3/cooman-kennebunkportsuite.mp3?_=1</text:p>
          </table:table-cell>
        </table:table-row>
        <table:table-row table:style-name="ro12">
          <table:table-cell office:value-type="string" calcext:value-type="string">
            <text:p>http://www.coomanarts.com/cc/mp3/cooman-kingofglorykingofpeace.mp3?_=1</text:p>
          </table:table-cell>
        </table:table-row>
        <table:table-row table:style-name="ro12">
          <table:table-cell office:value-type="string" calcext:value-type="string">
            <text:p>http://www.coomanarts.com/cc/mp3/cooman-kleinearie.mp3?_=1</text:p>
          </table:table-cell>
        </table:table-row>
        <table:table-row table:style-name="ro12">
          <table:table-cell office:value-type="string" calcext:value-type="string">
            <text:p>http://www.coomanarts.com/cc/mp3/cooman-knowthatgodlovesyou.mp3?_=1</text:p>
          </table:table-cell>
        </table:table-row>
        <table:table-row table:style-name="ro12">
          <table:table-cell office:value-type="string" calcext:value-type="string">
            <text:p>http://www.coomanarts.com/cc/mp3/cooman-kyrie.mp3?_=1</text:p>
          </table:table-cell>
        </table:table-row>
        <table:table-row table:style-name="ro12">
          <table:table-cell office:value-type="string" calcext:value-type="string">
            <text:p>http://www.coomanarts.com/cc/mp3/cooman-kyrie2.mp3?_=1</text:p>
          </table:table-cell>
        </table:table-row>
        <table:table-row table:style-name="ro12">
          <table:table-cell office:value-type="string" calcext:value-type="string">
            <text:p>http://www.coomanarts.com/cc/mp3/cooman-lagniappe.mp3?_=1</text:p>
          </table:table-cell>
        </table:table-row>
        <table:table-row table:style-name="ro12">
          <table:table-cell office:value-type="string" calcext:value-type="string">
            <text:p>http://www.coomanarts.com/cc/mp3/cooman-lamentoso.mp3?_=1</text:p>
          </table:table-cell>
        </table:table-row>
        <table:table-row table:style-name="ro12">
          <table:table-cell office:value-type="string" calcext:value-type="string">
            <text:p>http://www.coomanarts.com/cc/mp3/cooman-lauda.mp3?_=1</text:p>
          </table:table-cell>
        </table:table-row>
        <table:table-row table:style-name="ro12">
          <table:table-cell office:value-type="string" calcext:value-type="string">
            <text:p>http://www.coomanarts.com/cc/mp3/cooman-leapintolove.mp3?_=1</text:p>
          </table:table-cell>
        </table:table-row>
        <table:table-row table:style-name="ro12">
          <table:table-cell office:value-type="string" calcext:value-type="string">
            <text:p>http://www.coomanarts.com/cc/mp3/cooman-leavesoflight.mp3?_=1</text:p>
          </table:table-cell>
        </table:table-row>
        <table:table-row table:style-name="ro12">
          <table:table-cell office:value-type="string" calcext:value-type="string">
            <text:p>http://www.coomanarts.com/cc/mp3/cooman-lenti.mp3?_=1</text:p>
          </table:table-cell>
        </table:table-row>
        <table:table-row table:style-name="ro12">
          <table:table-cell office:value-type="string" calcext:value-type="string">
            <text:p>http://www.coomanarts.com/cc/mp3/cooman-lilacjubilee.mp3?_=1</text:p>
          </table:table-cell>
        </table:table-row>
        <table:table-row table:style-name="ro12">
          <table:table-cell office:value-type="string" calcext:value-type="string">
            <text:p>http://www.coomanarts.com/cc/mp3/cooman-littlefantasiaonindulcijubilo.mp3?_=1</text:p>
          </table:table-cell>
        </table:table-row>
        <table:table-row table:style-name="ro12">
          <table:table-cell office:value-type="string" calcext:value-type="string">
            <text:p>http://www.coomanarts.com/cc/mp3/cooman-littlepartitaonapolishcarol.mp3?_=1</text:p>
          </table:table-cell>
        </table:table-row>
        <table:table-row table:style-name="ro12">
          <table:table-cell office:value-type="string" calcext:value-type="string">
            <text:p>http://www.coomanarts.com/cc/mp3/cooman-littlepoppet.mp3?_=1</text:p>
          </table:table-cell>
        </table:table-row>
        <table:table-row table:style-name="ro12">
          <table:table-cell office:value-type="string" calcext:value-type="string">
            <text:p>http://www.coomanarts.com/cc/mp3/cooman-littlerecorderbook.mp3?_=1</text:p>
          </table:table-cell>
        </table:table-row>
        <table:table-row table:style-name="ro12">
          <table:table-cell office:value-type="string" calcext:value-type="string">
            <text:p>http://www.coomanarts.com/cc/mp3/cooman-livesunited.mp3?_=1</text:p>
          </table:table-cell>
        </table:table-row>
        <table:table-row table:style-name="ro12">
          <table:table-cell office:value-type="string" calcext:value-type="string">
            <text:p>http://www.coomanarts.com/cc/mp3/cooman-longjosephspoint.mp3?_=1</text:p>
          </table:table-cell>
        </table:table-row>
        <table:table-row table:style-name="ro12">
          <table:table-cell office:value-type="string" calcext:value-type="string">
            <text:p>http://www.coomanarts.com/cc/mp3/cooman-lordsfields.mp3?_=1</text:p>
          </table:table-cell>
        </table:table-row>
        <table:table-row table:style-name="ro12">
          <table:table-cell office:value-type="string" calcext:value-type="string">
            <text:p>http://www.coomanarts.com/cc/mp3/cooman-lovecamedownatchristmas.mp3?_=1</text:p>
          </table:table-cell>
        </table:table-row>
        <table:table-row table:style-name="ro12">
          <table:table-cell office:value-type="string" calcext:value-type="string">
            <text:p>http://www.coomanarts.com/cc/mp3/cooman-lovedcreation.mp3?_=1</text:p>
          </table:table-cell>
        </table:table-row>
        <table:table-row table:style-name="ro12">
          <table:table-cell office:value-type="string" calcext:value-type="string">
            <text:p>http://www.coomanarts.com/cc/mp3/cooman-loveflowsfromgod.mp3?_=1</text:p>
          </table:table-cell>
        </table:table-row>
        <table:table-row table:style-name="ro12">
          <table:table-cell office:value-type="string" calcext:value-type="string">
            <text:p>http://www.coomanarts.com/cc/mp3/cooman-lowellcarol.mp3?_=1</text:p>
          </table:table-cell>
        </table:table-row>
        <table:table-row table:style-name="ro12">
          <table:table-cell office:value-type="string" calcext:value-type="string">
            <text:p>http://www.coomanarts.com/cc/mp3/cooman-lowesthighest.mp3?_=1</text:p>
          </table:table-cell>
        </table:table-row>
        <table:table-row table:style-name="ro12">
          <table:table-cell office:value-type="string" calcext:value-type="string">
            <text:p>http://www.coomanarts.com/cc/mp3/cooman-lullabyafterrameau.mp3?_=1</text:p>
          </table:table-cell>
        </table:table-row>
        <table:table-row table:style-name="ro12">
          <table:table-cell office:value-type="string" calcext:value-type="string">
            <text:p>http://www.coomanarts.com/cc/mp3/cooman-lullabyandpastorale.mp3?_=1</text:p>
          </table:table-cell>
        </table:table-row>
        <table:table-row table:style-name="ro12">
          <table:table-cell office:value-type="string" calcext:value-type="string">
            <text:p>http://www.coomanarts.com/cc/mp3/cooman-lullabyformorganandalyssa.mp3?_=1</text:p>
          </table:table-cell>
        </table:table-row>
        <table:table-row table:style-name="ro12">
          <table:table-cell office:value-type="string" calcext:value-type="string">
            <text:p>http://www.coomanarts.com/cc/mp3/cooman-lyricpieces.mp3?_=1</text:p>
          </table:table-cell>
        </table:table-row>
        <table:table-row table:style-name="ro12">
          <table:table-cell office:value-type="string" calcext:value-type="string">
            <text:p>http://www.coomanarts.com/cc/mp3/cooman-lyrictriofortrumpetcelloandpiano.mp3?_=1</text:p>
          </table:table-cell>
        </table:table-row>
        <table:table-row table:style-name="ro12">
          <table:table-cell office:value-type="string" calcext:value-type="string">
            <text:p>http://www.coomanarts.com/cc/mp3/cooman-madaket.mp3?_=1</text:p>
          </table:table-cell>
        </table:table-row>
        <table:table-row table:style-name="ro12">
          <table:table-cell office:value-type="string" calcext:value-type="string">
            <text:p>http://www.coomanarts.com/cc/mp3/cooman-madaketdreaming.mp3?_=1</text:p>
          </table:table-cell>
        </table:table-row>
        <table:table-row table:style-name="ro12">
          <table:table-cell office:value-type="string" calcext:value-type="string">
            <text:p>http://www.coomanarts.com/cc/mp3/cooman-madrigal.mp3?_=1</text:p>
          </table:table-cell>
        </table:table-row>
        <table:table-row table:style-name="ro12">
          <table:table-cell office:value-type="string" calcext:value-type="string">
            <text:p>http://www.coomanarts.com/cc/mp3/cooman-madrigalii.mp3?_=1</text:p>
          </table:table-cell>
        </table:table-row>
        <table:table-row table:style-name="ro12">
          <table:table-cell office:value-type="string" calcext:value-type="string">
            <text:p>http://www.coomanarts.com/cc/mp3/cooman-madrigaliii.mp3?_=1</text:p>
          </table:table-cell>
        </table:table-row>
        <table:table-row table:style-name="ro12">
          <table:table-cell office:value-type="string" calcext:value-type="string">
            <text:p>http://www.coomanarts.com/cc/mp3/cooman-magneticsouth.mp3?_=1</text:p>
          </table:table-cell>
        </table:table-row>
        <table:table-row table:style-name="ro12">
          <table:table-cell office:value-type="string" calcext:value-type="string">
            <text:p>http://www.coomanarts.com/cc/mp3/cooman-magnificatandnuncdimittisprescott.mp3?_=1</text:p>
          </table:table-cell>
        </table:table-row>
        <table:table-row table:style-name="ro12">
          <table:table-cell office:value-type="string" calcext:value-type="string">
            <text:p>http://www.coomanarts.com/cc/mp3/cooman-magnificatandnuncdimittisstpeterscambridge.mp3?_=1</text:p>
          </table:table-cell>
        </table:table-row>
        <table:table-row table:style-name="ro12">
          <table:table-cell office:value-type="string" calcext:value-type="string">
            <text:p>http://www.coomanarts.com/cc/mp3/cooman-makeroftheworld.mp3?_=1</text:p>
          </table:table-cell>
        </table:table-row>
        <table:table-row table:style-name="ro12">
          <table:table-cell office:value-type="string" calcext:value-type="string">
            <text:p>http://www.coomanarts.com/cc/mp3/cooman-manproposesbutgoddisposes.mp3?_=1</text:p>
          </table:table-cell>
        </table:table-row>
        <table:table-row table:style-name="ro12">
          <table:table-cell office:value-type="string" calcext:value-type="string">
            <text:p>http://www.coomanarts.com/cc/mp3/cooman-masick.mp3?_=1</text:p>
          </table:table-cell>
        </table:table-row>
        <table:table-row table:style-name="ro12">
          <table:table-cell office:value-type="string" calcext:value-type="string">
            <text:p>http://www.coomanarts.com/cc/mp3/cooman-massasoit.mp3?_=1</text:p>
          </table:table-cell>
        </table:table-row>
        <table:table-row table:style-name="ro12">
          <table:table-cell office:value-type="string" calcext:value-type="string">
            <text:p>http://www.coomanarts.com/cc/mp3/cooman-maysong.mp3?_=1</text:p>
          </table:table-cell>
        </table:table-row>
        <table:table-row table:style-name="ro12">
          <table:table-cell office:value-type="string" calcext:value-type="string">
            <text:p>http://www.coomanarts.com/cc/mp3/cooman-meditationandrejoicing.mp3?_=1</text:p>
          </table:table-cell>
        </table:table-row>
        <table:table-row table:style-name="ro12">
          <table:table-cell office:value-type="string" calcext:value-type="string">
            <text:p>http://www.coomanarts.com/cc/mp3/cooman-meditationonpalsrok.mp3?_=1</text:p>
          </table:table-cell>
        </table:table-row>
        <table:table-row table:style-name="ro12">
          <table:table-cell office:value-type="string" calcext:value-type="string">
            <text:p>http://www.coomanarts.com/cc/mp3/cooman-meditationonwondrouslove.mp3?_=1</text:p>
          </table:table-cell>
        </table:table-row>
        <table:table-row table:style-name="ro12">
          <table:table-cell office:value-type="string" calcext:value-type="string">
            <text:p>http://www.coomanarts.com/cc/mp3/cooman-mercyandtruth.mp3?_=1</text:p>
          </table:table-cell>
        </table:table-row>
        <table:table-row table:style-name="ro12">
          <table:table-cell office:value-type="string" calcext:value-type="string">
            <text:p>http://www.coomanarts.com/cc/mp3/cooman-miacometdreaming.mp3?_=1</text:p>
          </table:table-cell>
        </table:table-row>
        <table:table-row table:style-name="ro12">
          <table:table-cell office:value-type="string" calcext:value-type="string">
            <text:p>http://www.coomanarts.com/cc/mp3/cooman-miacometkyrie.mp3?_=1</text:p>
          </table:table-cell>
        </table:table-row>
        <table:table-row table:style-name="ro12">
          <table:table-cell office:value-type="string" calcext:value-type="string">
            <text:p>http://www.coomanarts.com/cc/mp3/cooman-missabrevistrottier.mp3?_=1</text:p>
          </table:table-cell>
        </table:table-row>
        <table:table-row table:style-name="ro12">
          <table:table-cell office:value-type="string" calcext:value-type="string">
            <text:p>http://www.coomanarts.com/cc/mp3/cooman-monomoy.mp3?_=1</text:p>
          </table:table-cell>
        </table:table-row>
        <table:table-row table:style-name="ro12">
          <table:table-cell office:value-type="string" calcext:value-type="string">
            <text:p>http://www.coomanarts.com/cc/mp3/cooman-moondance.mp3?_=1</text:p>
          </table:table-cell>
        </table:table-row>
        <table:table-row table:style-name="ro12">
          <table:table-cell office:value-type="string" calcext:value-type="string">
            <text:p>http://www.coomanarts.com/cc/mp3/cooman-moonflower.mp3?_=1</text:p>
          </table:table-cell>
        </table:table-row>
        <table:table-row table:style-name="ro12">
          <table:table-cell office:value-type="string" calcext:value-type="string">
            <text:p>http://www.coomanarts.com/cc/mp3/cooman-moonmarked.mp3?_=1</text:p>
          </table:table-cell>
        </table:table-row>
        <table:table-row table:style-name="ro12">
          <table:table-cell office:value-type="string" calcext:value-type="string">
            <text:p>http://www.coomanarts.com/cc/mp3/cooman-moonshards.mp3?_=1</text:p>
          </table:table-cell>
        </table:table-row>
        <table:table-row table:style-name="ro12">
          <table:table-cell office:value-type="string" calcext:value-type="string">
            <text:p>http://www.coomanarts.com/cc/mp3/cooman-morgancreek.mp3?_=1</text:p>
          </table:table-cell>
        </table:table-row>
        <table:table-row table:style-name="ro12">
          <table:table-cell office:value-type="string" calcext:value-type="string">
            <text:p>http://www.coomanarts.com/cc/mp3/cooman-morgantown.mp3?_=1</text:p>
          </table:table-cell>
        </table:table-row>
        <table:table-row table:style-name="ro12">
          <table:table-cell office:value-type="string" calcext:value-type="string">
            <text:p>http://www.coomanarts.com/cc/mp3/cooman-morningatbrantpoint.mp3?_=1</text:p>
          </table:table-cell>
        </table:table-row>
        <table:table-row table:style-name="ro12">
          <table:table-cell office:value-type="string" calcext:value-type="string">
            <text:p>http://www.coomanarts.com/cc/mp3/cooman-morningstar.mp3?_=1</text:p>
          </table:table-cell>
        </table:table-row>
        <table:table-row table:style-name="ro12">
          <table:table-cell office:value-type="string" calcext:value-type="string">
            <text:p>http://www.coomanarts.com/cc/mp3/cooman-mountainslikethese.mp3?_=1</text:p>
          </table:table-cell>
        </table:table-row>
        <table:table-row table:style-name="ro12">
          <table:table-cell office:value-type="string" calcext:value-type="string">
            <text:p>http://www.coomanarts.com/cc/mp3/cooman-mountaintoccata.mp3?_=1</text:p>
          </table:table-cell>
        </table:table-row>
        <table:table-row table:style-name="ro12">
          <table:table-cell office:value-type="string" calcext:value-type="string">
            <text:p>http://www.coomanarts.com/cc/mp3/cooman-musette.mp3?_=1</text:p>
          </table:table-cell>
        </table:table-row>
        <table:table-row table:style-name="ro12">
          <table:table-cell office:value-type="string" calcext:value-type="string">
            <text:p>http://www.coomanarts.com/cc/mp3/cooman-musicfrommayflowerhill.mp3?_=1</text:p>
          </table:table-cell>
        </table:table-row>
        <table:table-row table:style-name="ro12">
          <table:table-cell office:value-type="string" calcext:value-type="string">
            <text:p>http://www.coomanarts.com/cc/mp3/cooman-myersrock.mp3?_=1</text:p>
          </table:table-cell>
        </table:table-row>
        <table:table-row table:style-name="ro12">
          <table:table-cell office:value-type="string" calcext:value-type="string">
            <text:p>http://www.coomanarts.com/cc/mp3/cooman-nashaquisset.mp3?_=1</text:p>
          </table:table-cell>
        </table:table-row>
        <table:table-row table:style-name="ro12">
          <table:table-cell office:value-type="string" calcext:value-type="string">
            <text:p>http://www.coomanarts.com/cc/mp3/cooman-near.mp3?_=1</text:p>
          </table:table-cell>
        </table:table-row>
        <table:table-row table:style-name="ro12">
          <table:table-cell office:value-type="string" calcext:value-type="string">
            <text:p>http://www.coomanarts.com/cc/mp3/cooman-nelgrib.mp3?_=1</text:p>
          </table:table-cell>
        </table:table-row>
        <table:table-row table:style-name="ro12">
          <table:table-cell office:value-type="string" calcext:value-type="string">
            <text:p>http://www.coomanarts.com/cc/mp3/cooman-netherlandstravelogue.mp3?_=1</text:p>
          </table:table-cell>
        </table:table-row>
        <table:table-row table:style-name="ro12">
          <table:table-cell office:value-type="string" calcext:value-type="string">
            <text:p>http://www.coomanarts.com/cc/mp3/cooman-nethwyg.mp3?_=1</text:p>
          </table:table-cell>
        </table:table-row>
        <table:table-row table:style-name="ro12">
          <table:table-cell office:value-type="string" calcext:value-type="string">
            <text:p>http://www.coomanarts.com/cc/mp3/cooman-newdawn.mp3?_=1</text:p>
          </table:table-cell>
        </table:table-row>
        <table:table-row table:style-name="ro12">
          <table:table-cell office:value-type="string" calcext:value-type="string">
            <text:p>http://www.coomanarts.com/cc/mp3/cooman-newlifeisborntodayostinatoalleluia.mp3?_=1</text:p>
          </table:table-cell>
        </table:table-row>
        <table:table-row table:style-name="ro12">
          <table:table-cell office:value-type="string" calcext:value-type="string">
            <text:p>http://www.coomanarts.com/cc/mp3/cooman-newtonantiphonies.mp3?_=1</text:p>
          </table:table-cell>
        </table:table-row>
        <table:table-row table:style-name="ro12">
          <table:table-cell office:value-type="string" calcext:value-type="string">
            <text:p>http://www.coomanarts.com/cc/mp3/cooman-newworldcarolsanamericanchristmastriptych.mp3?_=1</text:p>
          </table:table-cell>
        </table:table-row>
        <table:table-row table:style-name="ro12">
          <table:table-cell office:value-type="string" calcext:value-type="string">
            <text:p>http://www.coomanarts.com/cc/mp3/cooman-ninepreludes.mp3?_=1</text:p>
          </table:table-cell>
        </table:table-row>
        <table:table-row table:style-name="ro12">
          <table:table-cell office:value-type="string" calcext:value-type="string">
            <text:p>http://www.coomanarts.com/cc/mp3/cooman-nobadeer.mp3?_=1</text:p>
          </table:table-cell>
        </table:table-row>
        <table:table-row table:style-name="ro12">
          <table:table-cell office:value-type="string" calcext:value-type="string">
            <text:p>http://www.coomanarts.com/cc/mp3/cooman-nobadeerdreaming.mp3?_=1</text:p>
          </table:table-cell>
        </table:table-row>
        <table:table-row table:style-name="ro12">
          <table:table-cell office:value-type="string" calcext:value-type="string">
            <text:p>http://www.coomanarts.com/cc/mp3/cooman-notecardpieces.mp3?_=1</text:p>
          </table:table-cell>
        </table:table-row>
        <table:table-row table:style-name="ro12">
          <table:table-cell office:value-type="string" calcext:value-type="string">
            <text:p>http://www.coomanarts.com/cc/mp3/cooman-nottous.mp3?_=1</text:p>
          </table:table-cell>
        </table:table-row>
        <table:table-row table:style-name="ro12">
          <table:table-cell office:value-type="string" calcext:value-type="string">
            <text:p>http://www.coomanarts.com/cc/mp3/cooman-nousvoyonsafterarcadeltliszt.mp3?_=1</text:p>
          </table:table-cell>
        </table:table-row>
        <table:table-row table:style-name="ro12">
          <table:table-cell office:value-type="string" calcext:value-type="string">
            <text:p>http://www.coomanarts.com/cc/mp3/cooman-nowelowtofyourslepearyse.mp3?_=1</text:p>
          </table:table-cell>
        </table:table-row>
        <table:table-row table:style-name="ro12">
          <table:table-cell office:value-type="string" calcext:value-type="string">
            <text:p>http://www.coomanarts.com/cc/mp3/cooman-nowthatyouseethenight.mp3?_=1</text:p>
          </table:table-cell>
        </table:table-row>
        <table:table-row table:style-name="ro12">
          <table:table-cell office:value-type="string" calcext:value-type="string">
            <text:p>http://www.coomanarts.com/cc/mp3/cooman-numberpirates.mp3?_=1</text:p>
          </table:table-cell>
        </table:table-row>
        <table:table-row table:style-name="ro12">
          <table:table-cell office:value-type="string" calcext:value-type="string">
            <text:p>http://www.coomanarts.com/cc/mp3/cooman-oboequartet.mp3?_=1</text:p>
          </table:table-cell>
        </table:table-row>
        <table:table-row table:style-name="ro12">
          <table:table-cell office:value-type="string" calcext:value-type="string">
            <text:p>http://www.coomanarts.com/cc/mp3/cooman-obonejesu.mp3?_=1</text:p>
          </table:table-cell>
        </table:table-row>
        <table:table-row table:style-name="ro12">
          <table:table-cell office:value-type="string" calcext:value-type="string">
            <text:p>http://www.coomanarts.com/cc/mp3/cooman-ode.mp3?_=1</text:p>
          </table:table-cell>
        </table:table-row>
        <table:table-row table:style-name="ro12">
          <table:table-cell office:value-type="string" calcext:value-type="string">
            <text:p>http://www.coomanarts.com/cc/mp3/cooman-offertoriesforthechurchyear.mp3?_=1</text:p>
          </table:table-cell>
        </table:table-row>
        <table:table-row table:style-name="ro12">
          <table:table-cell office:value-type="string" calcext:value-type="string">
            <text:p>http://www.coomanarts.com/cc/mp3/cooman-oficeandsilverswans.mp3?_=1</text:p>
          </table:table-cell>
        </table:table-row>
        <table:table-row table:style-name="ro12">
          <table:table-cell office:value-type="string" calcext:value-type="string">
            <text:p>http://www.coomanarts.com/cc/mp3/cooman-ofreedom.mp3?_=1</text:p>
          </table:table-cell>
        </table:table-row>
        <table:table-row table:style-name="ro12">
          <table:table-cell office:value-type="string" calcext:value-type="string">
            <text:p>http://www.coomanarts.com/cc/mp3/cooman-oldnorthvestry.mp3?_=1</text:p>
          </table:table-cell>
        </table:table-row>
        <table:table-row table:style-name="ro12">
          <table:table-cell office:value-type="string" calcext:value-type="string">
            <text:p>http://www.coomanarts.com/cc/mp3/cooman-oldsouthwharf.mp3?_=1</text:p>
          </table:table-cell>
        </table:table-row>
        <table:table-row table:style-name="ro12">
          <table:table-cell office:value-type="string" calcext:value-type="string">
            <text:p>http://www.coomanarts.com/cc/mp3/cooman-olordincreasemyfaith.mp3?_=1</text:p>
          </table:table-cell>
        </table:table-row>
        <table:table-row table:style-name="ro12">
          <table:table-cell office:value-type="string" calcext:value-type="string">
            <text:p>http://www.coomanarts.com/cc/mp3/cooman-olordiwillsingofyourloveforever.mp3?_=1</text:p>
          </table:table-cell>
        </table:table-row>
        <table:table-row table:style-name="ro12">
          <table:table-cell office:value-type="string" calcext:value-type="string">
            <text:p>http://www.coomanarts.com/cc/mp3/cooman-olordsupportus.mp3?_=1</text:p>
          </table:table-cell>
        </table:table-row>
        <table:table-row table:style-name="ro12">
          <table:table-cell office:value-type="string" calcext:value-type="string">
            <text:p>http://www.coomanarts.com/cc/mp3/cooman-olovethatwillnotletmego.mp3?_=1</text:p>
          </table:table-cell>
        </table:table-row>
        <table:table-row table:style-name="ro12">
          <table:table-cell office:value-type="string" calcext:value-type="string">
            <text:p>http://www.coomanarts.com/cc/mp3/cooman-onelove.mp3?_=1</text:p>
          </table:table-cell>
        </table:table-row>
        <table:table-row table:style-name="ro12">
          <table:table-cell office:value-type="string" calcext:value-type="string">
            <text:p>http://www.coomanarts.com/cc/mp3/cooman-oneword.mp3?_=1</text:p>
          </table:table-cell>
        </table:table-row>
        <table:table-row table:style-name="ro12">
          <table:table-cell office:value-type="string" calcext:value-type="string">
            <text:p>http://www.coomanarts.com/cc/mp3/cooman-operfectlifeoflove.mp3?_=1</text:p>
          </table:table-cell>
        </table:table-row>
        <table:table-row table:style-name="ro12">
          <table:table-cell office:value-type="string" calcext:value-type="string">
            <text:p>http://www.coomanarts.com/cc/mp3/cooman-oqpschronometer.mp3?_=1</text:p>
          </table:table-cell>
        </table:table-row>
        <table:table-row table:style-name="ro12">
          <table:table-cell office:value-type="string" calcext:value-type="string">
            <text:p>http://www.coomanarts.com/cc/mp3/cooman-oquammirabilis.mp3?_=1</text:p>
          </table:table-cell>
        </table:table-row>
        <table:table-row table:style-name="ro12">
          <table:table-cell office:value-type="string" calcext:value-type="string">
            <text:p>http://www.coomanarts.com/cc/mp3/cooman-orbital.mp3?_=1</text:p>
          </table:table-cell>
        </table:table-row>
        <table:table-row table:style-name="ro12">
          <table:table-cell office:value-type="string" calcext:value-type="string">
            <text:p>http://www.coomanarts.com/cc/mp3/cooman-organbookipiecesformanuals.mp3?_=1</text:p>
          </table:table-cell>
        </table:table-row>
        <table:table-row table:style-name="ro12">
          <table:table-cell office:value-type="string" calcext:value-type="string">
            <text:p>http://www.coomanarts.com/cc/mp3/cooman-oruborsanguinis.mp3?_=1</text:p>
          </table:table-cell>
        </table:table-row>
        <table:table-row table:style-name="ro12">
          <table:table-cell office:value-type="string" calcext:value-type="string">
            <text:p>http://www.coomanarts.com/cc/mp3/cooman-ostinatodiptychonasorbianeasterchorale.mp3?_=1</text:p>
          </table:table-cell>
        </table:table-row>
        <table:table-row table:style-name="ro12">
          <table:table-cell office:value-type="string" calcext:value-type="string">
            <text:p>http://www.coomanarts.com/cc/mp3/cooman-ostinatomass.mp3?_=1</text:p>
          </table:table-cell>
        </table:table-row>
        <table:table-row table:style-name="ro12">
          <table:table-cell office:value-type="string" calcext:value-type="string">
            <text:p>http://www.coomanarts.com/cc/mp3/cooman-owlnight.mp3?_=1</text:p>
          </table:table-cell>
        </table:table-row>
        <table:table-row table:style-name="ro12">
          <table:table-cell office:value-type="string" calcext:value-type="string">
            <text:p>http://www.coomanarts.com/cc/mp3/cooman-page.mp3?_=1</text:p>
          </table:table-cell>
        </table:table-row>
        <table:table-row table:style-name="ro12">
          <table:table-cell office:value-type="string" calcext:value-type="string">
            <text:p>http://www.coomanarts.com/cc/mp3/cooman-palmking.mp3?_=1</text:p>
          </table:table-cell>
        </table:table-row>
        <table:table-row table:style-name="ro12">
          <table:table-cell office:value-type="string" calcext:value-type="string">
            <text:p>http://www.coomanarts.com/cc/mp3/cooman-paradoxessonataforcelloandpiano.mp3?_=1</text:p>
          </table:table-cell>
        </table:table-row>
        <table:table-row table:style-name="ro12">
          <table:table-cell office:value-type="string" calcext:value-type="string">
            <text:p>http://www.coomanarts.com/cc/mp3/cooman-paraphraseonamotiveofandreaswillscher.mp3?_=1</text:p>
          </table:table-cell>
        </table:table-row>
        <table:table-row table:style-name="ro12">
          <table:table-cell office:value-type="string" calcext:value-type="string">
            <text:p>http://www.coomanarts.com/cc/mp3/cooman-passioncanticle.mp3?_=1</text:p>
          </table:table-cell>
        </table:table-row>
        <table:table-row table:style-name="ro12">
          <table:table-cell office:value-type="string" calcext:value-type="string">
            <text:p>http://www.coomanarts.com/cc/mp3/cooman-peterfolger.mp3?_=1</text:p>
          </table:table-cell>
        </table:table-row>
        <table:table-row table:style-name="ro12">
          <table:table-cell office:value-type="string" calcext:value-type="string">
            <text:p>http://www.coomanarts.com/cc/mp3/cooman-petersemmaus.mp3?_=1</text:p>
          </table:table-cell>
        </table:table-row>
        <table:table-row table:style-name="ro12">
          <table:table-cell office:value-type="string" calcext:value-type="string">
            <text:p>http://www.coomanarts.com/cc/mp3/cooman-petitcarillon.mp3?_=1</text:p>
          </table:table-cell>
        </table:table-row>
        <table:table-row table:style-name="ro12">
          <table:table-cell office:value-type="string" calcext:value-type="string">
            <text:p>http://www.coomanarts.com/cc/mp3/cooman-photoscapes.mp3?_=1</text:p>
          </table:table-cell>
        </table:table-row>
        <table:table-row table:style-name="ro12">
          <table:table-cell office:value-type="string" calcext:value-type="string">
            <text:p>http://www.coomanarts.com/cc/mp3/cooman-pianoconcerto.mp3?_=1</text:p>
          </table:table-cell>
        </table:table-row>
        <table:table-row table:style-name="ro12">
          <table:table-cell office:value-type="string" calcext:value-type="string">
            <text:p>http://www.coomanarts.com/cc/mp3/cooman-piccolafantasiafrancescana.mp3?_=1</text:p>
          </table:table-cell>
        </table:table-row>
        <table:table-row table:style-name="ro12">
          <table:table-cell office:value-type="string" calcext:value-type="string">
            <text:p>http://www.coomanarts.com/cc/mp3/cooman-pieceheroique.mp3?_=1</text:p>
          </table:table-cell>
        </table:table-row>
        <table:table-row table:style-name="ro12">
          <table:table-cell office:value-type="string" calcext:value-type="string">
            <text:p>http://www.coomanarts.com/cc/mp3/cooman-pittsburghconcerto.mp3?_=1</text:p>
          </table:table-cell>
        </table:table-row>
        <table:table-row table:style-name="ro12">
          <table:table-cell office:value-type="string" calcext:value-type="string">
            <text:p>http://www.coomanarts.com/cc/mp3/cooman-pittsburghrhapsody.mp3?_=1</text:p>
          </table:table-cell>
        </table:table-row>
        <table:table-row table:style-name="ro12">
          <table:table-cell office:value-type="string" calcext:value-type="string">
            <text:p>http://www.coomanarts.com/cc/mp3/cooman-plainsongvariations.mp3?_=1</text:p>
          </table:table-cell>
        </table:table-row>
        <table:table-row table:style-name="ro12">
          <table:table-cell office:value-type="string" calcext:value-type="string">
            <text:p>http://www.coomanarts.com/cc/mp3/cooman-plaint.mp3?_=1</text:p>
          </table:table-cell>
        </table:table-row>
        <table:table-row table:style-name="ro12">
          <table:table-cell office:value-type="string" calcext:value-type="string">
            <text:p>http://www.coomanarts.com/cc/mp3/cooman-planctus.mp3?_=1</text:p>
          </table:table-cell>
        </table:table-row>
        <table:table-row table:style-name="ro12">
          <table:table-cell office:value-type="string" calcext:value-type="string">
            <text:p>http://www.coomanarts.com/cc/mp3/cooman-planctusii.mp3?_=1</text:p>
          </table:table-cell>
        </table:table-row>
        <table:table-row table:style-name="ro12">
          <table:table-cell office:value-type="string" calcext:value-type="string">
            <text:p>http://www.coomanarts.com/cc/mp3/cooman-planctusiii.mp3?_=1</text:p>
          </table:table-cell>
        </table:table-row>
        <table:table-row table:style-name="ro12">
          <table:table-cell office:value-type="string" calcext:value-type="string">
            <text:p>http://www.coomanarts.com/cc/mp3/cooman-pocomo.mp3?_=1</text:p>
          </table:table-cell>
        </table:table-row>
        <table:table-row table:style-name="ro12">
          <table:table-cell office:value-type="string" calcext:value-type="string">
            <text:p>http://www.coomanarts.com/cc/mp3/cooman-polpis.mp3?_=1</text:p>
          </table:table-cell>
        </table:table-row>
        <table:table-row table:style-name="ro12">
          <table:table-cell office:value-type="string" calcext:value-type="string">
            <text:p>http://www.coomanarts.com/cc/mp3/cooman-polpisdreaming.mp3?_=1</text:p>
          </table:table-cell>
        </table:table-row>
        <table:table-row table:style-name="ro12">
          <table:table-cell office:value-type="string" calcext:value-type="string">
            <text:p>http://www.coomanarts.com/cc/mp3/cooman-polpisdreaming2.mp3?_=1</text:p>
          </table:table-cell>
        </table:table-row>
        <table:table-row table:style-name="ro12">
          <table:table-cell office:value-type="string" calcext:value-type="string">
            <text:p>http://www.coomanarts.com/cc/mp3/cooman-poorbibi.mp3?_=1</text:p>
          </table:table-cell>
        </table:table-row>
        <table:table-row table:style-name="ro12">
          <table:table-cell office:value-type="string" calcext:value-type="string">
            <text:p>http://www.coomanarts.com/cc/mp3/cooman-portolavalley.mp3?_=1</text:p>
          </table:table-cell>
        </table:table-row>
        <table:table-row table:style-name="ro12">
          <table:table-cell office:value-type="string" calcext:value-type="string">
            <text:p>http://www.coomanarts.com/cc/mp3/cooman-portolavalleymass.mp3?_=1</text:p>
          </table:table-cell>
        </table:table-row>
        <table:table-row table:style-name="ro12">
          <table:table-cell office:value-type="string" calcext:value-type="string">
            <text:p>http://www.coomanarts.com/cc/mp3/cooman-postcardpartita.mp3?_=1</text:p>
          </table:table-cell>
        </table:table-row>
        <table:table-row table:style-name="ro12">
          <table:table-cell office:value-type="string" calcext:value-type="string">
            <text:p>http://www.coomanarts.com/cc/mp3/cooman-postludium.mp3?_=1</text:p>
          </table:table-cell>
        </table:table-row>
        <table:table-row table:style-name="ro12">
          <table:table-cell office:value-type="string" calcext:value-type="string">
            <text:p>http://www.coomanarts.com/cc/mp3/cooman-prayerofjulianofnorwich.mp3?_=1</text:p>
          </table:table-cell>
        </table:table-row>
        <table:table-row table:style-name="ro12">
          <table:table-cell office:value-type="string" calcext:value-type="string">
            <text:p>http://www.coomanarts.com/cc/mp3/cooman-prayerofstambrose.mp3?_=1</text:p>
          </table:table-cell>
        </table:table-row>
        <table:table-row table:style-name="ro12">
          <table:table-cell office:value-type="string" calcext:value-type="string">
            <text:p>http://www.coomanarts.com/cc/mp3/cooman-prayerofstambrose2.mp3?_=1</text:p>
          </table:table-cell>
        </table:table-row>
        <table:table-row table:style-name="ro12">
          <table:table-cell office:value-type="string" calcext:value-type="string">
            <text:p>http://www.coomanarts.com/cc/mp3/cooman-precesandresponsesprescott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1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3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7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9.mp3?_=1</text:p>
          </table:table-cell>
        </table:table-row>
        <table:table-row table:style-name="ro12">
          <table:table-cell office:value-type="string" calcext:value-type="string">
            <text:p>http://www.coomanarts.com/cc/mp3/cooman-preludeandrondinoonherzliebsterjesu.mp3?_=1</text:p>
          </table:table-cell>
        </table:table-row>
        <table:table-row table:style-name="ro12">
          <table:table-cell office:value-type="string" calcext:value-type="string">
            <text:p>http://www.coomanarts.com/cc/mp3/cooman-preludemodale.mp3?_=1</text:p>
          </table:table-cell>
        </table:table-row>
        <table:table-row table:style-name="ro12">
          <table:table-cell office:value-type="string" calcext:value-type="string">
            <text:p>http://www.coomanarts.com/cc/mp3/cooman-preludeondix.mp3?_=1</text:p>
          </table:table-cell>
        </table:table-row>
        <table:table-row table:style-name="ro12">
          <table:table-cell office:value-type="string" calcext:value-type="string">
            <text:p>http://www.coomanarts.com/cc/mp3/cooman-preludeonmaterna.mp3?_=1</text:p>
          </table:table-cell>
        </table:table-row>
        <table:table-row table:style-name="ro12">
          <table:table-cell office:value-type="string" calcext:value-type="string">
            <text:p>http://www.coomanarts.com/cc/mp3/cooman-preludioconostinato.mp3?_=1</text:p>
          </table:table-cell>
        </table:table-row>
        <table:table-row table:style-name="ro12">
          <table:table-cell office:value-type="string" calcext:value-type="string">
            <text:p>http://www.coomanarts.com/cc/mp3/cooman-preludiofestivo.mp3?_=1</text:p>
          </table:table-cell>
        </table:table-row>
        <table:table-row table:style-name="ro12">
          <table:table-cell office:value-type="string" calcext:value-type="string">
            <text:p>http://www.coomanarts.com/cc/mp3/cooman-preludiogioioso.mp3?_=1</text:p>
          </table:table-cell>
        </table:table-row>
        <table:table-row table:style-name="ro12">
          <table:table-cell office:value-type="string" calcext:value-type="string">
            <text:p>http://www.coomanarts.com/cc/mp3/cooman-preludiomaestoso.mp3?_=1</text:p>
          </table:table-cell>
        </table:table-row>
        <table:table-row table:style-name="ro12">
          <table:table-cell office:value-type="string" calcext:value-type="string">
            <text:p>http://www.coomanarts.com/cc/mp3/cooman-preludioonaswedishtune.mp3?_=1</text:p>
          </table:table-cell>
        </table:table-row>
        <table:table-row table:style-name="ro12">
          <table:table-cell office:value-type="string" calcext:value-type="string">
            <text:p>http://www.coomanarts.com/cc/mp3/cooman-preludioquasieco.mp3?_=1</text:p>
          </table:table-cell>
        </table:table-row>
        <table:table-row table:style-name="ro12">
          <table:table-cell office:value-type="string" calcext:value-type="string">
            <text:p>http://www.coomanarts.com/cc/mp3/cooman-preludioquieto.mp3?_=1</text:p>
          </table:table-cell>
        </table:table-row>
        <table:table-row table:style-name="ro12">
          <table:table-cell office:value-type="string" calcext:value-type="string">
            <text:p>http://www.coomanarts.com/cc/mp3/cooman-preludiostaccato.mp3?_=1</text:p>
          </table:table-cell>
        </table:table-row>
        <table:table-row table:style-name="ro12">
          <table:table-cell office:value-type="string" calcext:value-type="string">
            <text:p>http://www.coomanarts.com/cc/mp3/cooman-processionalintrada.mp3?_=1</text:p>
          </table:table-cell>
        </table:table-row>
        <table:table-row table:style-name="ro12">
          <table:table-cell office:value-type="string" calcext:value-type="string">
            <text:p>http://www.coomanarts.com/cc/mp3/cooman-proclamation.mp3?_=1</text:p>
          </table:table-cell>
        </table:table-row>
        <table:table-row table:style-name="ro12">
          <table:table-cell office:value-type="string" calcext:value-type="string">
            <text:p>http://www.coomanarts.com/cc/mp3/cooman-prophesies.mp3?_=1</text:p>
          </table:table-cell>
        </table:table-row>
        <table:table-row table:style-name="ro12">
          <table:table-cell office:value-type="string" calcext:value-type="string">
            <text:p>http://www.coomanarts.com/cc/mp3/cooman-prospecthill.mp3?_=1</text:p>
          </table:table-cell>
        </table:table-row>
        <table:table-row table:style-name="ro12">
          <table:table-cell office:value-type="string" calcext:value-type="string">
            <text:p>http://www.coomanarts.com/cc/mp3/cooman-psalm66bejoyfulingod.mp3?_=1</text:p>
          </table:table-cell>
        </table:table-row>
        <table:table-row table:style-name="ro12">
          <table:table-cell office:value-type="string" calcext:value-type="string">
            <text:p>http://www.coomanarts.com/cc/mp3/cooman-quartetforpianoandstringsasealiturgy.mp3?_=1</text:p>
          </table:table-cell>
        </table:table-row>
        <table:table-row table:style-name="ro12">
          <table:table-cell office:value-type="string" calcext:value-type="string">
            <text:p>http://www.coomanarts.com/cc/mp3/cooman-quase.mp3?_=1</text:p>
          </table:table-cell>
        </table:table-row>
        <table:table-row table:style-name="ro12">
          <table:table-cell office:value-type="string" calcext:value-type="string">
            <text:p>http://www.coomanarts.com/cc/mp3/cooman-quasquicentennialfanfare.mp3?_=1</text:p>
          </table:table-cell>
        </table:table-row>
        <table:table-row table:style-name="ro12">
          <table:table-cell office:value-type="string" calcext:value-type="string">
            <text:p>http://www.coomanarts.com/cc/mp3/cooman-quickeningclockwork.mp3?_=1</text:p>
          </table:table-cell>
        </table:table-row>
        <table:table-row table:style-name="ro12">
          <table:table-cell office:value-type="string" calcext:value-type="string">
            <text:p>http://www.coomanarts.com/cc/mp3/cooman-quicksilverabirthdaycardforberio.mp3?_=1</text:p>
          </table:table-cell>
        </table:table-row>
        <table:table-row table:style-name="ro12">
          <table:table-cell office:value-type="string" calcext:value-type="string">
            <text:p>http://www.coomanarts.com/cc/mp3/cooman-quidnet.mp3?_=1</text:p>
          </table:table-cell>
        </table:table-row>
        <table:table-row table:style-name="ro12">
          <table:table-cell office:value-type="string" calcext:value-type="string">
            <text:p>http://www.coomanarts.com/cc/mp3/cooman-quidnetmorningloop.mp3?_=1</text:p>
          </table:table-cell>
        </table:table-row>
        <table:table-row table:style-name="ro12">
          <table:table-cell office:value-type="string" calcext:value-type="string">
            <text:p>http://www.coomanarts.com/cc/mp3/cooman-quidnetshadows.mp3?_=1</text:p>
          </table:table-cell>
        </table:table-row>
        <table:table-row table:style-name="ro12">
          <table:table-cell office:value-type="string" calcext:value-type="string">
            <text:p>http://www.coomanarts.com/cc/mp3/cooman-rainsongs.mp3?_=1</text:p>
          </table:table-cell>
        </table:table-row>
        <table:table-row table:style-name="ro12">
          <table:table-cell office:value-type="string" calcext:value-type="string">
            <text:p>http://www.coomanarts.com/cc/mp3/cooman-rasima.mp3?_=1</text:p>
          </table:table-cell>
        </table:table-row>
        <table:table-row table:style-name="ro12">
          <table:table-cell office:value-type="string" calcext:value-type="string">
            <text:p>http://www.coomanarts.com/cc/mp3/cooman-raylight.mp3?_=1</text:p>
          </table:table-cell>
        </table:table-row>
        <table:table-row table:style-name="ro12">
          <table:table-cell office:value-type="string" calcext:value-type="string">
            <text:p>http://www.coomanarts.com/cc/mp3/cooman-reclimbingmayflowerhill.mp3?_=1</text:p>
          </table:table-cell>
        </table:table-row>
        <table:table-row table:style-name="ro12">
          <table:table-cell office:value-type="string" calcext:value-type="string">
            <text:p>http://www.coomanarts.com/cc/mp3/cooman-reflection.mp3?_=1</text:p>
          </table:table-cell>
        </table:table-row>
        <table:table-row table:style-name="ro12">
          <table:table-cell office:value-type="string" calcext:value-type="string">
            <text:p>http://www.coomanarts.com/cc/mp3/cooman-reflectiononrepton.mp3?_=1</text:p>
          </table:table-cell>
        </table:table-row>
        <table:table-row table:style-name="ro12">
          <table:table-cell office:value-type="string" calcext:value-type="string">
            <text:p>http://www.coomanarts.com/cc/mp3/cooman-refrains.mp3?_=1</text:p>
          </table:table-cell>
        </table:table-row>
        <table:table-row table:style-name="ro12">
          <table:table-cell office:value-type="string" calcext:value-type="string">
            <text:p>http://www.coomanarts.com/cc/mp3/cooman-remember.mp3?_=1</text:p>
          </table:table-cell>
        </table:table-row>
        <table:table-row table:style-name="ro12">
          <table:table-cell office:value-type="string" calcext:value-type="string">
            <text:p>http://www.coomanarts.com/cc/mp3/cooman-remembering.mp3?_=1</text:p>
          </table:table-cell>
        </table:table-row>
        <table:table-row table:style-name="ro12">
          <table:table-cell office:value-type="string" calcext:value-type="string">
            <text:p>http://www.coomanarts.com/cc/mp3/cooman-rememberingtomorrowtromboneconcerto.mp3?_=1</text:p>
          </table:table-cell>
        </table:table-row>
        <table:table-row table:style-name="ro12">
          <table:table-cell office:value-type="string" calcext:value-type="string">
            <text:p>http://www.coomanarts.com/cc/mp3/cooman-rhapsody.mp3?_=1</text:p>
          </table:table-cell>
        </table:table-row>
        <table:table-row table:style-name="ro12">
          <table:table-cell office:value-type="string" calcext:value-type="string">
            <text:p>http://www.coomanarts.com/cc/mp3/cooman-rhinecliff.mp3?_=1</text:p>
          </table:table-cell>
        </table:table-row>
        <table:table-row table:style-name="ro12">
          <table:table-cell office:value-type="string" calcext:value-type="string">
            <text:p>http://www.coomanarts.com/cc/mp3/cooman-ribenial.mp3?_=1</text:p>
          </table:table-cell>
        </table:table-row>
        <table:table-row table:style-name="ro12">
          <table:table-cell office:value-type="string" calcext:value-type="string">
            <text:p>http://www.coomanarts.com/cc/mp3/cooman-ricercare-czech-a4.mp3?_=1</text:p>
          </table:table-cell>
        </table:table-row>
        <table:table-row table:style-name="ro12">
          <table:table-cell office:value-type="string" calcext:value-type="string">
            <text:p>http://www.coomanarts.com/cc/mp3/cooman-ricercareinepidiatessaron.mp3?_=1</text:p>
          </table:table-cell>
        </table:table-row>
        <table:table-row table:style-name="ro12">
          <table:table-cell office:value-type="string" calcext:value-type="string">
            <text:p>http://www.coomanarts.com/cc/mp3/cooman-riseupmylove.mp3?_=1</text:p>
          </table:table-cell>
        </table:table-row>
        <table:table-row table:style-name="ro12">
          <table:table-cell office:value-type="string" calcext:value-type="string">
            <text:p>http://www.coomanarts.com/cc/mp3/cooman-rising.mp3?_=1</text:p>
          </table:table-cell>
        </table:table-row>
        <table:table-row table:style-name="ro12">
          <table:table-cell office:value-type="string" calcext:value-type="string">
            <text:p>http://www.coomanarts.com/cc/mp3/cooman-riteieucharist.mp3?_=1</text:p>
          </table:table-cell>
        </table:table-row>
        <table:table-row table:style-name="ro12">
          <table:table-cell office:value-type="string" calcext:value-type="string">
            <text:p>http://www.coomanarts.com/cc/mp3/cooman-riversongrememberingdennisabelson.mp3?_=1</text:p>
          </table:table-cell>
        </table:table-row>
        <table:table-row table:style-name="ro12">
          <table:table-cell office:value-type="string" calcext:value-type="string">
            <text:p>http://www.coomanarts.com/cc/mp3/cooman-roadoflight.mp3?_=1</text:p>
          </table:table-cell>
        </table:table-row>
        <table:table-row table:style-name="ro12">
          <table:table-cell office:value-type="string" calcext:value-type="string">
            <text:p>http://www.coomanarts.com/cc/mp3/cooman-rochestertriptych.mp3?_=1</text:p>
          </table:table-cell>
        </table:table-row>
        <table:table-row table:style-name="ro12">
          <table:table-cell office:value-type="string" calcext:value-type="string">
            <text:p>http://www.coomanarts.com/cc/mp3/cooman-rondeaucarol.mp3?_=1</text:p>
          </table:table-cell>
        </table:table-row>
        <table:table-row table:style-name="ro12">
          <table:table-cell office:value-type="string" calcext:value-type="string">
            <text:p>http://www.coomanarts.com/cc/mp3/cooman-rondelet.mp3?_=1</text:p>
          </table:table-cell>
        </table:table-row>
        <table:table-row table:style-name="ro12">
          <table:table-cell office:value-type="string" calcext:value-type="string">
            <text:p>http://www.coomanarts.com/cc/mp3/cooman-rondinoonilovetotellthestory.mp3?_=1</text:p>
          </table:table-cell>
        </table:table-row>
        <table:table-row table:style-name="ro12">
          <table:table-cell office:value-type="string" calcext:value-type="string">
            <text:p>http://www.coomanarts.com/cc/mp3/cooman-roses.mp3?_=1</text:p>
          </table:table-cell>
        </table:table-row>
        <table:table-row table:style-name="ro12">
          <table:table-cell office:value-type="string" calcext:value-type="string">
            <text:p>http://www.coomanarts.com/cc/mp3/cooman-rosner.mp3?_=1</text:p>
          </table:table-cell>
        </table:table-row>
        <table:table-row table:style-name="ro12">
          <table:table-cell office:value-type="string" calcext:value-type="string">
            <text:p>http://www.coomanarts.com/cc/mp3/cooman-rossiniinthekitchen.mp3?_=1</text:p>
          </table:table-cell>
        </table:table-row>
        <table:table-row table:style-name="ro12">
          <table:table-cell office:value-type="string" calcext:value-type="string">
            <text:p>http://www.coomanarts.com/cc/mp3/cooman-ruhigerlobgesang.mp3?_=1</text:p>
          </table:table-cell>
        </table:table-row>
        <table:table-row table:style-name="ro12">
          <table:table-cell office:value-type="string" calcext:value-type="string">
            <text:p>http://www.coomanarts.com/cc/mp3/cooman-sagebrushcelebration.mp3?_=1</text:p>
          </table:table-cell>
        </table:table-row>
        <table:table-row table:style-name="ro12">
          <table:table-cell office:value-type="string" calcext:value-type="string">
            <text:p>http://www.coomanarts.com/cc/mp3/cooman-saimar.mp3?_=1</text:p>
          </table:table-cell>
        </table:table-row>
        <table:table-row table:style-name="ro12">
          <table:table-cell office:value-type="string" calcext:value-type="string">
            <text:p>http://www.coomanarts.com/cc/mp3/cooman-sanandreassuite.mp3?_=1</text:p>
          </table:table-cell>
        </table:table-row>
        <table:table-row table:style-name="ro12">
          <table:table-cell office:value-type="string" calcext:value-type="string">
            <text:p>http://www.coomanarts.com/cc/mp3/cooman-sanfrancescoalaverna.mp3?_=1</text:p>
          </table:table-cell>
        </table:table-row>
        <table:table-row table:style-name="ro12">
          <table:table-cell office:value-type="string" calcext:value-type="string">
            <text:p>http://www.coomanarts.com/cc/mp3/cooman-sankaty.mp3?_=1</text:p>
          </table:table-cell>
        </table:table-row>
        <table:table-row table:style-name="ro12">
          <table:table-cell office:value-type="string" calcext:value-type="string">
            <text:p>http://www.coomanarts.com/cc/mp3/cooman-sankatydreamingstringquartetno4.mp3?_=1</text:p>
          </table:table-cell>
        </table:table-row>
        <table:table-row table:style-name="ro12">
          <table:table-cell office:value-type="string" calcext:value-type="string">
            <text:p>http://www.coomanarts.com/cc/mp3/cooman-sarabandeinmodumbenedictionem.mp3?_=1</text:p>
          </table:table-cell>
        </table:table-row>
        <table:table-row table:style-name="ro12">
          <table:table-cell office:value-type="string" calcext:value-type="string">
            <text:p>http://www.coomanarts.com/cc/mp3/cooman-saro.mp3?_=1</text:p>
          </table:table-cell>
        </table:table-row>
        <table:table-row table:style-name="ro12">
          <table:table-cell office:value-type="string" calcext:value-type="string">
            <text:p>http://www.coomanarts.com/cc/mp3/cooman-scherzofortheflutes.mp3?_=1</text:p>
          </table:table-cell>
        </table:table-row>
        <table:table-row table:style-name="ro12">
          <table:table-cell office:value-type="string" calcext:value-type="string">
            <text:p>http://www.coomanarts.com/cc/mp3/cooman-schumannserenade.mp3?_=1</text:p>
          </table:table-cell>
        </table:table-row>
        <table:table-row table:style-name="ro12">
          <table:table-cell office:value-type="string" calcext:value-type="string">
            <text:p>http://www.coomanarts.com/cc/mp3/cooman-seafindings.mp3?_=1</text:p>
          </table:table-cell>
        </table:table-row>
        <table:table-row table:style-name="ro12">
          <table:table-cell office:value-type="string" calcext:value-type="string">
            <text:p>http://www.coomanarts.com/cc/mp3/cooman-sealegs.mp3?_=1</text:p>
          </table:table-cell>
        </table:table-row>
        <table:table-row table:style-name="ro12">
          <table:table-cell office:value-type="string" calcext:value-type="string">
            <text:p>http://www.coomanarts.com/cc/mp3/cooman-searchinghands.mp3?_=1</text:p>
          </table:table-cell>
        </table:table-row>
        <table:table-row table:style-name="ro12">
          <table:table-cell office:value-type="string" calcext:value-type="string">
            <text:p>http://www.coomanarts.com/cc/mp3/cooman-seascapepassionmiddaybrightnessthirdpianosonata.mp3?_=1</text:p>
          </table:table-cell>
        </table:table-row>
        <table:table-row table:style-name="ro12">
          <table:table-cell office:value-type="string" calcext:value-type="string">
            <text:p>http://www.coomanarts.com/cc/mp3/cooman-sedetaddexteremdeipatris.mp3?_=1</text:p>
          </table:table-cell>
        </table:table-row>
        <table:table-row table:style-name="ro12">
          <table:table-cell office:value-type="string" calcext:value-type="string">
            <text:p>http://www.coomanarts.com/cc/mp3/cooman-seilou.mp3?_=1</text:p>
          </table:table-cell>
        </table:table-row>
        <table:table-row table:style-name="ro12">
          <table:table-cell office:value-type="string" calcext:value-type="string">
            <text:p>http://www.coomanarts.com/cc/mp3/cooman-sesachacha.mp3?_=1</text:p>
          </table:table-cell>
        </table:table-row>
        <table:table-row table:style-name="ro12">
          <table:table-cell office:value-type="string" calcext:value-type="string">
            <text:p>http://www.coomanarts.com/cc/mp3/cooman-sesapana.mp3?_=1</text:p>
          </table:table-cell>
        </table:table-row>
        <table:table-row table:style-name="ro12">
          <table:table-cell office:value-type="string" calcext:value-type="string">
            <text:p>http://www.coomanarts.com/cc/mp3/cooman-setmeasaseal.mp3?_=1</text:p>
          </table:table-cell>
        </table:table-row>
        <table:table-row table:style-name="ro12">
          <table:table-cell office:value-type="string" calcext:value-type="string">
            <text:p>http://www.coomanarts.com/cc/mp3/cooman-shadowbookthreesongsinthenight.mp3?_=1</text:p>
          </table:table-cell>
        </table:table-row>
        <table:table-row table:style-name="ro12">
          <table:table-cell office:value-type="string" calcext:value-type="string">
            <text:p>http://www.coomanarts.com/cc/mp3/cooman-shawkemo.mp3?_=1</text:p>
          </table:table-cell>
        </table:table-row>
        <table:table-row table:style-name="ro12">
          <table:table-cell office:value-type="string" calcext:value-type="string">
            <text:p>http://www.coomanarts.com/cc/mp3/cooman-shawkemodreaming.mp3?_=1</text:p>
          </table:table-cell>
        </table:table-row>
        <table:table-row table:style-name="ro12">
          <table:table-cell office:value-type="string" calcext:value-type="string">
            <text:p>http://www.coomanarts.com/cc/mp3/cooman-shiningsilhouettemtmansfieldsunset.mp3?_=1</text:p>
          </table:table-cell>
        </table:table-row>
        <table:table-row table:style-name="ro12">
          <table:table-cell office:value-type="string" calcext:value-type="string">
            <text:p>http://www.coomanarts.com/cc/mp3/cooman-shiningspacequintetforhornandstrings.mp3?_=1</text:p>
          </table:table-cell>
        </table:table-row>
        <table:table-row table:style-name="ro12">
          <table:table-cell office:value-type="string" calcext:value-type="string">
            <text:p>http://www.coomanarts.com/cc/mp3/cooman-showingsofdivinelove.mp3?_=1</text:p>
          </table:table-cell>
        </table:table-row>
        <table:table-row table:style-name="ro12">
          <table:table-cell office:value-type="string" calcext:value-type="string">
            <text:p>http://www.coomanarts.com/cc/mp3/cooman-siasconset.mp3?_=1</text:p>
          </table:table-cell>
        </table:table-row>
        <table:table-row table:style-name="ro12">
          <table:table-cell office:value-type="string" calcext:value-type="string">
            <text:p>http://www.coomanarts.com/cc/mp3/cooman-silentprisms.mp3?_=1</text:p>
          </table:table-cell>
        </table:table-row>
        <table:table-row table:style-name="ro12">
          <table:table-cell office:value-type="string" calcext:value-type="string">
            <text:p>http://www.coomanarts.com/cc/mp3/cooman-silverincantation.mp3?_=1</text:p>
          </table:table-cell>
        </table:table-row>
        <table:table-row table:style-name="ro12">
          <table:table-cell office:value-type="string" calcext:value-type="string">
            <text:p>http://www.coomanarts.com/cc/mp3/cooman-silverlagoonstrumpetconcerto.mp3?_=1</text:p>
          </table:table-cell>
        </table:table-row>
        <table:table-row table:style-name="ro12">
          <table:table-cell office:value-type="string" calcext:value-type="string">
            <text:p>http://www.coomanarts.com/cc/mp3/cooman-singosingthisblessedmorn.mp3?_=1</text:p>
          </table:table-cell>
        </table:table-row>
        <table:table-row table:style-name="ro12">
          <table:table-cell office:value-type="string" calcext:value-type="string">
            <text:p>http://www.coomanarts.com/cc/mp3/cooman-singpraisetriptychfororgan.mp3?_=1</text:p>
          </table:table-cell>
        </table:table-row>
        <table:table-row table:style-name="ro12">
          <table:table-cell office:value-type="string" calcext:value-type="string">
            <text:p>http://www.coomanarts.com/cc/mp3/cooman-sketchno2.mp3?_=1</text:p>
          </table:table-cell>
        </table:table-row>
        <table:table-row table:style-name="ro12">
          <table:table-cell office:value-type="string" calcext:value-type="string">
            <text:p>http://www.coomanarts.com/cc/mp3/cooman-sketchno3.mp3?_=1</text:p>
          </table:table-cell>
        </table:table-row>
        <table:table-row table:style-name="ro12">
          <table:table-cell office:value-type="string" calcext:value-type="string">
            <text:p>http://www.coomanarts.com/cc/mp3/cooman-slicksteward.mp3?_=1</text:p>
          </table:table-cell>
        </table:table-row>
        <table:table-row table:style-name="ro12">
          <table:table-cell office:value-type="string" calcext:value-type="string">
            <text:p>http://www.coomanarts.com/cc/mp3/cooman-smithpoint.mp3?_=1</text:p>
          </table:table-cell>
        </table:table-row>
        <table:table-row table:style-name="ro12">
          <table:table-cell office:value-type="string" calcext:value-type="string">
            <text:p>http://www.coomanarts.com/cc/mp3/cooman-solsticeprelude.mp3?_=1</text:p>
          </table:table-cell>
        </table:table-row>
        <table:table-row table:style-name="ro12">
          <table:table-cell office:value-type="string" calcext:value-type="string">
            <text:p>http://www.coomanarts.com/cc/mp3/cooman-solsticesonata.mp3?_=1</text:p>
          </table:table-cell>
        </table:table-row>
        <table:table-row table:style-name="ro12">
          <table:table-cell office:value-type="string" calcext:value-type="string">
            <text:p>http://www.coomanarts.com/cc/mp3/cooman-sonataforclarinet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englishhor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flugelhor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flute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harpsichord.mp3?_=1</text:p>
          </table:table-cell>
        </table:table-row>
        <table:table-row table:style-name="ro12">
          <table:table-cell office:value-type="string" calcext:value-type="string">
            <text:p>http://www.coomanarts.com/cc/mp3/cooman-sonatafortrumpet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trumpetandtrombone.mp3?_=1</text:p>
          </table:table-cell>
        </table:table-row>
        <table:table-row table:style-name="ro12">
          <table:table-cell office:value-type="string" calcext:value-type="string">
            <text:p>http://www.coomanarts.com/cc/mp3/cooman-sonatafortuba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violinandorgan.mp3?_=1</text:p>
          </table:table-cell>
        </table:table-row>
        <table:table-row table:style-name="ro12">
          <table:table-cell office:value-type="string" calcext:value-type="string">
            <text:p>http://www.coomanarts.com/cc/mp3/cooman-sonatano2forvioli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no3forvioli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inafortoypiano.mp3?_=1</text:p>
          </table:table-cell>
        </table:table-row>
        <table:table-row table:style-name="ro12">
          <table:table-cell office:value-type="string" calcext:value-type="string">
            <text:p>http://www.coomanarts.com/cc/mp3/cooman-sonatinaforwinston.mp3?_=1</text:p>
          </table:table-cell>
        </table:table-row>
        <table:table-row table:style-name="ro12">
          <table:table-cell office:value-type="string" calcext:value-type="string">
            <text:p>http://www.coomanarts.com/cc/mp3/cooman-sonatinano2.mp3?_=1</text:p>
          </table:table-cell>
        </table:table-row>
        <table:table-row table:style-name="ro12">
          <table:table-cell office:value-type="string" calcext:value-type="string">
            <text:p>http://www.coomanarts.com/cc/mp3/cooman-sonatinano3.mp3?_=1</text:p>
          </table:table-cell>
        </table:table-row>
        <table:table-row table:style-name="ro12">
          <table:table-cell office:value-type="string" calcext:value-type="string">
            <text:p>http://www.coomanarts.com/cc/mp3/cooman-songsfromthecityoflight.mp3?_=1</text:p>
          </table:table-cell>
        </table:table-row>
        <table:table-row table:style-name="ro12">
          <table:table-cell office:value-type="string" calcext:value-type="string">
            <text:p>http://www.coomanarts.com/cc/mp3/cooman-sonnetsfortwotrumpets.mp3?_=1</text:p>
          </table:table-cell>
        </table:table-row>
        <table:table-row table:style-name="ro12">
          <table:table-cell office:value-type="string" calcext:value-type="string">
            <text:p>http://www.coomanarts.com/cc/mp3/cooman-sophroniavariations.mp3?_=1</text:p>
          </table:table-cell>
        </table:table-row>
        <table:table-row table:style-name="ro12">
          <table:table-cell office:value-type="string" calcext:value-type="string">
            <text:p>http://www.coomanarts.com/cc/mp3/cooman-sourdoughserenade.mp3?_=1</text:p>
          </table:table-cell>
        </table:table-row>
        <table:table-row table:style-name="ro12">
          <table:table-cell office:value-type="string" calcext:value-type="string">
            <text:p>http://www.coomanarts.com/cc/mp3/cooman-speckledwren.mp3?_=1</text:p>
          </table:table-cell>
        </table:table-row>
        <table:table-row table:style-name="ro12">
          <table:table-cell office:value-type="string" calcext:value-type="string">
            <text:p>http://www.coomanarts.com/cc/mp3/cooman-spectrum.mp3?_=1</text:p>
          </table:table-cell>
        </table:table-row>
        <table:table-row table:style-name="ro12">
          <table:table-cell office:value-type="string" calcext:value-type="string">
            <text:p>http://www.coomanarts.com/cc/mp3/cooman-springburst.mp3?_=1</text:p>
          </table:table-cell>
        </table:table-row>
        <table:table-row table:style-name="ro12">
          <table:table-cell office:value-type="string" calcext:value-type="string">
            <text:p>http://www.coomanarts.com/cc/mp3/cooman-springnight.mp3?_=1</text:p>
          </table:table-cell>
        </table:table-row>
        <table:table-row table:style-name="ro12">
          <table:table-cell office:value-type="string" calcext:value-type="string">
            <text:p>http://www.coomanarts.com/cc/mp3/cooman-springsongs.mp3?_=1</text:p>
          </table:table-cell>
        </table:table-row>
        <table:table-row table:style-name="ro12">
          <table:table-cell office:value-type="string" calcext:value-type="string">
            <text:p>http://www.coomanarts.com/cc/mp3/cooman-squam.mp3?_=1</text:p>
          </table:table-cell>
        </table:table-row>
        <table:table-row table:style-name="ro12">
          <table:table-cell office:value-type="string" calcext:value-type="string">
            <text:p>http://www.coomanarts.com/cc/mp3/cooman-starfields.mp3?_=1</text:p>
          </table:table-cell>
        </table:table-row>
        <table:table-row table:style-name="ro12">
          <table:table-cell office:value-type="string" calcext:value-type="string">
            <text:p>http://www.coomanarts.com/cc/mp3/cooman-startenders.mp3?_=1</text:p>
          </table:table-cell>
        </table:table-row>
        <table:table-row table:style-name="ro12">
          <table:table-cell office:value-type="string" calcext:value-type="string">
            <text:p>http://www.coomanarts.com/cc/mp3/cooman-stepsbeach.mp3?_=1</text:p>
          </table:table-cell>
        </table:table-row>
        <table:table-row table:style-name="ro12">
          <table:table-cell office:value-type="string" calcext:value-type="string">
            <text:p>http://www.coomanarts.com/cc/mp3/cooman-stmaur.mp3?_=1</text:p>
          </table:table-cell>
        </table:table-row>
        <table:table-row table:style-name="ro12">
          <table:table-cell office:value-type="string" calcext:value-type="string">
            <text:p>http://www.coomanarts.com/cc/mp3/cooman-stmichaelantiphonies.mp3?_=1</text:p>
          </table:table-cell>
        </table:table-row>
        <table:table-row table:style-name="ro12">
          <table:table-cell office:value-type="string" calcext:value-type="string">
            <text:p>http://www.coomanarts.com/cc/mp3/cooman-stoneripples.mp3?_=1</text:p>
          </table:table-cell>
        </table:table-row>
        <table:table-row table:style-name="ro12">
          <table:table-cell office:value-type="string" calcext:value-type="string">
            <text:p>http://www.coomanarts.com/cc/mp3/cooman-storiesinthestars.mp3?_=1</text:p>
          </table:table-cell>
        </table:table-row>
        <table:table-row table:style-name="ro12">
          <table:table-cell office:value-type="string" calcext:value-type="string">
            <text:p>http://www.coomanarts.com/cc/mp3/cooman-storrowdrive.mp3?_=1</text:p>
          </table:table-cell>
        </table:table-row>
        <table:table-row table:style-name="ro12">
          <table:table-cell office:value-type="string" calcext:value-type="string">
            <text:p>http://www.coomanarts.com/cc/mp3/cooman-suitebreve.mp3?_=1</text:p>
          </table:table-cell>
        </table:table-row>
        <table:table-row table:style-name="ro12">
          <table:table-cell office:value-type="string" calcext:value-type="string">
            <text:p>http://www.coomanarts.com/cc/mp3/cooman-suiteforchildren.mp3?_=1</text:p>
          </table:table-cell>
        </table:table-row>
        <table:table-row table:style-name="ro12">
          <table:table-cell office:value-type="string" calcext:value-type="string">
            <text:p>http://www.coomanarts.com/cc/mp3/cooman-suiteforhammerchord.mp3?_=1</text:p>
          </table:table-cell>
        </table:table-row>
        <table:table-row table:style-name="ro12">
          <table:table-cell office:value-type="string" calcext:value-type="string">
            <text:p>http://www.coomanarts.com/cc/mp3/cooman-suiteforjay.mp3?_=1</text:p>
          </table:table-cell>
        </table:table-row>
        <table:table-row table:style-name="ro12">
          <table:table-cell office:value-type="string" calcext:value-type="string">
            <text:p>http://www.coomanarts.com/cc/mp3/cooman-suiteforstrings.mp3?_=1</text:p>
          </table:table-cell>
        </table:table-row>
        <table:table-row table:style-name="ro12">
          <table:table-cell office:value-type="string" calcext:value-type="string">
            <text:p>http://www.coomanarts.com/cc/mp3/cooman-sulak.mp3?_=1</text:p>
          </table:table-cell>
        </table:table-row>
        <table:table-row table:style-name="ro12">
          <table:table-cell office:value-type="string" calcext:value-type="string">
            <text:p>http://www.coomanarts.com/cc/mp3/cooman-summersolstice.mp3?_=1</text:p>
          </table:table-cell>
        </table:table-row>
        <table:table-row table:style-name="ro12">
          <table:table-cell office:value-type="string" calcext:value-type="string">
            <text:p>http://www.coomanarts.com/cc/mp3/cooman-summersong.mp3?_=1</text:p>
          </table:table-cell>
        </table:table-row>
        <table:table-row table:style-name="ro12">
          <table:table-cell office:value-type="string" calcext:value-type="string">
            <text:p>http://www.coomanarts.com/cc/mp3/cooman-sunloom.mp3?_=1</text:p>
          </table:table-cell>
        </table:table-row>
        <table:table-row table:style-name="ro12">
          <table:table-cell office:value-type="string" calcext:value-type="string">
            <text:p>http://www.coomanarts.com/cc/mp3/cooman-sunrisealleluia.mp3?_=1</text:p>
          </table:table-cell>
        </table:table-row>
        <table:table-row table:style-name="ro12">
          <table:table-cell office:value-type="string" calcext:value-type="string">
            <text:p>http://www.coomanarts.com/cc/mp3/cooman-sunset.mp3?_=1</text:p>
          </table:table-cell>
        </table:table-row>
        <table:table-row table:style-name="ro12">
          <table:table-cell office:value-type="string" calcext:value-type="string">
            <text:p>http://www.coomanarts.com/cc/mp3/cooman-sunsethill.mp3?_=1</text:p>
          </table:table-cell>
        </table:table-row>
        <table:table-row table:style-name="ro12">
          <table:table-cell office:value-type="string" calcext:value-type="string">
            <text:p>http://www.coomanarts.com/cc/mp3/cooman-sunsongs.mp3?_=1</text:p>
          </table:table-cell>
        </table:table-row>
        <table:table-row table:style-name="ro12">
          <table:table-cell office:value-type="string" calcext:value-type="string">
            <text:p>http://www.coomanarts.com/cc/mp3/cooman-suntracing.mp3?_=1</text:p>
          </table:table-cell>
        </table:table-row>
        <table:table-row table:style-name="ro12">
          <table:table-cell office:value-type="string" calcext:value-type="string">
            <text:p>http://www.coomanarts.com/cc/mp3/cooman-surfside.mp3?_=1</text:p>
          </table:table-cell>
        </table:table-row>
        <table:table-row table:style-name="ro12">
          <table:table-cell office:value-type="string" calcext:value-type="string">
            <text:p>http://www.coomanarts.com/cc/mp3/cooman-sweetestmusicsoftlystealing.mp3?_=1</text:p>
          </table:table-cell>
        </table:table-row>
        <table:table-row table:style-name="ro12">
          <table:table-cell office:value-type="string" calcext:value-type="string">
            <text:p>http://www.coomanarts.com/cc/mp3/cooman-symphonyno3avemarisstella.mp3?_=1</text:p>
          </table:table-cell>
        </table:table-row>
        <table:table-row table:style-name="ro12">
          <table:table-cell office:value-type="string" calcext:value-type="string">
            <text:p>http://www.coomanarts.com/cc/mp3/cooman-symphonyoflight.mp3?_=1</text:p>
          </table:table-cell>
        </table:table-row>
        <table:table-row table:style-name="ro12">
          <table:table-cell office:value-type="string" calcext:value-type="string">
            <text:p>http://www.coomanarts.com/cc/mp3/cooman-talearutila.mp3?_=1</text:p>
          </table:table-cell>
        </table:table-row>
        <table:table-row table:style-name="ro12">
          <table:table-cell office:value-type="string" calcext:value-type="string">
            <text:p>http://www.coomanarts.com/cc/mp3/cooman-tambourin.mp3?_=1</text:p>
          </table:table-cell>
        </table:table-row>
        <table:table-row table:style-name="ro12">
          <table:table-cell office:value-type="string" calcext:value-type="string">
            <text:p>http://www.coomanarts.com/cc/mp3/cooman-tarantellademente.mp3?_=1</text:p>
          </table:table-cell>
        </table:table-row>
        <table:table-row table:style-name="ro12">
          <table:table-cell office:value-type="string" calcext:value-type="string">
            <text:p>http://www.coomanarts.com/cc/mp3/cooman-tawpoot.mp3?_=1</text:p>
          </table:table-cell>
        </table:table-row>
        <table:table-row table:style-name="ro12">
          <table:table-cell office:value-type="string" calcext:value-type="string">
            <text:p>http://www.coomanarts.com/cc/mp3/cooman-tedeum.mp3?_=1</text:p>
          </table:table-cell>
        </table:table-row>
        <table:table-row table:style-name="ro12">
          <table:table-cell office:value-type="string" calcext:value-type="string">
            <text:p>http://www.coomanarts.com/cc/mp3/cooman-temptme.mp3?_=1</text:p>
          </table:table-cell>
        </table:table-row>
        <table:table-row table:style-name="ro12">
          <table:table-cell office:value-type="string" calcext:value-type="string">
            <text:p>http://www.coomanarts.com/cc/mp3/cooman-thattheymayrest.mp3?_=1</text:p>
          </table:table-cell>
        </table:table-row>
        <table:table-row table:style-name="ro12">
          <table:table-cell office:value-type="string" calcext:value-type="string">
            <text:p>http://www.coomanarts.com/cc/mp3/cooman-theappletonamensset1.mp3?_=1</text:p>
          </table:table-cell>
        </table:table-row>
        <table:table-row table:style-name="ro12">
          <table:table-cell office:value-type="string" calcext:value-type="string">
            <text:p>http://www.coomanarts.com/cc/mp3/cooman-thechoirinvisible.mp3?_=1</text:p>
          </table:table-cell>
        </table:table-row>
        <table:table-row table:style-name="ro12">
          <table:table-cell office:value-type="string" calcext:value-type="string">
            <text:p>http://www.coomanarts.com/cc/mp3/cooman-thecloakwiththestars.mp3?_=1</text:p>
          </table:table-cell>
        </table:table-row>
        <table:table-row table:style-name="ro12">
          <table:table-cell office:value-type="string" calcext:value-type="string">
            <text:p>http://www.coomanarts.com/cc/mp3/cooman-thedawninglight.mp3?_=1</text:p>
          </table:table-cell>
        </table:table-row>
        <table:table-row table:style-name="ro12">
          <table:table-cell office:value-type="string" calcext:value-type="string">
            <text:p>http://www.coomanarts.com/cc/mp3/cooman-thedoorsinthesky.mp3?_=1</text:p>
          </table:table-cell>
        </table:table-row>
        <table:table-row table:style-name="ro12">
          <table:table-cell office:value-type="string" calcext:value-type="string">
            <text:p>http://www.coomanarts.com/cc/mp3/cooman-theeternaldove.mp3?_=1</text:p>
          </table:table-cell>
        </table:table-row>
        <table:table-row table:style-name="ro12">
          <table:table-cell office:value-type="string" calcext:value-type="string">
            <text:p>http://www.coomanarts.com/cc/mp3/cooman-theeveningchoir.mp3?_=1</text:p>
          </table:table-cell>
        </table:table-row>
        <table:table-row table:style-name="ro12">
          <table:table-cell office:value-type="string" calcext:value-type="string">
            <text:p>http://www.coomanarts.com/cc/mp3/cooman-thefluteoftheinfinite.mp3?_=1</text:p>
          </table:table-cell>
        </table:table-row>
        <table:table-row table:style-name="ro12">
          <table:table-cell office:value-type="string" calcext:value-type="string">
            <text:p>http://www.coomanarts.com/cc/mp3/cooman-theforestssong.mp3?_=1</text:p>
          </table:table-cell>
        </table:table-row>
        <table:table-row table:style-name="ro12">
          <table:table-cell office:value-type="string" calcext:value-type="string">
            <text:p>http://www.coomanarts.com/cc/mp3/cooman-thegreatwilno.mp3?_=1</text:p>
          </table:table-cell>
        </table:table-row>
        <table:table-row table:style-name="ro12">
          <table:table-cell office:value-type="string" calcext:value-type="string">
            <text:p>http://www.coomanarts.com/cc/mp3/cooman-theguesthouse.mp3?_=1</text:p>
          </table:table-cell>
        </table:table-row>
        <table:table-row table:style-name="ro12">
          <table:table-cell office:value-type="string" calcext:value-type="string">
            <text:p>http://www.coomanarts.com/cc/mp3/cooman-thekingdomofjustice.mp3?_=1</text:p>
          </table:table-cell>
        </table:table-row>
        <table:table-row table:style-name="ro12">
          <table:table-cell office:value-type="string" calcext:value-type="string">
            <text:p>http://www.coomanarts.com/cc/mp3/cooman-thelaidleywyrm.mp3?_=1</text:p>
          </table:table-cell>
        </table:table-row>
        <table:table-row table:style-name="ro12">
          <table:table-cell office:value-type="string" calcext:value-type="string">
            <text:p>http://www.coomanarts.com/cc/mp3/cooman-thelampofcharity.mp3?_=1</text:p>
          </table:table-cell>
        </table:table-row>
        <table:table-row table:style-name="ro12">
          <table:table-cell office:value-type="string" calcext:value-type="string">
            <text:p>http://www.coomanarts.com/cc/mp3/cooman-thelitanyoflight.mp3?_=1</text:p>
          </table:table-cell>
        </table:table-row>
        <table:table-row table:style-name="ro12">
          <table:table-cell office:value-type="string" calcext:value-type="string">
            <text:p>http://www.coomanarts.com/cc/mp3/cooman-thelivingwaterworks.mp3?_=1</text:p>
          </table:table-cell>
        </table:table-row>
        <table:table-row table:style-name="ro12">
          <table:table-cell office:value-type="string" calcext:value-type="string">
            <text:p>http://www.coomanarts.com/cc/mp3/cooman-themesforimprovisation.mp3?_=1</text:p>
          </table:table-cell>
        </table:table-row>
        <table:table-row table:style-name="ro12">
          <table:table-cell office:value-type="string" calcext:value-type="string">
            <text:p>http://www.coomanarts.com/cc/mp3/cooman-theodaburnsmass.mp3?_=1</text:p>
          </table:table-cell>
        </table:table-row>
        <table:table-row table:style-name="ro12">
          <table:table-cell office:value-type="string" calcext:value-type="string">
            <text:p>http://www.coomanarts.com/cc/mp3/cooman-theoncies.mp3?_=1</text:p>
          </table:table-cell>
        </table:table-row>
        <table:table-row table:style-name="ro12">
          <table:table-cell office:value-type="string" calcext:value-type="string">
            <text:p>http://www.coomanarts.com/cc/mp3/cooman-thepeachblossomsshadow.mp3?_=1</text:p>
          </table:table-cell>
        </table:table-row>
        <table:table-row table:style-name="ro12">
          <table:table-cell office:value-type="string" calcext:value-type="string">
            <text:p>http://www.coomanarts.com/cc/mp3/cooman-thereforeletuskeepthefeast.mp3?_=1</text:p>
          </table:table-cell>
        </table:table-row>
        <table:table-row table:style-name="ro12">
          <table:table-cell office:value-type="string" calcext:value-type="string">
            <text:p>http://www.coomanarts.com/cc/mp3/cooman-thereismuchintheworld.mp3?_=1</text:p>
          </table:table-cell>
        </table:table-row>
        <table:table-row table:style-name="ro12">
          <table:table-cell office:value-type="string" calcext:value-type="string">
            <text:p>http://www.coomanarts.com/cc/mp3/cooman-therevelationsofdivinelovemetaphorsfromseaandsky.mp3?_=1</text:p>
          </table:table-cell>
        </table:table-row>
        <table:table-row table:style-name="ro12">
          <table:table-cell office:value-type="string" calcext:value-type="string">
            <text:p>http://www.coomanarts.com/cc/mp3/cooman-therewillbestars.mp3?_=1</text:p>
          </table:table-cell>
        </table:table-row>
        <table:table-row table:style-name="ro12">
          <table:table-cell office:value-type="string" calcext:value-type="string">
            <text:p>http://www.coomanarts.com/cc/mp3/cooman-theroseofsharon.mp3?_=1</text:p>
          </table:table-cell>
        </table:table-row>
        <table:table-row table:style-name="ro12">
          <table:table-cell office:value-type="string" calcext:value-type="string">
            <text:p>http://www.coomanarts.com/cc/mp3/cooman-therosetreecarol.mp3?_=1</text:p>
          </table:table-cell>
        </table:table-row>
        <table:table-row table:style-name="ro12">
          <table:table-cell office:value-type="string" calcext:value-type="string">
            <text:p>http://www.coomanarts.com/cc/mp3/cooman-theshirtofhappiness.mp3?_=1</text:p>
          </table:table-cell>
        </table:table-row>
        <table:table-row table:style-name="ro12">
          <table:table-cell office:value-type="string" calcext:value-type="string">
            <text:p>http://www.coomanarts.com/cc/mp3/cooman-theskyabouttoopen.mp3?_=1</text:p>
          </table:table-cell>
        </table:table-row>
        <table:table-row table:style-name="ro12">
          <table:table-cell office:value-type="string" calcext:value-type="string">
            <text:p>http://www.coomanarts.com/cc/mp3/cooman-theskycanstillremember.mp3?_=1</text:p>
          </table:table-cell>
        </table:table-row>
        <table:table-row table:style-name="ro12">
          <table:table-cell office:value-type="string" calcext:value-type="string">
            <text:p>http://www.coomanarts.com/cc/mp3/cooman-thetalltaletrain.mp3?_=1</text:p>
          </table:table-cell>
        </table:table-row>
        <table:table-row table:style-name="ro12">
          <table:table-cell office:value-type="string" calcext:value-type="string">
            <text:p>http://www.coomanarts.com/cc/mp3/cooman-thetransportationage.mp3?_=1</text:p>
          </table:table-cell>
        </table:table-row>
        <table:table-row table:style-name="ro12">
          <table:table-cell office:value-type="string" calcext:value-type="string">
            <text:p>http://www.coomanarts.com/cc/mp3/cooman-thewaythetruththelife.mp3?_=1</text:p>
          </table:table-cell>
        </table:table-row>
        <table:table-row table:style-name="ro12">
          <table:table-cell office:value-type="string" calcext:value-type="string">
            <text:p>http://www.coomanarts.com/cc/mp3/cooman-thewelcomenews.mp3?_=1</text:p>
          </table:table-cell>
        </table:table-row>
        <table:table-row table:style-name="ro12">
          <table:table-cell office:value-type="string" calcext:value-type="string">
            <text:p>http://www.coomanarts.com/cc/mp3/cooman-thieves.mp3?_=1</text:p>
          </table:table-cell>
        </table:table-row>
        <table:table-row table:style-name="ro12">
          <table:table-cell office:value-type="string" calcext:value-type="string">
            <text:p>http://www.coomanarts.com/cc/mp3/cooman-thisdusk.mp3?_=1</text:p>
          </table:table-cell>
        </table:table-row>
        <table:table-row table:style-name="ro12">
          <table:table-cell office:value-type="string" calcext:value-type="string">
            <text:p>http://www.coomanarts.com/cc/mp3/cooman-thisisthehourofbanquetandofsong.mp3?_=1</text:p>
          </table:table-cell>
        </table:table-row>
        <table:table-row table:style-name="ro12">
          <table:table-cell office:value-type="string" calcext:value-type="string">
            <text:p>http://www.coomanarts.com/cc/mp3/cooman-thislifelonggiftofpraise.mp3?_=1</text:p>
          </table:table-cell>
        </table:table-row>
        <table:table-row table:style-name="ro12">
          <table:table-cell office:value-type="string" calcext:value-type="string">
            <text:p>http://www.coomanarts.com/cc/mp3/cooman-threadsconcertofororchestra.mp3?_=1</text:p>
          </table:table-cell>
        </table:table-row>
        <table:table-row table:style-name="ro12">
          <table:table-cell office:value-type="string" calcext:value-type="string">
            <text:p>http://www.coomanarts.com/cc/mp3/cooman-threeacclamations.mp3?_=1</text:p>
          </table:table-cell>
        </table:table-row>
        <table:table-row table:style-name="ro12">
          <table:table-cell office:value-type="string" calcext:value-type="string">
            <text:p>http://www.coomanarts.com/cc/mp3/cooman-threeacclamationsforworship.mp3?_=1</text:p>
          </table:table-cell>
        </table:table-row>
        <table:table-row table:style-name="ro12">
          <table:table-cell office:value-type="string" calcext:value-type="string">
            <text:p>http://www.coomanarts.com/cc/mp3/cooman-threechoralepreludes.mp3?_=1</text:p>
          </table:table-cell>
        </table:table-row>
        <table:table-row table:style-name="ro12">
          <table:table-cell office:value-type="string" calcext:value-type="string">
            <text:p>http://www.coomanarts.com/cc/mp3/cooman-threeghazalsforharmonium.mp3?_=1</text:p>
          </table:table-cell>
        </table:table-row>
        <table:table-row table:style-name="ro12">
          <table:table-cell office:value-type="string" calcext:value-type="string">
            <text:p>http://www.coomanarts.com/cc/mp3/cooman-threeintermezzi.mp3?_=1</text:p>
          </table:table-cell>
        </table:table-row>
        <table:table-row table:style-name="ro12">
          <table:table-cell office:value-type="string" calcext:value-type="string">
            <text:p>http://www.coomanarts.com/cc/mp3/cooman-threepassiontidemotets.mp3?_=1</text:p>
          </table:table-cell>
        </table:table-row>
        <table:table-row table:style-name="ro12">
          <table:table-cell office:value-type="string" calcext:value-type="string">
            <text:p>http://www.coomanarts.com/cc/mp3/cooman-threepastoralesonagermancarol.mp3?_=1</text:p>
          </table:table-cell>
        </table:table-row>
        <table:table-row table:style-name="ro12">
          <table:table-cell office:value-type="string" calcext:value-type="string">
            <text:p>http://www.coomanarts.com/cc/mp3/cooman-threepsalmmonodies.mp3?_=1</text:p>
          </table:table-cell>
        </table:table-row>
        <table:table-row table:style-name="ro12">
          <table:table-cell office:value-type="string" calcext:value-type="string">
            <text:p>http://www.coomanarts.com/cc/mp3/cooman-threerenaissancedances.mp3?_=1</text:p>
          </table:table-cell>
        </table:table-row>
        <table:table-row table:style-name="ro12">
          <table:table-cell office:value-type="string" calcext:value-type="string">
            <text:p>http://www.coomanarts.com/cc/mp3/cooman-threesongsfromasyoulikeit.mp3?_=1</text:p>
          </table:table-cell>
        </table:table-row>
        <table:table-row table:style-name="ro12">
          <table:table-cell office:value-type="string" calcext:value-type="string">
            <text:p>http://www.coomanarts.com/cc/mp3/cooman-threestfrancislegends.mp3?_=1</text:p>
          </table:table-cell>
        </table:table-row>
        <table:table-row table:style-name="ro12">
          <table:table-cell office:value-type="string" calcext:value-type="string">
            <text:p>http://www.coomanarts.com/cc/mp3/cooman-threevoluntaries.mp3?_=1</text:p>
          </table:table-cell>
        </table:table-row>
        <table:table-row table:style-name="ro12">
          <table:table-cell office:value-type="string" calcext:value-type="string">
            <text:p>http://www.coomanarts.com/cc/mp3/cooman-tideofangels.mp3?_=1</text:p>
          </table:table-cell>
        </table:table-row>
        <table:table-row table:style-name="ro12">
          <table:table-cell office:value-type="string" calcext:value-type="string">
            <text:p>http://www.coomanarts.com/cc/mp3/cooman-toccataariaandfinale.mp3?_=1</text:p>
          </table:table-cell>
        </table:table-row>
        <table:table-row table:style-name="ro12">
          <table:table-cell office:value-type="string" calcext:value-type="string">
            <text:p>http://www.coomanarts.com/cc/mp3/cooman-toccatabrevis.mp3?_=1</text:p>
          </table:table-cell>
        </table:table-row>
        <table:table-row table:style-name="ro12">
          <table:table-cell office:value-type="string" calcext:value-type="string">
            <text:p>http://www.coomanarts.com/cc/mp3/cooman-toccatafantasyonamedievalwelshcarol.mp3?_=1</text:p>
          </table:table-cell>
        </table:table-row>
        <table:table-row table:style-name="ro12">
          <table:table-cell office:value-type="string" calcext:value-type="string">
            <text:p>http://www.coomanarts.com/cc/mp3/cooman-toccatahomagetobuxtehude.mp3?_=1</text:p>
          </table:table-cell>
        </table:table-row>
        <table:table-row table:style-name="ro12">
          <table:table-cell office:value-type="string" calcext:value-type="string">
            <text:p>http://www.coomanarts.com/cc/mp3/cooman-toccataonayorubahymn.mp3?_=1</text:p>
          </table:table-cell>
        </table:table-row>
        <table:table-row table:style-name="ro12">
          <table:table-cell office:value-type="string" calcext:value-type="string">
            <text:p>http://www.coomanarts.com/cc/mp3/cooman-toccataonlasstunserfreuen.mp3?_=1</text:p>
          </table:table-cell>
        </table:table-row>
        <table:table-row table:style-name="ro12">
          <table:table-cell office:value-type="string" calcext:value-type="string">
            <text:p>http://www.coomanarts.com/cc/mp3/cooman-toccatarondo.mp3?_=1</text:p>
          </table:table-cell>
        </table:table-row>
        <table:table-row table:style-name="ro12">
          <table:table-cell office:value-type="string" calcext:value-type="string">
            <text:p>http://www.coomanarts.com/cc/mp3/cooman-tombeauaria.mp3?_=1</text:p>
          </table:table-cell>
        </table:table-row>
        <table:table-row table:style-name="ro12">
          <table:table-cell office:value-type="string" calcext:value-type="string">
            <text:p>http://www.coomanarts.com/cc/mp3/cooman-tomnevers.mp3?_=1</text:p>
          </table:table-cell>
        </table:table-row>
        <table:table-row table:style-name="ro12">
          <table:table-cell office:value-type="string" calcext:value-type="string">
            <text:p>http://www.coomanarts.com/cc/mp3/cooman-tooupsetforwords.mp3?_=1</text:p>
          </table:table-cell>
        </table:table-row>
        <table:table-row table:style-name="ro12">
          <table:table-cell office:value-type="string" calcext:value-type="string">
            <text:p>http://www.coomanarts.com/cc/mp3/cooman-towerantiphonies.mp3?_=1</text:p>
          </table:table-cell>
        </table:table-row>
        <table:table-row table:style-name="ro12">
          <table:table-cell office:value-type="string" calcext:value-type="string">
            <text:p>http://www.coomanarts.com/cc/mp3/cooman-treasuredheart.mp3?_=1</text:p>
          </table:table-cell>
        </table:table-row>
        <table:table-row table:style-name="ro12">
          <table:table-cell office:value-type="string" calcext:value-type="string">
            <text:p>http://www.coomanarts.com/cc/mp3/cooman-treasuryofblessings.mp3?_=1</text:p>
          </table:table-cell>
        </table:table-row>
        <table:table-row table:style-name="ro12">
          <table:table-cell office:value-type="string" calcext:value-type="string">
            <text:p>http://www.coomanarts.com/cc/mp3/cooman-tresnovascantigas.mp3?_=1</text:p>
          </table:table-cell>
        </table:table-row>
        <table:table-row table:style-name="ro12">
          <table:table-cell office:value-type="string" calcext:value-type="string">
            <text:p>http://www.coomanarts.com/cc/mp3/cooman-trinitymatins.mp3?_=1</text:p>
          </table:table-cell>
        </table:table-row>
        <table:table-row table:style-name="ro12">
          <table:table-cell office:value-type="string" calcext:value-type="string">
            <text:p>http://www.coomanarts.com/cc/mp3/cooman-trioinmemoriamdirkflentrop.mp3?_=1</text:p>
          </table:table-cell>
        </table:table-row>
        <table:table-row table:style-name="ro12">
          <table:table-cell office:value-type="string" calcext:value-type="string">
            <text:p>http://www.coomanarts.com/cc/mp3/cooman-triolet.mp3?_=1</text:p>
          </table:table-cell>
        </table:table-row>
        <table:table-row table:style-name="ro12">
          <table:table-cell office:value-type="string" calcext:value-type="string">
            <text:p>http://www.coomanarts.com/cc/mp3/cooman-triptychforharpsichord.mp3?_=1</text:p>
          </table:table-cell>
        </table:table-row>
        <table:table-row table:style-name="ro12">
          <table:table-cell office:value-type="string" calcext:value-type="string">
            <text:p>http://www.coomanarts.com/cc/mp3/cooman-triptychonasorbiancarol.mp3?_=1</text:p>
          </table:table-cell>
        </table:table-row>
        <table:table-row table:style-name="ro12">
          <table:table-cell office:value-type="string" calcext:value-type="string">
            <text:p>http://www.coomanarts.com/cc/mp3/cooman-troismelodiesmodales.mp3?_=1</text:p>
          </table:table-cell>
        </table:table-row>
        <table:table-row table:style-name="ro12">
          <table:table-cell office:value-type="string" calcext:value-type="string">
            <text:p>http://www.coomanarts.com/cc/mp3/cooman-trotshill.mp3?_=1</text:p>
          </table:table-cell>
        </table:table-row>
        <table:table-row table:style-name="ro12">
          <table:table-cell office:value-type="string" calcext:value-type="string">
            <text:p>http://www.coomanarts.com/cc/mp3/cooman-trulythelightissweet.mp3?_=1</text:p>
          </table:table-cell>
        </table:table-row>
        <table:table-row table:style-name="ro12">
          <table:table-cell office:value-type="string" calcext:value-type="string">
            <text:p>http://www.coomanarts.com/cc/mp3/cooman-trumpettune.mp3?_=1</text:p>
          </table:table-cell>
        </table:table-row>
        <table:table-row table:style-name="ro12">
          <table:table-cell office:value-type="string" calcext:value-type="string">
            <text:p>http://www.coomanarts.com/cc/mp3/cooman-tubatune.mp3?_=1</text:p>
          </table:table-cell>
        </table:table-row>
        <table:table-row table:style-name="ro12">
          <table:table-cell office:value-type="string" calcext:value-type="string">
            <text:p>http://www.coomanarts.com/cc/mp3/cooman-tuckernuck.mp3?_=1</text:p>
          </table:table-cell>
        </table:table-row>
        <table:table-row table:style-name="ro12">
          <table:table-cell office:value-type="string" calcext:value-type="string">
            <text:p>http://www.coomanarts.com/cc/mp3/cooman-tundracanticle.mp3?_=1</text:p>
          </table:table-cell>
        </table:table-row>
        <table:table-row table:style-name="ro12">
          <table:table-cell office:value-type="string" calcext:value-type="string">
            <text:p>http://www.coomanarts.com/cc/mp3/cooman-twilightundulations.mp3?_=1</text:p>
          </table:table-cell>
        </table:table-row>
        <table:table-row table:style-name="ro12">
          <table:table-cell office:value-type="string" calcext:value-type="string">
            <text:p>http://www.coomanarts.com/cc/mp3/cooman-twocatullussongs.mp3?_=1</text:p>
          </table:table-cell>
        </table:table-row>
        <table:table-row table:style-name="ro12">
          <table:table-cell office:value-type="string" calcext:value-type="string">
            <text:p>http://www.coomanarts.com/cc/mp3/cooman-twodawnhymns.mp3?_=1</text:p>
          </table:table-cell>
        </table:table-row>
        <table:table-row table:style-name="ro12">
          <table:table-cell office:value-type="string" calcext:value-type="string">
            <text:p>http://www.coomanarts.com/cc/mp3/cooman-twofantasias.mp3?_=1</text:p>
          </table:table-cell>
        </table:table-row>
        <table:table-row table:style-name="ro12">
          <table:table-cell office:value-type="string" calcext:value-type="string">
            <text:p>http://www.coomanarts.com/cc/mp3/cooman-twofolksongs.mp3?_=1</text:p>
          </table:table-cell>
        </table:table-row>
        <table:table-row table:style-name="ro12">
          <table:table-cell office:value-type="string" calcext:value-type="string">
            <text:p>http://www.coomanarts.com/cc/mp3/cooman-twoforlent.mp3?_=1</text:p>
          </table:table-cell>
        </table:table-row>
        <table:table-row table:style-name="ro12">
          <table:table-cell office:value-type="string" calcext:value-type="string">
            <text:p>http://www.coomanarts.com/cc/mp3/cooman-twoforpentecost.mp3?_=1</text:p>
          </table:table-cell>
        </table:table-row>
        <table:table-row table:style-name="ro12">
          <table:table-cell office:value-type="string" calcext:value-type="string">
            <text:p>http://www.coomanarts.com/cc/mp3/cooman-twoforredemption.mp3?_=1</text:p>
          </table:table-cell>
        </table:table-row>
        <table:table-row table:style-name="ro12">
          <table:table-cell office:value-type="string" calcext:value-type="string">
            <text:p>http://www.coomanarts.com/cc/mp3/cooman-twofragments.mp3?_=1</text:p>
          </table:table-cell>
        </table:table-row>
        <table:table-row table:style-name="ro12">
          <table:table-cell office:value-type="string" calcext:value-type="string">
            <text:p>http://www.coomanarts.com/cc/mp3/cooman-twofromthebritishisles.mp3?_=1</text:p>
          </table:table-cell>
        </table:table-row>
        <table:table-row table:style-name="ro12">
          <table:table-cell office:value-type="string" calcext:value-type="string">
            <text:p>http://www.coomanarts.com/cc/mp3/cooman-twoimpressions.mp3?_=1</text:p>
          </table:table-cell>
        </table:table-row>
        <table:table-row table:style-name="ro12">
          <table:table-cell office:value-type="string" calcext:value-type="string">
            <text:p>http://www.coomanarts.com/cc/mp3/cooman-twoliturgicalmeditations.mp3?_=1</text:p>
          </table:table-cell>
        </table:table-row>
        <table:table-row table:style-name="ro12">
          <table:table-cell office:value-type="string" calcext:value-type="string">
            <text:p>http://www.coomanarts.com/cc/mp3/cooman-twolullabies.mp3?_=1</text:p>
          </table:table-cell>
        </table:table-row>
        <table:table-row table:style-name="ro12">
          <table:table-cell office:value-type="string" calcext:value-type="string">
            <text:p>http://www.coomanarts.com/cc/mp3/cooman-twomantras.mp3?_=1</text:p>
          </table:table-cell>
        </table:table-row>
        <table:table-row table:style-name="ro12">
          <table:table-cell office:value-type="string" calcext:value-type="string">
            <text:p>http://www.coomanarts.com/cc/mp3/cooman-twomemoryplaces.mp3?_=1</text:p>
          </table:table-cell>
        </table:table-row>
        <table:table-row table:style-name="ro12">
          <table:table-cell office:value-type="string" calcext:value-type="string">
            <text:p>http://www.coomanarts.com/cc/mp3/cooman-twooatesminiatures.mp3?_=1</text:p>
          </table:table-cell>
        </table:table-row>
        <table:table-row table:style-name="ro12">
          <table:table-cell office:value-type="string" calcext:value-type="string">
            <text:p>http://www.coomanarts.com/cc/mp3/cooman-twopreludes.mp3?_=1</text:p>
          </table:table-cell>
        </table:table-row>
        <table:table-row table:style-name="ro12">
          <table:table-cell office:value-type="string" calcext:value-type="string">
            <text:p>http://www.coomanarts.com/cc/mp3/cooman-twopsalms.mp3?_=1</text:p>
          </table:table-cell>
        </table:table-row>
        <table:table-row table:style-name="ro12">
          <table:table-cell office:value-type="string" calcext:value-type="string">
            <text:p>http://www.coomanarts.com/cc/mp3/cooman-twoshakespearesettings.mp3?_=1</text:p>
          </table:table-cell>
        </table:table-row>
        <table:table-row table:style-name="ro12">
          <table:table-cell office:value-type="string" calcext:value-type="string">
            <text:p>http://www.coomanarts.com/cc/mp3/cooman-twosongswithoutwords.mp3?_=1</text:p>
          </table:table-cell>
        </table:table-row>
        <table:table-row table:style-name="ro12">
          <table:table-cell office:value-type="string" calcext:value-type="string">
            <text:p>http://www.coomanarts.com/cc/mp3/cooman-twotinytrumpetudes.mp3?_=1</text:p>
          </table:table-cell>
        </table:table-row>
        <table:table-row table:style-name="ro12">
          <table:table-cell office:value-type="string" calcext:value-type="string">
            <text:p>http://www.coomanarts.com/cc/mp3/cooman-twovergilsongs.mp3?_=1</text:p>
          </table:table-cell>
        </table:table-row>
        <table:table-row table:style-name="ro12">
          <table:table-cell office:value-type="string" calcext:value-type="string">
            <text:p>http://www.coomanarts.com/cc/mp3/cooman-twowakefieldsongs.mp3?_=1</text:p>
          </table:table-cell>
        </table:table-row>
        <table:table-row table:style-name="ro12">
          <table:table-cell office:value-type="string" calcext:value-type="string">
            <text:p>http://www.coomanarts.com/cc/mp3/cooman-unfailinglove.mp3?_=1</text:p>
          </table:table-cell>
        </table:table-row>
        <table:table-row table:style-name="ro12">
          <table:table-cell office:value-type="string" calcext:value-type="string">
            <text:p>http://www.coomanarts.com/cc/mp3/cooman-unmeasuredpreludes.mp3?_=1</text:p>
          </table:table-cell>
        </table:table-row>
        <table:table-row table:style-name="ro12">
          <table:table-cell office:value-type="string" calcext:value-type="string">
            <text:p>http://www.coomanarts.com/cc/mp3/cooman-unregardeloigne.mp3?_=1</text:p>
          </table:table-cell>
        </table:table-row>
        <table:table-row table:style-name="ro12">
          <table:table-cell office:value-type="string" calcext:value-type="string">
            <text:p>http://www.coomanarts.com/cc/mp3/cooman-utrechtfantasia.mp3?_=1</text:p>
          </table:table-cell>
        </table:table-row>
        <table:table-row table:style-name="ro12">
          <table:table-cell office:value-type="string" calcext:value-type="string">
            <text:p>http://www.coomanarts.com/cc/mp3/cooman-variationsonabasquenoel.mp3?_=1</text:p>
          </table:table-cell>
        </table:table-row>
        <table:table-row table:style-name="ro12">
          <table:table-cell office:value-type="string" calcext:value-type="string">
            <text:p>http://www.coomanarts.com/cc/mp3/cooman-variationsonathemeofandreaswillscher.mp3?_=1</text:p>
          </table:table-cell>
        </table:table-row>
        <table:table-row table:style-name="ro12">
          <table:table-cell office:value-type="string" calcext:value-type="string">
            <text:p>http://www.coomanarts.com/cc/mp3/cooman-variationsonjesudulciamemoria.mp3?_=1</text:p>
          </table:table-cell>
        </table:table-row>
        <table:table-row table:style-name="ro12">
          <table:table-cell office:value-type="string" calcext:value-type="string">
            <text:p>http://www.coomanarts.com/cc/mp3/cooman-varinna.mp3?_=1</text:p>
          </table:table-cell>
        </table:table-row>
        <table:table-row table:style-name="ro12">
          <table:table-cell office:value-type="string" calcext:value-type="string">
            <text:p>http://www.coomanarts.com/cc/mp3/cooman-venisanctespiritus.mp3?_=1</text:p>
          </table:table-cell>
        </table:table-row>
        <table:table-row table:style-name="ro12">
          <table:table-cell office:value-type="string" calcext:value-type="string">
            <text:p>http://www.coomanarts.com/cc/mp3/cooman-verbumsupernumprodiens.mp3?_=1</text:p>
          </table:table-cell>
        </table:table-row>
        <table:table-row table:style-name="ro12">
          <table:table-cell office:value-type="string" calcext:value-type="string">
            <text:p>http://www.coomanarts.com/cc/mp3/cooman-vigils.mp3?_=1</text:p>
          </table:table-cell>
        </table:table-row>
        <table:table-row table:style-name="ro12">
          <table:table-cell office:value-type="string" calcext:value-type="string">
            <text:p>http://www.coomanarts.com/cc/mp3/cooman-virelai.mp3?_=1</text:p>
          </table:table-cell>
        </table:table-row>
        <table:table-row table:style-name="ro12">
          <table:table-cell office:value-type="string" calcext:value-type="string">
            <text:p>http://www.coomanarts.com/cc/mp3/cooman-virelaiii.mp3?_=1</text:p>
          </table:table-cell>
        </table:table-row>
        <table:table-row table:style-name="ro12">
          <table:table-cell office:value-type="string" calcext:value-type="string">
            <text:p>http://www.coomanarts.com/cc/mp3/cooman-voicesofthetrumpet.mp3?_=1</text:p>
          </table:table-cell>
        </table:table-row>
        <table:table-row table:style-name="ro12">
          <table:table-cell office:value-type="string" calcext:value-type="string">
            <text:p>http://www.coomanarts.com/cc/mp3/cooman-voicesofthetrumpet2.mp3?_=1</text:p>
          </table:table-cell>
        </table:table-row>
        <table:table-row table:style-name="ro12">
          <table:table-cell office:value-type="string" calcext:value-type="string">
            <text:p>http://www.coomanarts.com/cc/mp3/cooman-waitingforoctober.mp3?_=1</text:p>
          </table:table-cell>
        </table:table-row>
        <table:table-row table:style-name="ro12">
          <table:table-cell office:value-type="string" calcext:value-type="string">
            <text:p>http://www.coomanarts.com/cc/mp3/cooman-wannacomet.mp3?_=1</text:p>
          </table:table-cell>
        </table:table-row>
        <table:table-row table:style-name="ro12">
          <table:table-cell office:value-type="string" calcext:value-type="string">
            <text:p>http://www.coomanarts.com/cc/mp3/cooman-wardmanpark.mp3?_=1</text:p>
          </table:table-cell>
        </table:table-row>
        <table:table-row table:style-name="ro12">
          <table:table-cell office:value-type="string" calcext:value-type="string">
            <text:p>http://www.coomanarts.com/cc/mp3/cooman-warrenlanding.mp3?_=1</text:p>
          </table:table-cell>
        </table:table-row>
        <table:table-row table:style-name="ro12">
          <table:table-cell office:value-type="string" calcext:value-type="string">
            <text:p>http://www.coomanarts.com/cc/mp3/cooman-warrington.mp3?_=1</text:p>
          </table:table-cell>
        </table:table-row>
        <table:table-row table:style-name="ro12">
          <table:table-cell office:value-type="string" calcext:value-type="string">
            <text:p>http://www.coomanarts.com/cc/mp3/cooman-wauwinet.mp3?_=1</text:p>
          </table:table-cell>
        </table:table-row>
        <table:table-row table:style-name="ro12">
          <table:table-cell office:value-type="string" calcext:value-type="string">
            <text:p>http://www.coomanarts.com/cc/mp3/cooman-waveglistens.mp3?_=1</text:p>
          </table:table-cell>
        </table:table-row>
        <table:table-row table:style-name="ro12">
          <table:table-cell office:value-type="string" calcext:value-type="string">
            <text:p>http://www.coomanarts.com/cc/mp3/cooman-waxingandwaning.mp3?_=1</text:p>
          </table:table-cell>
        </table:table-row>
        <table:table-row table:style-name="ro12">
          <table:table-cell office:value-type="string" calcext:value-type="string">
            <text:p>http://www.coomanarts.com/cc/mp3/cooman-welcomewind.mp3?_=1</text:p>
          </table:table-cell>
        </table:table-row>
        <table:table-row table:style-name="ro12">
          <table:table-cell office:value-type="string" calcext:value-type="string">
            <text:p>http://www.coomanarts.com/cc/mp3/cooman-westchesterstreet.mp3?_=1</text:p>
          </table:table-cell>
        </table:table-row>
        <table:table-row table:style-name="ro12">
          <table:table-cell office:value-type="string" calcext:value-type="string">
            <text:p>http://www.coomanarts.com/cc/mp3/cooman-whalingmuseum.mp3?_=1</text:p>
          </table:table-cell>
        </table:table-row>
        <table:table-row table:style-name="ro12">
          <table:table-cell office:value-type="string" calcext:value-type="string">
            <text:p>http://www.coomanarts.com/cc/mp3/cooman-whatsthescoop.mp3?_=1</text:p>
          </table:table-cell>
        </table:table-row>
        <table:table-row table:style-name="ro12">
          <table:table-cell office:value-type="string" calcext:value-type="string">
            <text:p>http://www.coomanarts.com/cc/mp3/cooman-wheatandweeds.mp3?_=1</text:p>
          </table:table-cell>
        </table:table-row>
        <table:table-row table:style-name="ro12">
          <table:table-cell office:value-type="string" calcext:value-type="string">
            <text:p>http://www.coomanarts.com/cc/mp3/cooman-whentheperfectcomes.mp3?_=1</text:p>
          </table:table-cell>
        </table:table-row>
        <table:table-row table:style-name="ro12">
          <table:table-cell office:value-type="string" calcext:value-type="string">
            <text:p>http://www.coomanarts.com/cc/mp3/cooman-wherealltheladdersstart.mp3?_=1</text:p>
          </table:table-cell>
        </table:table-row>
        <table:table-row table:style-name="ro12">
          <table:table-cell office:value-type="string" calcext:value-type="string">
            <text:p>http://www.coomanarts.com/cc/mp3/cooman-whereinourblessingsstand.mp3?_=1</text:p>
          </table:table-cell>
        </table:table-row>
        <table:table-row table:style-name="ro12">
          <table:table-cell office:value-type="string" calcext:value-type="string">
            <text:p>http://www.coomanarts.com/cc/mp3/cooman-whostolethequeenstarts.mp3?_=1</text:p>
          </table:table-cell>
        </table:table-row>
        <table:table-row table:style-name="ro12">
          <table:table-cell office:value-type="string" calcext:value-type="string">
            <text:p>http://www.coomanarts.com/cc/mp3/cooman-wildsunrises.mp3?_=1</text:p>
          </table:table-cell>
        </table:table-row>
        <table:table-row table:style-name="ro12">
          <table:table-cell office:value-type="string" calcext:value-type="string">
            <text:p>http://www.coomanarts.com/cc/mp3/cooman-windflower.mp3?_=1</text:p>
          </table:table-cell>
        </table:table-row>
        <table:table-row table:style-name="ro12">
          <table:table-cell office:value-type="string" calcext:value-type="string">
            <text:p>http://www.coomanarts.com/cc/mp3/cooman-wintersonatina.mp3?_=1</text:p>
          </table:table-cell>
        </table:table-row>
        <table:table-row table:style-name="ro12">
          <table:table-cell office:value-type="string" calcext:value-type="string">
            <text:p>http://www.coomanarts.com/cc/mp3/cooman-winthrophouse.mp3?_=1</text:p>
          </table:table-cell>
        </table:table-row>
        <table:table-row table:style-name="ro12">
          <table:table-cell office:value-type="string" calcext:value-type="string">
            <text:p>http://www.coomanarts.com/cc/mp3/cooman-wisdomsdance.mp3?_=1</text:p>
          </table:table-cell>
        </table:table-row>
        <table:table-row table:style-name="ro12">
          <table:table-cell office:value-type="string" calcext:value-type="string">
            <text:p>http://www.coomanarts.com/cc/mp3/cooman-wisemencamejourneying.mp3?_=1</text:p>
          </table:table-cell>
        </table:table-row>
        <table:table-row table:style-name="ro12">
          <table:table-cell office:value-type="string" calcext:value-type="string">
            <text:p>http://www.coomanarts.com/cc/mp3/cooman-withchristwhoselovingruleabides.mp3?_=1</text:p>
          </table:table-cell>
        </table:table-row>
        <table:table-row table:style-name="ro12">
          <table:table-cell office:value-type="string" calcext:value-type="string">
            <text:p>http://www.coomanarts.com/cc/mp3/cooman-witnessestolove.mp3?_=1</text:p>
          </table:table-cell>
        </table:table-row>
        <table:table-row table:style-name="ro12">
          <table:table-cell office:value-type="string" calcext:value-type="string">
            <text:p>http://www.coomanarts.com/cc/mp3/cooman-wondrouslove.mp3?_=1</text:p>
          </table:table-cell>
        </table:table-row>
        <table:table-row table:style-name="ro12">
          <table:table-cell office:value-type="string" calcext:value-type="string">
            <text:p>http://www.coomanarts.com/cc/mp3/cooman-woodbearer.mp3?_=1</text:p>
          </table:table-cell>
        </table:table-row>
        <table:table-row table:style-name="ro12">
          <table:table-cell office:value-type="string" calcext:value-type="string">
            <text:p>http://www.coomanarts.com/cc/mp3/cooman-woodburysestina.mp3?_=1</text:p>
          </table:table-cell>
        </table:table-row>
        <table:table-row table:style-name="ro12">
          <table:table-cell office:value-type="string" calcext:value-type="string">
            <text:p>http://www.coomanarts.com/cc/mp3/cooman-wordlesslight.mp3?_=1</text:p>
          </table:table-cell>
        </table:table-row>
        <table:table-row table:style-name="ro12">
          <table:table-cell office:value-type="string" calcext:value-type="string">
            <text:p>http://www.coomanarts.com/cc/mp3/cooman-wyerspoint.mp3?_=1</text:p>
          </table:table-cell>
        </table:table-row>
        <table:table-row table:style-name="ro12">
          <table:table-cell office:value-type="string" calcext:value-type="string">
            <text:p>http://www.coomanarts.com/cc/mp3/cooman-yellowi.mp3?_=1</text:p>
          </table:table-cell>
        </table:table-row>
        <table:table-row table:style-name="ro12">
          <table:table-cell office:value-type="string" calcext:value-type="string">
            <text:p>http://www.coomanarts.com/cc/mp3/cooman-yorkconcertato.mp3?_=1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doc" table:style-name="ta1">
        <table:table-column table:style-name="co3" table:default-cell-style-name="ce1"/>
        <table:table-row table:style-name="ro12">
          <table:table-cell office:value-type="string" calcext:value-type="string">
            <text:p>http://www.carsoncooman.com/pdf/cooman-abenediction.pdf</text:p>
          </table:table-cell>
        </table:table-row>
        <table:table-row table:style-name="ro12">
          <table:table-cell office:value-type="string" calcext:value-type="string">
            <text:p>http://www.carsoncooman.com/pdf/cooman-abirthdaycanonforkevin.pdf</text:p>
          </table:table-cell>
        </table:table-row>
        <table:table-row table:style-name="ro12">
          <table:table-cell office:value-type="string" calcext:value-type="string">
            <text:p>http://www.carsoncooman.com/pdf/cooman-ablessing.pdf</text:p>
          </table:table-cell>
        </table:table-row>
        <table:table-row table:style-name="ro12">
          <table:table-cell office:value-type="string" calcext:value-type="string">
            <text:p>http://www.carsoncooman.com/pdf/cooman-abluestar.pdf</text:p>
          </table:table-cell>
        </table:table-row>
        <table:table-row table:style-name="ro12">
          <table:table-cell office:value-type="string" calcext:value-type="string">
            <text:p>http://www.carsoncooman.com/pdf/cooman-abramscall.pdf</text:p>
          </table:table-cell>
        </table:table-row>
        <table:table-row table:style-name="ro12">
          <table:table-cell office:value-type="string" calcext:value-type="string">
            <text:p>http://www.carsoncooman.com/pdf/cooman-acenteringprayer.pdf</text:p>
          </table:table-cell>
        </table:table-row>
        <table:table-row table:style-name="ro12">
          <table:table-cell office:value-type="string" calcext:value-type="string">
            <text:p>http://www.carsoncooman.com/pdf/cooman-acosmicprayer.pdf</text:p>
          </table:table-cell>
        </table:table-row>
        <table:table-row table:style-name="ro12">
          <table:table-cell office:value-type="string" calcext:value-type="string">
            <text:p>http://www.carsoncooman.com/pdf/cooman-actslibretto.pdf</text:p>
          </table:table-cell>
        </table:table-row>
        <table:table-row table:style-name="ro12">
          <table:table-cell office:value-type="string" calcext:value-type="string">
            <text:p>http://www.carsoncooman.com/pdf/cooman-adamlayybounden.pdf</text:p>
          </table:table-cell>
        </table:table-row>
        <table:table-row table:style-name="ro12">
          <table:table-cell office:value-type="string" calcext:value-type="string">
            <text:p>http://www.carsoncooman.com/pdf/cooman-adifficultmiracle.pdf</text:p>
          </table:table-cell>
        </table:table-row>
        <table:table-row table:style-name="ro12">
          <table:table-cell office:value-type="string" calcext:value-type="string">
            <text:p>http://www.carsoncooman.com/pdf/cooman-aequammementorebus.pdf</text:p>
          </table:table-cell>
        </table:table-row>
        <table:table-row table:style-name="ro12">
          <table:table-cell office:value-type="string" calcext:value-type="string">
            <text:p>http://www.carsoncooman.com/pdf/cooman-ahikersgear.pdf</text:p>
          </table:table-cell>
        </table:table-row>
        <table:table-row table:style-name="ro12">
          <table:table-cell office:value-type="string" calcext:value-type="string">
            <text:p>http://www.carsoncooman.com/pdf/cooman-albumleaffordickandjudywagner.pdf</text:p>
          </table:table-cell>
        </table:table-row>
        <table:table-row table:style-name="ro12">
          <table:table-cell office:value-type="string" calcext:value-type="string">
            <text:p>http://www.carsoncooman.com/pdf/cooman-albumleaves.pdf</text:p>
          </table:table-cell>
        </table:table-row>
        <table:table-row table:style-name="ro12">
          <table:table-cell office:value-type="string" calcext:value-type="string">
            <text:p>http://www.carsoncooman.com/pdf/cooman-alentencollect.pdf</text:p>
          </table:table-cell>
        </table:table-row>
        <table:table-row table:style-name="ro12">
          <table:table-cell office:value-type="string" calcext:value-type="string">
            <text:p>http://www.carsoncooman.com/pdf/cooman-alive.pdf</text:p>
          </table:table-cell>
        </table:table-row>
        <table:table-row table:style-name="ro12">
          <table:table-cell office:value-type="string" calcext:value-type="string">
            <text:p>http://www.carsoncooman.com/pdf/cooman-allthingscametobe.pdf</text:p>
          </table:table-cell>
        </table:table-row>
        <table:table-row table:style-name="ro12">
          <table:table-cell office:value-type="string" calcext:value-type="string">
            <text:p>http://www.carsoncooman.com/pdf/cooman-almaredemptorismater.pdf</text:p>
          </table:table-cell>
        </table:table-row>
        <table:table-row table:style-name="ro12">
          <table:table-cell office:value-type="string" calcext:value-type="string">
            <text:p>http://www.carsoncooman.com/pdf/cooman-altarrock.pdf</text:p>
          </table:table-cell>
        </table:table-row>
        <table:table-row table:style-name="ro12">
          <table:table-cell office:value-type="string" calcext:value-type="string">
            <text:p>http://www.carsoncooman.com/pdf/cooman-amisar.pdf</text:p>
          </table:table-cell>
        </table:table-row>
        <table:table-row table:style-name="ro12">
          <table:table-cell office:value-type="string" calcext:value-type="string">
            <text:p>http://www.carsoncooman.com/pdf/cooman-anangelsong.pdf</text:p>
          </table:table-cell>
        </table:table-row>
        <table:table-row table:style-name="ro12">
          <table:table-cell office:value-type="string" calcext:value-type="string">
            <text:p>http://www.carsoncooman.com/pdf/cooman-anantucketprelude.pdf</text:p>
          </table:table-cell>
        </table:table-row>
        <table:table-row table:style-name="ro12">
          <table:table-cell office:value-type="string" calcext:value-type="string">
            <text:p>http://www.carsoncooman.com/pdf/cooman-ancientairs2.pdf</text:p>
          </table:table-cell>
        </table:table-row>
        <table:table-row table:style-name="ro12">
          <table:table-cell office:value-type="string" calcext:value-type="string">
            <text:p>http://www.carsoncooman.com/pdf/cooman-anewvision.pdf</text:p>
          </table:table-cell>
        </table:table-row>
        <table:table-row table:style-name="ro12">
          <table:table-cell office:value-type="string" calcext:value-type="string">
            <text:p>http://www.carsoncooman.com/pdf/cooman-angelstar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1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2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3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4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5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6.pdf</text:p>
          </table:table-cell>
        </table:table-row>
        <table:table-row table:style-name="ro12">
          <table:table-cell office:value-type="string" calcext:value-type="string">
            <text:p>http://www.carsoncooman.com/pdf/cooman-anheavenlysong.pdf</text:p>
          </table:table-cell>
        </table:table-row>
        <table:table-row table:style-name="ro12">
          <table:table-cell office:value-type="string" calcext:value-type="string">
            <text:p>http://www.carsoncooman.com/pdf/cooman-animalplanet.pdf</text:p>
          </table:table-cell>
        </table:table-row>
        <table:table-row table:style-name="ro12">
          <table:table-cell office:value-type="string" calcext:value-type="string">
            <text:p>http://www.carsoncooman.com/pdf/cooman-anoasisremembered.pdf</text:p>
          </table:table-cell>
        </table:table-row>
        <table:table-row table:style-name="ro12">
          <table:table-cell office:value-type="string" calcext:value-type="string">
            <text:p>http://www.carsoncooman.com/pdf/cooman-anopendoor.pdf</text:p>
          </table:table-cell>
        </table:table-row>
        <table:table-row table:style-name="ro12">
          <table:table-cell office:value-type="string" calcext:value-type="string">
            <text:p>http://www.carsoncooman.com/pdf/cooman-antics.pdf</text:p>
          </table:table-cell>
        </table:table-row>
        <table:table-row table:style-name="ro12">
          <table:table-cell office:value-type="string" calcext:value-type="string">
            <text:p>http://www.carsoncooman.com/pdf/cooman-anykingdomwehave.pdf</text:p>
          </table:table-cell>
        </table:table-row>
        <table:table-row table:style-name="ro12">
          <table:table-cell office:value-type="string" calcext:value-type="string">
            <text:p>http://www.carsoncooman.com/pdf/cooman-apentecostprayer.pdf</text:p>
          </table:table-cell>
        </table:table-row>
        <table:table-row table:style-name="ro12">
          <table:table-cell office:value-type="string" calcext:value-type="string">
            <text:p>http://www.carsoncooman.com/pdf/cooman-apiccolocelebration.pdf</text:p>
          </table:table-cell>
        </table:table-row>
        <table:table-row table:style-name="ro12">
          <table:table-cell office:value-type="string" calcext:value-type="string">
            <text:p>http://www.carsoncooman.com/pdf/cooman-aplacewhereangelssing.pdf</text:p>
          </table:table-cell>
        </table:table-row>
        <table:table-row table:style-name="ro12">
          <table:table-cell office:value-type="string" calcext:value-type="string">
            <text:p>http://www.carsoncooman.com/pdf/cooman-appletonamens1.pdf</text:p>
          </table:table-cell>
        </table:table-row>
        <table:table-row table:style-name="ro12">
          <table:table-cell office:value-type="string" calcext:value-type="string">
            <text:p>http://www.carsoncooman.com/pdf/cooman-aprayerbeforesleep.pdf</text:p>
          </table:table-cell>
        </table:table-row>
        <table:table-row table:style-name="ro12">
          <table:table-cell office:value-type="string" calcext:value-type="string">
            <text:p>http://www.carsoncooman.com/pdf/cooman-aprayerforlight.pdf</text:p>
          </table:table-cell>
        </table:table-row>
        <table:table-row table:style-name="ro12">
          <table:table-cell office:value-type="string" calcext:value-type="string">
            <text:p>http://www.carsoncooman.com/pdf/cooman-aprayerinspring.pdf</text:p>
          </table:table-cell>
        </table:table-row>
        <table:table-row table:style-name="ro12">
          <table:table-cell office:value-type="string" calcext:value-type="string">
            <text:p>http://www.carsoncooman.com/pdf/cooman-aquariuschaconnesbirthdaymusicformarisa.pdf</text:p>
          </table:table-cell>
        </table:table-row>
        <table:table-row table:style-name="ro12">
          <table:table-cell office:value-type="string" calcext:value-type="string">
            <text:p>http://www.carsoncooman.com/pdf/cooman-ariacaritasabundatinomnia.pdf</text:p>
          </table:table-cell>
        </table:table-row>
        <table:table-row table:style-name="ro12">
          <table:table-cell office:value-type="string" calcext:value-type="string">
            <text:p>http://www.carsoncooman.com/pdf/cooman-ariaquasiunaciaccona.pdf</text:p>
          </table:table-cell>
        </table:table-row>
        <table:table-row table:style-name="ro12">
          <table:table-cell office:value-type="string" calcext:value-type="string">
            <text:p>http://www.carsoncooman.com/pdf/cooman-armeniannocturne.pdf</text:p>
          </table:table-cell>
        </table:table-row>
        <table:table-row table:style-name="ro12">
          <table:table-cell office:value-type="string" calcext:value-type="string">
            <text:p>http://www.carsoncooman.com/pdf/cooman-arobertsbridgeestampie.pdf</text:p>
          </table:table-cell>
        </table:table-row>
        <table:table-row table:style-name="ro12">
          <table:table-cell office:value-type="string" calcext:value-type="string">
            <text:p>http://www.carsoncooman.com/pdf/cooman-aroodsongvariation.pdf</text:p>
          </table:table-cell>
        </table:table-row>
        <table:table-row table:style-name="ro12">
          <table:table-cell office:value-type="string" calcext:value-type="string">
            <text:p>http://www.carsoncooman.com/pdf/cooman-ascenditincaelum.pdf</text:p>
          </table:table-cell>
        </table:table-row>
        <table:table-row table:style-name="ro12">
          <table:table-cell office:value-type="string" calcext:value-type="string">
            <text:p>http://www.carsoncooman.com/pdf/cooman-ascensions.pdf</text:p>
          </table:table-cell>
        </table:table-row>
        <table:table-row table:style-name="ro12">
          <table:table-cell office:value-type="string" calcext:value-type="string">
            <text:p>http://www.carsoncooman.com/pdf/cooman-asongforabandpooh.pdf</text:p>
          </table:table-cell>
        </table:table-row>
        <table:table-row table:style-name="ro12">
          <table:table-cell office:value-type="string" calcext:value-type="string">
            <text:p>http://www.carsoncooman.com/pdf/cooman-asongofthefuture.pdf</text:p>
          </table:table-cell>
        </table:table-row>
        <table:table-row table:style-name="ro12">
          <table:table-cell office:value-type="string" calcext:value-type="string">
            <text:p>http://www.carsoncooman.com/pdf/cooman-aspenmountain.pdf</text:p>
          </table:table-cell>
        </table:table-row>
        <table:table-row table:style-name="ro12">
          <table:table-cell office:value-type="string" calcext:value-type="string">
            <text:p>http://www.carsoncooman.com/pdf/cooman-astothesun.pdf</text:p>
          </table:table-cell>
        </table:table-row>
        <table:table-row table:style-name="ro12">
          <table:table-cell office:value-type="string" calcext:value-type="string">
            <text:p>http://www.carsoncooman.com/pdf/cooman-atriptothesky.pdf</text:p>
          </table:table-cell>
        </table:table-row>
        <table:table-row table:style-name="ro12">
          <table:table-cell office:value-type="string" calcext:value-type="string">
            <text:p>http://www.carsoncooman.com/pdf/cooman-autumnsongs.pdf</text:p>
          </table:table-cell>
        </table:table-row>
        <table:table-row table:style-name="ro12">
          <table:table-cell office:value-type="string" calcext:value-type="string">
            <text:p>http://www.carsoncooman.com/pdf/cooman-autumnsuncanticle.pdf</text:p>
          </table:table-cell>
        </table:table-row>
        <table:table-row table:style-name="ro12">
          <table:table-cell office:value-type="string" calcext:value-type="string">
            <text:p>http://www.carsoncooman.com/pdf/cooman-auxtuileries.pdf</text:p>
          </table:table-cell>
        </table:table-row>
        <table:table-row table:style-name="ro12">
          <table:table-cell office:value-type="string" calcext:value-type="string">
            <text:p>http://www.carsoncooman.com/pdf/cooman-avedulcissimamaria.pdf</text:p>
          </table:table-cell>
        </table:table-row>
        <table:table-row table:style-name="ro12">
          <table:table-cell office:value-type="string" calcext:value-type="string">
            <text:p>http://www.carsoncooman.com/pdf/cooman-avisionofthetreeoflife.pdf</text:p>
          </table:table-cell>
        </table:table-row>
        <table:table-row table:style-name="ro12">
          <table:table-cell office:value-type="string" calcext:value-type="string">
            <text:p>http://www.carsoncooman.com/pdf/cooman-awakemyheart.pdf</text:p>
          </table:table-cell>
        </table:table-row>
        <table:table-row table:style-name="ro12">
          <table:table-cell office:value-type="string" calcext:value-type="string">
            <text:p>http://www.carsoncooman.com/pdf/cooman-barnardvalley.pdf</text:p>
          </table:table-cell>
        </table:table-row>
        <table:table-row table:style-name="ro12">
          <table:table-cell office:value-type="string" calcext:value-type="string">
            <text:p>http://www.carsoncooman.com/pdf/cooman-barnyardepisodessonataforcontrabassoonandpiano.pdf</text:p>
          </table:table-cell>
        </table:table-row>
        <table:table-row table:style-name="ro12">
          <table:table-cell office:value-type="string" calcext:value-type="string">
            <text:p>http://www.carsoncooman.com/pdf/cooman-beachgrasselegy.pdf</text:p>
          </table:table-cell>
        </table:table-row>
        <table:table-row table:style-name="ro12">
          <table:table-cell office:value-type="string" calcext:value-type="string">
            <text:p>http://www.carsoncooman.com/pdf/cooman-beachstreet.pdf</text:p>
          </table:table-cell>
        </table:table-row>
        <table:table-row table:style-name="ro12">
          <table:table-cell office:value-type="string" calcext:value-type="string">
            <text:p>http://www.carsoncooman.com/pdf/cooman-bearmountainfragments.pdf</text:p>
          </table:table-cell>
        </table:table-row>
        <table:table-row table:style-name="ro12">
          <table:table-cell office:value-type="string" calcext:value-type="string">
            <text:p>http://www.carsoncooman.com/pdf/cooman-beckoningsummer.pdf</text:p>
          </table:table-cell>
        </table:table-row>
        <table:table-row table:style-name="ro12">
          <table:table-cell office:value-type="string" calcext:value-type="string">
            <text:p>http://www.carsoncooman.com/pdf/cooman-bellsbeyond.pdf</text:p>
          </table:table-cell>
        </table:table-row>
        <table:table-row table:style-name="ro12">
          <table:table-cell office:value-type="string" calcext:value-type="string">
            <text:p>http://www.carsoncooman.com/pdf/cooman-bellsbeyondthestars.pdf</text:p>
          </table:table-cell>
        </table:table-row>
        <table:table-row table:style-name="ro12">
          <table:table-cell office:value-type="string" calcext:value-type="string">
            <text:p>http://www.carsoncooman.com/pdf/cooman-bellsforpauline.pdf</text:p>
          </table:table-cell>
        </table:table-row>
        <table:table-row table:style-name="ro12">
          <table:table-cell office:value-type="string" calcext:value-type="string">
            <text:p>http://www.carsoncooman.com/pdf/cooman-berceuse.pdf</text:p>
          </table:table-cell>
        </table:table-row>
        <table:table-row table:style-name="ro12">
          <table:table-cell office:value-type="string" calcext:value-type="string">
            <text:p>http://www.carsoncooman.com/pdf/cooman-berninisangels.pdf</text:p>
          </table:table-cell>
        </table:table-row>
        <table:table-row table:style-name="ro12">
          <table:table-cell office:value-type="string" calcext:value-type="string">
            <text:p>http://www.carsoncooman.com/pdf/cooman-beyebroken.pdf</text:p>
          </table:table-cell>
        </table:table-row>
        <table:table-row table:style-name="ro12">
          <table:table-cell office:value-type="string" calcext:value-type="string">
            <text:p>http://www.carsoncooman.com/pdf/cooman-beyewise.pdf</text:p>
          </table:table-cell>
        </table:table-row>
        <table:table-row table:style-name="ro12">
          <table:table-cell office:value-type="string" calcext:value-type="string">
            <text:p>http://www.carsoncooman.com/pdf/cooman-beyondallknowing.pdf</text:p>
          </table:table-cell>
        </table:table-row>
        <table:table-row table:style-name="ro12">
          <table:table-cell office:value-type="string" calcext:value-type="string">
            <text:p>http://www.carsoncooman.com/pdf/cooman-biblicalsconcertoforsolopianoinfivemovements.pdf</text:p>
          </table:table-cell>
        </table:table-row>
        <table:table-row table:style-name="ro12">
          <table:table-cell office:value-type="string" calcext:value-type="string">
            <text:p>http://www.carsoncooman.com/pdf/cooman-bicinium.pdf</text:p>
          </table:table-cell>
        </table:table-row>
        <table:table-row table:style-name="ro12">
          <table:table-cell office:value-type="string" calcext:value-type="string">
            <text:p>http://www.carsoncooman.com/pdf/cooman-bigbluehouse.pdf</text:p>
          </table:table-cell>
        </table:table-row>
        <table:table-row table:style-name="ro12">
          <table:table-cell office:value-type="string" calcext:value-type="string">
            <text:p>http://www.carsoncooman.com/pdf/cooman-blessthelordomysoul.pdf</text:p>
          </table:table-cell>
        </table:table-row>
        <table:table-row table:style-name="ro12">
          <table:table-cell office:value-type="string" calcext:value-type="string">
            <text:p>http://www.carsoncooman.com/pdf/cooman-blueglimmers.pdf</text:p>
          </table:table-cell>
        </table:table-row>
        <table:table-row table:style-name="ro12">
          <table:table-cell office:value-type="string" calcext:value-type="string">
            <text:p>http://www.carsoncooman.com/pdf/cooman-bornamongusinthenight.pdf</text:p>
          </table:table-cell>
        </table:table-row>
        <table:table-row table:style-name="ro12">
          <table:table-cell office:value-type="string" calcext:value-type="string">
            <text:p>http://www.carsoncooman.com/pdf/cooman-botany.pdf</text:p>
          </table:table-cell>
        </table:table-row>
        <table:table-row table:style-name="ro12">
          <table:table-cell office:value-type="string" calcext:value-type="string">
            <text:p>http://www.carsoncooman.com/pdf/cooman-brantpoint.pdf</text:p>
          </table:table-cell>
        </table:table-row>
        <table:table-row table:style-name="ro12">
          <table:table-cell office:value-type="string" calcext:value-type="string">
            <text:p>http://www.carsoncooman.com/pdf/cooman-brassquintet.pdf</text:p>
          </table:table-cell>
        </table:table-row>
        <table:table-row table:style-name="ro12">
          <table:table-cell office:value-type="string" calcext:value-type="string">
            <text:p>http://www.carsoncooman.com/pdf/cooman-brattlestreet.pdf</text:p>
          </table:table-cell>
        </table:table-row>
        <table:table-row table:style-name="ro12">
          <table:table-cell office:value-type="string" calcext:value-type="string">
            <text:p>http://www.carsoncooman.com/pdf/cooman-briefvibrations.pdf</text:p>
          </table:table-cell>
        </table:table-row>
        <table:table-row table:style-name="ro12">
          <table:table-cell office:value-type="string" calcext:value-type="string">
            <text:p>http://www.carsoncooman.com/pdf/cooman-brightnesses.pdf</text:p>
          </table:table-cell>
        </table:table-row>
        <table:table-row table:style-name="ro12">
          <table:table-cell office:value-type="string" calcext:value-type="string">
            <text:p>http://www.carsoncooman.com/pdf/cooman-buildersforchrist.pdf</text:p>
          </table:table-cell>
        </table:table-row>
        <table:table-row table:style-name="ro12">
          <table:table-cell office:value-type="string" calcext:value-type="string">
            <text:p>http://www.carsoncooman.com/pdf/cooman-buttonstew.pdf</text:p>
          </table:table-cell>
        </table:table-row>
        <table:table-row table:style-name="ro12">
          <table:table-cell office:value-type="string" calcext:value-type="string">
            <text:p>http://www.carsoncooman.com/pdf/cooman-calltoremembrance.pdf</text:p>
          </table:table-cell>
        </table:table-row>
        <table:table-row table:style-name="ro12">
          <table:table-cell office:value-type="string" calcext:value-type="string">
            <text:p>http://www.carsoncooman.com/pdf/cooman-cambridgepassacaglia.pdf</text:p>
          </table:table-cell>
        </table:table-row>
        <table:table-row table:style-name="ro12">
          <table:table-cell office:value-type="string" calcext:value-type="string">
            <text:p>http://www.carsoncooman.com/pdf/cooman-canalscapesoliloquyforstringquartet.pdf</text:p>
          </table:table-cell>
        </table:table-row>
        <table:table-row table:style-name="ro12">
          <table:table-cell office:value-type="string" calcext:value-type="string">
            <text:p>http://www.carsoncooman.com/pdf/cooman-canopache.pdf</text:p>
          </table:table-cell>
        </table:table-row>
        <table:table-row table:style-name="ro12">
          <table:table-cell office:value-type="string" calcext:value-type="string">
            <text:p>http://www.carsoncooman.com/pdf/cooman-canticlemosaicinremembranceandhope.pdf</text:p>
          </table:table-cell>
        </table:table-row>
        <table:table-row table:style-name="ro12">
          <table:table-cell office:value-type="string" calcext:value-type="string">
            <text:p>http://www.carsoncooman.com/pdf/cooman-cantilena.pdf</text:p>
          </table:table-cell>
        </table:table-row>
        <table:table-row table:style-name="ro12">
          <table:table-cell office:value-type="string" calcext:value-type="string">
            <text:p>http://www.carsoncooman.com/pdf/cooman-cantiomystica.pdf</text:p>
          </table:table-cell>
        </table:table-row>
        <table:table-row table:style-name="ro12">
          <table:table-cell office:value-type="string" calcext:value-type="string">
            <text:p>http://www.carsoncooman.com/pdf/cooman-cantique.pdf</text:p>
          </table:table-cell>
        </table:table-row>
        <table:table-row table:style-name="ro12">
          <table:table-cell office:value-type="string" calcext:value-type="string">
            <text:p>http://www.carsoncooman.com/pdf/cooman-cantique2.pdf</text:p>
          </table:table-cell>
        </table:table-row>
        <table:table-row table:style-name="ro12">
          <table:table-cell office:value-type="string" calcext:value-type="string">
            <text:p>http://www.carsoncooman.com/pdf/cooman-cantusi.pdf</text:p>
          </table:table-cell>
        </table:table-row>
        <table:table-row table:style-name="ro12">
          <table:table-cell office:value-type="string" calcext:value-type="string">
            <text:p>http://www.carsoncooman.com/pdf/cooman-cantusiii.pdf</text:p>
          </table:table-cell>
        </table:table-row>
        <table:table-row table:style-name="ro12">
          <table:table-cell office:value-type="string" calcext:value-type="string">
            <text:p>http://www.carsoncooman.com/pdf/cooman-cantusiiintounknowinglight.pdf</text:p>
          </table:table-cell>
        </table:table-row>
        <table:table-row table:style-name="ro12">
          <table:table-cell office:value-type="string" calcext:value-type="string">
            <text:p>http://www.carsoncooman.com/pdf/cooman-canzona.pdf</text:p>
          </table:table-cell>
        </table:table-row>
        <table:table-row table:style-name="ro12">
          <table:table-cell office:value-type="string" calcext:value-type="string">
            <text:p>http://www.carsoncooman.com/pdf/cooman-canzonadacamera.pdf</text:p>
          </table:table-cell>
        </table:table-row>
        <table:table-row table:style-name="ro12">
          <table:table-cell office:value-type="string" calcext:value-type="string">
            <text:p>http://www.carsoncooman.com/pdf/cooman-canzonaiii.pdf</text:p>
          </table:table-cell>
        </table:table-row>
        <table:table-row table:style-name="ro12">
          <table:table-cell office:value-type="string" calcext:value-type="string">
            <text:p>http://www.carsoncooman.com/pdf/cooman-canzonaiv.pdf</text:p>
          </table:table-cell>
        </table:table-row>
        <table:table-row table:style-name="ro12">
          <table:table-cell office:value-type="string" calcext:value-type="string">
            <text:p>http://www.carsoncooman.com/pdf/cooman-canzonav.pdf</text:p>
          </table:table-cell>
        </table:table-row>
        <table:table-row table:style-name="ro12">
          <table:table-cell office:value-type="string" calcext:value-type="string">
            <text:p>http://www.carsoncooman.com/pdf/cooman-capriccioafterdickinson.pdf</text:p>
          </table:table-cell>
        </table:table-row>
        <table:table-row table:style-name="ro12">
          <table:table-cell office:value-type="string" calcext:value-type="string">
            <text:p>http://www.carsoncooman.com/pdf/cooman-cavatina.pdf</text:p>
          </table:table-cell>
        </table:table-row>
        <table:table-row table:style-name="ro12">
          <table:table-cell office:value-type="string" calcext:value-type="string">
            <text:p>http://www.carsoncooman.com/pdf/cooman-celebrationfanfare.pdf</text:p>
          </table:table-cell>
        </table:table-row>
        <table:table-row table:style-name="ro12">
          <table:table-cell office:value-type="string" calcext:value-type="string">
            <text:p>http://www.carsoncooman.com/pdf/cooman-celestialmeditations.pdf</text:p>
          </table:table-cell>
        </table:table-row>
        <table:table-row table:style-name="ro12">
          <table:table-cell office:value-type="string" calcext:value-type="string">
            <text:p>http://www.carsoncooman.com/pdf/cooman-ceremonialsuite.pdf</text:p>
          </table:table-cell>
        </table:table-row>
        <table:table-row table:style-name="ro12">
          <table:table-cell office:value-type="string" calcext:value-type="string">
            <text:p>http://www.carsoncooman.com/pdf/cooman-ceruleandoublepercussionconcerto.pdf</text:p>
          </table:table-cell>
        </table:table-row>
        <table:table-row table:style-name="ro12">
          <table:table-cell office:value-type="string" calcext:value-type="string">
            <text:p>http://www.carsoncooman.com/pdf/cooman-chansondamour.pdf</text:p>
          </table:table-cell>
        </table:table-row>
        <table:table-row table:style-name="ro12">
          <table:table-cell office:value-type="string" calcext:value-type="string">
            <text:p>http://www.carsoncooman.com/pdf/cooman-chantofhealinglove.pdf</text:p>
          </table:table-cell>
        </table:table-row>
        <table:table-row table:style-name="ro12">
          <table:table-cell office:value-type="string" calcext:value-type="string">
            <text:p>http://www.carsoncooman.com/pdf/cooman-chasingthemoondown.pdf</text:p>
          </table:table-cell>
        </table:table-row>
        <table:table-row table:style-name="ro12">
          <table:table-cell office:value-type="string" calcext:value-type="string">
            <text:p>http://www.carsoncooman.com/pdf/cooman-cheakes.pdf</text:p>
          </table:table-cell>
        </table:table-row>
        <table:table-row table:style-name="ro12">
          <table:table-cell office:value-type="string" calcext:value-type="string">
            <text:p>http://www.carsoncooman.com/pdf/cooman-choraleandcourante.pdf</text:p>
          </table:table-cell>
        </table:table-row>
        <table:table-row table:style-name="ro12">
          <table:table-cell office:value-type="string" calcext:value-type="string">
            <text:p>http://www.carsoncooman.com/pdf/cooman-christisalive.pdf</text:p>
          </table:table-cell>
        </table:table-row>
        <table:table-row table:style-name="ro12">
          <table:table-cell office:value-type="string" calcext:value-type="string">
            <text:p>http://www.carsoncooman.com/pdf/cooman-christusnatusest.pdf</text:p>
          </table:table-cell>
        </table:table-row>
        <table:table-row table:style-name="ro12">
          <table:table-cell office:value-type="string" calcext:value-type="string">
            <text:p>http://www.carsoncooman.com/pdf/cooman-ciacconaangelica.pdf</text:p>
          </table:table-cell>
        </table:table-row>
        <table:table-row table:style-name="ro12">
          <table:table-cell office:value-type="string" calcext:value-type="string">
            <text:p>http://www.carsoncooman.com/pdf/cooman-ciacconasoprasalveregina.pdf</text:p>
          </table:table-cell>
        </table:table-row>
        <table:table-row table:style-name="ro12">
          <table:table-cell office:value-type="string" calcext:value-type="string">
            <text:p>http://www.carsoncooman.com/pdf/cooman-cinqcroquis.pdf</text:p>
          </table:table-cell>
        </table:table-row>
        <table:table-row table:style-name="ro12">
          <table:table-cell office:value-type="string" calcext:value-type="string">
            <text:p>http://www.carsoncooman.com/pdf/cooman-circe.pdf</text:p>
          </table:table-cell>
        </table:table-row>
        <table:table-row table:style-name="ro12">
          <table:table-cell office:value-type="string" calcext:value-type="string">
            <text:p>http://www.carsoncooman.com/pdf/cooman-cisco.pdf</text:p>
          </table:table-cell>
        </table:table-row>
        <table:table-row table:style-name="ro12">
          <table:table-cell office:value-type="string" calcext:value-type="string">
            <text:p>http://www.carsoncooman.com/pdf/cooman-clacjubilee.pdf</text:p>
          </table:table-cell>
        </table:table-row>
        <table:table-row table:style-name="ro12">
          <table:table-cell office:value-type="string" calcext:value-type="string">
            <text:p>http://www.carsoncooman.com/pdf/cooman-clarinetconcerto.pdf</text:p>
          </table:table-cell>
        </table:table-row>
        <table:table-row table:style-name="ro12">
          <table:table-cell office:value-type="string" calcext:value-type="string">
            <text:p>http://www.carsoncooman.com/pdf/cooman-clarkcove.pdf</text:p>
          </table:table-cell>
        </table:table-row>
        <table:table-row table:style-name="ro12">
          <table:table-cell office:value-type="string" calcext:value-type="string">
            <text:p>http://www.carsoncooman.com/pdf/cooman-cliffbeach.pdf</text:p>
          </table:table-cell>
        </table:table-row>
        <table:table-row table:style-name="ro12">
          <table:table-cell office:value-type="string" calcext:value-type="string">
            <text:p>http://www.carsoncooman.com/pdf/cooman-coatue.pdf</text:p>
          </table:table-cell>
        </table:table-row>
        <table:table-row table:style-name="ro12">
          <table:table-cell office:value-type="string" calcext:value-type="string">
            <text:p>http://www.carsoncooman.com/pdf/cooman-coatuedreaming.pdf</text:p>
          </table:table-cell>
        </table:table-row>
        <table:table-row table:style-name="ro12">
          <table:table-cell office:value-type="string" calcext:value-type="string">
            <text:p>http://www.carsoncooman.com/pdf/cooman-cobaltblue.pdf</text:p>
          </table:table-cell>
        </table:table-row>
        <table:table-row table:style-name="ro12">
          <table:table-cell office:value-type="string" calcext:value-type="string">
            <text:p>http://www.carsoncooman.com/pdf/cooman-codex.pdf</text:p>
          </table:table-cell>
        </table:table-row>
        <table:table-row table:style-name="ro12">
          <table:table-cell office:value-type="string" calcext:value-type="string">
            <text:p>http://www.carsoncooman.com/pdf/cooman-comeletusgoagain.pdf</text:p>
          </table:table-cell>
        </table:table-row>
        <table:table-row table:style-name="ro12">
          <table:table-cell office:value-type="string" calcext:value-type="string">
            <text:p>http://www.carsoncooman.com/pdf/cooman-conant.pdf</text:p>
          </table:table-cell>
        </table:table-row>
        <table:table-row table:style-name="ro12">
          <table:table-cell office:value-type="string" calcext:value-type="string">
            <text:p>http://www.carsoncooman.com/pdf/cooman-concertinofoko.pdf</text:p>
          </table:table-cell>
        </table:table-row>
        <table:table-row table:style-name="ro12">
          <table:table-cell office:value-type="string" calcext:value-type="string">
            <text:p>http://www.carsoncooman.com/pdf/cooman-concertinoforthree.pdf</text:p>
          </table:table-cell>
        </table:table-row>
        <table:table-row table:style-name="ro12">
          <table:table-cell office:value-type="string" calcext:value-type="string">
            <text:p>http://www.carsoncooman.com/pdf/cooman-concertinoiii.pdf</text:p>
          </table:table-cell>
        </table:table-row>
        <table:table-row table:style-name="ro12">
          <table:table-cell office:value-type="string" calcext:value-type="string">
            <text:p>http://www.carsoncooman.com/pdf/cooman-concertoforbasssaxophoneandstrings.pdf</text:p>
          </table:table-cell>
        </table:table-row>
        <table:table-row table:style-name="ro12">
          <table:table-cell office:value-type="string" calcext:value-type="string">
            <text:p>http://www.carsoncooman.com/pdf/cooman-concertoforbasstromboneandsixplayers.pdf</text:p>
          </table:table-cell>
        </table:table-row>
        <table:table-row table:style-name="ro12">
          <table:table-cell office:value-type="string" calcext:value-type="string">
            <text:p>http://www.carsoncooman.com/pdf/cooman-concertoforportatiforganandstrings.pdf</text:p>
          </table:table-cell>
        </table:table-row>
        <table:table-row table:style-name="ro12">
          <table:table-cell office:value-type="string" calcext:value-type="string">
            <text:p>http://www.carsoncooman.com/pdf/cooman-concertogrosso.pdf</text:p>
          </table:table-cell>
        </table:table-row>
        <table:table-row table:style-name="ro12">
          <table:table-cell office:value-type="string" calcext:value-type="string">
            <text:p>http://www.carsoncooman.com/pdf/cooman-concertoinmodoantico.pdf</text:p>
          </table:table-cell>
        </table:table-row>
        <table:table-row table:style-name="ro12">
          <table:table-cell office:value-type="string" calcext:value-type="string">
            <text:p>http://www.carsoncooman.com/pdf/cooman-concertopiccoloinmemoriameberhardkraus.pdf</text:p>
          </table:table-cell>
        </table:table-row>
        <table:table-row table:style-name="ro12">
          <table:table-cell office:value-type="string" calcext:value-type="string">
            <text:p>http://www.carsoncooman.com/pdf/cooman-concertpiecelatricotea.pdf</text:p>
          </table:table-cell>
        </table:table-row>
        <table:table-row table:style-name="ro12">
          <table:table-cell office:value-type="string" calcext:value-type="string">
            <text:p>http://www.carsoncooman.com/pdf/cooman-conductus.pdf</text:p>
          </table:table-cell>
        </table:table-row>
        <table:table-row table:style-name="ro12">
          <table:table-cell office:value-type="string" calcext:value-type="string">
            <text:p>http://www.carsoncooman.com/pdf/cooman-conductus2.pdf</text:p>
          </table:table-cell>
        </table:table-row>
        <table:table-row table:style-name="ro12">
          <table:table-cell office:value-type="string" calcext:value-type="string">
            <text:p>http://www.carsoncooman.com/pdf/cooman-conesofsilencechoralesanddiversions.pdf</text:p>
          </table:table-cell>
        </table:table-row>
        <table:table-row table:style-name="ro12">
          <table:table-cell office:value-type="string" calcext:value-type="string">
            <text:p>http://www.carsoncooman.com/pdf/cooman-coskata.pdf</text:p>
          </table:table-cell>
        </table:table-row>
        <table:table-row table:style-name="ro12">
          <table:table-cell office:value-type="string" calcext:value-type="string">
            <text:p>http://www.carsoncooman.com/pdf/cooman-coskatadreaming.pdf</text:p>
          </table:table-cell>
        </table:table-row>
        <table:table-row table:style-name="ro12">
          <table:table-cell office:value-type="string" calcext:value-type="string">
            <text:p>http://www.carsoncooman.com/pdf/cooman-credendum.pdf</text:p>
          </table:table-cell>
        </table:table-row>
        <table:table-row table:style-name="ro12">
          <table:table-cell office:value-type="string" calcext:value-type="string">
            <text:p>http://www.carsoncooman.com/pdf/cooman-cropofpeace.pdf</text:p>
          </table:table-cell>
        </table:table-row>
        <table:table-row table:style-name="ro12">
          <table:table-cell office:value-type="string" calcext:value-type="string">
            <text:p>http://www.carsoncooman.com/pdf/cooman-crucifixus.pdf</text:p>
          </table:table-cell>
        </table:table-row>
        <table:table-row table:style-name="ro12">
          <table:table-cell office:value-type="string" calcext:value-type="string">
            <text:p>http://www.carsoncooman.com/pdf/cooman-cyclingseasons.pdf</text:p>
          </table:table-cell>
        </table:table-row>
        <table:table-row table:style-name="ro12">
          <table:table-cell office:value-type="string" calcext:value-type="string">
            <text:p>http://www.carsoncooman.com/pdf/cooman-dancesoftheholyfoolsonataforaltosaxophoneandpiano.pdf</text:p>
          </table:table-cell>
        </table:table-row>
        <table:table-row table:style-name="ro12">
          <table:table-cell office:value-type="string" calcext:value-type="string">
            <text:p>http://www.carsoncooman.com/pdf/cooman-darkdecemberignisdei.pdf</text:p>
          </table:table-cell>
        </table:table-row>
        <table:table-row table:style-name="ro12">
          <table:table-cell office:value-type="string" calcext:value-type="string">
            <text:p>http://www.carsoncooman.com/pdf/cooman-dascha.pdf</text:p>
          </table:table-cell>
        </table:table-row>
        <table:table-row table:style-name="ro12">
          <table:table-cell office:value-type="string" calcext:value-type="string">
            <text:p>http://www.carsoncooman.com/pdf/cooman-daustin.pdf</text:p>
          </table:table-cell>
        </table:table-row>
        <table:table-row table:style-name="ro12">
          <table:table-cell office:value-type="string" calcext:value-type="string">
            <text:p>http://www.carsoncooman.com/pdf/cooman-dawnflower.pdf</text:p>
          </table:table-cell>
        </table:table-row>
        <table:table-row table:style-name="ro12">
          <table:table-cell office:value-type="string" calcext:value-type="string">
            <text:p>http://www.carsoncooman.com/pdf/cooman-dawngame.pdf</text:p>
          </table:table-cell>
        </table:table-row>
        <table:table-row table:style-name="ro12">
          <table:table-cell office:value-type="string" calcext:value-type="string">
            <text:p>http://www.carsoncooman.com/pdf/cooman-dawnliturgies.pdf</text:p>
          </table:table-cell>
        </table:table-row>
        <table:table-row table:style-name="ro12">
          <table:table-cell office:value-type="string" calcext:value-type="string">
            <text:p>http://www.carsoncooman.com/pdf/cooman-dawnrituals.pdf</text:p>
          </table:table-cell>
        </table:table-row>
        <table:table-row table:style-name="ro12">
          <table:table-cell office:value-type="string" calcext:value-type="string">
            <text:p>http://www.carsoncooman.com/pdf/cooman-decembersong.pdf</text:p>
          </table:table-cell>
        </table:table-row>
        <table:table-row table:style-name="ro12">
          <table:table-cell office:value-type="string" calcext:value-type="string">
            <text:p>http://www.carsoncooman.com/pdf/cooman-dentistrymusic.pdf</text:p>
          </table:table-cell>
        </table:table-row>
        <table:table-row table:style-name="ro12">
          <table:table-cell office:value-type="string" calcext:value-type="string">
            <text:p>http://www.carsoncooman.com/pdf/cooman-desertpathways.pdf</text:p>
          </table:table-cell>
        </table:table-row>
        <table:table-row table:style-name="ro12">
          <table:table-cell office:value-type="string" calcext:value-type="string">
            <text:p>http://www.carsoncooman.com/pdf/cooman-desertrock.pdf</text:p>
          </table:table-cell>
        </table:table-row>
        <table:table-row table:style-name="ro12">
          <table:table-cell office:value-type="string" calcext:value-type="string">
            <text:p>http://www.carsoncooman.com/pdf/cooman-desiringthesolicitudeofrain.pdf</text:p>
          </table:table-cell>
        </table:table-row>
        <table:table-row table:style-name="ro12">
          <table:table-cell office:value-type="string" calcext:value-type="string">
            <text:p>http://www.carsoncooman.com/pdf/cooman-deuxpetitspreludes.pdf</text:p>
          </table:table-cell>
        </table:table-row>
        <table:table-row table:style-name="ro12">
          <table:table-cell office:value-type="string" calcext:value-type="string">
            <text:p>http://www.carsoncooman.com/pdf/cooman-devbrar.pdf</text:p>
          </table:table-cell>
        </table:table-row>
        <table:table-row table:style-name="ro12">
          <table:table-cell office:value-type="string" calcext:value-type="string">
            <text:p>http://www.carsoncooman.com/pdf/cooman-diapasonvoluntary.pdf</text:p>
          </table:table-cell>
        </table:table-row>
        <table:table-row table:style-name="ro12">
          <table:table-cell office:value-type="string" calcext:value-type="string">
            <text:p>http://www.carsoncooman.com/pdf/cooman-dionis.pdf</text:p>
          </table:table-cell>
        </table:table-row>
        <table:table-row table:style-name="ro12">
          <table:table-cell office:value-type="string" calcext:value-type="string">
            <text:p>http://www.carsoncooman.com/pdf/cooman-dionisdreaming.pdf</text:p>
          </table:table-cell>
        </table:table-row>
        <table:table-row table:style-name="ro12">
          <table:table-cell office:value-type="string" calcext:value-type="string">
            <text:p>http://www.carsoncooman.com/pdf/cooman-dionisdreaming2.pdf</text:p>
          </table:table-cell>
        </table:table-row>
        <table:table-row table:style-name="ro12">
          <table:table-cell office:value-type="string" calcext:value-type="string">
            <text:p>http://www.carsoncooman.com/pdf/cooman-diptychfornewlife.pdf</text:p>
          </table:table-cell>
        </table:table-row>
        <table:table-row table:style-name="ro12">
          <table:table-cell office:value-type="string" calcext:value-type="string">
            <text:p>http://www.carsoncooman.com/pdf/cooman-distantglitteringorbs.pdf</text:p>
          </table:table-cell>
        </table:table-row>
        <table:table-row table:style-name="ro12">
          <table:table-cell office:value-type="string" calcext:value-type="string">
            <text:p>http://www.carsoncooman.com/pdf/cooman-divertimento.pdf</text:p>
          </table:table-cell>
        </table:table-row>
        <table:table-row table:style-name="ro12">
          <table:table-cell office:value-type="string" calcext:value-type="string">
            <text:p>http://www.carsoncooman.com/pdf/cooman-dolmencreek.pdf</text:p>
          </table:table-cell>
        </table:table-row>
        <table:table-row table:style-name="ro12">
          <table:table-cell office:value-type="string" calcext:value-type="string">
            <text:p>http://www.carsoncooman.com/pdf/cooman-dosbrevesapuntes.pdf</text:p>
          </table:table-cell>
        </table:table-row>
        <table:table-row table:style-name="ro12">
          <table:table-cell office:value-type="string" calcext:value-type="string">
            <text:p>http://www.carsoncooman.com/pdf/cooman-doubleduet.pdf</text:p>
          </table:table-cell>
        </table:table-row>
        <table:table-row table:style-name="ro12">
          <table:table-cell office:value-type="string" calcext:value-type="string">
            <text:p>http://www.carsoncooman.com/pdf/cooman-dovergloriapatri.pdf</text:p>
          </table:table-cell>
        </table:table-row>
        <table:table-row table:style-name="ro12">
          <table:table-cell office:value-type="string" calcext:value-type="string">
            <text:p>http://www.carsoncooman.com/pdf/cooman-downpour.pdf</text:p>
          </table:table-cell>
        </table:table-row>
        <table:table-row table:style-name="ro12">
          <table:table-cell office:value-type="string" calcext:value-type="string">
            <text:p>http://www.carsoncooman.com/pdf/cooman-dreametudes.pdf</text:p>
          </table:table-cell>
        </table:table-row>
        <table:table-row table:style-name="ro12">
          <table:table-cell office:value-type="string" calcext:value-type="string">
            <text:p>http://www.carsoncooman.com/pdf/cooman-dreametudesbookii.pdf</text:p>
          </table:table-cell>
        </table:table-row>
        <table:table-row table:style-name="ro12">
          <table:table-cell office:value-type="string" calcext:value-type="string">
            <text:p>http://www.carsoncooman.com/pdf/cooman-dreametudesbookiii.pdf</text:p>
          </table:table-cell>
        </table:table-row>
        <table:table-row table:style-name="ro12">
          <table:table-cell office:value-type="string" calcext:value-type="string">
            <text:p>http://www.carsoncooman.com/pdf/cooman-dreametudesbookiv.pdf</text:p>
          </table:table-cell>
        </table:table-row>
        <table:table-row table:style-name="ro12">
          <table:table-cell office:value-type="string" calcext:value-type="string">
            <text:p>http://www.carsoncooman.com/pdf/cooman-dreamtombeaucrucifixus.pdf</text:p>
          </table:table-cell>
        </table:table-row>
        <table:table-row table:style-name="ro12">
          <table:table-cell office:value-type="string" calcext:value-type="string">
            <text:p>http://www.carsoncooman.com/pdf/cooman-drmagic.pdf</text:p>
          </table:table-cell>
        </table:table-row>
        <table:table-row table:style-name="ro12">
          <table:table-cell office:value-type="string" calcext:value-type="string">
            <text:p>http://www.carsoncooman.com/pdf/cooman-dronemass.pdf</text:p>
          </table:table-cell>
        </table:table-row>
        <table:table-row table:style-name="ro12">
          <table:table-cell office:value-type="string" calcext:value-type="string">
            <text:p>http://www.carsoncooman.com/pdf/cooman-duetsuite.pdf</text:p>
          </table:table-cell>
        </table:table-row>
        <table:table-row table:style-name="ro12">
          <table:table-cell office:value-type="string" calcext:value-type="string">
            <text:p>http://www.carsoncooman.com/pdf/cooman-dunstercarol.pdf</text:p>
          </table:table-cell>
        </table:table-row>
        <table:table-row table:style-name="ro12">
          <table:table-cell office:value-type="string" calcext:value-type="string">
            <text:p>http://www.carsoncooman.com/pdf/cooman-duofortrumpetandharmonium.pdf</text:p>
          </table:table-cell>
        </table:table-row>
        <table:table-row table:style-name="ro12">
          <table:table-cell office:value-type="string" calcext:value-type="string">
            <text:p>http://www.carsoncooman.com/pdf/cooman-easterday.pdf</text:p>
          </table:table-cell>
        </table:table-row>
        <table:table-row table:style-name="ro12">
          <table:table-cell office:value-type="string" calcext:value-type="string">
            <text:p>http://www.carsoncooman.com/pdf/cooman-eastertriumpheasterjoy.pdf</text:p>
          </table:table-cell>
        </table:table-row>
        <table:table-row table:style-name="ro12">
          <table:table-cell office:value-type="string" calcext:value-type="string">
            <text:p>http://www.carsoncooman.com/pdf/cooman-eastonstreet.pdf</text:p>
          </table:table-cell>
        </table:table-row>
        <table:table-row table:style-name="ro12">
          <table:table-cell office:value-type="string" calcext:value-type="string">
            <text:p>http://www.carsoncooman.com/pdf/cooman-echoingcarols.pdf</text:p>
          </table:table-cell>
        </table:table-row>
        <table:table-row table:style-name="ro12">
          <table:table-cell office:value-type="string" calcext:value-type="string">
            <text:p>http://www.carsoncooman.com/pdf/cooman-eelpoint.pdf</text:p>
          </table:table-cell>
        </table:table-row>
        <table:table-row table:style-name="ro12">
          <table:table-cell office:value-type="string" calcext:value-type="string">
            <text:p>http://www.carsoncooman.com/pdf/cooman-elegia.pdf</text:p>
          </table:table-cell>
        </table:table-row>
        <table:table-row table:style-name="ro12">
          <table:table-cell office:value-type="string" calcext:value-type="string">
            <text:p>http://www.carsoncooman.com/pdf/cooman-elegies.pdf</text:p>
          </table:table-cell>
        </table:table-row>
        <table:table-row table:style-name="ro12">
          <table:table-cell office:value-type="string" calcext:value-type="string">
            <text:p>http://www.carsoncooman.com/pdf/cooman-elegy.pdf</text:p>
          </table:table-cell>
        </table:table-row>
        <table:table-row table:style-name="ro12">
          <table:table-cell office:value-type="string" calcext:value-type="string">
            <text:p>http://www.carsoncooman.com/pdf/cooman-elwyn.pdf</text:p>
          </table:table-cell>
        </table:table-row>
        <table:table-row table:style-name="ro12">
          <table:table-cell office:value-type="string" calcext:value-type="string">
            <text:p>http://www.carsoncooman.com/pdf/cooman-enchantedgardens.pdf</text:p>
          </table:table-cell>
        </table:table-row>
        <table:table-row table:style-name="ro12">
          <table:table-cell office:value-type="string" calcext:value-type="string">
            <text:p>http://www.carsoncooman.com/pdf/cooman-enchantedpathwaysconcertoforhornandensemble.pdf</text:p>
          </table:table-cell>
        </table:table-row>
        <table:table-row table:style-name="ro12">
          <table:table-cell office:value-type="string" calcext:value-type="string">
            <text:p>http://www.carsoncooman.com/pdf/cooman-enchantedtracingspianoconcertono2.pdf</text:p>
          </table:table-cell>
        </table:table-row>
        <table:table-row table:style-name="ro12">
          <table:table-cell office:value-type="string" calcext:value-type="string">
            <text:p>http://www.carsoncooman.com/pdf/cooman-endlessnight.pdf</text:p>
          </table:table-cell>
        </table:table-row>
        <table:table-row table:style-name="ro12">
          <table:table-cell office:value-type="string" calcext:value-type="string">
            <text:p>http://www.carsoncooman.com/pdf/cooman-entratafestiva.pdf</text:p>
          </table:table-cell>
        </table:table-row>
        <table:table-row table:style-name="ro12">
          <table:table-cell office:value-type="string" calcext:value-type="string">
            <text:p>http://www.carsoncooman.com/pdf/cooman-epicedium.pdf</text:p>
          </table:table-cell>
        </table:table-row>
        <table:table-row table:style-name="ro12">
          <table:table-cell office:value-type="string" calcext:value-type="string">
            <text:p>http://www.carsoncooman.com/pdf/cooman-epigraminmemoriamstevenstucky.pdf</text:p>
          </table:table-cell>
        </table:table-row>
        <table:table-row table:style-name="ro12">
          <table:table-cell office:value-type="string" calcext:value-type="string">
            <text:p>http://www.carsoncooman.com/pdf/cooman-epitaph.pdf</text:p>
          </table:table-cell>
        </table:table-row>
        <table:table-row table:style-name="ro12">
          <table:table-cell office:value-type="string" calcext:value-type="string">
            <text:p>http://www.carsoncooman.com/pdf/cooman-epitaphofseikilos.pdf</text:p>
          </table:table-cell>
        </table:table-row>
        <table:table-row table:style-name="ro12">
          <table:table-cell office:value-type="string" calcext:value-type="string">
            <text:p>http://www.carsoncooman.com/pdf/cooman-equinoxdances.pdf</text:p>
          </table:table-cell>
        </table:table-row>
        <table:table-row table:style-name="ro12">
          <table:table-cell office:value-type="string" calcext:value-type="string">
            <text:p>http://www.carsoncooman.com/pdf/cooman-equinoxsonata.pdf</text:p>
          </table:table-cell>
        </table:table-row>
        <table:table-row table:style-name="ro12">
          <table:table-cell office:value-type="string" calcext:value-type="string">
            <text:p>http://www.carsoncooman.com/pdf/cooman-eriewatermuletalesoftheempirestatesgloriouscanal.pdf</text:p>
          </table:table-cell>
        </table:table-row>
        <table:table-row table:style-name="ro12">
          <table:table-cell office:value-type="string" calcext:value-type="string">
            <text:p>http://www.carsoncooman.com/pdf/cooman-eros.pdf</text:p>
          </table:table-cell>
        </table:table-row>
        <table:table-row table:style-name="ro12">
          <table:table-cell office:value-type="string" calcext:value-type="string">
            <text:p>http://www.carsoncooman.com/pdf/cooman-estampie.pdf</text:p>
          </table:table-cell>
        </table:table-row>
        <table:table-row table:style-name="ro12">
          <table:table-cell office:value-type="string" calcext:value-type="string">
            <text:p>http://www.carsoncooman.com/pdf/cooman-estherisland.pdf</text:p>
          </table:table-cell>
        </table:table-row>
        <table:table-row table:style-name="ro12">
          <table:table-cell office:value-type="string" calcext:value-type="string">
            <text:p>http://www.carsoncooman.com/pdf/cooman-eternalcity.pdf</text:p>
          </table:table-cell>
        </table:table-row>
        <table:table-row table:style-name="ro12">
          <table:table-cell office:value-type="string" calcext:value-type="string">
            <text:p>http://www.carsoncooman.com/pdf/cooman-eternaldayspring.pdf</text:p>
          </table:table-cell>
        </table:table-row>
        <table:table-row table:style-name="ro12">
          <table:table-cell office:value-type="string" calcext:value-type="string">
            <text:p>http://www.carsoncooman.com/pdf/cooman-eternitie.pdf</text:p>
          </table:table-cell>
        </table:table-row>
        <table:table-row table:style-name="ro12">
          <table:table-cell office:value-type="string" calcext:value-type="string">
            <text:p>http://www.carsoncooman.com/pdf/cooman-eveningsong.pdf</text:p>
          </table:table-cell>
        </table:table-row>
        <table:table-row table:style-name="ro12">
          <table:table-cell office:value-type="string" calcext:value-type="string">
            <text:p>http://www.carsoncooman.com/pdf/cooman-everygeneration.pdf</text:p>
          </table:table-cell>
        </table:table-row>
        <table:table-row table:style-name="ro12">
          <table:table-cell office:value-type="string" calcext:value-type="string">
            <text:p>http://www.carsoncooman.com/pdf/cooman-everywhichshiningway.pdf</text:p>
          </table:table-cell>
        </table:table-row>
        <table:table-row table:style-name="ro12">
          <table:table-cell office:value-type="string" calcext:value-type="string">
            <text:p>http://www.carsoncooman.com/pdf/cooman-exaltation.pdf</text:p>
          </table:table-cell>
        </table:table-row>
        <table:table-row table:style-name="ro12">
          <table:table-cell office:value-type="string" calcext:value-type="string">
            <text:p>http://www.carsoncooman.com/pdf/cooman-exordium.pdf</text:p>
          </table:table-cell>
        </table:table-row>
        <table:table-row table:style-name="ro12">
          <table:table-cell office:value-type="string" calcext:value-type="string">
            <text:p>http://www.carsoncooman.com/pdf/cooman-exsultet.pdf</text:p>
          </table:table-cell>
        </table:table-row>
        <table:table-row table:style-name="ro12">
          <table:table-cell office:value-type="string" calcext:value-type="string">
            <text:p>http://www.carsoncooman.com/pdf/cooman-faithhopelove.pdf</text:p>
          </table:table-cell>
        </table:table-row>
        <table:table-row table:style-name="ro12">
          <table:table-cell office:value-type="string" calcext:value-type="string">
            <text:p>http://www.carsoncooman.com/pdf/cooman-faithpraiseandprayer.pdf</text:p>
          </table:table-cell>
        </table:table-row>
        <table:table-row table:style-name="ro12">
          <table:table-cell office:value-type="string" calcext:value-type="string">
            <text:p>http://www.carsoncooman.com/pdf/cooman-faithpraiseandprayerforadventandchristmas.pdf</text:p>
          </table:table-cell>
        </table:table-row>
        <table:table-row table:style-name="ro12">
          <table:table-cell office:value-type="string" calcext:value-type="string">
            <text:p>http://www.carsoncooman.com/pdf/cooman-fanfarecanon.pdf</text:p>
          </table:table-cell>
        </table:table-row>
        <table:table-row table:style-name="ro12">
          <table:table-cell office:value-type="string" calcext:value-type="string">
            <text:p>http://www.carsoncooman.com/pdf/cooman-fanfareforaduchessatstandrews.pdf</text:p>
          </table:table-cell>
        </table:table-row>
        <table:table-row table:style-name="ro12">
          <table:table-cell office:value-type="string" calcext:value-type="string">
            <text:p>http://www.carsoncooman.com/pdf/cooman-fanfarefordgf2.pdf</text:p>
          </table:table-cell>
        </table:table-row>
        <table:table-row table:style-name="ro12">
          <table:table-cell office:value-type="string" calcext:value-type="string">
            <text:p>http://www.carsoncooman.com/pdf/cooman-fanfareforhammerchord.pdf</text:p>
          </table:table-cell>
        </table:table-row>
        <table:table-row table:style-name="ro12">
          <table:table-cell office:value-type="string" calcext:value-type="string">
            <text:p>http://www.carsoncooman.com/pdf/cooman-fantasiadicollaborazione.pdf</text:p>
          </table:table-cell>
        </table:table-row>
        <table:table-row table:style-name="ro12">
          <table:table-cell office:value-type="string" calcext:value-type="string">
            <text:p>http://www.carsoncooman.com/pdf/cooman-fantasiaonfairharvard.pdf</text:p>
          </table:table-cell>
        </table:table-row>
        <table:table-row table:style-name="ro12">
          <table:table-cell office:value-type="string" calcext:value-type="string">
            <text:p>http://www.carsoncooman.com/pdf/cooman-fantasiaongreensleeves.pdf</text:p>
          </table:table-cell>
        </table:table-row>
        <table:table-row table:style-name="ro12">
          <table:table-cell office:value-type="string" calcext:value-type="string">
            <text:p>http://www.carsoncooman.com/pdf/cooman-fantasyandjig.pdf</text:p>
          </table:table-cell>
        </table:table-row>
        <table:table-row table:style-name="ro12">
          <table:table-cell office:value-type="string" calcext:value-type="string">
            <text:p>http://www.carsoncooman.com/pdf/cooman-fantasyonnassau.pdf</text:p>
          </table:table-cell>
        </table:table-row>
        <table:table-row table:style-name="ro12">
          <table:table-cell office:value-type="string" calcext:value-type="string">
            <text:p>http://www.carsoncooman.com/pdf/cooman-fantasyonvalmai.pdf</text:p>
          </table:table-cell>
        </table:table-row>
        <table:table-row table:style-name="ro12">
          <table:table-cell office:value-type="string" calcext:value-type="string">
            <text:p>http://www.carsoncooman.com/pdf/cooman-fantasyonvictimaepaschalilaudes.pdf</text:p>
          </table:table-cell>
        </table:table-row>
        <table:table-row table:style-name="ro12">
          <table:table-cell office:value-type="string" calcext:value-type="string">
            <text:p>http://www.carsoncooman.com/pdf/cooman-fantasyvariationsonhuntsville.pdf</text:p>
          </table:table-cell>
        </table:table-row>
        <table:table-row table:style-name="ro12">
          <table:table-cell office:value-type="string" calcext:value-type="string">
            <text:p>http://www.carsoncooman.com/pdf/cooman-fantasyvariationsontwothemes.pdf</text:p>
          </table:table-cell>
        </table:table-row>
        <table:table-row table:style-name="ro12">
          <table:table-cell office:value-type="string" calcext:value-type="string">
            <text:p>http://www.carsoncooman.com/pdf/cooman-ferko.pdf</text:p>
          </table:table-cell>
        </table:table-row>
        <table:table-row table:style-name="ro12">
          <table:table-cell office:value-type="string" calcext:value-type="string">
            <text:p>http://www.carsoncooman.com/pdf/cooman-festivalsanctus.pdf</text:p>
          </table:table-cell>
        </table:table-row>
        <table:table-row table:style-name="ro12">
          <table:table-cell office:value-type="string" calcext:value-type="string">
            <text:p>http://www.carsoncooman.com/pdf/cooman-festlicherlobgesang.pdf</text:p>
          </table:table-cell>
        </table:table-row>
        <table:table-row table:style-name="ro12">
          <table:table-cell office:value-type="string" calcext:value-type="string">
            <text:p>http://www.carsoncooman.com/pdf/cooman-findingyou.pdf</text:p>
          </table:table-cell>
        </table:table-row>
        <table:table-row table:style-name="ro12">
          <table:table-cell office:value-type="string" calcext:value-type="string">
            <text:p>http://www.carsoncooman.com/pdf/cooman-fisherslanding.pdf</text:p>
          </table:table-cell>
        </table:table-row>
        <table:table-row table:style-name="ro12">
          <table:table-cell office:value-type="string" calcext:value-type="string">
            <text:p>http://www.carsoncooman.com/pdf/cooman-fiveshortamens.pdf</text:p>
          </table:table-cell>
        </table:table-row>
        <table:table-row table:style-name="ro12">
          <table:table-cell office:value-type="string" calcext:value-type="string">
            <text:p>http://www.carsoncooman.com/pdf/cooman-flapaway.pdf</text:p>
          </table:table-cell>
        </table:table-row>
        <table:table-row table:style-name="ro12">
          <table:table-cell office:value-type="string" calcext:value-type="string">
            <text:p>http://www.carsoncooman.com/pdf/cooman-flashpoint.pdf</text:p>
          </table:table-cell>
        </table:table-row>
        <table:table-row table:style-name="ro12">
          <table:table-cell office:value-type="string" calcext:value-type="string">
            <text:p>http://www.carsoncooman.com/pdf/cooman-flaxgoldentales.pdf</text:p>
          </table:table-cell>
        </table:table-row>
        <table:table-row table:style-name="ro12">
          <table:table-cell office:value-type="string" calcext:value-type="string">
            <text:p>http://www.carsoncooman.com/pdf/cooman-floopishnesstwopiecesforclarinetsolo.pdf</text:p>
          </table:table-cell>
        </table:table-row>
        <table:table-row table:style-name="ro12">
          <table:table-cell office:value-type="string" calcext:value-type="string">
            <text:p>http://www.carsoncooman.com/pdf/cooman-fluteconcerto.pdf</text:p>
          </table:table-cell>
        </table:table-row>
        <table:table-row table:style-name="ro12">
          <table:table-cell office:value-type="string" calcext:value-type="string">
            <text:p>http://www.carsoncooman.com/pdf/cooman-flyingmachine.pdf</text:p>
          </table:table-cell>
        </table:table-row>
        <table:table-row table:style-name="ro12">
          <table:table-cell office:value-type="string" calcext:value-type="string">
            <text:p>http://www.carsoncooman.com/pdf/cooman-folkfantasies.pdf</text:p>
          </table:table-cell>
        </table:table-row>
        <table:table-row table:style-name="ro12">
          <table:table-cell office:value-type="string" calcext:value-type="string">
            <text:p>http://www.carsoncooman.com/pdf/cooman-folkpreludeonazmon.pdf</text:p>
          </table:table-cell>
        </table:table-row>
        <table:table-row table:style-name="ro12">
          <table:table-cell office:value-type="string" calcext:value-type="string">
            <text:p>http://www.carsoncooman.com/pdf/cooman-foresightspinningmeditationsforcontrabassandensemble.pdf</text:p>
          </table:table-cell>
        </table:table-row>
        <table:table-row table:style-name="ro12">
          <table:table-cell office:value-type="string" calcext:value-type="string">
            <text:p>http://www.carsoncooman.com/pdf/cooman-foursunsets.pdf</text:p>
          </table:table-cell>
        </table:table-row>
        <table:table-row table:style-name="ro12">
          <table:table-cell office:value-type="string" calcext:value-type="string">
            <text:p>http://www.carsoncooman.com/pdf/cooman-fourthpianosonata.pdf</text:p>
          </table:table-cell>
        </table:table-row>
        <table:table-row table:style-name="ro12">
          <table:table-cell office:value-type="string" calcext:value-type="string">
            <text:p>http://www.carsoncooman.com/pdf/cooman-frammentoaforistico.pdf</text:p>
          </table:table-cell>
        </table:table-row>
        <table:table-row table:style-name="ro12">
          <table:table-cell office:value-type="string" calcext:value-type="string">
            <text:p>http://www.carsoncooman.com/pdf/cooman-fraser.pdf</text:p>
          </table:table-cell>
        </table:table-row>
        <table:table-row table:style-name="ro12">
          <table:table-cell office:value-type="string" calcext:value-type="string">
            <text:p>http://www.carsoncooman.com/pdf/cooman-frequentflyer.pdf</text:p>
          </table:table-cell>
        </table:table-row>
        <table:table-row table:style-name="ro12">
          <table:table-cell office:value-type="string" calcext:value-type="string">
            <text:p>http://www.carsoncooman.com/pdf/cooman-frompasttofuture.pdf</text:p>
          </table:table-cell>
        </table:table-row>
        <table:table-row table:style-name="ro12">
          <table:table-cell office:value-type="string" calcext:value-type="string">
            <text:p>http://www.carsoncooman.com/pdf/cooman-fromyourheart.pdf</text:p>
          </table:table-cell>
        </table:table-row>
        <table:table-row table:style-name="ro12">
          <table:table-cell office:value-type="string" calcext:value-type="string">
            <text:p>http://www.carsoncooman.com/pdf/cooman-gallerymusic.pdf</text:p>
          </table:table-cell>
        </table:table-row>
        <table:table-row table:style-name="ro12">
          <table:table-cell office:value-type="string" calcext:value-type="string">
            <text:p>http://www.carsoncooman.com/pdf/cooman-gebet.pdf</text:p>
          </table:table-cell>
        </table:table-row>
        <table:table-row table:style-name="ro12">
          <table:table-cell office:value-type="string" calcext:value-type="string">
            <text:p>http://www.carsoncooman.com/pdf/cooman-ghermar.pdf</text:p>
          </table:table-cell>
        </table:table-row>
        <table:table-row table:style-name="ro12">
          <table:table-cell office:value-type="string" calcext:value-type="string">
            <text:p>http://www.carsoncooman.com/pdf/cooman-giantcoloredbird.pdf</text:p>
          </table:table-cell>
        </table:table-row>
        <table:table-row table:style-name="ro12">
          <table:table-cell office:value-type="string" calcext:value-type="string">
            <text:p>http://www.carsoncooman.com/pdf/cooman-giantcoloredbirdiii.pdf</text:p>
          </table:table-cell>
        </table:table-row>
        <table:table-row table:style-name="ro12">
          <table:table-cell office:value-type="string" calcext:value-type="string">
            <text:p>http://www.carsoncooman.com/pdf/cooman-gibbspond.pdf</text:p>
          </table:table-cell>
        </table:table-row>
        <table:table-row table:style-name="ro12">
          <table:table-cell office:value-type="string" calcext:value-type="string">
            <text:p>http://www.carsoncooman.com/pdf/cooman-givealltolove.pdf</text:p>
          </table:table-cell>
        </table:table-row>
        <table:table-row table:style-name="ro12">
          <table:table-cell office:value-type="string" calcext:value-type="string">
            <text:p>http://www.carsoncooman.com/pdf/cooman-giveme.pdf</text:p>
          </table:table-cell>
        </table:table-row>
        <table:table-row table:style-name="ro12">
          <table:table-cell office:value-type="string" calcext:value-type="string">
            <text:p>http://www.carsoncooman.com/pdf/cooman-gloucesterestampie.pdf</text:p>
          </table:table-cell>
        </table:table-row>
        <table:table-row table:style-name="ro12">
          <table:table-cell office:value-type="string" calcext:value-type="string">
            <text:p>http://www.carsoncooman.com/pdf/cooman-godspokewithvariedvoices.pdf</text:p>
          </table:table-cell>
        </table:table-row>
        <table:table-row table:style-name="ro12">
          <table:table-cell office:value-type="string" calcext:value-type="string">
            <text:p>http://www.carsoncooman.com/pdf/cooman-godyoumoveamongus.pdf</text:p>
          </table:table-cell>
        </table:table-row>
        <table:table-row table:style-name="ro12">
          <table:table-cell office:value-type="string" calcext:value-type="string">
            <text:p>http://www.carsoncooman.com/pdf/cooman-goggles.pdf</text:p>
          </table:table-cell>
        </table:table-row>
        <table:table-row table:style-name="ro12">
          <table:table-cell office:value-type="string" calcext:value-type="string">
            <text:p>http://www.carsoncooman.com/pdf/cooman-goldencallings.pdf</text:p>
          </table:table-cell>
        </table:table-row>
        <table:table-row table:style-name="ro12">
          <table:table-cell office:value-type="string" calcext:value-type="string">
            <text:p>http://www.carsoncooman.com/pdf/cooman-goldintodiamonds.pdf</text:p>
          </table:table-cell>
        </table:table-row>
        <table:table-row table:style-name="ro12">
          <table:table-cell office:value-type="string" calcext:value-type="string">
            <text:p>http://www.carsoncooman.com/pdf/cooman-gospelreflectiononblessedassurance.pdf</text:p>
          </table:table-cell>
        </table:table-row>
        <table:table-row table:style-name="ro12">
          <table:table-cell office:value-type="string" calcext:value-type="string">
            <text:p>http://www.carsoncooman.com/pdf/cooman-gothicprocessional.pdf</text:p>
          </table:table-cell>
        </table:table-row>
        <table:table-row table:style-name="ro12">
          <table:table-cell office:value-type="string" calcext:value-type="string">
            <text:p>http://www.carsoncooman.com/pdf/cooman-gracetoccata.pdf</text:p>
          </table:table-cell>
        </table:table-row>
        <table:table-row table:style-name="ro12">
          <table:table-cell office:value-type="string" calcext:value-type="string">
            <text:p>http://www.carsoncooman.com/pdf/cooman-grainsong.pdf</text:p>
          </table:table-cell>
        </table:table-row>
        <table:table-row table:style-name="ro12">
          <table:table-cell office:value-type="string" calcext:value-type="string">
            <text:p>http://www.carsoncooman.com/pdf/cooman-greatpoint.pdf</text:p>
          </table:table-cell>
        </table:table-row>
        <table:table-row table:style-name="ro12">
          <table:table-cell office:value-type="string" calcext:value-type="string">
            <text:p>http://www.carsoncooman.com/pdf/cooman-guthrie.pdf</text:p>
          </table:table-cell>
        </table:table-row>
        <table:table-row table:style-name="ro12">
          <table:table-cell office:value-type="string" calcext:value-type="string">
            <text:p>http://www.carsoncooman.com/pdf/cooman-hallelujahshout.pdf</text:p>
          </table:table-cell>
        </table:table-row>
        <table:table-row table:style-name="ro12">
          <table:table-cell office:value-type="string" calcext:value-type="string">
            <text:p>http://www.carsoncooman.com/pdf/cooman-heartsearcher.pdf</text:p>
          </table:table-cell>
        </table:table-row>
        <table:table-row table:style-name="ro12">
          <table:table-cell office:value-type="string" calcext:value-type="string">
            <text:p>http://www.carsoncooman.com/pdf/cooman-heavensign.pdf</text:p>
          </table:table-cell>
        </table:table-row>
        <table:table-row table:style-name="ro12">
          <table:table-cell office:value-type="string" calcext:value-type="string">
            <text:p>http://www.carsoncooman.com/pdf/cooman-hildegardsforce.pdf</text:p>
          </table:table-cell>
        </table:table-row>
        <table:table-row table:style-name="ro12">
          <table:table-cell office:value-type="string" calcext:value-type="string">
            <text:p>http://www.carsoncooman.com/pdf/cooman-hindleyhollow.pdf</text:p>
          </table:table-cell>
        </table:table-row>
        <table:table-row table:style-name="ro12">
          <table:table-cell office:value-type="string" calcext:value-type="string">
            <text:p>http://www.carsoncooman.com/pdf/cooman-hoickshollow.pdf</text:p>
          </table:table-cell>
        </table:table-row>
        <table:table-row table:style-name="ro12">
          <table:table-cell office:value-type="string" calcext:value-type="string">
            <text:p>http://www.carsoncooman.com/pdf/cooman-hope.pdf</text:p>
          </table:table-cell>
        </table:table-row>
        <table:table-row table:style-name="ro12">
          <table:table-cell office:value-type="string" calcext:value-type="string">
            <text:p>http://www.carsoncooman.com/pdf/cooman-hopeandlove.pdf</text:p>
          </table:table-cell>
        </table:table-row>
        <table:table-row table:style-name="ro12">
          <table:table-cell office:value-type="string" calcext:value-type="string">
            <text:p>http://www.carsoncooman.com/pdf/cooman-horizons.pdf</text:p>
          </table:table-cell>
        </table:table-row>
        <table:table-row table:style-name="ro12">
          <table:table-cell office:value-type="string" calcext:value-type="string">
            <text:p>http://www.carsoncooman.com/pdf/cooman-hornpipe.pdf</text:p>
          </table:table-cell>
        </table:table-row>
        <table:table-row table:style-name="ro12">
          <table:table-cell office:value-type="string" calcext:value-type="string">
            <text:p>http://www.carsoncooman.com/pdf/cooman-horntrio.pdf</text:p>
          </table:table-cell>
        </table:table-row>
        <table:table-row table:style-name="ro12">
          <table:table-cell office:value-type="string" calcext:value-type="string">
            <text:p>http://www.carsoncooman.com/pdf/cooman-howfarawayisheaven.pdf</text:p>
          </table:table-cell>
        </table:table-row>
        <table:table-row table:style-name="ro12">
          <table:table-cell office:value-type="string" calcext:value-type="string">
            <text:p>http://www.carsoncooman.com/pdf/cooman-hummockpond.pdf</text:p>
          </table:table-cell>
        </table:table-row>
        <table:table-row table:style-name="ro12">
          <table:table-cell office:value-type="string" calcext:value-type="string">
            <text:p>http://www.carsoncooman.com/pdf/cooman-hurtingfolk.pdf</text:p>
          </table:table-cell>
        </table:table-row>
        <table:table-row table:style-name="ro12">
          <table:table-cell office:value-type="string" calcext:value-type="string">
            <text:p>http://www.carsoncooman.com/pdf/cooman-hyannis.pdf</text:p>
          </table:table-cell>
        </table:table-row>
        <table:table-row table:style-name="ro12">
          <table:table-cell office:value-type="string" calcext:value-type="string">
            <text:p>http://www.carsoncooman.com/pdf/cooman-iamlovedasilove.pdf</text:p>
          </table:table-cell>
        </table:table-row>
        <table:table-row table:style-name="ro12">
          <table:table-cell office:value-type="string" calcext:value-type="string">
            <text:p>http://www.carsoncooman.com/pdf/cooman-ideasshortetudesforsolooboebookii.pdf</text:p>
          </table:table-cell>
        </table:table-row>
        <table:table-row table:style-name="ro12">
          <table:table-cell office:value-type="string" calcext:value-type="string">
            <text:p>http://www.carsoncooman.com/pdf/cooman-ifyeloveme.pdf</text:p>
          </table:table-cell>
        </table:table-row>
        <table:table-row table:style-name="ro12">
          <table:table-cell office:value-type="string" calcext:value-type="string">
            <text:p>http://www.carsoncooman.com/pdf/cooman-ihaveseenthelordamarymagdalenesequence.pdf</text:p>
          </table:table-cell>
        </table:table-row>
        <table:table-row table:style-name="ro12">
          <table:table-cell office:value-type="string" calcext:value-type="string">
            <text:p>http://www.carsoncooman.com/pdf/cooman-ihrhabtnuntraurigkeit.pdf</text:p>
          </table:table-cell>
        </table:table-row>
        <table:table-row table:style-name="ro12">
          <table:table-cell office:value-type="string" calcext:value-type="string">
            <text:p>http://www.carsoncooman.com/pdf/cooman-imagesfour.pdf</text:p>
          </table:table-cell>
        </table:table-row>
        <table:table-row table:style-name="ro12">
          <table:table-cell office:value-type="string" calcext:value-type="string">
            <text:p>http://www.carsoncooman.com/pdf/cooman-inbeautywalking.pdf</text:p>
          </table:table-cell>
        </table:table-row>
        <table:table-row table:style-name="ro12">
          <table:table-cell office:value-type="string" calcext:value-type="string">
            <text:p>http://www.carsoncooman.com/pdf/cooman-index.html.pdf</text:p>
          </table:table-cell>
        </table:table-row>
        <table:table-row table:style-name="ro12">
          <table:table-cell office:value-type="string" calcext:value-type="string">
            <text:p>http://www.carsoncooman.com/pdf/cooman-index.html.orig.pdf</text:p>
          </table:table-cell>
        </table:table-row>
        <table:table-row table:style-name="ro12">
          <table:table-cell office:value-type="string" calcext:value-type="string">
            <text:p>http://www.carsoncooman.com/pdf/cooman-inmemoriamgeorgeperle.pdf</text:p>
          </table:table-cell>
        </table:table-row>
        <table:table-row table:style-name="ro12">
          <table:table-cell office:value-type="string" calcext:value-type="string">
            <text:p>http://www.carsoncooman.com/pdf/cooman-inmemoriamlianaalexandra.pdf</text:p>
          </table:table-cell>
        </table:table-row>
        <table:table-row table:style-name="ro12">
          <table:table-cell office:value-type="string" calcext:value-type="string">
            <text:p>http://www.carsoncooman.com/pdf/cooman-intermezzovariations.pdf</text:p>
          </table:table-cell>
        </table:table-row>
        <table:table-row table:style-name="ro12">
          <table:table-cell office:value-type="string" calcext:value-type="string">
            <text:p>http://www.carsoncooman.com/pdf/cooman-inthanksoflife.pdf</text:p>
          </table:table-cell>
        </table:table-row>
        <table:table-row table:style-name="ro12">
          <table:table-cell office:value-type="string" calcext:value-type="string">
            <text:p>http://www.carsoncooman.com/pdf/cooman-intheabsenceofyourringing.pdf</text:p>
          </table:table-cell>
        </table:table-row>
        <table:table-row table:style-name="ro12">
          <table:table-cell office:value-type="string" calcext:value-type="string">
            <text:p>http://www.carsoncooman.com/pdf/cooman-inthebeginningwastheword.pdf</text:p>
          </table:table-cell>
        </table:table-row>
        <table:table-row table:style-name="ro12">
          <table:table-cell office:value-type="string" calcext:value-type="string">
            <text:p>http://www.carsoncooman.com/pdf/cooman-inthelight.pdf</text:p>
          </table:table-cell>
        </table:table-row>
        <table:table-row table:style-name="ro12">
          <table:table-cell office:value-type="string" calcext:value-type="string">
            <text:p>http://www.carsoncooman.com/pdf/cooman-inthemidstofwildbeing.pdf</text:p>
          </table:table-cell>
        </table:table-row>
        <table:table-row table:style-name="ro12">
          <table:table-cell office:value-type="string" calcext:value-type="string">
            <text:p>http://www.carsoncooman.com/pdf/cooman-inthenightgarden.pdf</text:p>
          </table:table-cell>
        </table:table-row>
        <table:table-row table:style-name="ro12">
          <table:table-cell office:value-type="string" calcext:value-type="string">
            <text:p>http://www.carsoncooman.com/pdf/cooman-intoonecrimsonflame.pdf</text:p>
          </table:table-cell>
        </table:table-row>
        <table:table-row table:style-name="ro12">
          <table:table-cell office:value-type="string" calcext:value-type="string">
            <text:p>http://www.carsoncooman.com/pdf/cooman-intradaafterasorbianmelody.pdf</text:p>
          </table:table-cell>
        </table:table-row>
        <table:table-row table:style-name="ro12">
          <table:table-cell office:value-type="string" calcext:value-type="string">
            <text:p>http://www.carsoncooman.com/pdf/cooman-invocation3.pdf</text:p>
          </table:table-cell>
        </table:table-row>
        <table:table-row table:style-name="ro12">
          <table:table-cell office:value-type="string" calcext:value-type="string">
            <text:p>http://www.carsoncooman.com/pdf/cooman-invocationariaandtoccataonslane.pdf</text:p>
          </table:table-cell>
        </table:table-row>
        <table:table-row table:style-name="ro12">
          <table:table-cell office:value-type="string" calcext:value-type="string">
            <text:p>http://www.carsoncooman.com/pdf/cooman-invocazionebrillante.pdf</text:p>
          </table:table-cell>
        </table:table-row>
        <table:table-row table:style-name="ro12">
          <table:table-cell office:value-type="string" calcext:value-type="string">
            <text:p>http://www.carsoncooman.com/pdf/cooman-irreversibleheart.pdf</text:p>
          </table:table-cell>
        </table:table-row>
        <table:table-row table:style-name="ro12">
          <table:table-cell office:value-type="string" calcext:value-type="string">
            <text:p>http://www.carsoncooman.com/pdf/cooman-itisi.pdf</text:p>
          </table:table-cell>
        </table:table-row>
        <table:table-row table:style-name="ro12">
          <table:table-cell office:value-type="string" calcext:value-type="string">
            <text:p>http://www.carsoncooman.com/pdf/cooman-jacksonflourish.pdf</text:p>
          </table:table-cell>
        </table:table-row>
        <table:table-row table:style-name="ro12">
          <table:table-cell office:value-type="string" calcext:value-type="string">
            <text:p>http://www.carsoncooman.com/pdf/cooman-jacksonpoint.pdf</text:p>
          </table:table-cell>
        </table:table-row>
        <table:table-row table:style-name="ro12">
          <table:table-cell office:value-type="string" calcext:value-type="string">
            <text:p>http://www.carsoncooman.com/pdf/cooman-jahreslosung2017.pdf</text:p>
          </table:table-cell>
        </table:table-row>
        <table:table-row table:style-name="ro12">
          <table:table-cell office:value-type="string" calcext:value-type="string">
            <text:p>http://www.carsoncooman.com/pdf/cooman-jesusgiftofgod.pdf</text:p>
          </table:table-cell>
        </table:table-row>
        <table:table-row table:style-name="ro12">
          <table:table-cell office:value-type="string" calcext:value-type="string">
            <text:p>http://www.carsoncooman.com/pdf/cooman-jesusishere.pdf</text:p>
          </table:table-cell>
        </table:table-row>
        <table:table-row table:style-name="ro12">
          <table:table-cell office:value-type="string" calcext:value-type="string">
            <text:p>http://www.carsoncooman.com/pdf/cooman-jesusisthesunlight.pdf</text:p>
          </table:table-cell>
        </table:table-row>
        <table:table-row table:style-name="ro12">
          <table:table-cell office:value-type="string" calcext:value-type="string">
            <text:p>http://www.carsoncooman.com/pdf/cooman-jesuswalkedthislonesomevalley.pdf</text:p>
          </table:table-cell>
        </table:table-row>
        <table:table-row table:style-name="ro12">
          <table:table-cell office:value-type="string" calcext:value-type="string">
            <text:p>http://www.carsoncooman.com/pdf/cooman-jesusyouareastone.pdf</text:p>
          </table:table-cell>
        </table:table-row>
        <table:table-row table:style-name="ro12">
          <table:table-cell office:value-type="string" calcext:value-type="string">
            <text:p>http://www.carsoncooman.com/pdf/cooman-journeybookii.pdf</text:p>
          </table:table-cell>
        </table:table-row>
        <table:table-row table:style-name="ro12">
          <table:table-cell office:value-type="string" calcext:value-type="string">
            <text:p>http://www.carsoncooman.com/pdf/cooman-journeybookinmemoriamarthurjarvinen.pdf</text:p>
          </table:table-cell>
        </table:table-row>
        <table:table-row table:style-name="ro12">
          <table:table-cell office:value-type="string" calcext:value-type="string">
            <text:p>http://www.carsoncooman.com/pdf/cooman-joyofhumankindbrieftransportfororchestra.pdf</text:p>
          </table:table-cell>
        </table:table-row>
        <table:table-row table:style-name="ro12">
          <table:table-cell office:value-type="string" calcext:value-type="string">
            <text:p>http://www.carsoncooman.com/pdf/cooman-joysong.pdf</text:p>
          </table:table-cell>
        </table:table-row>
        <table:table-row table:style-name="ro12">
          <table:table-cell office:value-type="string" calcext:value-type="string">
            <text:p>http://www.carsoncooman.com/pdf/cooman-judyarnoldherjubilee.pdf</text:p>
          </table:table-cell>
        </table:table-row>
        <table:table-row table:style-name="ro12">
          <table:table-cell office:value-type="string" calcext:value-type="string">
            <text:p>http://www.carsoncooman.com/pdf/cooman-justnow.pdf</text:p>
          </table:table-cell>
        </table:table-row>
        <table:table-row table:style-name="ro12">
          <table:table-cell office:value-type="string" calcext:value-type="string">
            <text:p>http://www.carsoncooman.com/pdf/cooman-kennebunkportsuite.pdf</text:p>
          </table:table-cell>
        </table:table-row>
        <table:table-row table:style-name="ro12">
          <table:table-cell office:value-type="string" calcext:value-type="string">
            <text:p>http://www.carsoncooman.com/pdf/cooman-kingofglorykingofpeace.pdf</text:p>
          </table:table-cell>
        </table:table-row>
        <table:table-row table:style-name="ro12">
          <table:table-cell office:value-type="string" calcext:value-type="string">
            <text:p>http://www.carsoncooman.com/pdf/cooman-kleinearie.pdf</text:p>
          </table:table-cell>
        </table:table-row>
        <table:table-row table:style-name="ro12">
          <table:table-cell office:value-type="string" calcext:value-type="string">
            <text:p>http://www.carsoncooman.com/pdf/cooman-knowthatgodlovesyou.pdf</text:p>
          </table:table-cell>
        </table:table-row>
        <table:table-row table:style-name="ro12">
          <table:table-cell office:value-type="string" calcext:value-type="string">
            <text:p>http://www.carsoncooman.com/pdf/cooman-kyrie.pdf</text:p>
          </table:table-cell>
        </table:table-row>
        <table:table-row table:style-name="ro12">
          <table:table-cell office:value-type="string" calcext:value-type="string">
            <text:p>http://www.carsoncooman.com/pdf/cooman-kyrie2.pdf</text:p>
          </table:table-cell>
        </table:table-row>
        <table:table-row table:style-name="ro12">
          <table:table-cell office:value-type="string" calcext:value-type="string">
            <text:p>http://www.carsoncooman.com/pdf/cooman-lagniappe.pdf</text:p>
          </table:table-cell>
        </table:table-row>
        <table:table-row table:style-name="ro12">
          <table:table-cell office:value-type="string" calcext:value-type="string">
            <text:p>http://www.carsoncooman.com/pdf/cooman-lamentoso.pdf</text:p>
          </table:table-cell>
        </table:table-row>
        <table:table-row table:style-name="ro12">
          <table:table-cell office:value-type="string" calcext:value-type="string">
            <text:p>http://www.carsoncooman.com/pdf/cooman-lauda.pdf</text:p>
          </table:table-cell>
        </table:table-row>
        <table:table-row table:style-name="ro12">
          <table:table-cell office:value-type="string" calcext:value-type="string">
            <text:p>http://www.carsoncooman.com/pdf/cooman-leapintolove.pdf</text:p>
          </table:table-cell>
        </table:table-row>
        <table:table-row table:style-name="ro12">
          <table:table-cell office:value-type="string" calcext:value-type="string">
            <text:p>http://www.carsoncooman.com/pdf/cooman-leavesoflight.pdf</text:p>
          </table:table-cell>
        </table:table-row>
        <table:table-row table:style-name="ro12">
          <table:table-cell office:value-type="string" calcext:value-type="string">
            <text:p>http://www.carsoncooman.com/pdf/cooman-lenti.pdf</text:p>
          </table:table-cell>
        </table:table-row>
        <table:table-row table:style-name="ro12">
          <table:table-cell office:value-type="string" calcext:value-type="string">
            <text:p>http://www.carsoncooman.com/pdf/cooman-lilacjubilee.pdf</text:p>
          </table:table-cell>
        </table:table-row>
        <table:table-row table:style-name="ro12">
          <table:table-cell office:value-type="string" calcext:value-type="string">
            <text:p>http://www.carsoncooman.com/pdf/cooman-littlefantasiaonindulcijubilo.pdf</text:p>
          </table:table-cell>
        </table:table-row>
        <table:table-row table:style-name="ro12">
          <table:table-cell office:value-type="string" calcext:value-type="string">
            <text:p>http://www.carsoncooman.com/pdf/cooman-littlepartitaonapolishcarol.pdf</text:p>
          </table:table-cell>
        </table:table-row>
        <table:table-row table:style-name="ro12">
          <table:table-cell office:value-type="string" calcext:value-type="string">
            <text:p>http://www.carsoncooman.com/pdf/cooman-littlepoppet.pdf</text:p>
          </table:table-cell>
        </table:table-row>
        <table:table-row table:style-name="ro12">
          <table:table-cell office:value-type="string" calcext:value-type="string">
            <text:p>http://www.carsoncooman.com/pdf/cooman-littlerecorderbook.pdf</text:p>
          </table:table-cell>
        </table:table-row>
        <table:table-row table:style-name="ro12">
          <table:table-cell office:value-type="string" calcext:value-type="string">
            <text:p>http://www.carsoncooman.com/pdf/cooman-livesunited.pdf</text:p>
          </table:table-cell>
        </table:table-row>
        <table:table-row table:style-name="ro12">
          <table:table-cell office:value-type="string" calcext:value-type="string">
            <text:p>http://www.carsoncooman.com/pdf/cooman-longjosephspoint.pdf</text:p>
          </table:table-cell>
        </table:table-row>
        <table:table-row table:style-name="ro12">
          <table:table-cell office:value-type="string" calcext:value-type="string">
            <text:p>http://www.carsoncooman.com/pdf/cooman-lordsfields.pdf</text:p>
          </table:table-cell>
        </table:table-row>
        <table:table-row table:style-name="ro12">
          <table:table-cell office:value-type="string" calcext:value-type="string">
            <text:p>http://www.carsoncooman.com/pdf/cooman-lovecamedownatchristmas.pdf</text:p>
          </table:table-cell>
        </table:table-row>
        <table:table-row table:style-name="ro12">
          <table:table-cell office:value-type="string" calcext:value-type="string">
            <text:p>http://www.carsoncooman.com/pdf/cooman-lovedcreation.pdf</text:p>
          </table:table-cell>
        </table:table-row>
        <table:table-row table:style-name="ro12">
          <table:table-cell office:value-type="string" calcext:value-type="string">
            <text:p>http://www.carsoncooman.com/pdf/cooman-loveflowsfromgod.pdf</text:p>
          </table:table-cell>
        </table:table-row>
        <table:table-row table:style-name="ro12">
          <table:table-cell office:value-type="string" calcext:value-type="string">
            <text:p>http://www.carsoncooman.com/pdf/cooman-lowellcarol.pdf</text:p>
          </table:table-cell>
        </table:table-row>
        <table:table-row table:style-name="ro12">
          <table:table-cell office:value-type="string" calcext:value-type="string">
            <text:p>http://www.carsoncooman.com/pdf/cooman-lowesthighest.pdf</text:p>
          </table:table-cell>
        </table:table-row>
        <table:table-row table:style-name="ro12">
          <table:table-cell office:value-type="string" calcext:value-type="string">
            <text:p>http://www.carsoncooman.com/pdf/cooman-lullabyafterrameau.pdf</text:p>
          </table:table-cell>
        </table:table-row>
        <table:table-row table:style-name="ro12">
          <table:table-cell office:value-type="string" calcext:value-type="string">
            <text:p>http://www.carsoncooman.com/pdf/cooman-lullabyandpastorale.pdf</text:p>
          </table:table-cell>
        </table:table-row>
        <table:table-row table:style-name="ro12">
          <table:table-cell office:value-type="string" calcext:value-type="string">
            <text:p>http://www.carsoncooman.com/pdf/cooman-lullabyformorganandalyssa.pdf</text:p>
          </table:table-cell>
        </table:table-row>
        <table:table-row table:style-name="ro12">
          <table:table-cell office:value-type="string" calcext:value-type="string">
            <text:p>http://www.carsoncooman.com/pdf/cooman-lyricpieces.pdf</text:p>
          </table:table-cell>
        </table:table-row>
        <table:table-row table:style-name="ro12">
          <table:table-cell office:value-type="string" calcext:value-type="string">
            <text:p>http://www.carsoncooman.com/pdf/cooman-lyrictriofortrumpetcelloandpiano.pdf</text:p>
          </table:table-cell>
        </table:table-row>
        <table:table-row table:style-name="ro12">
          <table:table-cell office:value-type="string" calcext:value-type="string">
            <text:p>http://www.carsoncooman.com/pdf/cooman-madaket.pdf</text:p>
          </table:table-cell>
        </table:table-row>
        <table:table-row table:style-name="ro12">
          <table:table-cell office:value-type="string" calcext:value-type="string">
            <text:p>http://www.carsoncooman.com/pdf/cooman-madaketdreaming.pdf</text:p>
          </table:table-cell>
        </table:table-row>
        <table:table-row table:style-name="ro12">
          <table:table-cell office:value-type="string" calcext:value-type="string">
            <text:p>http://www.carsoncooman.com/pdf/cooman-madrigal.pdf</text:p>
          </table:table-cell>
        </table:table-row>
        <table:table-row table:style-name="ro12">
          <table:table-cell office:value-type="string" calcext:value-type="string">
            <text:p>http://www.carsoncooman.com/pdf/cooman-madrigalii.pdf</text:p>
          </table:table-cell>
        </table:table-row>
        <table:table-row table:style-name="ro12">
          <table:table-cell office:value-type="string" calcext:value-type="string">
            <text:p>http://www.carsoncooman.com/pdf/cooman-madrigaliii.pdf</text:p>
          </table:table-cell>
        </table:table-row>
        <table:table-row table:style-name="ro12">
          <table:table-cell office:value-type="string" calcext:value-type="string">
            <text:p>http://www.carsoncooman.com/pdf/cooman-magneticsouth.pdf</text:p>
          </table:table-cell>
        </table:table-row>
        <table:table-row table:style-name="ro12">
          <table:table-cell office:value-type="string" calcext:value-type="string">
            <text:p>http://www.carsoncooman.com/pdf/cooman-magnificatandnuncdimittisprescott.pdf</text:p>
          </table:table-cell>
        </table:table-row>
        <table:table-row table:style-name="ro12">
          <table:table-cell office:value-type="string" calcext:value-type="string">
            <text:p>http://www.carsoncooman.com/pdf/cooman-magnificatandnuncdimittisstpeterscambridge.pdf</text:p>
          </table:table-cell>
        </table:table-row>
        <table:table-row table:style-name="ro12">
          <table:table-cell office:value-type="string" calcext:value-type="string">
            <text:p>http://www.carsoncooman.com/pdf/cooman-makeroftheworld.pdf</text:p>
          </table:table-cell>
        </table:table-row>
        <table:table-row table:style-name="ro12">
          <table:table-cell office:value-type="string" calcext:value-type="string">
            <text:p>http://www.carsoncooman.com/pdf/cooman-manproposesbutgoddisposes.pdf</text:p>
          </table:table-cell>
        </table:table-row>
        <table:table-row table:style-name="ro12">
          <table:table-cell office:value-type="string" calcext:value-type="string">
            <text:p>http://www.carsoncooman.com/pdf/cooman-masick.pdf</text:p>
          </table:table-cell>
        </table:table-row>
        <table:table-row table:style-name="ro12">
          <table:table-cell office:value-type="string" calcext:value-type="string">
            <text:p>http://www.carsoncooman.com/pdf/cooman-massasoit.pdf</text:p>
          </table:table-cell>
        </table:table-row>
        <table:table-row table:style-name="ro12">
          <table:table-cell office:value-type="string" calcext:value-type="string">
            <text:p>http://www.carsoncooman.com/pdf/cooman-maysong.pdf</text:p>
          </table:table-cell>
        </table:table-row>
        <table:table-row table:style-name="ro12">
          <table:table-cell office:value-type="string" calcext:value-type="string">
            <text:p>http://www.carsoncooman.com/pdf/cooman-meditationandrejoicing.pdf</text:p>
          </table:table-cell>
        </table:table-row>
        <table:table-row table:style-name="ro12">
          <table:table-cell office:value-type="string" calcext:value-type="string">
            <text:p>http://www.carsoncooman.com/pdf/cooman-meditationonpalsrok.pdf</text:p>
          </table:table-cell>
        </table:table-row>
        <table:table-row table:style-name="ro12">
          <table:table-cell office:value-type="string" calcext:value-type="string">
            <text:p>http://www.carsoncooman.com/pdf/cooman-meditationonwondrouslove.pdf</text:p>
          </table:table-cell>
        </table:table-row>
        <table:table-row table:style-name="ro12">
          <table:table-cell office:value-type="string" calcext:value-type="string">
            <text:p>http://www.carsoncooman.com/pdf/cooman-mercyandtruth.pdf</text:p>
          </table:table-cell>
        </table:table-row>
        <table:table-row table:style-name="ro12">
          <table:table-cell office:value-type="string" calcext:value-type="string">
            <text:p>http://www.carsoncooman.com/pdf/cooman-miacometdreaming.pdf</text:p>
          </table:table-cell>
        </table:table-row>
        <table:table-row table:style-name="ro12">
          <table:table-cell office:value-type="string" calcext:value-type="string">
            <text:p>http://www.carsoncooman.com/pdf/cooman-miacometkyrie.pdf</text:p>
          </table:table-cell>
        </table:table-row>
        <table:table-row table:style-name="ro12">
          <table:table-cell office:value-type="string" calcext:value-type="string">
            <text:p>http://www.carsoncooman.com/pdf/cooman-missabrevistrottier.pdf</text:p>
          </table:table-cell>
        </table:table-row>
        <table:table-row table:style-name="ro12">
          <table:table-cell office:value-type="string" calcext:value-type="string">
            <text:p>http://www.carsoncooman.com/pdf/cooman-monomoy.pdf</text:p>
          </table:table-cell>
        </table:table-row>
        <table:table-row table:style-name="ro12">
          <table:table-cell office:value-type="string" calcext:value-type="string">
            <text:p>http://www.carsoncooman.com/pdf/cooman-moondance.pdf</text:p>
          </table:table-cell>
        </table:table-row>
        <table:table-row table:style-name="ro12">
          <table:table-cell office:value-type="string" calcext:value-type="string">
            <text:p>http://www.carsoncooman.com/pdf/cooman-moonflower.pdf</text:p>
          </table:table-cell>
        </table:table-row>
        <table:table-row table:style-name="ro12">
          <table:table-cell office:value-type="string" calcext:value-type="string">
            <text:p>http://www.carsoncooman.com/pdf/cooman-moonmarked.pdf</text:p>
          </table:table-cell>
        </table:table-row>
        <table:table-row table:style-name="ro12">
          <table:table-cell office:value-type="string" calcext:value-type="string">
            <text:p>http://www.carsoncooman.com/pdf/cooman-moonshards.pdf</text:p>
          </table:table-cell>
        </table:table-row>
        <table:table-row table:style-name="ro12">
          <table:table-cell office:value-type="string" calcext:value-type="string">
            <text:p>http://www.carsoncooman.com/pdf/cooman-morgancreek.pdf</text:p>
          </table:table-cell>
        </table:table-row>
        <table:table-row table:style-name="ro12">
          <table:table-cell office:value-type="string" calcext:value-type="string">
            <text:p>http://www.carsoncooman.com/pdf/cooman-morgantown.pdf</text:p>
          </table:table-cell>
        </table:table-row>
        <table:table-row table:style-name="ro12">
          <table:table-cell office:value-type="string" calcext:value-type="string">
            <text:p>http://www.carsoncooman.com/pdf/cooman-morningatbrantpoint.pdf</text:p>
          </table:table-cell>
        </table:table-row>
        <table:table-row table:style-name="ro12">
          <table:table-cell office:value-type="string" calcext:value-type="string">
            <text:p>http://www.carsoncooman.com/pdf/cooman-morningstar.pdf</text:p>
          </table:table-cell>
        </table:table-row>
        <table:table-row table:style-name="ro12">
          <table:table-cell office:value-type="string" calcext:value-type="string">
            <text:p>http://www.carsoncooman.com/pdf/cooman-mountainslikethese.pdf</text:p>
          </table:table-cell>
        </table:table-row>
        <table:table-row table:style-name="ro12">
          <table:table-cell office:value-type="string" calcext:value-type="string">
            <text:p>http://www.carsoncooman.com/pdf/cooman-mountaintoccata.pdf</text:p>
          </table:table-cell>
        </table:table-row>
        <table:table-row table:style-name="ro12">
          <table:table-cell office:value-type="string" calcext:value-type="string">
            <text:p>http://www.carsoncooman.com/pdf/cooman-musette.pdf</text:p>
          </table:table-cell>
        </table:table-row>
        <table:table-row table:style-name="ro12">
          <table:table-cell office:value-type="string" calcext:value-type="string">
            <text:p>http://www.carsoncooman.com/pdf/cooman-musicfrommayflowerhill.pdf</text:p>
          </table:table-cell>
        </table:table-row>
        <table:table-row table:style-name="ro12">
          <table:table-cell office:value-type="string" calcext:value-type="string">
            <text:p>http://www.carsoncooman.com/pdf/cooman-myersrock.pdf</text:p>
          </table:table-cell>
        </table:table-row>
        <table:table-row table:style-name="ro12">
          <table:table-cell office:value-type="string" calcext:value-type="string">
            <text:p>http://www.carsoncooman.com/pdf/cooman-nashaquisset.pdf</text:p>
          </table:table-cell>
        </table:table-row>
        <table:table-row table:style-name="ro12">
          <table:table-cell office:value-type="string" calcext:value-type="string">
            <text:p>http://www.carsoncooman.com/pdf/cooman-near.pdf</text:p>
          </table:table-cell>
        </table:table-row>
        <table:table-row table:style-name="ro12">
          <table:table-cell office:value-type="string" calcext:value-type="string">
            <text:p>http://www.carsoncooman.com/pdf/cooman-nelgrib.pdf</text:p>
          </table:table-cell>
        </table:table-row>
        <table:table-row table:style-name="ro12">
          <table:table-cell office:value-type="string" calcext:value-type="string">
            <text:p>http://www.carsoncooman.com/pdf/cooman-netherlandstravelogue.pdf</text:p>
          </table:table-cell>
        </table:table-row>
        <table:table-row table:style-name="ro12">
          <table:table-cell office:value-type="string" calcext:value-type="string">
            <text:p>http://www.carsoncooman.com/pdf/cooman-nethwyg.pdf</text:p>
          </table:table-cell>
        </table:table-row>
        <table:table-row table:style-name="ro12">
          <table:table-cell office:value-type="string" calcext:value-type="string">
            <text:p>http://www.carsoncooman.com/pdf/cooman-newdawn.pdf</text:p>
          </table:table-cell>
        </table:table-row>
        <table:table-row table:style-name="ro12">
          <table:table-cell office:value-type="string" calcext:value-type="string">
            <text:p>http://www.carsoncooman.com/pdf/cooman-newlifeisborntodayostinatoalleluia.pdf</text:p>
          </table:table-cell>
        </table:table-row>
        <table:table-row table:style-name="ro12">
          <table:table-cell office:value-type="string" calcext:value-type="string">
            <text:p>http://www.carsoncooman.com/pdf/cooman-newtonantiphonies.pdf</text:p>
          </table:table-cell>
        </table:table-row>
        <table:table-row table:style-name="ro12">
          <table:table-cell office:value-type="string" calcext:value-type="string">
            <text:p>http://www.carsoncooman.com/pdf/cooman-newworldcarolsanamericanchristmastriptych.pdf</text:p>
          </table:table-cell>
        </table:table-row>
        <table:table-row table:style-name="ro12">
          <table:table-cell office:value-type="string" calcext:value-type="string">
            <text:p>http://www.carsoncooman.com/pdf/cooman-ninepreludes.pdf</text:p>
          </table:table-cell>
        </table:table-row>
        <table:table-row table:style-name="ro12">
          <table:table-cell office:value-type="string" calcext:value-type="string">
            <text:p>http://www.carsoncooman.com/pdf/cooman-nobadeer.pdf</text:p>
          </table:table-cell>
        </table:table-row>
        <table:table-row table:style-name="ro12">
          <table:table-cell office:value-type="string" calcext:value-type="string">
            <text:p>http://www.carsoncooman.com/pdf/cooman-nobadeerdreaming.pdf</text:p>
          </table:table-cell>
        </table:table-row>
        <table:table-row table:style-name="ro12">
          <table:table-cell office:value-type="string" calcext:value-type="string">
            <text:p>http://www.carsoncooman.com/pdf/cooman-notecardpieces.pdf</text:p>
          </table:table-cell>
        </table:table-row>
        <table:table-row table:style-name="ro12">
          <table:table-cell office:value-type="string" calcext:value-type="string">
            <text:p>http://www.carsoncooman.com/pdf/cooman-nottous.pdf</text:p>
          </table:table-cell>
        </table:table-row>
        <table:table-row table:style-name="ro12">
          <table:table-cell office:value-type="string" calcext:value-type="string">
            <text:p>http://www.carsoncooman.com/pdf/cooman-nousvoyonsafterarcadeltliszt.pdf</text:p>
          </table:table-cell>
        </table:table-row>
        <table:table-row table:style-name="ro12">
          <table:table-cell office:value-type="string" calcext:value-type="string">
            <text:p>http://www.carsoncooman.com/pdf/cooman-nowelowtofyourslepearyse.pdf</text:p>
          </table:table-cell>
        </table:table-row>
        <table:table-row table:style-name="ro12">
          <table:table-cell office:value-type="string" calcext:value-type="string">
            <text:p>http://www.carsoncooman.com/pdf/cooman-nowthatyouseethenight.pdf</text:p>
          </table:table-cell>
        </table:table-row>
        <table:table-row table:style-name="ro12">
          <table:table-cell office:value-type="string" calcext:value-type="string">
            <text:p>http://www.carsoncooman.com/pdf/cooman-numberpirates.pdf</text:p>
          </table:table-cell>
        </table:table-row>
        <table:table-row table:style-name="ro12">
          <table:table-cell office:value-type="string" calcext:value-type="string">
            <text:p>http://www.carsoncooman.com/pdf/cooman-oboequartet.pdf</text:p>
          </table:table-cell>
        </table:table-row>
        <table:table-row table:style-name="ro12">
          <table:table-cell office:value-type="string" calcext:value-type="string">
            <text:p>http://www.carsoncooman.com/pdf/cooman-obonejesu.pdf</text:p>
          </table:table-cell>
        </table:table-row>
        <table:table-row table:style-name="ro12">
          <table:table-cell office:value-type="string" calcext:value-type="string">
            <text:p>http://www.carsoncooman.com/pdf/cooman-ode.pdf</text:p>
          </table:table-cell>
        </table:table-row>
        <table:table-row table:style-name="ro12">
          <table:table-cell office:value-type="string" calcext:value-type="string">
            <text:p>http://www.carsoncooman.com/pdf/cooman-offertoriesforthechurchyear.pdf</text:p>
          </table:table-cell>
        </table:table-row>
        <table:table-row table:style-name="ro12">
          <table:table-cell office:value-type="string" calcext:value-type="string">
            <text:p>http://www.carsoncooman.com/pdf/cooman-oficeandsilverswans.pdf</text:p>
          </table:table-cell>
        </table:table-row>
        <table:table-row table:style-name="ro12">
          <table:table-cell office:value-type="string" calcext:value-type="string">
            <text:p>http://www.carsoncooman.com/pdf/cooman-ofreedom.pdf</text:p>
          </table:table-cell>
        </table:table-row>
        <table:table-row table:style-name="ro12">
          <table:table-cell office:value-type="string" calcext:value-type="string">
            <text:p>http://www.carsoncooman.com/pdf/cooman-oldnorthvestry.pdf</text:p>
          </table:table-cell>
        </table:table-row>
        <table:table-row table:style-name="ro12">
          <table:table-cell office:value-type="string" calcext:value-type="string">
            <text:p>http://www.carsoncooman.com/pdf/cooman-oldsouthwharf.pdf</text:p>
          </table:table-cell>
        </table:table-row>
        <table:table-row table:style-name="ro12">
          <table:table-cell office:value-type="string" calcext:value-type="string">
            <text:p>http://www.carsoncooman.com/pdf/cooman-olordincreasemyfaith.pdf</text:p>
          </table:table-cell>
        </table:table-row>
        <table:table-row table:style-name="ro12">
          <table:table-cell office:value-type="string" calcext:value-type="string">
            <text:p>http://www.carsoncooman.com/pdf/cooman-olordiwillsingofyourloveforever.pdf</text:p>
          </table:table-cell>
        </table:table-row>
        <table:table-row table:style-name="ro12">
          <table:table-cell office:value-type="string" calcext:value-type="string">
            <text:p>http://www.carsoncooman.com/pdf/cooman-olordsupportus.pdf</text:p>
          </table:table-cell>
        </table:table-row>
        <table:table-row table:style-name="ro12">
          <table:table-cell office:value-type="string" calcext:value-type="string">
            <text:p>http://www.carsoncooman.com/pdf/cooman-olovethatwillnotletmego.pdf</text:p>
          </table:table-cell>
        </table:table-row>
        <table:table-row table:style-name="ro12">
          <table:table-cell office:value-type="string" calcext:value-type="string">
            <text:p>http://www.carsoncooman.com/pdf/cooman-onelove.pdf</text:p>
          </table:table-cell>
        </table:table-row>
        <table:table-row table:style-name="ro12">
          <table:table-cell office:value-type="string" calcext:value-type="string">
            <text:p>http://www.carsoncooman.com/pdf/cooman-oneword.pdf</text:p>
          </table:table-cell>
        </table:table-row>
        <table:table-row table:style-name="ro12">
          <table:table-cell office:value-type="string" calcext:value-type="string">
            <text:p>http://www.carsoncooman.com/pdf/cooman-operfectlifeoflove.pdf</text:p>
          </table:table-cell>
        </table:table-row>
        <table:table-row table:style-name="ro12">
          <table:table-cell office:value-type="string" calcext:value-type="string">
            <text:p>http://www.carsoncooman.com/pdf/cooman-oqpschronometer.pdf</text:p>
          </table:table-cell>
        </table:table-row>
        <table:table-row table:style-name="ro12">
          <table:table-cell office:value-type="string" calcext:value-type="string">
            <text:p>http://www.carsoncooman.com/pdf/cooman-oquammirabilis.pdf</text:p>
          </table:table-cell>
        </table:table-row>
        <table:table-row table:style-name="ro12">
          <table:table-cell office:value-type="string" calcext:value-type="string">
            <text:p>http://www.carsoncooman.com/pdf/cooman-orbital.pdf</text:p>
          </table:table-cell>
        </table:table-row>
        <table:table-row table:style-name="ro12">
          <table:table-cell office:value-type="string" calcext:value-type="string">
            <text:p>http://www.carsoncooman.com/pdf/cooman-organbookipiecesformanuals.pdf</text:p>
          </table:table-cell>
        </table:table-row>
        <table:table-row table:style-name="ro12">
          <table:table-cell office:value-type="string" calcext:value-type="string">
            <text:p>http://www.carsoncooman.com/pdf/cooman-oruborsanguinis.pdf</text:p>
          </table:table-cell>
        </table:table-row>
        <table:table-row table:style-name="ro12">
          <table:table-cell office:value-type="string" calcext:value-type="string">
            <text:p>http://www.carsoncooman.com/pdf/cooman-ostinatodiptychonasorbianeasterchorale.pdf</text:p>
          </table:table-cell>
        </table:table-row>
        <table:table-row table:style-name="ro12">
          <table:table-cell office:value-type="string" calcext:value-type="string">
            <text:p>http://www.carsoncooman.com/pdf/cooman-ostinatomass.pdf</text:p>
          </table:table-cell>
        </table:table-row>
        <table:table-row table:style-name="ro12">
          <table:table-cell office:value-type="string" calcext:value-type="string">
            <text:p>http://www.carsoncooman.com/pdf/cooman-owlnight.pdf</text:p>
          </table:table-cell>
        </table:table-row>
        <table:table-row table:style-name="ro12">
          <table:table-cell office:value-type="string" calcext:value-type="string">
            <text:p>http://www.carsoncooman.com/pdf/cooman-page.pdf</text:p>
          </table:table-cell>
        </table:table-row>
        <table:table-row table:style-name="ro12">
          <table:table-cell office:value-type="string" calcext:value-type="string">
            <text:p>http://www.carsoncooman.com/pdf/cooman-palmking.pdf</text:p>
          </table:table-cell>
        </table:table-row>
        <table:table-row table:style-name="ro12">
          <table:table-cell office:value-type="string" calcext:value-type="string">
            <text:p>http://www.carsoncooman.com/pdf/cooman-paradoxessonataforcelloandpiano.pdf</text:p>
          </table:table-cell>
        </table:table-row>
        <table:table-row table:style-name="ro12">
          <table:table-cell office:value-type="string" calcext:value-type="string">
            <text:p>http://www.carsoncooman.com/pdf/cooman-paraphraseonamotiveofandreaswillscher.pdf</text:p>
          </table:table-cell>
        </table:table-row>
        <table:table-row table:style-name="ro12">
          <table:table-cell office:value-type="string" calcext:value-type="string">
            <text:p>http://www.carsoncooman.com/pdf/cooman-passioncanticle.pdf</text:p>
          </table:table-cell>
        </table:table-row>
        <table:table-row table:style-name="ro12">
          <table:table-cell office:value-type="string" calcext:value-type="string">
            <text:p>http://www.carsoncooman.com/pdf/cooman-peterfolger.pdf</text:p>
          </table:table-cell>
        </table:table-row>
        <table:table-row table:style-name="ro12">
          <table:table-cell office:value-type="string" calcext:value-type="string">
            <text:p>http://www.carsoncooman.com/pdf/cooman-petersemmaus.pdf</text:p>
          </table:table-cell>
        </table:table-row>
        <table:table-row table:style-name="ro12">
          <table:table-cell office:value-type="string" calcext:value-type="string">
            <text:p>http://www.carsoncooman.com/pdf/cooman-petitcarillon.pdf</text:p>
          </table:table-cell>
        </table:table-row>
        <table:table-row table:style-name="ro12">
          <table:table-cell office:value-type="string" calcext:value-type="string">
            <text:p>http://www.carsoncooman.com/pdf/cooman-photoscapes.pdf</text:p>
          </table:table-cell>
        </table:table-row>
        <table:table-row table:style-name="ro12">
          <table:table-cell office:value-type="string" calcext:value-type="string">
            <text:p>http://www.carsoncooman.com/pdf/cooman-pianoconcerto.pdf</text:p>
          </table:table-cell>
        </table:table-row>
        <table:table-row table:style-name="ro12">
          <table:table-cell office:value-type="string" calcext:value-type="string">
            <text:p>http://www.carsoncooman.com/pdf/cooman-piccolafantasiafrancescana.pdf</text:p>
          </table:table-cell>
        </table:table-row>
        <table:table-row table:style-name="ro12">
          <table:table-cell office:value-type="string" calcext:value-type="string">
            <text:p>http://www.carsoncooman.com/pdf/cooman-pieceheroique.pdf</text:p>
          </table:table-cell>
        </table:table-row>
        <table:table-row table:style-name="ro12">
          <table:table-cell office:value-type="string" calcext:value-type="string">
            <text:p>http://www.carsoncooman.com/pdf/cooman-pittsburghconcerto.pdf</text:p>
          </table:table-cell>
        </table:table-row>
        <table:table-row table:style-name="ro12">
          <table:table-cell office:value-type="string" calcext:value-type="string">
            <text:p>http://www.carsoncooman.com/pdf/cooman-pittsburghrhapsody.pdf</text:p>
          </table:table-cell>
        </table:table-row>
        <table:table-row table:style-name="ro12">
          <table:table-cell office:value-type="string" calcext:value-type="string">
            <text:p>http://www.carsoncooman.com/pdf/cooman-plainsongvariations.pdf</text:p>
          </table:table-cell>
        </table:table-row>
        <table:table-row table:style-name="ro12">
          <table:table-cell office:value-type="string" calcext:value-type="string">
            <text:p>http://www.carsoncooman.com/pdf/cooman-plaint.pdf</text:p>
          </table:table-cell>
        </table:table-row>
        <table:table-row table:style-name="ro12">
          <table:table-cell office:value-type="string" calcext:value-type="string">
            <text:p>http://www.carsoncooman.com/pdf/cooman-planctus.pdf</text:p>
          </table:table-cell>
        </table:table-row>
        <table:table-row table:style-name="ro12">
          <table:table-cell office:value-type="string" calcext:value-type="string">
            <text:p>http://www.carsoncooman.com/pdf/cooman-planctusii.pdf</text:p>
          </table:table-cell>
        </table:table-row>
        <table:table-row table:style-name="ro12">
          <table:table-cell office:value-type="string" calcext:value-type="string">
            <text:p>http://www.carsoncooman.com/pdf/cooman-planctusiii.pdf</text:p>
          </table:table-cell>
        </table:table-row>
        <table:table-row table:style-name="ro12">
          <table:table-cell office:value-type="string" calcext:value-type="string">
            <text:p>http://www.carsoncooman.com/pdf/cooman-pocomo.pdf</text:p>
          </table:table-cell>
        </table:table-row>
        <table:table-row table:style-name="ro12">
          <table:table-cell office:value-type="string" calcext:value-type="string">
            <text:p>http://www.carsoncooman.com/pdf/cooman-polpis.pdf</text:p>
          </table:table-cell>
        </table:table-row>
        <table:table-row table:style-name="ro12">
          <table:table-cell office:value-type="string" calcext:value-type="string">
            <text:p>http://www.carsoncooman.com/pdf/cooman-polpisdreaming.pdf</text:p>
          </table:table-cell>
        </table:table-row>
        <table:table-row table:style-name="ro12">
          <table:table-cell office:value-type="string" calcext:value-type="string">
            <text:p>http://www.carsoncooman.com/pdf/cooman-polpisdreaming2.pdf</text:p>
          </table:table-cell>
        </table:table-row>
        <table:table-row table:style-name="ro12">
          <table:table-cell office:value-type="string" calcext:value-type="string">
            <text:p>http://www.carsoncooman.com/pdf/cooman-poorbibi.pdf</text:p>
          </table:table-cell>
        </table:table-row>
        <table:table-row table:style-name="ro12">
          <table:table-cell office:value-type="string" calcext:value-type="string">
            <text:p>http://www.carsoncooman.com/pdf/cooman-portolavalley.pdf</text:p>
          </table:table-cell>
        </table:table-row>
        <table:table-row table:style-name="ro12">
          <table:table-cell office:value-type="string" calcext:value-type="string">
            <text:p>http://www.carsoncooman.com/pdf/cooman-portolavalleymass.pdf</text:p>
          </table:table-cell>
        </table:table-row>
        <table:table-row table:style-name="ro12">
          <table:table-cell office:value-type="string" calcext:value-type="string">
            <text:p>http://www.carsoncooman.com/pdf/cooman-postcardpartita.pdf</text:p>
          </table:table-cell>
        </table:table-row>
        <table:table-row table:style-name="ro12">
          <table:table-cell office:value-type="string" calcext:value-type="string">
            <text:p>http://www.carsoncooman.com/pdf/cooman-postludium.pdf</text:p>
          </table:table-cell>
        </table:table-row>
        <table:table-row table:style-name="ro12">
          <table:table-cell office:value-type="string" calcext:value-type="string">
            <text:p>http://www.carsoncooman.com/pdf/cooman-prayerofjulianofnorwich.pdf</text:p>
          </table:table-cell>
        </table:table-row>
        <table:table-row table:style-name="ro12">
          <table:table-cell office:value-type="string" calcext:value-type="string">
            <text:p>http://www.carsoncooman.com/pdf/cooman-prayerofstambrose.pdf</text:p>
          </table:table-cell>
        </table:table-row>
        <table:table-row table:style-name="ro12">
          <table:table-cell office:value-type="string" calcext:value-type="string">
            <text:p>http://www.carsoncooman.com/pdf/cooman-prayerofstambrose2.pdf</text:p>
          </table:table-cell>
        </table:table-row>
        <table:table-row table:style-name="ro12">
          <table:table-cell office:value-type="string" calcext:value-type="string">
            <text:p>http://www.carsoncooman.com/pdf/cooman-precesandresponsesprescott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1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3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7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9.pdf</text:p>
          </table:table-cell>
        </table:table-row>
        <table:table-row table:style-name="ro12">
          <table:table-cell office:value-type="string" calcext:value-type="string">
            <text:p>http://www.carsoncooman.com/pdf/cooman-preludeandrondinoonherzliebsterjesu.pdf</text:p>
          </table:table-cell>
        </table:table-row>
        <table:table-row table:style-name="ro12">
          <table:table-cell office:value-type="string" calcext:value-type="string">
            <text:p>http://www.carsoncooman.com/pdf/cooman-preludemodale.pdf</text:p>
          </table:table-cell>
        </table:table-row>
        <table:table-row table:style-name="ro12">
          <table:table-cell office:value-type="string" calcext:value-type="string">
            <text:p>http://www.carsoncooman.com/pdf/cooman-preludeondix.pdf</text:p>
          </table:table-cell>
        </table:table-row>
        <table:table-row table:style-name="ro12">
          <table:table-cell office:value-type="string" calcext:value-type="string">
            <text:p>http://www.carsoncooman.com/pdf/cooman-preludeonmaterna.pdf</text:p>
          </table:table-cell>
        </table:table-row>
        <table:table-row table:style-name="ro12">
          <table:table-cell office:value-type="string" calcext:value-type="string">
            <text:p>http://www.carsoncooman.com/pdf/cooman-preludioconostinato.pdf</text:p>
          </table:table-cell>
        </table:table-row>
        <table:table-row table:style-name="ro12">
          <table:table-cell office:value-type="string" calcext:value-type="string">
            <text:p>http://www.carsoncooman.com/pdf/cooman-preludiofestivo.pdf</text:p>
          </table:table-cell>
        </table:table-row>
        <table:table-row table:style-name="ro12">
          <table:table-cell office:value-type="string" calcext:value-type="string">
            <text:p>http://www.carsoncooman.com/pdf/cooman-preludiogioioso.pdf</text:p>
          </table:table-cell>
        </table:table-row>
        <table:table-row table:style-name="ro12">
          <table:table-cell office:value-type="string" calcext:value-type="string">
            <text:p>http://www.carsoncooman.com/pdf/cooman-preludiomaestoso.pdf</text:p>
          </table:table-cell>
        </table:table-row>
        <table:table-row table:style-name="ro12">
          <table:table-cell office:value-type="string" calcext:value-type="string">
            <text:p>http://www.carsoncooman.com/pdf/cooman-preludioonaswedishtune.pdf</text:p>
          </table:table-cell>
        </table:table-row>
        <table:table-row table:style-name="ro12">
          <table:table-cell office:value-type="string" calcext:value-type="string">
            <text:p>http://www.carsoncooman.com/pdf/cooman-preludioquasieco.pdf</text:p>
          </table:table-cell>
        </table:table-row>
        <table:table-row table:style-name="ro12">
          <table:table-cell office:value-type="string" calcext:value-type="string">
            <text:p>http://www.carsoncooman.com/pdf/cooman-preludioquieto.pdf</text:p>
          </table:table-cell>
        </table:table-row>
        <table:table-row table:style-name="ro12">
          <table:table-cell office:value-type="string" calcext:value-type="string">
            <text:p>http://www.carsoncooman.com/pdf/cooman-preludiostaccato.pdf</text:p>
          </table:table-cell>
        </table:table-row>
        <table:table-row table:style-name="ro12">
          <table:table-cell office:value-type="string" calcext:value-type="string">
            <text:p>http://www.carsoncooman.com/pdf/cooman-processionalintrada.pdf</text:p>
          </table:table-cell>
        </table:table-row>
        <table:table-row table:style-name="ro12">
          <table:table-cell office:value-type="string" calcext:value-type="string">
            <text:p>http://www.carsoncooman.com/pdf/cooman-proclamation.pdf</text:p>
          </table:table-cell>
        </table:table-row>
        <table:table-row table:style-name="ro12">
          <table:table-cell office:value-type="string" calcext:value-type="string">
            <text:p>http://www.carsoncooman.com/pdf/cooman-prophesies.pdf</text:p>
          </table:table-cell>
        </table:table-row>
        <table:table-row table:style-name="ro12">
          <table:table-cell office:value-type="string" calcext:value-type="string">
            <text:p>http://www.carsoncooman.com/pdf/cooman-prospecthill.pdf</text:p>
          </table:table-cell>
        </table:table-row>
        <table:table-row table:style-name="ro12">
          <table:table-cell office:value-type="string" calcext:value-type="string">
            <text:p>http://www.carsoncooman.com/pdf/cooman-psalm66bejoyfulingod.pdf</text:p>
          </table:table-cell>
        </table:table-row>
        <table:table-row table:style-name="ro12">
          <table:table-cell office:value-type="string" calcext:value-type="string">
            <text:p>http://www.carsoncooman.com/pdf/cooman-quartetforpianoandstringsasealiturgy.pdf</text:p>
          </table:table-cell>
        </table:table-row>
        <table:table-row table:style-name="ro12">
          <table:table-cell office:value-type="string" calcext:value-type="string">
            <text:p>http://www.carsoncooman.com/pdf/cooman-quase.pdf</text:p>
          </table:table-cell>
        </table:table-row>
        <table:table-row table:style-name="ro12">
          <table:table-cell office:value-type="string" calcext:value-type="string">
            <text:p>http://www.carsoncooman.com/pdf/cooman-quasquicentennialfanfare.pdf</text:p>
          </table:table-cell>
        </table:table-row>
        <table:table-row table:style-name="ro12">
          <table:table-cell office:value-type="string" calcext:value-type="string">
            <text:p>http://www.carsoncooman.com/pdf/cooman-quickeningclockwork.pdf</text:p>
          </table:table-cell>
        </table:table-row>
        <table:table-row table:style-name="ro12">
          <table:table-cell office:value-type="string" calcext:value-type="string">
            <text:p>http://www.carsoncooman.com/pdf/cooman-quicksilverabirthdaycardforberio.pdf</text:p>
          </table:table-cell>
        </table:table-row>
        <table:table-row table:style-name="ro12">
          <table:table-cell office:value-type="string" calcext:value-type="string">
            <text:p>http://www.carsoncooman.com/pdf/cooman-quidnet.pdf</text:p>
          </table:table-cell>
        </table:table-row>
        <table:table-row table:style-name="ro12">
          <table:table-cell office:value-type="string" calcext:value-type="string">
            <text:p>http://www.carsoncooman.com/pdf/cooman-quidnetmorningloop.pdf</text:p>
          </table:table-cell>
        </table:table-row>
        <table:table-row table:style-name="ro12">
          <table:table-cell office:value-type="string" calcext:value-type="string">
            <text:p>http://www.carsoncooman.com/pdf/cooman-quidnetshadows.pdf</text:p>
          </table:table-cell>
        </table:table-row>
        <table:table-row table:style-name="ro12">
          <table:table-cell office:value-type="string" calcext:value-type="string">
            <text:p>http://www.carsoncooman.com/pdf/cooman-rainsongs.pdf</text:p>
          </table:table-cell>
        </table:table-row>
        <table:table-row table:style-name="ro12">
          <table:table-cell office:value-type="string" calcext:value-type="string">
            <text:p>http://www.carsoncooman.com/pdf/cooman-rasima.pdf</text:p>
          </table:table-cell>
        </table:table-row>
        <table:table-row table:style-name="ro12">
          <table:table-cell office:value-type="string" calcext:value-type="string">
            <text:p>http://www.carsoncooman.com/pdf/cooman-raylight.pdf</text:p>
          </table:table-cell>
        </table:table-row>
        <table:table-row table:style-name="ro12">
          <table:table-cell office:value-type="string" calcext:value-type="string">
            <text:p>http://www.carsoncooman.com/pdf/cooman-reclimbingmayflowerhill.pdf</text:p>
          </table:table-cell>
        </table:table-row>
        <table:table-row table:style-name="ro12">
          <table:table-cell office:value-type="string" calcext:value-type="string">
            <text:p>http://www.carsoncooman.com/pdf/cooman-reflection.pdf</text:p>
          </table:table-cell>
        </table:table-row>
        <table:table-row table:style-name="ro12">
          <table:table-cell office:value-type="string" calcext:value-type="string">
            <text:p>http://www.carsoncooman.com/pdf/cooman-reflectiononrepton.pdf</text:p>
          </table:table-cell>
        </table:table-row>
        <table:table-row table:style-name="ro12">
          <table:table-cell office:value-type="string" calcext:value-type="string">
            <text:p>http://www.carsoncooman.com/pdf/cooman-refrains.pdf</text:p>
          </table:table-cell>
        </table:table-row>
        <table:table-row table:style-name="ro12">
          <table:table-cell office:value-type="string" calcext:value-type="string">
            <text:p>http://www.carsoncooman.com/pdf/cooman-remember.pdf</text:p>
          </table:table-cell>
        </table:table-row>
        <table:table-row table:style-name="ro12">
          <table:table-cell office:value-type="string" calcext:value-type="string">
            <text:p>http://www.carsoncooman.com/pdf/cooman-remembering.pdf</text:p>
          </table:table-cell>
        </table:table-row>
        <table:table-row table:style-name="ro12">
          <table:table-cell office:value-type="string" calcext:value-type="string">
            <text:p>http://www.carsoncooman.com/pdf/cooman-rememberingtomorrowtromboneconcerto.pdf</text:p>
          </table:table-cell>
        </table:table-row>
        <table:table-row table:style-name="ro12">
          <table:table-cell office:value-type="string" calcext:value-type="string">
            <text:p>http://www.carsoncooman.com/pdf/cooman-rhapsody.pdf</text:p>
          </table:table-cell>
        </table:table-row>
        <table:table-row table:style-name="ro12">
          <table:table-cell office:value-type="string" calcext:value-type="string">
            <text:p>http://www.carsoncooman.com/pdf/cooman-rhinecliff.pdf</text:p>
          </table:table-cell>
        </table:table-row>
        <table:table-row table:style-name="ro12">
          <table:table-cell office:value-type="string" calcext:value-type="string">
            <text:p>http://www.carsoncooman.com/pdf/cooman-ribenial.pdf</text:p>
          </table:table-cell>
        </table:table-row>
        <table:table-row table:style-name="ro12">
          <table:table-cell office:value-type="string" calcext:value-type="string">
            <text:p>http://www.carsoncooman.com/pdf/cooman-ricercare-czech-a4.pdf</text:p>
          </table:table-cell>
        </table:table-row>
        <table:table-row table:style-name="ro12">
          <table:table-cell office:value-type="string" calcext:value-type="string">
            <text:p>http://www.carsoncooman.com/pdf/cooman-ricercareinepidiatessaron.pdf</text:p>
          </table:table-cell>
        </table:table-row>
        <table:table-row table:style-name="ro12">
          <table:table-cell office:value-type="string" calcext:value-type="string">
            <text:p>http://www.carsoncooman.com/pdf/cooman-riseupmylove.pdf</text:p>
          </table:table-cell>
        </table:table-row>
        <table:table-row table:style-name="ro12">
          <table:table-cell office:value-type="string" calcext:value-type="string">
            <text:p>http://www.carsoncooman.com/pdf/cooman-rising.pdf</text:p>
          </table:table-cell>
        </table:table-row>
        <table:table-row table:style-name="ro12">
          <table:table-cell office:value-type="string" calcext:value-type="string">
            <text:p>http://www.carsoncooman.com/pdf/cooman-riteieucharist.pdf</text:p>
          </table:table-cell>
        </table:table-row>
        <table:table-row table:style-name="ro12">
          <table:table-cell office:value-type="string" calcext:value-type="string">
            <text:p>http://www.carsoncooman.com/pdf/cooman-riversongrememberingdennisabelson.pdf</text:p>
          </table:table-cell>
        </table:table-row>
        <table:table-row table:style-name="ro12">
          <table:table-cell office:value-type="string" calcext:value-type="string">
            <text:p>http://www.carsoncooman.com/pdf/cooman-roadoflight.pdf</text:p>
          </table:table-cell>
        </table:table-row>
        <table:table-row table:style-name="ro12">
          <table:table-cell office:value-type="string" calcext:value-type="string">
            <text:p>http://www.carsoncooman.com/pdf/cooman-rochestertriptych.pdf</text:p>
          </table:table-cell>
        </table:table-row>
        <table:table-row table:style-name="ro12">
          <table:table-cell office:value-type="string" calcext:value-type="string">
            <text:p>http://www.carsoncooman.com/pdf/cooman-rondeaucarol.pdf</text:p>
          </table:table-cell>
        </table:table-row>
        <table:table-row table:style-name="ro12">
          <table:table-cell office:value-type="string" calcext:value-type="string">
            <text:p>http://www.carsoncooman.com/pdf/cooman-rondelet.pdf</text:p>
          </table:table-cell>
        </table:table-row>
        <table:table-row table:style-name="ro12">
          <table:table-cell office:value-type="string" calcext:value-type="string">
            <text:p>http://www.carsoncooman.com/pdf/cooman-rondinoonilovetotellthestory.pdf</text:p>
          </table:table-cell>
        </table:table-row>
        <table:table-row table:style-name="ro12">
          <table:table-cell office:value-type="string" calcext:value-type="string">
            <text:p>http://www.carsoncooman.com/pdf/cooman-roses.pdf</text:p>
          </table:table-cell>
        </table:table-row>
        <table:table-row table:style-name="ro12">
          <table:table-cell office:value-type="string" calcext:value-type="string">
            <text:p>http://www.carsoncooman.com/pdf/cooman-rosner.pdf</text:p>
          </table:table-cell>
        </table:table-row>
        <table:table-row table:style-name="ro12">
          <table:table-cell office:value-type="string" calcext:value-type="string">
            <text:p>http://www.carsoncooman.com/pdf/cooman-rossiniinthekitchen.pdf</text:p>
          </table:table-cell>
        </table:table-row>
        <table:table-row table:style-name="ro12">
          <table:table-cell office:value-type="string" calcext:value-type="string">
            <text:p>http://www.carsoncooman.com/pdf/cooman-ruhigerlobgesang.pdf</text:p>
          </table:table-cell>
        </table:table-row>
        <table:table-row table:style-name="ro12">
          <table:table-cell office:value-type="string" calcext:value-type="string">
            <text:p>http://www.carsoncooman.com/pdf/cooman-sagebrushcelebration.pdf</text:p>
          </table:table-cell>
        </table:table-row>
        <table:table-row table:style-name="ro12">
          <table:table-cell office:value-type="string" calcext:value-type="string">
            <text:p>http://www.carsoncooman.com/pdf/cooman-saimar.pdf</text:p>
          </table:table-cell>
        </table:table-row>
        <table:table-row table:style-name="ro12">
          <table:table-cell office:value-type="string" calcext:value-type="string">
            <text:p>http://www.carsoncooman.com/pdf/cooman-sanandreassuite.pdf</text:p>
          </table:table-cell>
        </table:table-row>
        <table:table-row table:style-name="ro12">
          <table:table-cell office:value-type="string" calcext:value-type="string">
            <text:p>http://www.carsoncooman.com/pdf/cooman-sanfrancescoalaverna.pdf</text:p>
          </table:table-cell>
        </table:table-row>
        <table:table-row table:style-name="ro12">
          <table:table-cell office:value-type="string" calcext:value-type="string">
            <text:p>http://www.carsoncooman.com/pdf/cooman-sankaty.pdf</text:p>
          </table:table-cell>
        </table:table-row>
        <table:table-row table:style-name="ro12">
          <table:table-cell office:value-type="string" calcext:value-type="string">
            <text:p>http://www.carsoncooman.com/pdf/cooman-sankatydreamingstringquartetno4.pdf</text:p>
          </table:table-cell>
        </table:table-row>
        <table:table-row table:style-name="ro12">
          <table:table-cell office:value-type="string" calcext:value-type="string">
            <text:p>http://www.carsoncooman.com/pdf/cooman-sarabandeinmodumbenedictionem.pdf</text:p>
          </table:table-cell>
        </table:table-row>
        <table:table-row table:style-name="ro12">
          <table:table-cell office:value-type="string" calcext:value-type="string">
            <text:p>http://www.carsoncooman.com/pdf/cooman-saro.pdf</text:p>
          </table:table-cell>
        </table:table-row>
        <table:table-row table:style-name="ro12">
          <table:table-cell office:value-type="string" calcext:value-type="string">
            <text:p>http://www.carsoncooman.com/pdf/cooman-scherzofortheflutes.pdf</text:p>
          </table:table-cell>
        </table:table-row>
        <table:table-row table:style-name="ro12">
          <table:table-cell office:value-type="string" calcext:value-type="string">
            <text:p>http://www.carsoncooman.com/pdf/cooman-schumannserenade.pdf</text:p>
          </table:table-cell>
        </table:table-row>
        <table:table-row table:style-name="ro12">
          <table:table-cell office:value-type="string" calcext:value-type="string">
            <text:p>http://www.carsoncooman.com/pdf/cooman-seafindings.pdf</text:p>
          </table:table-cell>
        </table:table-row>
        <table:table-row table:style-name="ro12">
          <table:table-cell office:value-type="string" calcext:value-type="string">
            <text:p>http://www.carsoncooman.com/pdf/cooman-sealegs.pdf</text:p>
          </table:table-cell>
        </table:table-row>
        <table:table-row table:style-name="ro12">
          <table:table-cell office:value-type="string" calcext:value-type="string">
            <text:p>http://www.carsoncooman.com/pdf/cooman-searchinghands.pdf</text:p>
          </table:table-cell>
        </table:table-row>
        <table:table-row table:style-name="ro12">
          <table:table-cell office:value-type="string" calcext:value-type="string">
            <text:p>http://www.carsoncooman.com/pdf/cooman-seascapepassionmiddaybrightnessthirdpianosonata.pdf</text:p>
          </table:table-cell>
        </table:table-row>
        <table:table-row table:style-name="ro12">
          <table:table-cell office:value-type="string" calcext:value-type="string">
            <text:p>http://www.carsoncooman.com/pdf/cooman-sedetaddexteremdeipatris.pdf</text:p>
          </table:table-cell>
        </table:table-row>
        <table:table-row table:style-name="ro12">
          <table:table-cell office:value-type="string" calcext:value-type="string">
            <text:p>http://www.carsoncooman.com/pdf/cooman-seilou.pdf</text:p>
          </table:table-cell>
        </table:table-row>
        <table:table-row table:style-name="ro12">
          <table:table-cell office:value-type="string" calcext:value-type="string">
            <text:p>http://www.carsoncooman.com/pdf/cooman-sesachacha.pdf</text:p>
          </table:table-cell>
        </table:table-row>
        <table:table-row table:style-name="ro12">
          <table:table-cell office:value-type="string" calcext:value-type="string">
            <text:p>http://www.carsoncooman.com/pdf/cooman-sesapana.pdf</text:p>
          </table:table-cell>
        </table:table-row>
        <table:table-row table:style-name="ro12">
          <table:table-cell office:value-type="string" calcext:value-type="string">
            <text:p>http://www.carsoncooman.com/pdf/cooman-setmeasaseal.pdf</text:p>
          </table:table-cell>
        </table:table-row>
        <table:table-row table:style-name="ro12">
          <table:table-cell office:value-type="string" calcext:value-type="string">
            <text:p>http://www.carsoncooman.com/pdf/cooman-shadowbookthreesongsinthenight.pdf</text:p>
          </table:table-cell>
        </table:table-row>
        <table:table-row table:style-name="ro12">
          <table:table-cell office:value-type="string" calcext:value-type="string">
            <text:p>http://www.carsoncooman.com/pdf/cooman-shawkemo.pdf</text:p>
          </table:table-cell>
        </table:table-row>
        <table:table-row table:style-name="ro12">
          <table:table-cell office:value-type="string" calcext:value-type="string">
            <text:p>http://www.carsoncooman.com/pdf/cooman-shawkemodreaming.pdf</text:p>
          </table:table-cell>
        </table:table-row>
        <table:table-row table:style-name="ro12">
          <table:table-cell office:value-type="string" calcext:value-type="string">
            <text:p>http://www.carsoncooman.com/pdf/cooman-shiningsilhouettemtmansfieldsunset.pdf</text:p>
          </table:table-cell>
        </table:table-row>
        <table:table-row table:style-name="ro12">
          <table:table-cell office:value-type="string" calcext:value-type="string">
            <text:p>http://www.carsoncooman.com/pdf/cooman-shiningspacequintetforhornandstrings.pdf</text:p>
          </table:table-cell>
        </table:table-row>
        <table:table-row table:style-name="ro12">
          <table:table-cell office:value-type="string" calcext:value-type="string">
            <text:p>http://www.carsoncooman.com/pdf/cooman-showingsofdivinelove.pdf</text:p>
          </table:table-cell>
        </table:table-row>
        <table:table-row table:style-name="ro12">
          <table:table-cell office:value-type="string" calcext:value-type="string">
            <text:p>http://www.carsoncooman.com/pdf/cooman-siasconset.pdf</text:p>
          </table:table-cell>
        </table:table-row>
        <table:table-row table:style-name="ro12">
          <table:table-cell office:value-type="string" calcext:value-type="string">
            <text:p>http://www.carsoncooman.com/pdf/cooman-silentprisms.pdf</text:p>
          </table:table-cell>
        </table:table-row>
        <table:table-row table:style-name="ro12">
          <table:table-cell office:value-type="string" calcext:value-type="string">
            <text:p>http://www.carsoncooman.com/pdf/cooman-silverincantation.pdf</text:p>
          </table:table-cell>
        </table:table-row>
        <table:table-row table:style-name="ro12">
          <table:table-cell office:value-type="string" calcext:value-type="string">
            <text:p>http://www.carsoncooman.com/pdf/cooman-silverlagoonstrumpetconcerto.pdf</text:p>
          </table:table-cell>
        </table:table-row>
        <table:table-row table:style-name="ro12">
          <table:table-cell office:value-type="string" calcext:value-type="string">
            <text:p>http://www.carsoncooman.com/pdf/cooman-singosingthisblessedmorn.pdf</text:p>
          </table:table-cell>
        </table:table-row>
        <table:table-row table:style-name="ro12">
          <table:table-cell office:value-type="string" calcext:value-type="string">
            <text:p>http://www.carsoncooman.com/pdf/cooman-singpraisetriptychfororgan.pdf</text:p>
          </table:table-cell>
        </table:table-row>
        <table:table-row table:style-name="ro12">
          <table:table-cell office:value-type="string" calcext:value-type="string">
            <text:p>http://www.carsoncooman.com/pdf/cooman-sketchno2.pdf</text:p>
          </table:table-cell>
        </table:table-row>
        <table:table-row table:style-name="ro12">
          <table:table-cell office:value-type="string" calcext:value-type="string">
            <text:p>http://www.carsoncooman.com/pdf/cooman-sketchno3.pdf</text:p>
          </table:table-cell>
        </table:table-row>
        <table:table-row table:style-name="ro12">
          <table:table-cell office:value-type="string" calcext:value-type="string">
            <text:p>http://www.carsoncooman.com/pdf/cooman-slicksteward.pdf</text:p>
          </table:table-cell>
        </table:table-row>
        <table:table-row table:style-name="ro12">
          <table:table-cell office:value-type="string" calcext:value-type="string">
            <text:p>http://www.carsoncooman.com/pdf/cooman-smithpoint.pdf</text:p>
          </table:table-cell>
        </table:table-row>
        <table:table-row table:style-name="ro12">
          <table:table-cell office:value-type="string" calcext:value-type="string">
            <text:p>http://www.carsoncooman.com/pdf/cooman-solsticeprelude.pdf</text:p>
          </table:table-cell>
        </table:table-row>
        <table:table-row table:style-name="ro12">
          <table:table-cell office:value-type="string" calcext:value-type="string">
            <text:p>http://www.carsoncooman.com/pdf/cooman-solsticesonata.pdf</text:p>
          </table:table-cell>
        </table:table-row>
        <table:table-row table:style-name="ro12">
          <table:table-cell office:value-type="string" calcext:value-type="string">
            <text:p>http://www.carsoncooman.com/pdf/cooman-sonataforclarinet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englishhorn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flugelhorn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flute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harpsichord.pdf</text:p>
          </table:table-cell>
        </table:table-row>
        <table:table-row table:style-name="ro12">
          <table:table-cell office:value-type="string" calcext:value-type="string">
            <text:p>http://www.carsoncooman.com/pdf/cooman-sonatafortrumpet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trumpetandtrombone.pdf</text:p>
          </table:table-cell>
        </table:table-row>
        <table:table-row table:style-name="ro12">
          <table:table-cell office:value-type="string" calcext:value-type="string">
            <text:p>http://www.carsoncooman.com/pdf/cooman-sonatafortuba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violinandorgan.pdf</text:p>
          </table:table-cell>
        </table:table-row>
        <table:table-row table:style-name="ro12">
          <table:table-cell office:value-type="string" calcext:value-type="string">
            <text:p>http://www.carsoncooman.com/pdf/cooman-sonatano2forviolinandpiano.pdf</text:p>
          </table:table-cell>
        </table:table-row>
        <table:table-row table:style-name="ro12">
          <table:table-cell office:value-type="string" calcext:value-type="string">
            <text:p>http://www.carsoncooman.com/pdf/cooman-sonatano3forviolinandpiano.pdf</text:p>
          </table:table-cell>
        </table:table-row>
        <table:table-row table:style-name="ro12">
          <table:table-cell office:value-type="string" calcext:value-type="string">
            <text:p>http://www.carsoncooman.com/pdf/cooman-sonatinafortoypiano.pdf</text:p>
          </table:table-cell>
        </table:table-row>
        <table:table-row table:style-name="ro12">
          <table:table-cell office:value-type="string" calcext:value-type="string">
            <text:p>http://www.carsoncooman.com/pdf/cooman-sonatinaforwinston.pdf</text:p>
          </table:table-cell>
        </table:table-row>
        <table:table-row table:style-name="ro12">
          <table:table-cell office:value-type="string" calcext:value-type="string">
            <text:p>http://www.carsoncooman.com/pdf/cooman-sonatinano2.pdf</text:p>
          </table:table-cell>
        </table:table-row>
        <table:table-row table:style-name="ro12">
          <table:table-cell office:value-type="string" calcext:value-type="string">
            <text:p>http://www.carsoncooman.com/pdf/cooman-sonatinano3.pdf</text:p>
          </table:table-cell>
        </table:table-row>
        <table:table-row table:style-name="ro12">
          <table:table-cell office:value-type="string" calcext:value-type="string">
            <text:p>http://www.carsoncooman.com/pdf/cooman-songsfromthecityoflight.pdf</text:p>
          </table:table-cell>
        </table:table-row>
        <table:table-row table:style-name="ro12">
          <table:table-cell office:value-type="string" calcext:value-type="string">
            <text:p>http://www.carsoncooman.com/pdf/cooman-sonnetsfortwotrumpets.pdf</text:p>
          </table:table-cell>
        </table:table-row>
        <table:table-row table:style-name="ro12">
          <table:table-cell office:value-type="string" calcext:value-type="string">
            <text:p>http://www.carsoncooman.com/pdf/cooman-sophroniavariations.pdf</text:p>
          </table:table-cell>
        </table:table-row>
        <table:table-row table:style-name="ro12">
          <table:table-cell office:value-type="string" calcext:value-type="string">
            <text:p>http://www.carsoncooman.com/pdf/cooman-sourdoughserenade.pdf</text:p>
          </table:table-cell>
        </table:table-row>
        <table:table-row table:style-name="ro12">
          <table:table-cell office:value-type="string" calcext:value-type="string">
            <text:p>http://www.carsoncooman.com/pdf/cooman-speckledwren.pdf</text:p>
          </table:table-cell>
        </table:table-row>
        <table:table-row table:style-name="ro12">
          <table:table-cell office:value-type="string" calcext:value-type="string">
            <text:p>http://www.carsoncooman.com/pdf/cooman-spectrum.pdf</text:p>
          </table:table-cell>
        </table:table-row>
        <table:table-row table:style-name="ro12">
          <table:table-cell office:value-type="string" calcext:value-type="string">
            <text:p>http://www.carsoncooman.com/pdf/cooman-springburst.pdf</text:p>
          </table:table-cell>
        </table:table-row>
        <table:table-row table:style-name="ro12">
          <table:table-cell office:value-type="string" calcext:value-type="string">
            <text:p>http://www.carsoncooman.com/pdf/cooman-springnight.pdf</text:p>
          </table:table-cell>
        </table:table-row>
        <table:table-row table:style-name="ro12">
          <table:table-cell office:value-type="string" calcext:value-type="string">
            <text:p>http://www.carsoncooman.com/pdf/cooman-springsongs.pdf</text:p>
          </table:table-cell>
        </table:table-row>
        <table:table-row table:style-name="ro12">
          <table:table-cell office:value-type="string" calcext:value-type="string">
            <text:p>http://www.carsoncooman.com/pdf/cooman-squam.pdf</text:p>
          </table:table-cell>
        </table:table-row>
        <table:table-row table:style-name="ro12">
          <table:table-cell office:value-type="string" calcext:value-type="string">
            <text:p>http://www.carsoncooman.com/pdf/cooman-starfields.pdf</text:p>
          </table:table-cell>
        </table:table-row>
        <table:table-row table:style-name="ro12">
          <table:table-cell office:value-type="string" calcext:value-type="string">
            <text:p>http://www.carsoncooman.com/pdf/cooman-startenders.pdf</text:p>
          </table:table-cell>
        </table:table-row>
        <table:table-row table:style-name="ro12">
          <table:table-cell office:value-type="string" calcext:value-type="string">
            <text:p>http://www.carsoncooman.com/pdf/cooman-stepsbeach.pdf</text:p>
          </table:table-cell>
        </table:table-row>
        <table:table-row table:style-name="ro12">
          <table:table-cell office:value-type="string" calcext:value-type="string">
            <text:p>http://www.carsoncooman.com/pdf/cooman-stmaur.pdf</text:p>
          </table:table-cell>
        </table:table-row>
        <table:table-row table:style-name="ro12">
          <table:table-cell office:value-type="string" calcext:value-type="string">
            <text:p>http://www.carsoncooman.com/pdf/cooman-stmichaelantiphonies.pdf</text:p>
          </table:table-cell>
        </table:table-row>
        <table:table-row table:style-name="ro12">
          <table:table-cell office:value-type="string" calcext:value-type="string">
            <text:p>http://www.carsoncooman.com/pdf/cooman-stoneripples.pdf</text:p>
          </table:table-cell>
        </table:table-row>
        <table:table-row table:style-name="ro12">
          <table:table-cell office:value-type="string" calcext:value-type="string">
            <text:p>http://www.carsoncooman.com/pdf/cooman-storiesinthestars.pdf</text:p>
          </table:table-cell>
        </table:table-row>
        <table:table-row table:style-name="ro12">
          <table:table-cell office:value-type="string" calcext:value-type="string">
            <text:p>http://www.carsoncooman.com/pdf/cooman-storrowdrive.pdf</text:p>
          </table:table-cell>
        </table:table-row>
        <table:table-row table:style-name="ro12">
          <table:table-cell office:value-type="string" calcext:value-type="string">
            <text:p>http://www.carsoncooman.com/pdf/cooman-suitebreve.pdf</text:p>
          </table:table-cell>
        </table:table-row>
        <table:table-row table:style-name="ro12">
          <table:table-cell office:value-type="string" calcext:value-type="string">
            <text:p>http://www.carsoncooman.com/pdf/cooman-suiteforchildren.pdf</text:p>
          </table:table-cell>
        </table:table-row>
        <table:table-row table:style-name="ro12">
          <table:table-cell office:value-type="string" calcext:value-type="string">
            <text:p>http://www.carsoncooman.com/pdf/cooman-suiteforhammerchord.pdf</text:p>
          </table:table-cell>
        </table:table-row>
        <table:table-row table:style-name="ro12">
          <table:table-cell office:value-type="string" calcext:value-type="string">
            <text:p>http://www.carsoncooman.com/pdf/cooman-suiteforjay.pdf</text:p>
          </table:table-cell>
        </table:table-row>
        <table:table-row table:style-name="ro12">
          <table:table-cell office:value-type="string" calcext:value-type="string">
            <text:p>http://www.carsoncooman.com/pdf/cooman-suiteforstrings.pdf</text:p>
          </table:table-cell>
        </table:table-row>
        <table:table-row table:style-name="ro12">
          <table:table-cell office:value-type="string" calcext:value-type="string">
            <text:p>http://www.carsoncooman.com/pdf/cooman-sulak.pdf</text:p>
          </table:table-cell>
        </table:table-row>
        <table:table-row table:style-name="ro12">
          <table:table-cell office:value-type="string" calcext:value-type="string">
            <text:p>http://www.carsoncooman.com/pdf/cooman-summersolstice.pdf</text:p>
          </table:table-cell>
        </table:table-row>
        <table:table-row table:style-name="ro12">
          <table:table-cell office:value-type="string" calcext:value-type="string">
            <text:p>http://www.carsoncooman.com/pdf/cooman-summersong.pdf</text:p>
          </table:table-cell>
        </table:table-row>
        <table:table-row table:style-name="ro12">
          <table:table-cell office:value-type="string" calcext:value-type="string">
            <text:p>http://www.carsoncooman.com/pdf/cooman-sunloom.pdf</text:p>
          </table:table-cell>
        </table:table-row>
        <table:table-row table:style-name="ro12">
          <table:table-cell office:value-type="string" calcext:value-type="string">
            <text:p>http://www.carsoncooman.com/pdf/cooman-sunrisealleluia.pdf</text:p>
          </table:table-cell>
        </table:table-row>
        <table:table-row table:style-name="ro12">
          <table:table-cell office:value-type="string" calcext:value-type="string">
            <text:p>http://www.carsoncooman.com/pdf/cooman-sunset.pdf</text:p>
          </table:table-cell>
        </table:table-row>
        <table:table-row table:style-name="ro12">
          <table:table-cell office:value-type="string" calcext:value-type="string">
            <text:p>http://www.carsoncooman.com/pdf/cooman-sunsethill.pdf</text:p>
          </table:table-cell>
        </table:table-row>
        <table:table-row table:style-name="ro12">
          <table:table-cell office:value-type="string" calcext:value-type="string">
            <text:p>http://www.carsoncooman.com/pdf/cooman-sunsongs.pdf</text:p>
          </table:table-cell>
        </table:table-row>
        <table:table-row table:style-name="ro12">
          <table:table-cell office:value-type="string" calcext:value-type="string">
            <text:p>http://www.carsoncooman.com/pdf/cooman-suntracing.pdf</text:p>
          </table:table-cell>
        </table:table-row>
        <table:table-row table:style-name="ro12">
          <table:table-cell office:value-type="string" calcext:value-type="string">
            <text:p>http://www.carsoncooman.com/pdf/cooman-surfside.pdf</text:p>
          </table:table-cell>
        </table:table-row>
        <table:table-row table:style-name="ro12">
          <table:table-cell office:value-type="string" calcext:value-type="string">
            <text:p>http://www.carsoncooman.com/pdf/cooman-sweetestmusicsoftlystealing.pdf</text:p>
          </table:table-cell>
        </table:table-row>
        <table:table-row table:style-name="ro12">
          <table:table-cell office:value-type="string" calcext:value-type="string">
            <text:p>http://www.carsoncooman.com/pdf/cooman-symphonyno3avemarisstella.pdf</text:p>
          </table:table-cell>
        </table:table-row>
        <table:table-row table:style-name="ro12">
          <table:table-cell office:value-type="string" calcext:value-type="string">
            <text:p>http://www.carsoncooman.com/pdf/cooman-symphonyoflight.pdf</text:p>
          </table:table-cell>
        </table:table-row>
        <table:table-row table:style-name="ro12">
          <table:table-cell office:value-type="string" calcext:value-type="string">
            <text:p>http://www.carsoncooman.com/pdf/cooman-talearutila.pdf</text:p>
          </table:table-cell>
        </table:table-row>
        <table:table-row table:style-name="ro12">
          <table:table-cell office:value-type="string" calcext:value-type="string">
            <text:p>http://www.carsoncooman.com/pdf/cooman-tambourin.pdf</text:p>
          </table:table-cell>
        </table:table-row>
        <table:table-row table:style-name="ro12">
          <table:table-cell office:value-type="string" calcext:value-type="string">
            <text:p>http://www.carsoncooman.com/pdf/cooman-tarantellademente.pdf</text:p>
          </table:table-cell>
        </table:table-row>
        <table:table-row table:style-name="ro12">
          <table:table-cell office:value-type="string" calcext:value-type="string">
            <text:p>http://www.carsoncooman.com/pdf/cooman-tawpoot.pdf</text:p>
          </table:table-cell>
        </table:table-row>
        <table:table-row table:style-name="ro12">
          <table:table-cell office:value-type="string" calcext:value-type="string">
            <text:p>http://www.carsoncooman.com/pdf/cooman-tedeum.pdf</text:p>
          </table:table-cell>
        </table:table-row>
        <table:table-row table:style-name="ro12">
          <table:table-cell office:value-type="string" calcext:value-type="string">
            <text:p>http://www.carsoncooman.com/pdf/cooman-temptme.pdf</text:p>
          </table:table-cell>
        </table:table-row>
        <table:table-row table:style-name="ro12">
          <table:table-cell office:value-type="string" calcext:value-type="string">
            <text:p>http://www.carsoncooman.com/pdf/cooman-thattheymayrest.pdf</text:p>
          </table:table-cell>
        </table:table-row>
        <table:table-row table:style-name="ro12">
          <table:table-cell office:value-type="string" calcext:value-type="string">
            <text:p>http://www.carsoncooman.com/pdf/cooman-theappletonamensset1.pdf</text:p>
          </table:table-cell>
        </table:table-row>
        <table:table-row table:style-name="ro12">
          <table:table-cell office:value-type="string" calcext:value-type="string">
            <text:p>http://www.carsoncooman.com/pdf/cooman-thechoirinvisible.pdf</text:p>
          </table:table-cell>
        </table:table-row>
        <table:table-row table:style-name="ro12">
          <table:table-cell office:value-type="string" calcext:value-type="string">
            <text:p>http://www.carsoncooman.com/pdf/cooman-thecloakwiththestars.pdf</text:p>
          </table:table-cell>
        </table:table-row>
        <table:table-row table:style-name="ro12">
          <table:table-cell office:value-type="string" calcext:value-type="string">
            <text:p>http://www.carsoncooman.com/pdf/cooman-thedawninglight.pdf</text:p>
          </table:table-cell>
        </table:table-row>
        <table:table-row table:style-name="ro12">
          <table:table-cell office:value-type="string" calcext:value-type="string">
            <text:p>http://www.carsoncooman.com/pdf/cooman-thedoorsinthesky.pdf</text:p>
          </table:table-cell>
        </table:table-row>
        <table:table-row table:style-name="ro12">
          <table:table-cell office:value-type="string" calcext:value-type="string">
            <text:p>http://www.carsoncooman.com/pdf/cooman-theeternaldove.pdf</text:p>
          </table:table-cell>
        </table:table-row>
        <table:table-row table:style-name="ro12">
          <table:table-cell office:value-type="string" calcext:value-type="string">
            <text:p>http://www.carsoncooman.com/pdf/cooman-theeveningchoir.pdf</text:p>
          </table:table-cell>
        </table:table-row>
        <table:table-row table:style-name="ro12">
          <table:table-cell office:value-type="string" calcext:value-type="string">
            <text:p>http://www.carsoncooman.com/pdf/cooman-thefluteoftheinfinite.pdf</text:p>
          </table:table-cell>
        </table:table-row>
        <table:table-row table:style-name="ro12">
          <table:table-cell office:value-type="string" calcext:value-type="string">
            <text:p>http://www.carsoncooman.com/pdf/cooman-theforestssong.pdf</text:p>
          </table:table-cell>
        </table:table-row>
        <table:table-row table:style-name="ro12">
          <table:table-cell office:value-type="string" calcext:value-type="string">
            <text:p>http://www.carsoncooman.com/pdf/cooman-thegreatwilno.pdf</text:p>
          </table:table-cell>
        </table:table-row>
        <table:table-row table:style-name="ro12">
          <table:table-cell office:value-type="string" calcext:value-type="string">
            <text:p>http://www.carsoncooman.com/pdf/cooman-theguesthouse.pdf</text:p>
          </table:table-cell>
        </table:table-row>
        <table:table-row table:style-name="ro12">
          <table:table-cell office:value-type="string" calcext:value-type="string">
            <text:p>http://www.carsoncooman.com/pdf/cooman-thekingdomofjustice.pdf</text:p>
          </table:table-cell>
        </table:table-row>
        <table:table-row table:style-name="ro12">
          <table:table-cell office:value-type="string" calcext:value-type="string">
            <text:p>http://www.carsoncooman.com/pdf/cooman-thelaidleywyrm.pdf</text:p>
          </table:table-cell>
        </table:table-row>
        <table:table-row table:style-name="ro12">
          <table:table-cell office:value-type="string" calcext:value-type="string">
            <text:p>http://www.carsoncooman.com/pdf/cooman-thelampofcharity.pdf</text:p>
          </table:table-cell>
        </table:table-row>
        <table:table-row table:style-name="ro12">
          <table:table-cell office:value-type="string" calcext:value-type="string">
            <text:p>http://www.carsoncooman.com/pdf/cooman-thelitanyoflight.pdf</text:p>
          </table:table-cell>
        </table:table-row>
        <table:table-row table:style-name="ro12">
          <table:table-cell office:value-type="string" calcext:value-type="string">
            <text:p>http://www.carsoncooman.com/pdf/cooman-thelivingwaterworks.pdf</text:p>
          </table:table-cell>
        </table:table-row>
        <table:table-row table:style-name="ro12">
          <table:table-cell office:value-type="string" calcext:value-type="string">
            <text:p>http://www.carsoncooman.com/pdf/cooman-themesforimprovisation.pdf</text:p>
          </table:table-cell>
        </table:table-row>
        <table:table-row table:style-name="ro12">
          <table:table-cell office:value-type="string" calcext:value-type="string">
            <text:p>http://www.carsoncooman.com/pdf/cooman-theodaburnsmass.pdf</text:p>
          </table:table-cell>
        </table:table-row>
        <table:table-row table:style-name="ro12">
          <table:table-cell office:value-type="string" calcext:value-type="string">
            <text:p>http://www.carsoncooman.com/pdf/cooman-theoncies.pdf</text:p>
          </table:table-cell>
        </table:table-row>
        <table:table-row table:style-name="ro12">
          <table:table-cell office:value-type="string" calcext:value-type="string">
            <text:p>http://www.carsoncooman.com/pdf/cooman-thepeachblossomsshadow.pdf</text:p>
          </table:table-cell>
        </table:table-row>
        <table:table-row table:style-name="ro12">
          <table:table-cell office:value-type="string" calcext:value-type="string">
            <text:p>http://www.carsoncooman.com/pdf/cooman-thereforeletuskeepthefeast.pdf</text:p>
          </table:table-cell>
        </table:table-row>
        <table:table-row table:style-name="ro12">
          <table:table-cell office:value-type="string" calcext:value-type="string">
            <text:p>http://www.carsoncooman.com/pdf/cooman-thereismuchintheworld.pdf</text:p>
          </table:table-cell>
        </table:table-row>
        <table:table-row table:style-name="ro12">
          <table:table-cell office:value-type="string" calcext:value-type="string">
            <text:p>http://www.carsoncooman.com/pdf/cooman-therevelationsofdivinelovemetaphorsfromseaandsky.pdf</text:p>
          </table:table-cell>
        </table:table-row>
        <table:table-row table:style-name="ro12">
          <table:table-cell office:value-type="string" calcext:value-type="string">
            <text:p>http://www.carsoncooman.com/pdf/cooman-therewillbestars.pdf</text:p>
          </table:table-cell>
        </table:table-row>
        <table:table-row table:style-name="ro12">
          <table:table-cell office:value-type="string" calcext:value-type="string">
            <text:p>http://www.carsoncooman.com/pdf/cooman-theroseofsharon.pdf</text:p>
          </table:table-cell>
        </table:table-row>
        <table:table-row table:style-name="ro12">
          <table:table-cell office:value-type="string" calcext:value-type="string">
            <text:p>http://www.carsoncooman.com/pdf/cooman-therosetreecarol.pdf</text:p>
          </table:table-cell>
        </table:table-row>
        <table:table-row table:style-name="ro12">
          <table:table-cell office:value-type="string" calcext:value-type="string">
            <text:p>http://www.carsoncooman.com/pdf/cooman-theshirtofhappiness.pdf</text:p>
          </table:table-cell>
        </table:table-row>
        <table:table-row table:style-name="ro12">
          <table:table-cell office:value-type="string" calcext:value-type="string">
            <text:p>http://www.carsoncooman.com/pdf/cooman-theskyabouttoopen.pdf</text:p>
          </table:table-cell>
        </table:table-row>
        <table:table-row table:style-name="ro12">
          <table:table-cell office:value-type="string" calcext:value-type="string">
            <text:p>http://www.carsoncooman.com/pdf/cooman-theskycanstillremember.pdf</text:p>
          </table:table-cell>
        </table:table-row>
        <table:table-row table:style-name="ro12">
          <table:table-cell office:value-type="string" calcext:value-type="string">
            <text:p>http://www.carsoncooman.com/pdf/cooman-thetalltaletrain.pdf</text:p>
          </table:table-cell>
        </table:table-row>
        <table:table-row table:style-name="ro12">
          <table:table-cell office:value-type="string" calcext:value-type="string">
            <text:p>http://www.carsoncooman.com/pdf/cooman-thetransportationage.pdf</text:p>
          </table:table-cell>
        </table:table-row>
        <table:table-row table:style-name="ro12">
          <table:table-cell office:value-type="string" calcext:value-type="string">
            <text:p>http://www.carsoncooman.com/pdf/cooman-thewaythetruththelife.pdf</text:p>
          </table:table-cell>
        </table:table-row>
        <table:table-row table:style-name="ro12">
          <table:table-cell office:value-type="string" calcext:value-type="string">
            <text:p>http://www.carsoncooman.com/pdf/cooman-thewelcomenews.pdf</text:p>
          </table:table-cell>
        </table:table-row>
        <table:table-row table:style-name="ro12">
          <table:table-cell office:value-type="string" calcext:value-type="string">
            <text:p>http://www.carsoncooman.com/pdf/cooman-thieves.pdf</text:p>
          </table:table-cell>
        </table:table-row>
        <table:table-row table:style-name="ro12">
          <table:table-cell office:value-type="string" calcext:value-type="string">
            <text:p>http://www.carsoncooman.com/pdf/cooman-thisdusk.pdf</text:p>
          </table:table-cell>
        </table:table-row>
        <table:table-row table:style-name="ro12">
          <table:table-cell office:value-type="string" calcext:value-type="string">
            <text:p>http://www.carsoncooman.com/pdf/cooman-thisisthehourofbanquetandofsong.pdf</text:p>
          </table:table-cell>
        </table:table-row>
        <table:table-row table:style-name="ro12">
          <table:table-cell office:value-type="string" calcext:value-type="string">
            <text:p>http://www.carsoncooman.com/pdf/cooman-thislifelonggiftofpraise.pdf</text:p>
          </table:table-cell>
        </table:table-row>
        <table:table-row table:style-name="ro12">
          <table:table-cell office:value-type="string" calcext:value-type="string">
            <text:p>http://www.carsoncooman.com/pdf/cooman-threadsconcertofororchestra.pdf</text:p>
          </table:table-cell>
        </table:table-row>
        <table:table-row table:style-name="ro12">
          <table:table-cell office:value-type="string" calcext:value-type="string">
            <text:p>http://www.carsoncooman.com/pdf/cooman-threeacclamations.pdf</text:p>
          </table:table-cell>
        </table:table-row>
        <table:table-row table:style-name="ro12">
          <table:table-cell office:value-type="string" calcext:value-type="string">
            <text:p>http://www.carsoncooman.com/pdf/cooman-threeacclamationsforworship.pdf</text:p>
          </table:table-cell>
        </table:table-row>
        <table:table-row table:style-name="ro12">
          <table:table-cell office:value-type="string" calcext:value-type="string">
            <text:p>http://www.carsoncooman.com/pdf/cooman-threechoralepreludes.pdf</text:p>
          </table:table-cell>
        </table:table-row>
        <table:table-row table:style-name="ro12">
          <table:table-cell office:value-type="string" calcext:value-type="string">
            <text:p>http://www.carsoncooman.com/pdf/cooman-threeghazalsforharmonium.pdf</text:p>
          </table:table-cell>
        </table:table-row>
        <table:table-row table:style-name="ro12">
          <table:table-cell office:value-type="string" calcext:value-type="string">
            <text:p>http://www.carsoncooman.com/pdf/cooman-threeintermezzi.pdf</text:p>
          </table:table-cell>
        </table:table-row>
        <table:table-row table:style-name="ro12">
          <table:table-cell office:value-type="string" calcext:value-type="string">
            <text:p>http://www.carsoncooman.com/pdf/cooman-threepassiontidemotets.pdf</text:p>
          </table:table-cell>
        </table:table-row>
        <table:table-row table:style-name="ro12">
          <table:table-cell office:value-type="string" calcext:value-type="string">
            <text:p>http://www.carsoncooman.com/pdf/cooman-threepastoralesonagermancarol.pdf</text:p>
          </table:table-cell>
        </table:table-row>
        <table:table-row table:style-name="ro12">
          <table:table-cell office:value-type="string" calcext:value-type="string">
            <text:p>http://www.carsoncooman.com/pdf/cooman-threepsalmmonodies.pdf</text:p>
          </table:table-cell>
        </table:table-row>
        <table:table-row table:style-name="ro12">
          <table:table-cell office:value-type="string" calcext:value-type="string">
            <text:p>http://www.carsoncooman.com/pdf/cooman-threerenaissancedances.pdf</text:p>
          </table:table-cell>
        </table:table-row>
        <table:table-row table:style-name="ro12">
          <table:table-cell office:value-type="string" calcext:value-type="string">
            <text:p>http://www.carsoncooman.com/pdf/cooman-threesongsfromasyoulikeit.pdf</text:p>
          </table:table-cell>
        </table:table-row>
        <table:table-row table:style-name="ro12">
          <table:table-cell office:value-type="string" calcext:value-type="string">
            <text:p>http://www.carsoncooman.com/pdf/cooman-threestfrancislegends.pdf</text:p>
          </table:table-cell>
        </table:table-row>
        <table:table-row table:style-name="ro12">
          <table:table-cell office:value-type="string" calcext:value-type="string">
            <text:p>http://www.carsoncooman.com/pdf/cooman-threevoluntaries.pdf</text:p>
          </table:table-cell>
        </table:table-row>
        <table:table-row table:style-name="ro12">
          <table:table-cell office:value-type="string" calcext:value-type="string">
            <text:p>http://www.carsoncooman.com/pdf/cooman-tideofangels.pdf</text:p>
          </table:table-cell>
        </table:table-row>
        <table:table-row table:style-name="ro12">
          <table:table-cell office:value-type="string" calcext:value-type="string">
            <text:p>http://www.carsoncooman.com/pdf/cooman-toccataariaandfinale.pdf</text:p>
          </table:table-cell>
        </table:table-row>
        <table:table-row table:style-name="ro12">
          <table:table-cell office:value-type="string" calcext:value-type="string">
            <text:p>http://www.carsoncooman.com/pdf/cooman-toccatabrevis.pdf</text:p>
          </table:table-cell>
        </table:table-row>
        <table:table-row table:style-name="ro12">
          <table:table-cell office:value-type="string" calcext:value-type="string">
            <text:p>http://www.carsoncooman.com/pdf/cooman-toccatafantasyonamedievalwelshcarol.pdf</text:p>
          </table:table-cell>
        </table:table-row>
        <table:table-row table:style-name="ro12">
          <table:table-cell office:value-type="string" calcext:value-type="string">
            <text:p>http://www.carsoncooman.com/pdf/cooman-toccatahomagetobuxtehude.pdf</text:p>
          </table:table-cell>
        </table:table-row>
        <table:table-row table:style-name="ro12">
          <table:table-cell office:value-type="string" calcext:value-type="string">
            <text:p>http://www.carsoncooman.com/pdf/cooman-toccataonayorubahymn.pdf</text:p>
          </table:table-cell>
        </table:table-row>
        <table:table-row table:style-name="ro12">
          <table:table-cell office:value-type="string" calcext:value-type="string">
            <text:p>http://www.carsoncooman.com/pdf/cooman-toccataonlasstunserfreuen.pdf</text:p>
          </table:table-cell>
        </table:table-row>
        <table:table-row table:style-name="ro12">
          <table:table-cell office:value-type="string" calcext:value-type="string">
            <text:p>http://www.carsoncooman.com/pdf/cooman-toccatarondo.pdf</text:p>
          </table:table-cell>
        </table:table-row>
        <table:table-row table:style-name="ro12">
          <table:table-cell office:value-type="string" calcext:value-type="string">
            <text:p>http://www.carsoncooman.com/pdf/cooman-tombeauaria.pdf</text:p>
          </table:table-cell>
        </table:table-row>
        <table:table-row table:style-name="ro12">
          <table:table-cell office:value-type="string" calcext:value-type="string">
            <text:p>http://www.carsoncooman.com/pdf/cooman-tomnevers.pdf</text:p>
          </table:table-cell>
        </table:table-row>
        <table:table-row table:style-name="ro12">
          <table:table-cell office:value-type="string" calcext:value-type="string">
            <text:p>http://www.carsoncooman.com/pdf/cooman-tooupsetforwords.pdf</text:p>
          </table:table-cell>
        </table:table-row>
        <table:table-row table:style-name="ro12">
          <table:table-cell office:value-type="string" calcext:value-type="string">
            <text:p>http://www.carsoncooman.com/pdf/cooman-towerantiphonies.pdf</text:p>
          </table:table-cell>
        </table:table-row>
        <table:table-row table:style-name="ro12">
          <table:table-cell office:value-type="string" calcext:value-type="string">
            <text:p>http://www.carsoncooman.com/pdf/cooman-treasuredheart.pdf</text:p>
          </table:table-cell>
        </table:table-row>
        <table:table-row table:style-name="ro12">
          <table:table-cell office:value-type="string" calcext:value-type="string">
            <text:p>http://www.carsoncooman.com/pdf/cooman-treasuryofblessings.pdf</text:p>
          </table:table-cell>
        </table:table-row>
        <table:table-row table:style-name="ro12">
          <table:table-cell office:value-type="string" calcext:value-type="string">
            <text:p>http://www.carsoncooman.com/pdf/cooman-tresnovascantigas.pdf</text:p>
          </table:table-cell>
        </table:table-row>
        <table:table-row table:style-name="ro12">
          <table:table-cell office:value-type="string" calcext:value-type="string">
            <text:p>http://www.carsoncooman.com/pdf/cooman-trinitymatins.pdf</text:p>
          </table:table-cell>
        </table:table-row>
        <table:table-row table:style-name="ro12">
          <table:table-cell office:value-type="string" calcext:value-type="string">
            <text:p>http://www.carsoncooman.com/pdf/cooman-trioinmemoriamdirkflentrop.pdf</text:p>
          </table:table-cell>
        </table:table-row>
        <table:table-row table:style-name="ro12">
          <table:table-cell office:value-type="string" calcext:value-type="string">
            <text:p>http://www.carsoncooman.com/pdf/cooman-triolet.pdf</text:p>
          </table:table-cell>
        </table:table-row>
        <table:table-row table:style-name="ro12">
          <table:table-cell office:value-type="string" calcext:value-type="string">
            <text:p>http://www.carsoncooman.com/pdf/cooman-triptychforharpsichord.pdf</text:p>
          </table:table-cell>
        </table:table-row>
        <table:table-row table:style-name="ro12">
          <table:table-cell office:value-type="string" calcext:value-type="string">
            <text:p>http://www.carsoncooman.com/pdf/cooman-triptychonasorbiancarol.pdf</text:p>
          </table:table-cell>
        </table:table-row>
        <table:table-row table:style-name="ro12">
          <table:table-cell office:value-type="string" calcext:value-type="string">
            <text:p>http://www.carsoncooman.com/pdf/cooman-troismelodiesmodales.pdf</text:p>
          </table:table-cell>
        </table:table-row>
        <table:table-row table:style-name="ro12">
          <table:table-cell office:value-type="string" calcext:value-type="string">
            <text:p>http://www.carsoncooman.com/pdf/cooman-trotshill.pdf</text:p>
          </table:table-cell>
        </table:table-row>
        <table:table-row table:style-name="ro12">
          <table:table-cell office:value-type="string" calcext:value-type="string">
            <text:p>http://www.carsoncooman.com/pdf/cooman-trulythelightissweet.pdf</text:p>
          </table:table-cell>
        </table:table-row>
        <table:table-row table:style-name="ro12">
          <table:table-cell office:value-type="string" calcext:value-type="string">
            <text:p>http://www.carsoncooman.com/pdf/cooman-trumpettune.pdf</text:p>
          </table:table-cell>
        </table:table-row>
        <table:table-row table:style-name="ro12">
          <table:table-cell office:value-type="string" calcext:value-type="string">
            <text:p>http://www.carsoncooman.com/pdf/cooman-tubatune.pdf</text:p>
          </table:table-cell>
        </table:table-row>
        <table:table-row table:style-name="ro12">
          <table:table-cell office:value-type="string" calcext:value-type="string">
            <text:p>http://www.carsoncooman.com/pdf/cooman-tuckernuck.pdf</text:p>
          </table:table-cell>
        </table:table-row>
        <table:table-row table:style-name="ro12">
          <table:table-cell office:value-type="string" calcext:value-type="string">
            <text:p>http://www.carsoncooman.com/pdf/cooman-tundracanticle.pdf</text:p>
          </table:table-cell>
        </table:table-row>
        <table:table-row table:style-name="ro12">
          <table:table-cell office:value-type="string" calcext:value-type="string">
            <text:p>http://www.carsoncooman.com/pdf/cooman-twilightundulations.pdf</text:p>
          </table:table-cell>
        </table:table-row>
        <table:table-row table:style-name="ro12">
          <table:table-cell office:value-type="string" calcext:value-type="string">
            <text:p>http://www.carsoncooman.com/pdf/cooman-twocatullussongs.pdf</text:p>
          </table:table-cell>
        </table:table-row>
        <table:table-row table:style-name="ro12">
          <table:table-cell office:value-type="string" calcext:value-type="string">
            <text:p>http://www.carsoncooman.com/pdf/cooman-twodawnhymns.pdf</text:p>
          </table:table-cell>
        </table:table-row>
        <table:table-row table:style-name="ro12">
          <table:table-cell office:value-type="string" calcext:value-type="string">
            <text:p>http://www.carsoncooman.com/pdf/cooman-twofantasias.pdf</text:p>
          </table:table-cell>
        </table:table-row>
        <table:table-row table:style-name="ro12">
          <table:table-cell office:value-type="string" calcext:value-type="string">
            <text:p>http://www.carsoncooman.com/pdf/cooman-twofolksongs.pdf</text:p>
          </table:table-cell>
        </table:table-row>
        <table:table-row table:style-name="ro12">
          <table:table-cell office:value-type="string" calcext:value-type="string">
            <text:p>http://www.carsoncooman.com/pdf/cooman-twoforlent.pdf</text:p>
          </table:table-cell>
        </table:table-row>
        <table:table-row table:style-name="ro12">
          <table:table-cell office:value-type="string" calcext:value-type="string">
            <text:p>http://www.carsoncooman.com/pdf/cooman-twoforpentecost.pdf</text:p>
          </table:table-cell>
        </table:table-row>
        <table:table-row table:style-name="ro12">
          <table:table-cell office:value-type="string" calcext:value-type="string">
            <text:p>http://www.carsoncooman.com/pdf/cooman-twoforredemption.pdf</text:p>
          </table:table-cell>
        </table:table-row>
        <table:table-row table:style-name="ro12">
          <table:table-cell office:value-type="string" calcext:value-type="string">
            <text:p>http://www.carsoncooman.com/pdf/cooman-twofragments.pdf</text:p>
          </table:table-cell>
        </table:table-row>
        <table:table-row table:style-name="ro12">
          <table:table-cell office:value-type="string" calcext:value-type="string">
            <text:p>http://www.carsoncooman.com/pdf/cooman-twofromthebritishisles.pdf</text:p>
          </table:table-cell>
        </table:table-row>
        <table:table-row table:style-name="ro12">
          <table:table-cell office:value-type="string" calcext:value-type="string">
            <text:p>http://www.carsoncooman.com/pdf/cooman-twoimpressions.pdf</text:p>
          </table:table-cell>
        </table:table-row>
        <table:table-row table:style-name="ro12">
          <table:table-cell office:value-type="string" calcext:value-type="string">
            <text:p>http://www.carsoncooman.com/pdf/cooman-twoliturgicalmeditations.pdf</text:p>
          </table:table-cell>
        </table:table-row>
        <table:table-row table:style-name="ro12">
          <table:table-cell office:value-type="string" calcext:value-type="string">
            <text:p>http://www.carsoncooman.com/pdf/cooman-twolullabies.pdf</text:p>
          </table:table-cell>
        </table:table-row>
        <table:table-row table:style-name="ro12">
          <table:table-cell office:value-type="string" calcext:value-type="string">
            <text:p>http://www.carsoncooman.com/pdf/cooman-twomantras.pdf</text:p>
          </table:table-cell>
        </table:table-row>
        <table:table-row table:style-name="ro12">
          <table:table-cell office:value-type="string" calcext:value-type="string">
            <text:p>http://www.carsoncooman.com/pdf/cooman-twomemoryplaces.pdf</text:p>
          </table:table-cell>
        </table:table-row>
        <table:table-row table:style-name="ro12">
          <table:table-cell office:value-type="string" calcext:value-type="string">
            <text:p>http://www.carsoncooman.com/pdf/cooman-twooatesminiatures.pdf</text:p>
          </table:table-cell>
        </table:table-row>
        <table:table-row table:style-name="ro12">
          <table:table-cell office:value-type="string" calcext:value-type="string">
            <text:p>http://www.carsoncooman.com/pdf/cooman-twopreludes.pdf</text:p>
          </table:table-cell>
        </table:table-row>
        <table:table-row table:style-name="ro12">
          <table:table-cell office:value-type="string" calcext:value-type="string">
            <text:p>http://www.carsoncooman.com/pdf/cooman-twopsalms.pdf</text:p>
          </table:table-cell>
        </table:table-row>
        <table:table-row table:style-name="ro12">
          <table:table-cell office:value-type="string" calcext:value-type="string">
            <text:p>http://www.carsoncooman.com/pdf/cooman-twoshakespearesettings.pdf</text:p>
          </table:table-cell>
        </table:table-row>
        <table:table-row table:style-name="ro12">
          <table:table-cell office:value-type="string" calcext:value-type="string">
            <text:p>http://www.carsoncooman.com/pdf/cooman-twosongswithoutwords.pdf</text:p>
          </table:table-cell>
        </table:table-row>
        <table:table-row table:style-name="ro12">
          <table:table-cell office:value-type="string" calcext:value-type="string">
            <text:p>http://www.carsoncooman.com/pdf/cooman-twotinytrumpetudes.pdf</text:p>
          </table:table-cell>
        </table:table-row>
        <table:table-row table:style-name="ro12">
          <table:table-cell office:value-type="string" calcext:value-type="string">
            <text:p>http://www.carsoncooman.com/pdf/cooman-twovergilsongs.pdf</text:p>
          </table:table-cell>
        </table:table-row>
        <table:table-row table:style-name="ro12">
          <table:table-cell office:value-type="string" calcext:value-type="string">
            <text:p>http://www.carsoncooman.com/pdf/cooman-twowakefieldsongs.pdf</text:p>
          </table:table-cell>
        </table:table-row>
        <table:table-row table:style-name="ro12">
          <table:table-cell office:value-type="string" calcext:value-type="string">
            <text:p>http://www.carsoncooman.com/pdf/cooman-unfailinglove.pdf</text:p>
          </table:table-cell>
        </table:table-row>
        <table:table-row table:style-name="ro12">
          <table:table-cell office:value-type="string" calcext:value-type="string">
            <text:p>http://www.carsoncooman.com/pdf/cooman-unmeasuredpreludes.pdf</text:p>
          </table:table-cell>
        </table:table-row>
        <table:table-row table:style-name="ro12">
          <table:table-cell office:value-type="string" calcext:value-type="string">
            <text:p>http://www.carsoncooman.com/pdf/cooman-unregardeloigne.pdf</text:p>
          </table:table-cell>
        </table:table-row>
        <table:table-row table:style-name="ro12">
          <table:table-cell office:value-type="string" calcext:value-type="string">
            <text:p>http://www.carsoncooman.com/pdf/cooman-utrechtfantasia.pdf</text:p>
          </table:table-cell>
        </table:table-row>
        <table:table-row table:style-name="ro12">
          <table:table-cell office:value-type="string" calcext:value-type="string">
            <text:p>http://www.carsoncooman.com/pdf/cooman-variationsonabasquenoel.pdf</text:p>
          </table:table-cell>
        </table:table-row>
        <table:table-row table:style-name="ro12">
          <table:table-cell office:value-type="string" calcext:value-type="string">
            <text:p>http://www.carsoncooman.com/pdf/cooman-variationsonathemeofandreaswillscher.pdf</text:p>
          </table:table-cell>
        </table:table-row>
        <table:table-row table:style-name="ro12">
          <table:table-cell office:value-type="string" calcext:value-type="string">
            <text:p>http://www.carsoncooman.com/pdf/cooman-variationsonjesudulciamemoria.pdf</text:p>
          </table:table-cell>
        </table:table-row>
        <table:table-row table:style-name="ro12">
          <table:table-cell office:value-type="string" calcext:value-type="string">
            <text:p>http://www.carsoncooman.com/pdf/cooman-varinna.pdf</text:p>
          </table:table-cell>
        </table:table-row>
        <table:table-row table:style-name="ro12">
          <table:table-cell office:value-type="string" calcext:value-type="string">
            <text:p>http://www.carsoncooman.com/pdf/cooman-venisanctespiritus.pdf</text:p>
          </table:table-cell>
        </table:table-row>
        <table:table-row table:style-name="ro12">
          <table:table-cell office:value-type="string" calcext:value-type="string">
            <text:p>http://www.carsoncooman.com/pdf/cooman-verbumsupernumprodiens.pdf</text:p>
          </table:table-cell>
        </table:table-row>
        <table:table-row table:style-name="ro12">
          <table:table-cell office:value-type="string" calcext:value-type="string">
            <text:p>http://www.carsoncooman.com/pdf/cooman-vigils.pdf</text:p>
          </table:table-cell>
        </table:table-row>
        <table:table-row table:style-name="ro12">
          <table:table-cell office:value-type="string" calcext:value-type="string">
            <text:p>http://www.carsoncooman.com/pdf/cooman-virelai.pdf</text:p>
          </table:table-cell>
        </table:table-row>
        <table:table-row table:style-name="ro12">
          <table:table-cell office:value-type="string" calcext:value-type="string">
            <text:p>http://www.carsoncooman.com/pdf/cooman-virelaiii.pdf</text:p>
          </table:table-cell>
        </table:table-row>
        <table:table-row table:style-name="ro12">
          <table:table-cell office:value-type="string" calcext:value-type="string">
            <text:p>http://www.carsoncooman.com/pdf/cooman-voicesofthetrumpet.pdf</text:p>
          </table:table-cell>
        </table:table-row>
        <table:table-row table:style-name="ro12">
          <table:table-cell office:value-type="string" calcext:value-type="string">
            <text:p>http://www.carsoncooman.com/pdf/cooman-voicesofthetrumpet2.pdf</text:p>
          </table:table-cell>
        </table:table-row>
        <table:table-row table:style-name="ro12">
          <table:table-cell office:value-type="string" calcext:value-type="string">
            <text:p>http://www.carsoncooman.com/pdf/cooman-waitingforoctober.pdf</text:p>
          </table:table-cell>
        </table:table-row>
        <table:table-row table:style-name="ro12">
          <table:table-cell office:value-type="string" calcext:value-type="string">
            <text:p>http://www.carsoncooman.com/pdf/cooman-wannacomet.pdf</text:p>
          </table:table-cell>
        </table:table-row>
        <table:table-row table:style-name="ro12">
          <table:table-cell office:value-type="string" calcext:value-type="string">
            <text:p>http://www.carsoncooman.com/pdf/cooman-wardmanpark.pdf</text:p>
          </table:table-cell>
        </table:table-row>
        <table:table-row table:style-name="ro12">
          <table:table-cell office:value-type="string" calcext:value-type="string">
            <text:p>http://www.carsoncooman.com/pdf/cooman-warrenlanding.pdf</text:p>
          </table:table-cell>
        </table:table-row>
        <table:table-row table:style-name="ro12">
          <table:table-cell office:value-type="string" calcext:value-type="string">
            <text:p>http://www.carsoncooman.com/pdf/cooman-warrington.pdf</text:p>
          </table:table-cell>
        </table:table-row>
        <table:table-row table:style-name="ro12">
          <table:table-cell office:value-type="string" calcext:value-type="string">
            <text:p>http://www.carsoncooman.com/pdf/cooman-wauwinet.pdf</text:p>
          </table:table-cell>
        </table:table-row>
        <table:table-row table:style-name="ro12">
          <table:table-cell office:value-type="string" calcext:value-type="string">
            <text:p>http://www.carsoncooman.com/pdf/cooman-waveglistens.pdf</text:p>
          </table:table-cell>
        </table:table-row>
        <table:table-row table:style-name="ro12">
          <table:table-cell office:value-type="string" calcext:value-type="string">
            <text:p>http://www.carsoncooman.com/pdf/cooman-waxingandwaning.pdf</text:p>
          </table:table-cell>
        </table:table-row>
        <table:table-row table:style-name="ro12">
          <table:table-cell office:value-type="string" calcext:value-type="string">
            <text:p>http://www.carsoncooman.com/pdf/cooman-welcomewind.pdf</text:p>
          </table:table-cell>
        </table:table-row>
        <table:table-row table:style-name="ro12">
          <table:table-cell office:value-type="string" calcext:value-type="string">
            <text:p>http://www.carsoncooman.com/pdf/cooman-westchesterstreet.pdf</text:p>
          </table:table-cell>
        </table:table-row>
        <table:table-row table:style-name="ro12">
          <table:table-cell office:value-type="string" calcext:value-type="string">
            <text:p>http://www.carsoncooman.com/pdf/cooman-whalingmuseum.pdf</text:p>
          </table:table-cell>
        </table:table-row>
        <table:table-row table:style-name="ro12">
          <table:table-cell office:value-type="string" calcext:value-type="string">
            <text:p>http://www.carsoncooman.com/pdf/cooman-whatsthescoop.pdf</text:p>
          </table:table-cell>
        </table:table-row>
        <table:table-row table:style-name="ro12">
          <table:table-cell office:value-type="string" calcext:value-type="string">
            <text:p>http://www.carsoncooman.com/pdf/cooman-wheatandweeds.pdf</text:p>
          </table:table-cell>
        </table:table-row>
        <table:table-row table:style-name="ro12">
          <table:table-cell office:value-type="string" calcext:value-type="string">
            <text:p>http://www.carsoncooman.com/pdf/cooman-whentheperfectcomes.pdf</text:p>
          </table:table-cell>
        </table:table-row>
        <table:table-row table:style-name="ro12">
          <table:table-cell office:value-type="string" calcext:value-type="string">
            <text:p>http://www.carsoncooman.com/pdf/cooman-wherealltheladdersstart.pdf</text:p>
          </table:table-cell>
        </table:table-row>
        <table:table-row table:style-name="ro12">
          <table:table-cell office:value-type="string" calcext:value-type="string">
            <text:p>http://www.carsoncooman.com/pdf/cooman-whereinourblessingsstand.pdf</text:p>
          </table:table-cell>
        </table:table-row>
        <table:table-row table:style-name="ro12">
          <table:table-cell office:value-type="string" calcext:value-type="string">
            <text:p>http://www.carsoncooman.com/pdf/cooman-whostolethequeenstarts.pdf</text:p>
          </table:table-cell>
        </table:table-row>
        <table:table-row table:style-name="ro12">
          <table:table-cell office:value-type="string" calcext:value-type="string">
            <text:p>http://www.carsoncooman.com/pdf/cooman-wildsunrises.pdf</text:p>
          </table:table-cell>
        </table:table-row>
        <table:table-row table:style-name="ro12">
          <table:table-cell office:value-type="string" calcext:value-type="string">
            <text:p>http://www.carsoncooman.com/pdf/cooman-windflower.pdf</text:p>
          </table:table-cell>
        </table:table-row>
        <table:table-row table:style-name="ro12">
          <table:table-cell office:value-type="string" calcext:value-type="string">
            <text:p>http://www.carsoncooman.com/pdf/cooman-wintersonatina.pdf</text:p>
          </table:table-cell>
        </table:table-row>
        <table:table-row table:style-name="ro12">
          <table:table-cell office:value-type="string" calcext:value-type="string">
            <text:p>http://www.carsoncooman.com/pdf/cooman-winthrophouse.pdf</text:p>
          </table:table-cell>
        </table:table-row>
        <table:table-row table:style-name="ro12">
          <table:table-cell office:value-type="string" calcext:value-type="string">
            <text:p>http://www.carsoncooman.com/pdf/cooman-wisdomsdance.pdf</text:p>
          </table:table-cell>
        </table:table-row>
        <table:table-row table:style-name="ro12">
          <table:table-cell office:value-type="string" calcext:value-type="string">
            <text:p>http://www.carsoncooman.com/pdf/cooman-wisemencamejourneying.pdf</text:p>
          </table:table-cell>
        </table:table-row>
        <table:table-row table:style-name="ro12">
          <table:table-cell office:value-type="string" calcext:value-type="string">
            <text:p>http://www.carsoncooman.com/pdf/cooman-withchristwhoselovingruleabides.pdf</text:p>
          </table:table-cell>
        </table:table-row>
        <table:table-row table:style-name="ro12">
          <table:table-cell office:value-type="string" calcext:value-type="string">
            <text:p>http://www.carsoncooman.com/pdf/cooman-witnessestolove.pdf</text:p>
          </table:table-cell>
        </table:table-row>
        <table:table-row table:style-name="ro12">
          <table:table-cell office:value-type="string" calcext:value-type="string">
            <text:p>http://www.carsoncooman.com/pdf/cooman-wondrouslove.pdf</text:p>
          </table:table-cell>
        </table:table-row>
        <table:table-row table:style-name="ro12">
          <table:table-cell office:value-type="string" calcext:value-type="string">
            <text:p>http://www.carsoncooman.com/pdf/cooman-woodbearer.pdf</text:p>
          </table:table-cell>
        </table:table-row>
        <table:table-row table:style-name="ro12">
          <table:table-cell office:value-type="string" calcext:value-type="string">
            <text:p>http://www.carsoncooman.com/pdf/cooman-woodburysestina.pdf</text:p>
          </table:table-cell>
        </table:table-row>
        <table:table-row table:style-name="ro12">
          <table:table-cell office:value-type="string" calcext:value-type="string">
            <text:p>http://www.carsoncooman.com/pdf/cooman-wordlesslight.pdf</text:p>
          </table:table-cell>
        </table:table-row>
        <table:table-row table:style-name="ro12">
          <table:table-cell office:value-type="string" calcext:value-type="string">
            <text:p>http://www.carsoncooman.com/pdf/cooman-wyerspoint.pdf</text:p>
          </table:table-cell>
        </table:table-row>
        <table:table-row table:style-name="ro12">
          <table:table-cell office:value-type="string" calcext:value-type="string">
            <text:p>http://www.carsoncooman.com/pdf/cooman-yellowi.pdf</text:p>
          </table:table-cell>
        </table:table-row>
        <table:table-row table:style-name="ro12">
          <table:table-cell office:value-type="string" calcext:value-type="string">
            <text:p>http://www.carsoncooman.com/pdf/cooman-yorkconcertato.pdf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5:51.530279929</dc:date>
    <meta:editing-duration>PT17M23S</meta:editing-duration>
    <meta:editing-cycles>13</meta:editing-cycles>
    <meta:document-statistic meta:table-count="6" meta:cell-count="4683" meta:object-count="0"/>
  </office:meta>
</office:document-meta>
</file>